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1.1193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0.7898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0.9453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8e86ae" style:text-align-source="fix" style:repeat-content="false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29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129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66" style:family="table-cell" style:parent-style-name="Default" style:data-style-name="N129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67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 style:data-style-name="N129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 style:data-style-name="N129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 style:data-style-name="N129">
      <style:table-cell-properties fo:background-color="#ff7b59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129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72" style:family="table-cell" style:parent-style-name="Default" style:data-style-name="N129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73" style:family="table-cell" style:parent-style-name="Default" style:data-style-name="N129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0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90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5z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4479" calcext:value-type="float">
            <text:p>1.4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02709" calcext:value-type="float">
            <text:p>2.71E-06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0336" calcext:value-type="float">
            <text:p>1.03E-05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00206317" calcext:value-type="float">
            <text:p>0.00020631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920547" calcext:value-type="float">
            <text:p>0.092054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9.05536" calcext:value-type="float">
            <text:p>9.055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0z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3.813" calcext:value-type="float">
            <text:p>3.813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83268" calcext:value-type="float">
            <text:p>8.33E-05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05317" calcext:value-type="float">
            <text:p>5.32E-06</text:p>
          </table:table-cell>
          <table:table-cell table:style-name="ce19" office:value-type="float" office:value="55" calcext:value-type="float">
            <text:p>55</text:p>
          </table:table-cell>
          <table:table-cell table:style-name="ce43" office:value-type="float" office:value="0.000037416" calcext:value-type="float">
            <text:p>3.74E-05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7.40754" calcext:value-type="float">
            <text:p>7.40754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0.0942976" calcext:value-type="float">
            <text:p>0.0942976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9.53203" calcext:value-type="float">
            <text:p>9.5320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000165884" calcext:value-type="float">
            <text:p>0.000165884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05762" calcext:value-type="float">
            <text:p>5.76E-06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53437" calcext:value-type="float">
            <text:p>5.34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100071" calcext:value-type="float">
            <text:p>0.100071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9.96367" calcext:value-type="float">
            <text:p>9.9636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5z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14904" calcext:value-type="float">
            <text:p>1.49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50" calcext:value-type="float">
            <text:p>50</text:p>
          </table:table-cell>
          <table:table-cell table:style-name="ce43" office:value-type="float" office:value="0.000009468" calcext:value-type="float">
            <text:p>9.47E-06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0021721" calcext:value-type="float">
            <text:p>0.00021721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930679" calcext:value-type="float">
            <text:p>0.0930679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9.82366" calcext:value-type="float">
            <text:p>9.8236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0z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30795" calcext:value-type="float">
            <text:p>4.30795</text:p>
          </table:table-cell>
          <table:table-cell table:style-name="ce19" office:value-type="float" office:value="68" calcext:value-type="float">
            <text:p>68</text:p>
          </table:table-cell>
          <table:table-cell table:style-name="ce43" office:value-type="float" office:value="0.000066042" calcext:value-type="float">
            <text:p>6.6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76" calcext:value-type="float">
            <text:p>76</text:p>
          </table:table-cell>
          <table:table-cell table:style-name="ce43" office:value-type="float" office:value="0.000025933" calcext:value-type="float">
            <text:p>2.59E-05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94716" calcext:value-type="float">
            <text:p>4.94716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0.101007" calcext:value-type="float">
            <text:p>0.101007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9.66543" calcext:value-type="float">
            <text:p>9.6654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000162007" calcext:value-type="float">
            <text:p>0.000162007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13" calcext:value-type="float">
            <text:p>113</text:p>
          </table:table-cell>
          <table:table-cell table:style-name="ce43" office:value-type="float" office:value="0.000044992" calcext:value-type="float">
            <text:p>4.5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101283" calcext:value-type="float">
            <text:p>0.101283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10.06" calcext:value-type="float">
            <text:p>10.0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float" office:value="0" calcext:value-type="float">
            <text:p>0.00</text:p>
          </table:table-cell>
          <table:table-cell table:style-name="ce46" table:formula="of:=100*(([.J4]/[.I16])-1)" office:value-type="float" office:value="0" calcext:value-type="float">
            <text:p>0.00</text:p>
          </table:table-cell>
          <table:table-cell table:style-name="ce48" table:formula="of:=100*(([.L4]/[.I16])-1)" office:value-type="float" office:value="0" calcext:value-type="float">
            <text:p>0.00</text:p>
          </table:table-cell>
          <table:table-cell table:style-name="ce50" table:formula="of:=100*(([.N4]/[.I16])-1)" office:value-type="float" office:value="0" calcext:value-type="float">
            <text:p>0.00</text:p>
          </table:table-cell>
          <table:table-cell table:style-name="ce52" table:formula="of:=100*(([.P4]/[.I16])-1)" office:value-type="float" office:value="0" calcext:value-type="float">
            <text:p>0.00</text:p>
          </table:table-cell>
          <table:table-cell table:style-name="ce2" table:formula="of:=MIN([.D4];[.F4];[.H4];[.J4];[.L4];[.N4];[.P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float" office:value="0" calcext:value-type="float">
            <text:p>0.00</text:p>
          </table:table-cell>
          <table:table-cell table:style-name="ce41" table:formula="of:=100*(([.H5]/[.I17])-1)" office:value-type="float" office:value="0" calcext:value-type="float">
            <text:p>0.00</text:p>
          </table:table-cell>
          <table:table-cell table:style-name="ce46" table:formula="of:=100*(([.J5]/[.I17])-1)" office:value-type="float" office:value="5.76923076923077" calcext:value-type="float">
            <text:p>5.77</text:p>
          </table:table-cell>
          <table:table-cell table:style-name="ce48" table:formula="of:=100*(([.L5]/[.I17])-1)" office:value-type="float" office:value="0" calcext:value-type="float">
            <text:p>0.00</text:p>
          </table:table-cell>
          <table:table-cell table:style-name="ce50" table:formula="of:=100*(([.N5]/[.I17])-1)" office:value-type="float" office:value="0" calcext:value-type="float">
            <text:p>0.00</text:p>
          </table:table-cell>
          <table:table-cell table:style-name="ce52" table:formula="of:=100*(([.P5]/[.I17])-1)" office:value-type="float" office:value="0" calcext:value-type="float">
            <text:p>0.00</text:p>
          </table:table-cell>
          <table:table-cell table:style-name="ce2" table:formula="of:=MIN([.D5];[.F5];[.H5];[.J5];[.L5];[.N5];[.P5]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float" office:value="0" calcext:value-type="float">
            <text:p>0.00</text:p>
          </table:table-cell>
          <table:table-cell table:style-name="ce41" table:formula="of:=100*(([.H6]/[.I18])-1)" office:value-type="float" office:value="0" calcext:value-type="float">
            <text:p>0.00</text:p>
          </table:table-cell>
          <table:table-cell table:style-name="ce46" table:formula="of:=100*(([.J6]/[.I18])-1)" office:value-type="float" office:value="0" calcext:value-type="float">
            <text:p>0.00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float" office:value="0" calcext:value-type="float">
            <text:p>0.00</text:p>
          </table:table-cell>
          <table:table-cell table:style-name="ce52" table:formula="of:=100*(([.P6]/[.I18])-1)" office:value-type="float" office:value="0" calcext:value-type="float">
            <text:p>0.00</text:p>
          </table:table-cell>
          <table:table-cell table:style-name="ce2" table:formula="of:=MIN([.D6];[.F6];[.H6];[.J6];[.L6];[.N6];[.P6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float" office:value="6.38297872340425" calcext:value-type="float">
            <text:p>6.38</text:p>
          </table:table-cell>
          <table:table-cell table:style-name="ce48" table:formula="of:=100*(([.L7]/[.I19])-1)" office:value-type="float" office:value="0" calcext:value-type="float">
            <text:p>0.00</text:p>
          </table:table-cell>
          <table:table-cell table:style-name="ce50" table:formula="of:=100*(([.N7]/[.I19])-1)" office:value-type="float" office:value="0" calcext:value-type="float">
            <text:p>0.00</text:p>
          </table:table-cell>
          <table:table-cell table:style-name="ce52" table:formula="of:=100*(([.P7]/[.I19])-1)" office:value-type="float" office:value="0" calcext:value-type="float">
            <text:p>0.00</text:p>
          </table:table-cell>
          <table:table-cell table:style-name="ce2" table:formula="of:=MIN([.D7];[.F7];[.H7];[.J7];[.L7];[.N7];[.P7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float" office:value="11.7647058823529" calcext:value-type="float">
            <text:p>11.76</text:p>
          </table:table-cell>
          <table:table-cell table:style-name="ce48" table:formula="of:=100*(([.L8]/[.I20])-1)" office:value-type="float" office:value="0" calcext:value-type="float">
            <text:p>0.00</text:p>
          </table:table-cell>
          <table:table-cell table:style-name="ce50" table:formula="of:=100*(([.N8]/[.I20])-1)" office:value-type="float" office:value="0" calcext:value-type="float">
            <text:p>0.00</text:p>
          </table:table-cell>
          <table:table-cell table:style-name="ce52" table:formula="of:=100*(([.P8]/[.I20])-1)" office:value-type="float" office:value="0" calcext:value-type="float">
            <text:p>0.00</text:p>
          </table:table-cell>
          <table:table-cell table:style-name="ce2" table:formula="of:=MIN([.D8];[.F8];[.H8];[.J8];[.L8];[.N8];[.P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float" office:value="16.4948453608248" calcext:value-type="float">
            <text:p>16.49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float" office:value="0" calcext:value-type="float">
            <text:p>0.00</text:p>
          </table:table-cell>
          <table:table-cell table:style-name="ce52" table:formula="of:=100*(([.P9]/[.I21])-1)" office:value-type="float" office:value="0" calcext:value-type="float">
            <text:p>0.00</text:p>
          </table:table-cell>
          <table:table-cell table:style-name="ce2" table:formula="of:=MIN([.D9];[.F9];[.H9];[.J9];[.L9];[.N9];[.P9])" office:value-type="float" office:value="97" calcext:value-type="float">
            <text:p>97</text:p>
          </table:table-cell>
          <table:table-cell table:number-columns-repeated="8"/>
        </table:table-row>
      </table:table>
      <table:table table:name="masz_2_4" table:style-name="ta1">
        <table:shapes>
          <draw:frame draw:z-index="0" draw:style-name="gr1" draw:text-style-name="P1" svg:width="6.2988in" svg:height="3.5429in" svg:x="7.2165in" svg:y="0.4291in">
            <draw:object draw:notify-on-update-of-ranges="masz_2_4.B4:masz_2_4.B10 masz_2_4.E4:masz_2_4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39"/>
        <table:table-column table:style-name="co5" table:default-cell-style-name="ce39"/>
        <table:table-column table:style-name="co3" table:default-cell-style-name="ce19"/>
        <table:table-column table:style-name="co3" table:default-cell-style-name="ce43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0" office:value-type="string" calcext:value-type="string">
            <text:p>Liczba zadań n</text:p>
          </table:table-cell>
          <table:table-cell table:style-name="ce30" office:value-type="string" calcext:value-type="string">
            <text:p>Liczba maszyn m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000019264" calcext:value-type="float">
            <text:p>1.93E-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000015391" calcext:value-type="float">
            <text:p>1.54E-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0.000036331" calcext:value-type="float">
            <text:p>3.63E-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59" calcext:value-type="float">
            <text:p>759</text:p>
          </table:table-cell>
          <table:table-cell office:value-type="float" office:value="0.000065862" calcext:value-type="float">
            <text:p>6.59E-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549" calcext:value-type="float">
            <text:p>1549</text:p>
          </table:table-cell>
          <table:table-cell office:value-type="float" office:value="0.000125548" calcext:value-type="float">
            <text:p>1.26E-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237" calcext:value-type="float">
            <text:p>2237</text:p>
          </table:table-cell>
          <table:table-cell office:value-type="float" office:value="0.000209524" calcext:value-type="float">
            <text:p>2.10E-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742" calcext:value-type="float">
            <text:p>3742</text:p>
          </table:table-cell>
          <table:table-cell office:value-type="float" office:value="0.000318696" calcext:value-type="float">
            <text:p>3.19E-04</text:p>
          </table:table-cell>
        </table:table-row>
      </table:table>
      <table:table table:name="masz_2_3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19"/>
        <table:table-column table:style-name="co3" table:default-cell-style-name="ce28"/>
        <table:table-column table:style-name="co3" table:default-cell-style-name="ce19"/>
        <table:table-column table:style-name="co6" table:default-cell-style-name="ce28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5z</text:p>
          </table:table-cell>
          <table:table-cell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office:value-type="float" office:value="29" calcext:value-type="float">
            <text:p>29</text:p>
          </table:table-cell>
          <table:table-cell office:value-type="float" office:value="0.000206317" calcext:value-type="float">
            <text:p>0.000206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10z</text:p>
          </table:table-cell>
          <table:table-cell office:value-type="float" office:value="52" calcext:value-type="float">
            <text:p>52</text:p>
          </table:table-cell>
          <table:table-cell office:value-type="float" office:value="3.813" calcext:value-type="float">
            <text:p>3.813</text:p>
          </table:table-cell>
          <table:table-cell office:value-type="float" office:value="52" calcext:value-type="float">
            <text:p>52</text:p>
          </table:table-cell>
          <table:table-cell office:value-type="float" office:value="7.40754" calcext:value-type="float">
            <text:p>7.40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15z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5z</text:p>
          </table:table-cell>
          <table:table-cell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office:value-type="float" office:value="47" calcext:value-type="float">
            <text:p>47</text:p>
          </table:table-cell>
          <table:table-cell office:value-type="float" office:value="0.00021721" calcext:value-type="float">
            <text:p>0.00021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10z</text:p>
          </table:table-cell>
          <table:table-cell office:value-type="float" office:value="68" calcext:value-type="float">
            <text:p>68</text:p>
          </table:table-cell>
          <table:table-cell office:value-type="float" office:value="4.30795" calcext:value-type="float">
            <text:p>4.30795</text:p>
          </table:table-cell>
          <table:table-cell office:value-type="float" office:value="68" calcext:value-type="float">
            <text:p>68</text:p>
          </table:table-cell>
          <table:table-cell office:value-type="float" office:value="4.94716" calcext:value-type="float">
            <text:p>4.94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15z</text:p>
          </table:table-cell>
          <table:table-cell table:number-columns-repeated="4" office:value-type="string" calcext:value-type="string">
            <text:p>---</text:p>
          </table:table-cell>
        </table:table-row>
      </table:table>
      <table:table table:name="masz_2_2" table:style-name="ta1">
        <table:shapes>
          <draw:frame draw:z-index="0" draw:style-name="gr1" draw:text-style-name="P1" svg:width="9.6059in" svg:height="5.3886in" svg:x="14.6642in" svg:y="2.3492in">
            <draw:object draw:notify-on-update-of-ranges="masz_2_2.B4:masz_2_2.B123 masz_2_2.M4:masz_2_2.M123 masz_2_2.B4:masz_2_2.B123 masz_2_2.O4:masz_2_2.O123 masz_2_2.B4:masz_2_2.B123 masz_2_2.P4:masz_2_2.P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1642in" svg:y="9.0528in">
            <draw:object draw:notify-on-update-of-ranges="masz_2_2.C4:masz_2_2.C123 masz_2_2.F4:masz_2_2.F123 masz_2_2.C4:masz_2_2.C123 masz_2_2.H4:masz_2_2.H1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63"/>
        <table:table-column table:style-name="co1" table:number-columns-repeated="3" table:default-cell-style-name="ce63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64" office:value-type="string" calcext:value-type="string" table:number-columns-spanned="4" table:number-rows-spanned="1">
            <text:p>Błędy względne</text:p>
          </table:table-cell>
          <table:covered-table-cell table:number-columns-repeated="3" table:style-name="ce67"/>
          <table:table-cell table:number-columns-repeated="2"/>
        </table:table-row>
        <table:table-row table:style-name="ro2">
          <table:table-cell/>
          <table:table-cell table:style-name="ce61" office:value-type="string" calcext:value-type="string">
            <text:p>Wartość optymalna</text:p>
          </table:table-cell>
          <table:table-cell table:style-name="ce30" office:value-type="string" calcext:value-type="string">
            <text:p>Liczba zadań n</text:p>
          </table:table-cell>
          <table:table-cell table:style-name="ce30" office:value-type="string" calcext:value-type="string">
            <text:p>Liczba maszyn m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QNEH</text:p>
          </table:table-cell>
          <table:table-cell table:style-name="ce27" office:value-type="string" calcext:value-type="string">
            <text:p>Czas działania QNEH [s]</text:p>
          </table:table-cell>
          <table:table-cell table:style-name="ce18" office:value-type="string" calcext:value-type="string">
            <text:p>Wartość kryt. Sym. Wyż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18" office:value-type="string" calcext:value-type="string">
            <text:p>Wartość kryt. Thres. Acc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65" office:value-type="string" calcext:value-type="string">
            <text:p>NEH</text:p>
          </table:table-cell>
          <table:table-cell table:style-name="ce68" office:value-type="string" calcext:value-type="string">
            <text:p>QNEH</text:p>
          </table:table-cell>
          <table:table-cell table:style-name="ce70" office:value-type="string" calcext:value-type="string">
            <text:p>Sym. Wyż.</text:p>
          </table:table-cell>
          <table:table-cell table:style-name="ce72" office:value-type="string" calcext:value-type="string">
            <text:p>Thres. Acc.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826898" calcext:value-type="float">
            <text:p>8.27E-04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325816" calcext:value-type="float">
            <text:p>3.26E-0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48587" calcext:value-type="float">
            <text:p>0.24858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0694" calcext:value-type="float">
            <text:p>0.230694</text:p>
          </table:table-cell>
          <table:table-cell table:style-name="ce66" table:formula="of:=100*([.E4]/[.B4]) - 100" office:value-type="float" office:value="0.625978090766836" calcext:value-type="float">
            <text:p>0.626</text:p>
          </table:table-cell>
          <table:table-cell table:style-name="ce69" table:formula="of:=100*([.G4]/[.B4]) - 100" office:value-type="float" office:value="0.625978090766836" calcext:value-type="float">
            <text:p>0.626</text:p>
          </table:table-cell>
          <table:table-cell table:style-name="ce71" table:formula="of:=100*([.I4]/[.B4]) - 100" office:value-type="float" office:value="0.625978090766836" calcext:value-type="float">
            <text:p>0.626</text:p>
          </table:table-cell>
          <table:table-cell table:style-name="ce73" table:formula="of:=100*([.K4]/[.B4]) - 100" office:value-type="float" office:value="0.62597809076683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43" office:value-type="float" office:value="0.000824682" calcext:value-type="float">
            <text:p>8.25E-04</text:p>
          </table:table-cell>
          <table:table-cell table:style-name="ce19" office:value-type="float" office:value="1365" calcext:value-type="float">
            <text:p>1365</text:p>
          </table:table-cell>
          <table:table-cell table:style-name="ce43" office:value-type="float" office:value="0.000333105" calcext:value-type="float">
            <text:p>3.33E-0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8744" calcext:value-type="float">
            <text:p>0.22874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855" calcext:value-type="float">
            <text:p>0.215855</text:p>
          </table:table-cell>
          <table:table-cell table:style-name="ce66" table:formula="of:=100*([.E5]/[.B5]) - 100" office:value-type="float" office:value="0.441501103752756" calcext:value-type="float">
            <text:p>0.442</text:p>
          </table:table-cell>
          <table:table-cell table:style-name="ce69" table:formula="of:=100*([.G5]/[.B5]) - 100" office:value-type="float" office:value="0.441501103752756" calcext:value-type="float">
            <text:p>0.442</text:p>
          </table:table-cell>
          <table:table-cell table:style-name="ce71" table:formula="of:=100*([.I5]/[.B5]) - 100" office:value-type="float" office:value="0.588668138337027" calcext:value-type="float">
            <text:p>0.589</text:p>
          </table:table-cell>
          <table:table-cell table:style-name="ce73" table:formula="of:=100*([.K5]/[.B5]) - 100" office:value-type="float" office:value="0.588668138337027" calcext:value-type="float">
            <text:p>0.58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000778464" calcext:value-type="float">
            <text:p>0.000778464</text:p>
          </table:table-cell>
          <table:table-cell table:style-name="ce19" office:value-type="float" office:value="1140" calcext:value-type="float">
            <text:p>1140</text:p>
          </table:table-cell>
          <table:table-cell table:style-name="ce43" office:value-type="float" office:value="0.000308174" calcext:value-type="float">
            <text:p>3.08E-0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286" calcext:value-type="float">
            <text:p>0.21728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21" calcext:value-type="float">
            <text:p>0.214021</text:p>
          </table:table-cell>
          <table:table-cell table:style-name="ce66" table:formula="of:=100*([.E6]/[.B6]) - 100" office:value-type="float" office:value="5.45790934320074" calcext:value-type="float">
            <text:p>5.458</text:p>
          </table:table-cell>
          <table:table-cell table:style-name="ce69" table:formula="of:=100*([.G6]/[.B6]) - 100" office:value-type="float" office:value="5.45790934320074" calcext:value-type="float">
            <text:p>5.458</text:p>
          </table:table-cell>
          <table:table-cell table:style-name="ce71" table:formula="of:=100*([.I6]/[.B6]) - 100" office:value-type="float" office:value="5.45790934320074" calcext:value-type="float">
            <text:p>5.458</text:p>
          </table:table-cell>
          <table:table-cell table:style-name="ce73" table:formula="of:=100*([.K6]/[.B6]) - 100" office:value-type="float" office:value="5.45790934320074" calcext:value-type="float">
            <text:p>5.45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93" calcext:value-type="float">
            <text:p>129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25" calcext:value-type="float">
            <text:p>1325</text:p>
          </table:table-cell>
          <table:table-cell table:style-name="ce43" office:value-type="float" office:value="0.000760888" calcext:value-type="float">
            <text:p>7.61E-04</text:p>
          </table:table-cell>
          <table:table-cell table:style-name="ce19" office:value-type="float" office:value="1325" calcext:value-type="float">
            <text:p>1325</text:p>
          </table:table-cell>
          <table:table-cell table:style-name="ce43" office:value-type="float" office:value="0.000300864" calcext:value-type="float">
            <text:p>3.01E-04</text:p>
          </table:table-cell>
          <table:table-cell table:style-name="ce19" office:value-type="float" office:value="1325" calcext:value-type="float">
            <text:p>1325</text:p>
          </table:table-cell>
          <table:table-cell table:style-name="ce28" office:value-type="float" office:value="0.212252" calcext:value-type="float">
            <text:p>0.212252</text:p>
          </table:table-cell>
          <table:table-cell table:style-name="ce19" office:value-type="float" office:value="1325" calcext:value-type="float">
            <text:p>1325</text:p>
          </table:table-cell>
          <table:table-cell table:style-name="ce28" office:value-type="float" office:value="0.209929" calcext:value-type="float">
            <text:p>0.209929</text:p>
          </table:table-cell>
          <table:table-cell table:style-name="ce66" table:formula="of:=100*([.E7]/[.B7]) - 100" office:value-type="float" office:value="2.47486465583913" calcext:value-type="float">
            <text:p>2.475</text:p>
          </table:table-cell>
          <table:table-cell table:style-name="ce69" table:formula="of:=100*([.G7]/[.B7]) - 100" office:value-type="float" office:value="2.47486465583913" calcext:value-type="float">
            <text:p>2.475</text:p>
          </table:table-cell>
          <table:table-cell table:style-name="ce71" table:formula="of:=100*([.I7]/[.B7]) - 100" office:value-type="float" office:value="2.47486465583913" calcext:value-type="float">
            <text:p>2.475</text:p>
          </table:table-cell>
          <table:table-cell table:style-name="ce73" table:formula="of:=100*([.K7]/[.B7]) - 100" office:value-type="float" office:value="2.47486465583913" calcext:value-type="float">
            <text:p>2.4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5" calcext:value-type="float">
            <text:p>123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05" calcext:value-type="float">
            <text:p>1305</text:p>
          </table:table-cell>
          <table:table-cell table:style-name="ce43" office:value-type="float" office:value="0.000782745" calcext:value-type="float">
            <text:p>7.83E-04</text:p>
          </table:table-cell>
          <table:table-cell table:style-name="ce19" office:value-type="float" office:value="1305" calcext:value-type="float">
            <text:p>1305</text:p>
          </table:table-cell>
          <table:table-cell table:style-name="ce43" office:value-type="float" office:value="0.000293746" calcext:value-type="float">
            <text:p>2.94E-04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1026" calcext:value-type="float">
            <text:p>0.211026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4054" calcext:value-type="float">
            <text:p>0.214054</text:p>
          </table:table-cell>
          <table:table-cell table:style-name="ce66" table:formula="of:=100*([.E8]/[.B8]) - 100" office:value-type="float" office:value="5.668016194332" calcext:value-type="float">
            <text:p>5.668</text:p>
          </table:table-cell>
          <table:table-cell table:style-name="ce69" table:formula="of:=100*([.G8]/[.B8]) - 100" office:value-type="float" office:value="5.668016194332" calcext:value-type="float">
            <text:p>5.668</text:p>
          </table:table-cell>
          <table:table-cell table:style-name="ce71" table:formula="of:=100*([.I8]/[.B8]) - 100" office:value-type="float" office:value="5.668016194332" calcext:value-type="float">
            <text:p>5.668</text:p>
          </table:table-cell>
          <table:table-cell table:style-name="ce73" table:formula="of:=100*([.K8]/[.B8]) - 100" office:value-type="float" office:value="5.668016194332" calcext:value-type="float">
            <text:p>5.66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95" calcext:value-type="float">
            <text:p>119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28" calcext:value-type="float">
            <text:p>1228</text:p>
          </table:table-cell>
          <table:table-cell table:style-name="ce28" office:value-type="float" office:value="0.000758169" calcext:value-type="float">
            <text:p>0.000758169</text:p>
          </table:table-cell>
          <table:table-cell table:style-name="ce19" office:value-type="float" office:value="1228" calcext:value-type="float">
            <text:p>1228</text:p>
          </table:table-cell>
          <table:table-cell table:style-name="ce43" office:value-type="float" office:value="0.000301241" calcext:value-type="float">
            <text:p>3.01E-04</text:p>
          </table:table-cell>
          <table:table-cell table:style-name="ce19" office:value-type="float" office:value="1224" calcext:value-type="float">
            <text:p>1224</text:p>
          </table:table-cell>
          <table:table-cell table:style-name="ce28" office:value-type="float" office:value="0.208516" calcext:value-type="float">
            <text:p>0.208516</text:p>
          </table:table-cell>
          <table:table-cell table:style-name="ce19" office:value-type="float" office:value="1224" calcext:value-type="float">
            <text:p>1224</text:p>
          </table:table-cell>
          <table:table-cell table:style-name="ce28" office:value-type="float" office:value="0.211329" calcext:value-type="float">
            <text:p>0.211329</text:p>
          </table:table-cell>
          <table:table-cell table:style-name="ce66" table:formula="of:=100*([.E9]/[.B9]) - 100" office:value-type="float" office:value="2.76150627615064" calcext:value-type="float">
            <text:p>2.762</text:p>
          </table:table-cell>
          <table:table-cell table:style-name="ce69" table:formula="of:=100*([.G9]/[.B9]) - 100" office:value-type="float" office:value="2.76150627615064" calcext:value-type="float">
            <text:p>2.762</text:p>
          </table:table-cell>
          <table:table-cell table:style-name="ce71" table:formula="of:=100*([.I9]/[.B9]) - 100" office:value-type="float" office:value="2.42677824267783" calcext:value-type="float">
            <text:p>2.427</text:p>
          </table:table-cell>
          <table:table-cell table:style-name="ce73" table:formula="of:=100*([.K9]/[.B9]) - 100" office:value-type="float" office:value="2.42677824267783" calcext:value-type="float">
            <text:p>2.42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9" calcext:value-type="float">
            <text:p>123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000749912" calcext:value-type="float">
            <text:p>0.000749912</text:p>
          </table:table-cell>
          <table:table-cell table:style-name="ce19" office:value-type="float" office:value="1279" calcext:value-type="float">
            <text:p>1279</text:p>
          </table:table-cell>
          <table:table-cell table:style-name="ce43" office:value-type="float" office:value="0.000301748" calcext:value-type="float">
            <text:p>3.02E-04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207369" calcext:value-type="float">
            <text:p>0.207369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211533" calcext:value-type="float">
            <text:p>0.211533</text:p>
          </table:table-cell>
          <table:table-cell table:style-name="ce66" table:formula="of:=100*([.E10]/[.B10]) - 100" office:value-type="float" office:value="3.22841000807101" calcext:value-type="float">
            <text:p>3.228</text:p>
          </table:table-cell>
          <table:table-cell table:style-name="ce69" table:formula="of:=100*([.G10]/[.B10]) - 100" office:value-type="float" office:value="3.22841000807101" calcext:value-type="float">
            <text:p>3.228</text:p>
          </table:table-cell>
          <table:table-cell table:style-name="ce71" table:formula="of:=100*([.I10]/[.B10]) - 100" office:value-type="float" office:value="3.22841000807101" calcext:value-type="float">
            <text:p>3.228</text:p>
          </table:table-cell>
          <table:table-cell table:style-name="ce73" table:formula="of:=100*([.K10]/[.B10]) - 100" office:value-type="float" office:value="3.22841000807101" calcext:value-type="float">
            <text:p>3.2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06" calcext:value-type="float">
            <text:p>120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000791854" calcext:value-type="float">
            <text:p>0.000791854</text:p>
          </table:table-cell>
          <table:table-cell table:style-name="ce19" office:value-type="float" office:value="1223" calcext:value-type="float">
            <text:p>1223</text:p>
          </table:table-cell>
          <table:table-cell table:style-name="ce43" office:value-type="float" office:value="0.000317451" calcext:value-type="float">
            <text:p>3.17E-04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2066" calcext:value-type="float">
            <text:p>0.2066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212071" calcext:value-type="float">
            <text:p>0.212071</text:p>
          </table:table-cell>
          <table:table-cell table:style-name="ce66" table:formula="of:=100*([.E11]/[.B11]) - 100" office:value-type="float" office:value="1.40961857379769" calcext:value-type="float">
            <text:p>1.410</text:p>
          </table:table-cell>
          <table:table-cell table:style-name="ce69" table:formula="of:=100*([.G11]/[.B11]) - 100" office:value-type="float" office:value="1.40961857379769" calcext:value-type="float">
            <text:p>1.410</text:p>
          </table:table-cell>
          <table:table-cell table:style-name="ce71" table:formula="of:=100*([.I11]/[.B11]) - 100" office:value-type="float" office:value="1.40961857379769" calcext:value-type="float">
            <text:p>1.410</text:p>
          </table:table-cell>
          <table:table-cell table:style-name="ce73" table:formula="of:=100*([.K11]/[.B11]) - 100" office:value-type="float" office:value="1.40961857379769" calcext:value-type="float">
            <text:p>1.41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0" calcext:value-type="float">
            <text:p>12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91" calcext:value-type="float">
            <text:p>1291</text:p>
          </table:table-cell>
          <table:table-cell table:style-name="ce28" office:value-type="float" office:value="0.000763505" calcext:value-type="float">
            <text:p>0.000763505</text:p>
          </table:table-cell>
          <table:table-cell table:style-name="ce19" office:value-type="float" office:value="1291" calcext:value-type="float">
            <text:p>1291</text:p>
          </table:table-cell>
          <table:table-cell table:style-name="ce43" office:value-type="float" office:value="0.000296977" calcext:value-type="float">
            <text:p>2.97E-04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1069" calcext:value-type="float">
            <text:p>0.211069</text:p>
          </table:table-cell>
          <table:table-cell table:style-name="ce19" office:value-type="float" office:value="1298" calcext:value-type="float">
            <text:p>1298</text:p>
          </table:table-cell>
          <table:table-cell table:style-name="ce28" office:value-type="float" office:value="0.20716" calcext:value-type="float">
            <text:p>0.20716</text:p>
          </table:table-cell>
          <table:table-cell table:style-name="ce66" table:formula="of:=100*([.E12]/[.B12]) - 100" office:value-type="float" office:value="4.95934959349593" calcext:value-type="float">
            <text:p>4.959</text:p>
          </table:table-cell>
          <table:table-cell table:style-name="ce69" table:formula="of:=100*([.G12]/[.B12]) - 100" office:value-type="float" office:value="4.95934959349593" calcext:value-type="float">
            <text:p>4.959</text:p>
          </table:table-cell>
          <table:table-cell table:style-name="ce71" table:formula="of:=100*([.I12]/[.B12]) - 100" office:value-type="float" office:value="4.63414634146342" calcext:value-type="float">
            <text:p>4.634</text:p>
          </table:table-cell>
          <table:table-cell table:style-name="ce73" table:formula="of:=100*([.K12]/[.B12]) - 100" office:value-type="float" office:value="5.52845528455283" calcext:value-type="float">
            <text:p>5.5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08" calcext:value-type="float">
            <text:p>110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000758796" calcext:value-type="float">
            <text:p>0.000758796</text:p>
          </table:table-cell>
          <table:table-cell table:style-name="ce19" office:value-type="float" office:value="1151" calcext:value-type="float">
            <text:p>1151</text:p>
          </table:table-cell>
          <table:table-cell table:style-name="ce43" office:value-type="float" office:value="0.000307487" calcext:value-type="float">
            <text:p>3.07E-04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208594" calcext:value-type="float">
            <text:p>0.208594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208386" calcext:value-type="float">
            <text:p>0.208386</text:p>
          </table:table-cell>
          <table:table-cell table:style-name="ce66" table:formula="of:=100*([.E13]/[.B13]) - 100" office:value-type="float" office:value="3.88086642599279" calcext:value-type="float">
            <text:p>3.881</text:p>
          </table:table-cell>
          <table:table-cell table:style-name="ce69" table:formula="of:=100*([.G13]/[.B13]) - 100" office:value-type="float" office:value="3.88086642599279" calcext:value-type="float">
            <text:p>3.881</text:p>
          </table:table-cell>
          <table:table-cell table:style-name="ce71" table:formula="of:=100*([.I13]/[.B13]) - 100" office:value-type="float" office:value="3.88086642599279" calcext:value-type="float">
            <text:p>3.881</text:p>
          </table:table-cell>
          <table:table-cell table:style-name="ce73" table:formula="of:=100*([.K13]/[.B13]) - 100" office:value-type="float" office:value="3.88086642599279" calcext:value-type="float">
            <text:p>3.8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82" calcext:value-type="float">
            <text:p>158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80" calcext:value-type="float">
            <text:p>1680</text:p>
          </table:table-cell>
          <table:table-cell table:style-name="ce28" office:value-type="float" office:value="0.00119207" calcext:value-type="float">
            <text:p>0.00119207</text:p>
          </table:table-cell>
          <table:table-cell table:style-name="ce19" office:value-type="float" office:value="1680" calcext:value-type="float">
            <text:p>1680</text:p>
          </table:table-cell>
          <table:table-cell table:style-name="ce43" office:value-type="float" office:value="0.000474901" calcext:value-type="float">
            <text:p>4.75E-04</text:p>
          </table:table-cell>
          <table:table-cell table:style-name="ce19" office:value-type="float" office:value="1643" calcext:value-type="float">
            <text:p>1643</text:p>
          </table:table-cell>
          <table:table-cell table:style-name="ce28" office:value-type="float" office:value="0.242129" calcext:value-type="float">
            <text:p>0.242129</text:p>
          </table:table-cell>
          <table:table-cell table:style-name="ce19" office:value-type="float" office:value="1682" calcext:value-type="float">
            <text:p>1682</text:p>
          </table:table-cell>
          <table:table-cell table:style-name="ce28" office:value-type="float" office:value="0.238195" calcext:value-type="float">
            <text:p>0.238195</text:p>
          </table:table-cell>
          <table:table-cell table:style-name="ce66" table:formula="of:=100*([.E14]/[.B14]) - 100" office:value-type="float" office:value="6.19469026548674" calcext:value-type="float">
            <text:p>6.195</text:p>
          </table:table-cell>
          <table:table-cell table:style-name="ce69" table:formula="of:=100*([.G14]/[.B14]) - 100" office:value-type="float" office:value="6.19469026548674" calcext:value-type="float">
            <text:p>6.195</text:p>
          </table:table-cell>
          <table:table-cell table:style-name="ce71" table:formula="of:=100*([.I14]/[.B14]) - 100" office:value-type="float" office:value="3.85587863463969" calcext:value-type="float">
            <text:p>3.856</text:p>
          </table:table-cell>
          <table:table-cell table:style-name="ce73" table:formula="of:=100*([.K14]/[.B14]) - 100" office:value-type="float" office:value="6.32111251580278" calcext:value-type="float">
            <text:p>6.3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659" calcext:value-type="float">
            <text:p>16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786" calcext:value-type="float">
            <text:p>1786</text:p>
          </table:table-cell>
          <table:table-cell table:style-name="ce28" office:value-type="float" office:value="0.00114228" calcext:value-type="float">
            <text:p>0.00114228</text:p>
          </table:table-cell>
          <table:table-cell table:style-name="ce19" office:value-type="float" office:value="1786" calcext:value-type="float">
            <text:p>1786</text:p>
          </table:table-cell>
          <table:table-cell table:style-name="ce43" office:value-type="float" office:value="0.00047245" calcext:value-type="float">
            <text:p>4.72E-04</text:p>
          </table:table-cell>
          <table:table-cell table:style-name="ce19" office:value-type="float" office:value="1771" calcext:value-type="float">
            <text:p>1771</text:p>
          </table:table-cell>
          <table:table-cell table:style-name="ce28" office:value-type="float" office:value="0.240535" calcext:value-type="float">
            <text:p>0.240535</text:p>
          </table:table-cell>
          <table:table-cell table:style-name="ce19" office:value-type="float" office:value="1812" calcext:value-type="float">
            <text:p>1812</text:p>
          </table:table-cell>
          <table:table-cell table:style-name="ce28" office:value-type="float" office:value="0.242032" calcext:value-type="float">
            <text:p>0.242032</text:p>
          </table:table-cell>
          <table:table-cell table:style-name="ce66" table:formula="of:=100*([.E15]/[.B15]) - 100" office:value-type="float" office:value="7.65521398432792" calcext:value-type="float">
            <text:p>7.655</text:p>
          </table:table-cell>
          <table:table-cell table:style-name="ce69" table:formula="of:=100*([.G15]/[.B15]) - 100" office:value-type="float" office:value="7.65521398432792" calcext:value-type="float">
            <text:p>7.655</text:p>
          </table:table-cell>
          <table:table-cell table:style-name="ce71" table:formula="of:=100*([.I15]/[.B15]) - 100" office:value-type="float" office:value="6.75105485232068" calcext:value-type="float">
            <text:p>6.751</text:p>
          </table:table-cell>
          <table:table-cell table:style-name="ce73" table:formula="of:=100*([.K15]/[.B15]) - 100" office:value-type="float" office:value="9.22242314647379" calcext:value-type="float">
            <text:p>9.22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96" calcext:value-type="float">
            <text:p>149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57" calcext:value-type="float">
            <text:p>1557</text:p>
          </table:table-cell>
          <table:table-cell table:style-name="ce28" office:value-type="float" office:value="0.00115599" calcext:value-type="float">
            <text:p>0.00115599</text:p>
          </table:table-cell>
          <table:table-cell table:style-name="ce19" office:value-type="float" office:value="1557" calcext:value-type="float">
            <text:p>1557</text:p>
          </table:table-cell>
          <table:table-cell table:style-name="ce43" office:value-type="float" office:value="0.00048811" calcext:value-type="float">
            <text:p>4.88E-04</text:p>
          </table:table-cell>
          <table:table-cell table:style-name="ce19" office:value-type="float" office:value="1531" calcext:value-type="float">
            <text:p>1531</text:p>
          </table:table-cell>
          <table:table-cell table:style-name="ce28" office:value-type="float" office:value="0.238261" calcext:value-type="float">
            <text:p>0.238261</text:p>
          </table:table-cell>
          <table:table-cell table:style-name="ce19" office:value-type="float" office:value="1553" calcext:value-type="float">
            <text:p>1553</text:p>
          </table:table-cell>
          <table:table-cell table:style-name="ce28" office:value-type="float" office:value="0.235194" calcext:value-type="float">
            <text:p>0.235194</text:p>
          </table:table-cell>
          <table:table-cell table:style-name="ce66" table:formula="of:=100*([.E16]/[.B16]) - 100" office:value-type="float" office:value="4.07754010695187" calcext:value-type="float">
            <text:p>4.078</text:p>
          </table:table-cell>
          <table:table-cell table:style-name="ce69" table:formula="of:=100*([.G16]/[.B16]) - 100" office:value-type="float" office:value="4.07754010695187" calcext:value-type="float">
            <text:p>4.078</text:p>
          </table:table-cell>
          <table:table-cell table:style-name="ce71" table:formula="of:=100*([.I16]/[.B16]) - 100" office:value-type="float" office:value="2.33957219251337" calcext:value-type="float">
            <text:p>2.340</text:p>
          </table:table-cell>
          <table:table-cell table:style-name="ce73" table:formula="of:=100*([.K16]/[.B16]) - 100" office:value-type="float" office:value="3.81016042780749" calcext:value-type="float">
            <text:p>3.81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77" calcext:value-type="float">
            <text:p>137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439" calcext:value-type="float">
            <text:p>1439</text:p>
          </table:table-cell>
          <table:table-cell table:style-name="ce28" office:value-type="float" office:value="0.00105041" calcext:value-type="float">
            <text:p>0.00105041</text:p>
          </table:table-cell>
          <table:table-cell table:style-name="ce19" office:value-type="float" office:value="1439" calcext:value-type="float">
            <text:p>1439</text:p>
          </table:table-cell>
          <table:table-cell table:style-name="ce43" office:value-type="float" office:value="0.000443083" calcext:value-type="float">
            <text:p>4.43E-04</text:p>
          </table:table-cell>
          <table:table-cell table:style-name="ce19" office:value-type="float" office:value="1412" calcext:value-type="float">
            <text:p>1412</text:p>
          </table:table-cell>
          <table:table-cell table:style-name="ce28" office:value-type="float" office:value="0.240925" calcext:value-type="float">
            <text:p>0.240925</text:p>
          </table:table-cell>
          <table:table-cell table:style-name="ce19" office:value-type="float" office:value="1431" calcext:value-type="float">
            <text:p>1431</text:p>
          </table:table-cell>
          <table:table-cell table:style-name="ce28" office:value-type="float" office:value="0.242187" calcext:value-type="float">
            <text:p>0.242187</text:p>
          </table:table-cell>
          <table:table-cell table:style-name="ce66" table:formula="of:=100*([.E17]/[.B17]) - 100" office:value-type="float" office:value="4.50254175744371" calcext:value-type="float">
            <text:p>4.503</text:p>
          </table:table-cell>
          <table:table-cell table:style-name="ce69" table:formula="of:=100*([.G17]/[.B17]) - 100" office:value-type="float" office:value="4.50254175744371" calcext:value-type="float">
            <text:p>4.503</text:p>
          </table:table-cell>
          <table:table-cell table:style-name="ce71" table:formula="of:=100*([.I17]/[.B17]) - 100" office:value-type="float" office:value="2.54175744371823" calcext:value-type="float">
            <text:p>2.542</text:p>
          </table:table-cell>
          <table:table-cell table:style-name="ce73" table:formula="of:=100*([.K17]/[.B17]) - 100" office:value-type="float" office:value="3.921568627451" calcext:value-type="float">
            <text:p>3.92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19" calcext:value-type="float">
            <text:p>14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02" calcext:value-type="float">
            <text:p>1502</text:p>
          </table:table-cell>
          <table:table-cell table:style-name="ce28" office:value-type="float" office:value="0.00115259" calcext:value-type="float">
            <text:p>0.00115259</text:p>
          </table:table-cell>
          <table:table-cell table:style-name="ce19" office:value-type="float" office:value="1502" calcext:value-type="float">
            <text:p>1502</text:p>
          </table:table-cell>
          <table:table-cell table:style-name="ce43" office:value-type="float" office:value="0.000413601" calcext:value-type="float">
            <text:p>4.14E-04</text:p>
          </table:table-cell>
          <table:table-cell table:style-name="ce19" office:value-type="float" office:value="1493" calcext:value-type="float">
            <text:p>1493</text:p>
          </table:table-cell>
          <table:table-cell table:style-name="ce28" office:value-type="float" office:value="0.242738" calcext:value-type="float">
            <text:p>0.242738</text:p>
          </table:table-cell>
          <table:table-cell table:style-name="ce19" office:value-type="float" office:value="1504" calcext:value-type="float">
            <text:p>1504</text:p>
          </table:table-cell>
          <table:table-cell table:style-name="ce28" office:value-type="float" office:value="0.237434" calcext:value-type="float">
            <text:p>0.237434</text:p>
          </table:table-cell>
          <table:table-cell table:style-name="ce66" table:formula="of:=100*([.E18]/[.B18]) - 100" office:value-type="float" office:value="5.84918957011979" calcext:value-type="float">
            <text:p>5.849</text:p>
          </table:table-cell>
          <table:table-cell table:style-name="ce69" table:formula="of:=100*([.G18]/[.B18]) - 100" office:value-type="float" office:value="5.84918957011979" calcext:value-type="float">
            <text:p>5.849</text:p>
          </table:table-cell>
          <table:table-cell table:style-name="ce71" table:formula="of:=100*([.I18]/[.B18]) - 100" office:value-type="float" office:value="5.21494009866103" calcext:value-type="float">
            <text:p>5.215</text:p>
          </table:table-cell>
          <table:table-cell table:style-name="ce73" table:formula="of:=100*([.K18]/[.B18]) - 100" office:value-type="float" office:value="5.99013389711065" calcext:value-type="float">
            <text:p>5.9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97" calcext:value-type="float">
            <text:p>139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453" calcext:value-type="float">
            <text:p>1453</text:p>
          </table:table-cell>
          <table:table-cell table:style-name="ce28" office:value-type="float" office:value="0.00110013" calcext:value-type="float">
            <text:p>0.00110013</text:p>
          </table:table-cell>
          <table:table-cell table:style-name="ce19" office:value-type="float" office:value="1453" calcext:value-type="float">
            <text:p>1453</text:p>
          </table:table-cell>
          <table:table-cell table:style-name="ce43" office:value-type="float" office:value="0.000462495" calcext:value-type="float">
            <text:p>4.62E-04</text:p>
          </table:table-cell>
          <table:table-cell table:style-name="ce19" office:value-type="float" office:value="1438" calcext:value-type="float">
            <text:p>1438</text:p>
          </table:table-cell>
          <table:table-cell table:style-name="ce28" office:value-type="float" office:value="0.241623" calcext:value-type="float">
            <text:p>0.241623</text:p>
          </table:table-cell>
          <table:table-cell table:style-name="ce19" office:value-type="float" office:value="1482" calcext:value-type="float">
            <text:p>1482</text:p>
          </table:table-cell>
          <table:table-cell table:style-name="ce28" office:value-type="float" office:value="0.244703" calcext:value-type="float">
            <text:p>0.244703</text:p>
          </table:table-cell>
          <table:table-cell table:style-name="ce66" table:formula="of:=100*([.E19]/[.B19]) - 100" office:value-type="float" office:value="4.00858983536151" calcext:value-type="float">
            <text:p>4.009</text:p>
          </table:table-cell>
          <table:table-cell table:style-name="ce69" table:formula="of:=100*([.G19]/[.B19]) - 100" office:value-type="float" office:value="4.00858983536151" calcext:value-type="float">
            <text:p>4.009</text:p>
          </table:table-cell>
          <table:table-cell table:style-name="ce71" table:formula="of:=100*([.I19]/[.B19]) - 100" office:value-type="float" office:value="2.93486041517537" calcext:value-type="float">
            <text:p>2.935</text:p>
          </table:table-cell>
          <table:table-cell table:style-name="ce73" table:formula="of:=100*([.K19]/[.B19]) - 100" office:value-type="float" office:value="6.08446671438799" calcext:value-type="float">
            <text:p>6.08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84" calcext:value-type="float">
            <text:p>1484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62" calcext:value-type="float">
            <text:p>1562</text:p>
          </table:table-cell>
          <table:table-cell table:style-name="ce28" office:value-type="float" office:value="0.00115502" calcext:value-type="float">
            <text:p>0.00115502</text:p>
          </table:table-cell>
          <table:table-cell table:style-name="ce19" office:value-type="float" office:value="1562" calcext:value-type="float">
            <text:p>1562</text:p>
          </table:table-cell>
          <table:table-cell table:style-name="ce43" office:value-type="float" office:value="0.000393704" calcext:value-type="float">
            <text:p>3.94E-04</text:p>
          </table:table-cell>
          <table:table-cell table:style-name="ce19" office:value-type="float" office:value="1526" calcext:value-type="float">
            <text:p>1526</text:p>
          </table:table-cell>
          <table:table-cell table:style-name="ce28" office:value-type="float" office:value="0.239499" calcext:value-type="float">
            <text:p>0.239499</text:p>
          </table:table-cell>
          <table:table-cell table:style-name="ce19" office:value-type="float" office:value="1526" calcext:value-type="float">
            <text:p>1526</text:p>
          </table:table-cell>
          <table:table-cell table:style-name="ce28" office:value-type="float" office:value="0.237163" calcext:value-type="float">
            <text:p>0.237163</text:p>
          </table:table-cell>
          <table:table-cell table:style-name="ce66" table:formula="of:=100*([.E20]/[.B20]) - 100" office:value-type="float" office:value="5.25606469002695" calcext:value-type="float">
            <text:p>5.256</text:p>
          </table:table-cell>
          <table:table-cell table:style-name="ce69" table:formula="of:=100*([.G20]/[.B20]) - 100" office:value-type="float" office:value="5.25606469002695" calcext:value-type="float">
            <text:p>5.256</text:p>
          </table:table-cell>
          <table:table-cell table:style-name="ce71" table:formula="of:=100*([.I20]/[.B20]) - 100" office:value-type="float" office:value="2.8301886792453" calcext:value-type="float">
            <text:p>2.830</text:p>
          </table:table-cell>
          <table:table-cell table:style-name="ce73" table:formula="of:=100*([.K20]/[.B20]) - 100" office:value-type="float" office:value="2.8301886792453" calcext:value-type="float">
            <text:p>2.8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38" calcext:value-type="float">
            <text:p>153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09" calcext:value-type="float">
            <text:p>1609</text:p>
          </table:table-cell>
          <table:table-cell table:style-name="ce28" office:value-type="float" office:value="0.00113554" calcext:value-type="float">
            <text:p>0.00113554</text:p>
          </table:table-cell>
          <table:table-cell table:style-name="ce19" office:value-type="float" office:value="1609" calcext:value-type="float">
            <text:p>1609</text:p>
          </table:table-cell>
          <table:table-cell table:style-name="ce43" office:value-type="float" office:value="0.000460446" calcext:value-type="float">
            <text:p>4.60E-04</text:p>
          </table:table-cell>
          <table:table-cell table:style-name="ce19" office:value-type="float" office:value="1604" calcext:value-type="float">
            <text:p>1604</text:p>
          </table:table-cell>
          <table:table-cell table:style-name="ce28" office:value-type="float" office:value="0.23942" calcext:value-type="float">
            <text:p>0.23942</text:p>
          </table:table-cell>
          <table:table-cell table:style-name="ce19" office:value-type="float" office:value="1616" calcext:value-type="float">
            <text:p>1616</text:p>
          </table:table-cell>
          <table:table-cell table:style-name="ce28" office:value-type="float" office:value="0.241041" calcext:value-type="float">
            <text:p>0.241041</text:p>
          </table:table-cell>
          <table:table-cell table:style-name="ce66" table:formula="of:=100*([.E21]/[.B21]) - 100" office:value-type="float" office:value="4.61638491547464" calcext:value-type="float">
            <text:p>4.616</text:p>
          </table:table-cell>
          <table:table-cell table:style-name="ce69" table:formula="of:=100*([.G21]/[.B21]) - 100" office:value-type="float" office:value="4.61638491547464" calcext:value-type="float">
            <text:p>4.616</text:p>
          </table:table-cell>
          <table:table-cell table:style-name="ce71" table:formula="of:=100*([.I21]/[.B21]) - 100" office:value-type="float" office:value="4.29128738621587" calcext:value-type="float">
            <text:p>4.291</text:p>
          </table:table-cell>
          <table:table-cell table:style-name="ce73" table:formula="of:=100*([.K21]/[.B21]) - 100" office:value-type="float" office:value="5.07152145643693" calcext:value-type="float">
            <text:p>5.07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93" calcext:value-type="float">
            <text:p>159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47" calcext:value-type="float">
            <text:p>1647</text:p>
          </table:table-cell>
          <table:table-cell table:style-name="ce28" office:value-type="float" office:value="0.00125788" calcext:value-type="float">
            <text:p>0.00125788</text:p>
          </table:table-cell>
          <table:table-cell table:style-name="ce19" office:value-type="float" office:value="1647" calcext:value-type="float">
            <text:p>1647</text:p>
          </table:table-cell>
          <table:table-cell table:style-name="ce43" office:value-type="float" office:value="0.000427653" calcext:value-type="float">
            <text:p>4.28E-04</text:p>
          </table:table-cell>
          <table:table-cell table:style-name="ce19" office:value-type="float" office:value="1624" calcext:value-type="float">
            <text:p>1624</text:p>
          </table:table-cell>
          <table:table-cell table:style-name="ce28" office:value-type="float" office:value="0.238368" calcext:value-type="float">
            <text:p>0.238368</text:p>
          </table:table-cell>
          <table:table-cell table:style-name="ce19" office:value-type="float" office:value="1622" calcext:value-type="float">
            <text:p>1622</text:p>
          </table:table-cell>
          <table:table-cell table:style-name="ce28" office:value-type="float" office:value="0.238508" calcext:value-type="float">
            <text:p>0.238508</text:p>
          </table:table-cell>
          <table:table-cell table:style-name="ce66" table:formula="of:=100*([.E22]/[.B22]) - 100" office:value-type="float" office:value="3.38983050847457" calcext:value-type="float">
            <text:p>3.390</text:p>
          </table:table-cell>
          <table:table-cell table:style-name="ce69" table:formula="of:=100*([.G22]/[.B22]) - 100" office:value-type="float" office:value="3.38983050847457" calcext:value-type="float">
            <text:p>3.390</text:p>
          </table:table-cell>
          <table:table-cell table:style-name="ce71" table:formula="of:=100*([.I22]/[.B22]) - 100" office:value-type="float" office:value="1.9460138104206" calcext:value-type="float">
            <text:p>1.946</text:p>
          </table:table-cell>
          <table:table-cell table:style-name="ce73" table:formula="of:=100*([.K22]/[.B22]) - 100" office:value-type="float" office:value="1.82046453232894" calcext:value-type="float">
            <text:p>1.82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91" calcext:value-type="float">
            <text:p>159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53" calcext:value-type="float">
            <text:p>1653</text:p>
          </table:table-cell>
          <table:table-cell table:style-name="ce28" office:value-type="float" office:value="0.00119346" calcext:value-type="float">
            <text:p>0.00119346</text:p>
          </table:table-cell>
          <table:table-cell table:style-name="ce19" office:value-type="float" office:value="1653" calcext:value-type="float">
            <text:p>1653</text:p>
          </table:table-cell>
          <table:table-cell table:style-name="ce43" office:value-type="float" office:value="0.000412328" calcext:value-type="float">
            <text:p>4.12E-04</text:p>
          </table:table-cell>
          <table:table-cell table:style-name="ce19" office:value-type="float" office:value="1653" calcext:value-type="float">
            <text:p>1653</text:p>
          </table:table-cell>
          <table:table-cell table:style-name="ce28" office:value-type="float" office:value="0.238016" calcext:value-type="float">
            <text:p>0.238016</text:p>
          </table:table-cell>
          <table:table-cell table:style-name="ce19" office:value-type="float" office:value="1673" calcext:value-type="float">
            <text:p>1673</text:p>
          </table:table-cell>
          <table:table-cell table:style-name="ce28" office:value-type="float" office:value="0.24223" calcext:value-type="float">
            <text:p>0.24223</text:p>
          </table:table-cell>
          <table:table-cell table:style-name="ce66" table:formula="of:=100*([.E23]/[.B23]) - 100" office:value-type="float" office:value="3.89692017598995" calcext:value-type="float">
            <text:p>3.897</text:p>
          </table:table-cell>
          <table:table-cell table:style-name="ce69" table:formula="of:=100*([.G23]/[.B23]) - 100" office:value-type="float" office:value="3.89692017598995" calcext:value-type="float">
            <text:p>3.897</text:p>
          </table:table-cell>
          <table:table-cell table:style-name="ce71" table:formula="of:=100*([.I23]/[.B23]) - 100" office:value-type="float" office:value="3.89692017598995" calcext:value-type="float">
            <text:p>3.897</text:p>
          </table:table-cell>
          <table:table-cell table:style-name="ce73" table:formula="of:=100*([.K23]/[.B23]) - 100" office:value-type="float" office:value="5.15399120050284" calcext:value-type="float">
            <text:p>5.15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97" calcext:value-type="float">
            <text:p>2297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410" calcext:value-type="float">
            <text:p>2410</text:p>
          </table:table-cell>
          <table:table-cell table:style-name="ce28" office:value-type="float" office:value="0.00173472" calcext:value-type="float">
            <text:p>0.00173472</text:p>
          </table:table-cell>
          <table:table-cell table:style-name="ce19" office:value-type="float" office:value="2410" calcext:value-type="float">
            <text:p>2410</text:p>
          </table:table-cell>
          <table:table-cell table:style-name="ce43" office:value-type="float" office:value="0.000569995" calcext:value-type="float">
            <text:p>5.70E-04</text:p>
          </table:table-cell>
          <table:table-cell table:style-name="ce19" office:value-type="float" office:value="2345" calcext:value-type="float">
            <text:p>2345</text:p>
          </table:table-cell>
          <table:table-cell table:style-name="ce28" office:value-type="float" office:value="0.293051" calcext:value-type="float">
            <text:p>0.293051</text:p>
          </table:table-cell>
          <table:table-cell table:style-name="ce19" office:value-type="float" office:value="2432" calcext:value-type="float">
            <text:p>2432</text:p>
          </table:table-cell>
          <table:table-cell table:style-name="ce28" office:value-type="float" office:value="0.286268" calcext:value-type="float">
            <text:p>0.286268</text:p>
          </table:table-cell>
          <table:table-cell table:style-name="ce66" table:formula="of:=100*([.E24]/[.B24]) - 100" office:value-type="float" office:value="4.91946016543317" calcext:value-type="float">
            <text:p>4.919</text:p>
          </table:table-cell>
          <table:table-cell table:style-name="ce69" table:formula="of:=100*([.G24]/[.B24]) - 100" office:value-type="float" office:value="4.91946016543317" calcext:value-type="float">
            <text:p>4.919</text:p>
          </table:table-cell>
          <table:table-cell table:style-name="ce71" table:formula="of:=100*([.I24]/[.B24]) - 100" office:value-type="float" office:value="2.0896821941663" calcext:value-type="float">
            <text:p>2.090</text:p>
          </table:table-cell>
          <table:table-cell table:style-name="ce73" table:formula="of:=100*([.K24]/[.B24]) - 100" office:value-type="float" office:value="5.87723117109273" calcext:value-type="float">
            <text:p>5.87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099" calcext:value-type="float">
            <text:p>2099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150" calcext:value-type="float">
            <text:p>2150</text:p>
          </table:table-cell>
          <table:table-cell table:style-name="ce28" office:value-type="float" office:value="0.00185031" calcext:value-type="float">
            <text:p>0.00185031</text:p>
          </table:table-cell>
          <table:table-cell table:style-name="ce19" office:value-type="float" office:value="2150" calcext:value-type="float">
            <text:p>2150</text:p>
          </table:table-cell>
          <table:table-cell table:style-name="ce43" office:value-type="float" office:value="0.00070533" calcext:value-type="float">
            <text:p>7.05E-04</text:p>
          </table:table-cell>
          <table:table-cell table:style-name="ce19" office:value-type="float" office:value="2162" calcext:value-type="float">
            <text:p>2162</text:p>
          </table:table-cell>
          <table:table-cell table:style-name="ce28" office:value-type="float" office:value="0.289413" calcext:value-type="float">
            <text:p>0.289413</text:p>
          </table:table-cell>
          <table:table-cell table:style-name="ce19" office:value-type="float" office:value="2297" calcext:value-type="float">
            <text:p>2297</text:p>
          </table:table-cell>
          <table:table-cell table:style-name="ce28" office:value-type="float" office:value="0.27992" calcext:value-type="float">
            <text:p>0.27992</text:p>
          </table:table-cell>
          <table:table-cell table:style-name="ce66" table:formula="of:=100*([.E25]/[.B25]) - 100" office:value-type="float" office:value="2.42972844211529" calcext:value-type="float">
            <text:p>2.430</text:p>
          </table:table-cell>
          <table:table-cell table:style-name="ce69" table:formula="of:=100*([.G25]/[.B25]) - 100" office:value-type="float" office:value="2.42972844211529" calcext:value-type="float">
            <text:p>2.430</text:p>
          </table:table-cell>
          <table:table-cell table:style-name="ce71" table:formula="of:=100*([.I25]/[.B25]) - 100" office:value-type="float" office:value="3.00142925202478" calcext:value-type="float">
            <text:p>3.001</text:p>
          </table:table-cell>
          <table:table-cell table:style-name="ce73" table:formula="of:=100*([.K25]/[.B25]) - 100" office:value-type="float" office:value="9.43306336350642" calcext:value-type="float">
            <text:p>9.43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326" calcext:value-type="float">
            <text:p>2326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411" calcext:value-type="float">
            <text:p>2411</text:p>
          </table:table-cell>
          <table:table-cell table:style-name="ce28" office:value-type="float" office:value="0.00195622" calcext:value-type="float">
            <text:p>0.00195622</text:p>
          </table:table-cell>
          <table:table-cell table:style-name="ce19" office:value-type="float" office:value="2411" calcext:value-type="float">
            <text:p>2411</text:p>
          </table:table-cell>
          <table:table-cell table:style-name="ce43" office:value-type="float" office:value="0.000637789" calcext:value-type="float">
            <text:p>6.38E-04</text:p>
          </table:table-cell>
          <table:table-cell table:style-name="ce19" office:value-type="float" office:value="2360" calcext:value-type="float">
            <text:p>2360</text:p>
          </table:table-cell>
          <table:table-cell table:style-name="ce28" office:value-type="float" office:value="0.296562" calcext:value-type="float">
            <text:p>0.296562</text:p>
          </table:table-cell>
          <table:table-cell table:style-name="ce19" office:value-type="float" office:value="2467" calcext:value-type="float">
            <text:p>2467</text:p>
          </table:table-cell>
          <table:table-cell table:style-name="ce28" office:value-type="float" office:value="0.282504" calcext:value-type="float">
            <text:p>0.282504</text:p>
          </table:table-cell>
          <table:table-cell table:style-name="ce66" table:formula="of:=100*([.E26]/[.B26]) - 100" office:value-type="float" office:value="3.65434221840069" calcext:value-type="float">
            <text:p>3.654</text:p>
          </table:table-cell>
          <table:table-cell table:style-name="ce69" table:formula="of:=100*([.G26]/[.B26]) - 100" office:value-type="float" office:value="3.65434221840069" calcext:value-type="float">
            <text:p>3.654</text:p>
          </table:table-cell>
          <table:table-cell table:style-name="ce71" table:formula="of:=100*([.I26]/[.B26]) - 100" office:value-type="float" office:value="1.46173688736026" calcext:value-type="float">
            <text:p>1.462</text:p>
          </table:table-cell>
          <table:table-cell table:style-name="ce73" table:formula="of:=100*([.K26]/[.B26]) - 100" office:value-type="float" office:value="6.06190885640585" calcext:value-type="float">
            <text:p>6.06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23" calcext:value-type="float">
            <text:p>2223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62" calcext:value-type="float">
            <text:p>2262</text:p>
          </table:table-cell>
          <table:table-cell table:style-name="ce28" office:value-type="float" office:value="0.00191734" calcext:value-type="float">
            <text:p>0.00191734</text:p>
          </table:table-cell>
          <table:table-cell table:style-name="ce19" office:value-type="float" office:value="2262" calcext:value-type="float">
            <text:p>2262</text:p>
          </table:table-cell>
          <table:table-cell table:style-name="ce43" office:value-type="float" office:value="0.000594487" calcext:value-type="float">
            <text:p>5.94E-04</text:p>
          </table:table-cell>
          <table:table-cell table:style-name="ce19" office:value-type="float" office:value="2268" calcext:value-type="float">
            <text:p>2268</text:p>
          </table:table-cell>
          <table:table-cell table:style-name="ce28" office:value-type="float" office:value="0.292504" calcext:value-type="float">
            <text:p>0.292504</text:p>
          </table:table-cell>
          <table:table-cell table:style-name="ce19" office:value-type="float" office:value="2439" calcext:value-type="float">
            <text:p>2439</text:p>
          </table:table-cell>
          <table:table-cell table:style-name="ce28" office:value-type="float" office:value="0.284255" calcext:value-type="float">
            <text:p>0.284255</text:p>
          </table:table-cell>
          <table:table-cell table:style-name="ce66" table:formula="of:=100*([.E27]/[.B27]) - 100" office:value-type="float" office:value="1.75438596491229" calcext:value-type="float">
            <text:p>1.754</text:p>
          </table:table-cell>
          <table:table-cell table:style-name="ce69" table:formula="of:=100*([.G27]/[.B27]) - 100" office:value-type="float" office:value="1.75438596491229" calcext:value-type="float">
            <text:p>1.754</text:p>
          </table:table-cell>
          <table:table-cell table:style-name="ce71" table:formula="of:=100*([.I27]/[.B27]) - 100" office:value-type="float" office:value="2.02429149797571" calcext:value-type="float">
            <text:p>2.024</text:p>
          </table:table-cell>
          <table:table-cell table:style-name="ce73" table:formula="of:=100*([.K27]/[.B27]) - 100" office:value-type="float" office:value="9.7165991902834" calcext:value-type="float">
            <text:p>9.71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91" calcext:value-type="float">
            <text:p>2291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97" calcext:value-type="float">
            <text:p>2397</text:p>
          </table:table-cell>
          <table:table-cell table:style-name="ce28" office:value-type="float" office:value="0.00175325" calcext:value-type="float">
            <text:p>0.00175325</text:p>
          </table:table-cell>
          <table:table-cell table:style-name="ce19" office:value-type="float" office:value="2397" calcext:value-type="float">
            <text:p>2397</text:p>
          </table:table-cell>
          <table:table-cell table:style-name="ce43" office:value-type="float" office:value="0.000582838" calcext:value-type="float">
            <text:p>5.83E-04</text:p>
          </table:table-cell>
          <table:table-cell table:style-name="ce19" office:value-type="float" office:value="2352" calcext:value-type="float">
            <text:p>2352</text:p>
          </table:table-cell>
          <table:table-cell table:style-name="ce28" office:value-type="float" office:value="0.290564" calcext:value-type="float">
            <text:p>0.290564</text:p>
          </table:table-cell>
          <table:table-cell table:style-name="ce19" office:value-type="float" office:value="2443" calcext:value-type="float">
            <text:p>2443</text:p>
          </table:table-cell>
          <table:table-cell table:style-name="ce28" office:value-type="float" office:value="0.285694" calcext:value-type="float">
            <text:p>0.285694</text:p>
          </table:table-cell>
          <table:table-cell table:style-name="ce66" table:formula="of:=100*([.E28]/[.B28]) - 100" office:value-type="float" office:value="4.62680052378875" calcext:value-type="float">
            <text:p>4.627</text:p>
          </table:table-cell>
          <table:table-cell table:style-name="ce69" table:formula="of:=100*([.G28]/[.B28]) - 100" office:value-type="float" office:value="4.62680052378875" calcext:value-type="float">
            <text:p>4.627</text:p>
          </table:table-cell>
          <table:table-cell table:style-name="ce71" table:formula="of:=100*([.I28]/[.B28]) - 100" office:value-type="float" office:value="2.66259275425578" calcext:value-type="float">
            <text:p>2.663</text:p>
          </table:table-cell>
          <table:table-cell table:style-name="ce73" table:formula="of:=100*([.K28]/[.B28]) - 100" office:value-type="float" office:value="6.63465735486687" calcext:value-type="float">
            <text:p>6.63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26" calcext:value-type="float">
            <text:p>2226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49" calcext:value-type="float">
            <text:p>2349</text:p>
          </table:table-cell>
          <table:table-cell table:style-name="ce28" office:value-type="float" office:value="0.0018606" calcext:value-type="float">
            <text:p>0.0018606</text:p>
          </table:table-cell>
          <table:table-cell table:style-name="ce19" office:value-type="float" office:value="2349" calcext:value-type="float">
            <text:p>2349</text:p>
          </table:table-cell>
          <table:table-cell table:style-name="ce43" office:value-type="float" office:value="0.000569177" calcext:value-type="float">
            <text:p>5.69E-04</text:p>
          </table:table-cell>
          <table:table-cell table:style-name="ce19" office:value-type="float" office:value="2262" calcext:value-type="float">
            <text:p>2262</text:p>
          </table:table-cell>
          <table:table-cell table:style-name="ce28" office:value-type="float" office:value="0.291192" calcext:value-type="float">
            <text:p>0.291192</text:p>
          </table:table-cell>
          <table:table-cell table:style-name="ce19" office:value-type="float" office:value="2380" calcext:value-type="float">
            <text:p>2380</text:p>
          </table:table-cell>
          <table:table-cell table:style-name="ce28" office:value-type="float" office:value="0.284845" calcext:value-type="float">
            <text:p>0.284845</text:p>
          </table:table-cell>
          <table:table-cell table:style-name="ce66" table:formula="of:=100*([.E29]/[.B29]) - 100" office:value-type="float" office:value="5.52560646900268" calcext:value-type="float">
            <text:p>5.526</text:p>
          </table:table-cell>
          <table:table-cell table:style-name="ce69" table:formula="of:=100*([.G29]/[.B29]) - 100" office:value-type="float" office:value="5.52560646900268" calcext:value-type="float">
            <text:p>5.526</text:p>
          </table:table-cell>
          <table:table-cell table:style-name="ce71" table:formula="of:=100*([.I29]/[.B29]) - 100" office:value-type="float" office:value="1.61725067385446" calcext:value-type="float">
            <text:p>1.617</text:p>
          </table:table-cell>
          <table:table-cell table:style-name="ce73" table:formula="of:=100*([.K29]/[.B29]) - 100" office:value-type="float" office:value="6.91823899371069" calcext:value-type="float">
            <text:p>6.9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73" calcext:value-type="float">
            <text:p>2273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62" calcext:value-type="float">
            <text:p>2362</text:p>
          </table:table-cell>
          <table:table-cell table:style-name="ce28" office:value-type="float" office:value="0.00192531" calcext:value-type="float">
            <text:p>0.00192531</text:p>
          </table:table-cell>
          <table:table-cell table:style-name="ce19" office:value-type="float" office:value="2362" calcext:value-type="float">
            <text:p>2362</text:p>
          </table:table-cell>
          <table:table-cell table:style-name="ce43" office:value-type="float" office:value="0.000581464" calcext:value-type="float">
            <text:p>5.81E-04</text:p>
          </table:table-cell>
          <table:table-cell table:style-name="ce19" office:value-type="float" office:value="2352" calcext:value-type="float">
            <text:p>2352</text:p>
          </table:table-cell>
          <table:table-cell table:style-name="ce28" office:value-type="float" office:value="0.290702" calcext:value-type="float">
            <text:p>0.290702</text:p>
          </table:table-cell>
          <table:table-cell table:style-name="ce19" office:value-type="float" office:value="2426" calcext:value-type="float">
            <text:p>2426</text:p>
          </table:table-cell>
          <table:table-cell table:style-name="ce28" office:value-type="float" office:value="0.287824" calcext:value-type="float">
            <text:p>0.287824</text:p>
          </table:table-cell>
          <table:table-cell table:style-name="ce66" table:formula="of:=100*([.E30]/[.B30]) - 100" office:value-type="float" office:value="3.91553013638364" calcext:value-type="float">
            <text:p>3.916</text:p>
          </table:table-cell>
          <table:table-cell table:style-name="ce69" table:formula="of:=100*([.G30]/[.B30]) - 100" office:value-type="float" office:value="3.91553013638364" calcext:value-type="float">
            <text:p>3.916</text:p>
          </table:table-cell>
          <table:table-cell table:style-name="ce71" table:formula="of:=100*([.I30]/[.B30]) - 100" office:value-type="float" office:value="3.47558293004839" calcext:value-type="float">
            <text:p>3.476</text:p>
          </table:table-cell>
          <table:table-cell table:style-name="ce73" table:formula="of:=100*([.K30]/[.B30]) - 100" office:value-type="float" office:value="6.73119225692918" calcext:value-type="float">
            <text:p>6.73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00" calcext:value-type="float">
            <text:p>2200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49" calcext:value-type="float">
            <text:p>2249</text:p>
          </table:table-cell>
          <table:table-cell table:style-name="ce28" office:value-type="float" office:value="0.00181569" calcext:value-type="float">
            <text:p>0.00181569</text:p>
          </table:table-cell>
          <table:table-cell table:style-name="ce19" office:value-type="float" office:value="2249" calcext:value-type="float">
            <text:p>2249</text:p>
          </table:table-cell>
          <table:table-cell table:style-name="ce43" office:value-type="float" office:value="0.000578899" calcext:value-type="float">
            <text:p>5.79E-04</text:p>
          </table:table-cell>
          <table:table-cell table:style-name="ce19" office:value-type="float" office:value="2263" calcext:value-type="float">
            <text:p>2263</text:p>
          </table:table-cell>
          <table:table-cell table:style-name="ce28" office:value-type="float" office:value="0.289975" calcext:value-type="float">
            <text:p>0.289975</text:p>
          </table:table-cell>
          <table:table-cell table:style-name="ce19" office:value-type="float" office:value="2288" calcext:value-type="float">
            <text:p>2288</text:p>
          </table:table-cell>
          <table:table-cell table:style-name="ce28" office:value-type="float" office:value="0.282047" calcext:value-type="float">
            <text:p>0.282047</text:p>
          </table:table-cell>
          <table:table-cell table:style-name="ce66" table:formula="of:=100*([.E31]/[.B31]) - 100" office:value-type="float" office:value="2.22727272727272" calcext:value-type="float">
            <text:p>2.227</text:p>
          </table:table-cell>
          <table:table-cell table:style-name="ce69" table:formula="of:=100*([.G31]/[.B31]) - 100" office:value-type="float" office:value="2.22727272727272" calcext:value-type="float">
            <text:p>2.227</text:p>
          </table:table-cell>
          <table:table-cell table:style-name="ce71" table:formula="of:=100*([.I31]/[.B31]) - 100" office:value-type="float" office:value="2.86363636363636" calcext:value-type="float">
            <text:p>2.864</text:p>
          </table:table-cell>
          <table:table-cell table:style-name="ce73" table:formula="of:=100*([.K31]/[.B31]) - 10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37" calcext:value-type="float">
            <text:p>2237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06" calcext:value-type="float">
            <text:p>2306</text:p>
          </table:table-cell>
          <table:table-cell table:style-name="ce28" office:value-type="float" office:value="0.0018211" calcext:value-type="float">
            <text:p>0.0018211</text:p>
          </table:table-cell>
          <table:table-cell table:style-name="ce19" office:value-type="float" office:value="2306" calcext:value-type="float">
            <text:p>2306</text:p>
          </table:table-cell>
          <table:table-cell table:style-name="ce43" office:value-type="float" office:value="0.000613344" calcext:value-type="float">
            <text:p>6.13E-04</text:p>
          </table:table-cell>
          <table:table-cell table:style-name="ce19" office:value-type="float" office:value="2299" calcext:value-type="float">
            <text:p>2299</text:p>
          </table:table-cell>
          <table:table-cell table:style-name="ce28" office:value-type="float" office:value="0.29012" calcext:value-type="float">
            <text:p>0.29012</text:p>
          </table:table-cell>
          <table:table-cell table:style-name="ce19" office:value-type="float" office:value="2486" calcext:value-type="float">
            <text:p>2486</text:p>
          </table:table-cell>
          <table:table-cell table:style-name="ce28" office:value-type="float" office:value="0.283249" calcext:value-type="float">
            <text:p>0.283249</text:p>
          </table:table-cell>
          <table:table-cell table:style-name="ce66" table:formula="of:=100*([.E32]/[.B32]) - 100" office:value-type="float" office:value="3.08448815377737" calcext:value-type="float">
            <text:p>3.084</text:p>
          </table:table-cell>
          <table:table-cell table:style-name="ce69" table:formula="of:=100*([.G32]/[.B32]) - 100" office:value-type="float" office:value="3.08448815377737" calcext:value-type="float">
            <text:p>3.084</text:p>
          </table:table-cell>
          <table:table-cell table:style-name="ce71" table:formula="of:=100*([.I32]/[.B32]) - 100" office:value-type="float" office:value="2.77156906571301" calcext:value-type="float">
            <text:p>2.772</text:p>
          </table:table-cell>
          <table:table-cell table:style-name="ce73" table:formula="of:=100*([.K32]/[.B32]) - 100" office:value-type="float" office:value="11.1309789897184" calcext:value-type="float">
            <text:p>11.13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178" calcext:value-type="float">
            <text:p>2178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77" calcext:value-type="float">
            <text:p>2277</text:p>
          </table:table-cell>
          <table:table-cell table:style-name="ce28" office:value-type="float" office:value="0.00176975" calcext:value-type="float">
            <text:p>0.00176975</text:p>
          </table:table-cell>
          <table:table-cell table:style-name="ce19" office:value-type="float" office:value="2277" calcext:value-type="float">
            <text:p>2277</text:p>
          </table:table-cell>
          <table:table-cell table:style-name="ce43" office:value-type="float" office:value="0.000572906" calcext:value-type="float">
            <text:p>5.73E-04</text:p>
          </table:table-cell>
          <table:table-cell table:style-name="ce19" office:value-type="float" office:value="2214" calcext:value-type="float">
            <text:p>2214</text:p>
          </table:table-cell>
          <table:table-cell table:style-name="ce28" office:value-type="float" office:value="0.293127" calcext:value-type="float">
            <text:p>0.293127</text:p>
          </table:table-cell>
          <table:table-cell table:style-name="ce19" office:value-type="float" office:value="2354" calcext:value-type="float">
            <text:p>2354</text:p>
          </table:table-cell>
          <table:table-cell table:style-name="ce28" office:value-type="float" office:value="0.283684" calcext:value-type="float">
            <text:p>0.283684</text:p>
          </table:table-cell>
          <table:table-cell table:style-name="ce66" table:formula="of:=100*([.E33]/[.B33]) - 100" office:value-type="float" office:value="4.54545454545455" calcext:value-type="float">
            <text:p>4.545</text:p>
          </table:table-cell>
          <table:table-cell table:style-name="ce69" table:formula="of:=100*([.G33]/[.B33]) - 100" office:value-type="float" office:value="4.54545454545455" calcext:value-type="float">
            <text:p>4.545</text:p>
          </table:table-cell>
          <table:table-cell table:style-name="ce71" table:formula="of:=100*([.I33]/[.B33]) - 100" office:value-type="float" office:value="1.65289256198346" calcext:value-type="float">
            <text:p>1.653</text:p>
          </table:table-cell>
          <table:table-cell table:style-name="ce73" table:formula="of:=100*([.K33]/[.B33]) - 100" office:value-type="float" office:value="8.08080808080808" calcext:value-type="float">
            <text:p>8.0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24" calcext:value-type="float">
            <text:p>272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33" calcext:value-type="float">
            <text:p>2733</text:p>
          </table:table-cell>
          <table:table-cell table:style-name="ce28" office:value-type="float" office:value="0.0110126" calcext:value-type="float">
            <text:p>0.0110126</text:p>
          </table:table-cell>
          <table:table-cell table:style-name="ce19" office:value-type="float" office:value="2733" calcext:value-type="float">
            <text:p>2733</text:p>
          </table:table-cell>
          <table:table-cell table:style-name="ce43" office:value-type="float" office:value="0.00171044" calcext:value-type="float">
            <text:p>1.71E-03</text:p>
          </table:table-cell>
          <table:table-cell table:style-name="ce19" office:value-type="float" office:value="2729" calcext:value-type="float">
            <text:p>2729</text:p>
          </table:table-cell>
          <table:table-cell table:style-name="ce28" office:value-type="float" office:value="0.304434" calcext:value-type="float">
            <text:p>0.304434</text:p>
          </table:table-cell>
          <table:table-cell table:style-name="ce19" office:value-type="float" office:value="2733" calcext:value-type="float">
            <text:p>2733</text:p>
          </table:table-cell>
          <table:table-cell table:style-name="ce28" office:value-type="float" office:value="0.298157" calcext:value-type="float">
            <text:p>0.298157</text:p>
          </table:table-cell>
          <table:table-cell table:style-name="ce66" table:formula="of:=100*([.E34]/[.B34]) - 100" office:value-type="float" office:value="0.330396475770939" calcext:value-type="float">
            <text:p>0.330</text:p>
          </table:table-cell>
          <table:table-cell table:style-name="ce69" table:formula="of:=100*([.G34]/[.B34]) - 100" office:value-type="float" office:value="0.330396475770939" calcext:value-type="float">
            <text:p>0.330</text:p>
          </table:table-cell>
          <table:table-cell table:style-name="ce71" table:formula="of:=100*([.I34]/[.B34]) - 100" office:value-type="float" office:value="0.183553597650516" calcext:value-type="float">
            <text:p>0.184</text:p>
          </table:table-cell>
          <table:table-cell table:style-name="ce73" table:formula="of:=100*([.K34]/[.B34]) - 100" office:value-type="float" office:value="0.330396475770939" calcext:value-type="float">
            <text:p>0.3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36" calcext:value-type="float">
            <text:p>2836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43" calcext:value-type="float">
            <text:p>2843</text:p>
          </table:table-cell>
          <table:table-cell table:style-name="ce28" office:value-type="float" office:value="0.0110324" calcext:value-type="float">
            <text:p>0.0110324</text:p>
          </table:table-cell>
          <table:table-cell table:style-name="ce19" office:value-type="float" office:value="2843" calcext:value-type="float">
            <text:p>2843</text:p>
          </table:table-cell>
          <table:table-cell table:style-name="ce43" office:value-type="float" office:value="0.0018513" calcext:value-type="float">
            <text:p>1.85E-03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3056" calcext:value-type="float">
            <text:p>0.3056</text:p>
          </table:table-cell>
          <table:table-cell table:style-name="ce19" office:value-type="float" office:value="2843" calcext:value-type="float">
            <text:p>2843</text:p>
          </table:table-cell>
          <table:table-cell table:style-name="ce28" office:value-type="float" office:value="0.303258" calcext:value-type="float">
            <text:p>0.303258</text:p>
          </table:table-cell>
          <table:table-cell table:style-name="ce66" table:formula="of:=100*([.E35]/[.B35]) - 100" office:value-type="float" office:value="0.24682651622004" calcext:value-type="float">
            <text:p>0.247</text:p>
          </table:table-cell>
          <table:table-cell table:style-name="ce69" table:formula="of:=100*([.G35]/[.B35]) - 100" office:value-type="float" office:value="0.24682651622004" calcext:value-type="float">
            <text:p>0.247</text:p>
          </table:table-cell>
          <table:table-cell table:style-name="ce71" table:formula="of:=100*([.I35]/[.B35]) - 100" office:value-type="float" office:value="0.0705218617771664" calcext:value-type="float">
            <text:p>0.071</text:p>
          </table:table-cell>
          <table:table-cell table:style-name="ce73" table:formula="of:=100*([.K35]/[.B35]) - 100" office:value-type="float" office:value="0.24682651622004" calcext:value-type="float">
            <text:p>0.24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21" calcext:value-type="float">
            <text:p>262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625" calcext:value-type="float">
            <text:p>2625</text:p>
          </table:table-cell>
          <table:table-cell table:style-name="ce28" office:value-type="float" office:value="0.0106987" calcext:value-type="float">
            <text:p>0.0106987</text:p>
          </table:table-cell>
          <table:table-cell table:style-name="ce19" office:value-type="float" office:value="2625" calcext:value-type="float">
            <text:p>2625</text:p>
          </table:table-cell>
          <table:table-cell table:style-name="ce43" office:value-type="float" office:value="0.00173646" calcext:value-type="float">
            <text:p>1.74E-03</text:p>
          </table:table-cell>
          <table:table-cell table:style-name="ce19" office:value-type="float" office:value="2625" calcext:value-type="float">
            <text:p>2625</text:p>
          </table:table-cell>
          <table:table-cell table:style-name="ce28" office:value-type="float" office:value="0.301329" calcext:value-type="float">
            <text:p>0.301329</text:p>
          </table:table-cell>
          <table:table-cell table:style-name="ce19" office:value-type="float" office:value="2649" calcext:value-type="float">
            <text:p>2649</text:p>
          </table:table-cell>
          <table:table-cell table:style-name="ce28" office:value-type="float" office:value="0.294758" calcext:value-type="float">
            <text:p>0.294758</text:p>
          </table:table-cell>
          <table:table-cell table:style-name="ce66" table:formula="of:=100*([.E36]/[.B36]) - 100" office:value-type="float" office:value="0.152613506295324" calcext:value-type="float">
            <text:p>0.153</text:p>
          </table:table-cell>
          <table:table-cell table:style-name="ce69" table:formula="of:=100*([.G36]/[.B36]) - 100" office:value-type="float" office:value="0.152613506295324" calcext:value-type="float">
            <text:p>0.153</text:p>
          </table:table-cell>
          <table:table-cell table:style-name="ce71" table:formula="of:=100*([.I36]/[.B36]) - 100" office:value-type="float" office:value="0.152613506295324" calcext:value-type="float">
            <text:p>0.153</text:p>
          </table:table-cell>
          <table:table-cell table:style-name="ce73" table:formula="of:=100*([.K36]/[.B36]) - 100" office:value-type="float" office:value="1.06829454406716" calcext:value-type="float">
            <text:p>1.06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51" calcext:value-type="float">
            <text:p>275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0102849" calcext:value-type="float">
            <text:p>0.0102849</text:p>
          </table:table-cell>
          <table:table-cell table:style-name="ce19" office:value-type="float" office:value="2783" calcext:value-type="float">
            <text:p>2783</text:p>
          </table:table-cell>
          <table:table-cell table:style-name="ce43" office:value-type="float" office:value="0.00163812" calcext:value-type="float">
            <text:p>1.64E-03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300879" calcext:value-type="float">
            <text:p>0.300879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295532" calcext:value-type="float">
            <text:p>0.295532</text:p>
          </table:table-cell>
          <table:table-cell table:style-name="ce66" table:formula="of:=100*([.E37]/[.B37]) - 100" office:value-type="float" office:value="1.16321337695385" calcext:value-type="float">
            <text:p>1.163</text:p>
          </table:table-cell>
          <table:table-cell table:style-name="ce69" table:formula="of:=100*([.G37]/[.B37]) - 100" office:value-type="float" office:value="1.16321337695385" calcext:value-type="float">
            <text:p>1.163</text:p>
          </table:table-cell>
          <table:table-cell table:style-name="ce71" table:formula="of:=100*([.I37]/[.B37]) - 100" office:value-type="float" office:value="1.16321337695385" calcext:value-type="float">
            <text:p>1.163</text:p>
          </table:table-cell>
          <table:table-cell table:style-name="ce73" table:formula="of:=100*([.K37]/[.B37]) - 100" office:value-type="float" office:value="1.16321337695385" calcext:value-type="float">
            <text:p>1.1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63" calcext:value-type="float">
            <text:p>286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0106695" calcext:value-type="float">
            <text:p>0.0106695</text:p>
          </table:table-cell>
          <table:table-cell table:style-name="ce19" office:value-type="float" office:value="2868" calcext:value-type="float">
            <text:p>2868</text:p>
          </table:table-cell>
          <table:table-cell table:style-name="ce43" office:value-type="float" office:value="0.00165118" calcext:value-type="float">
            <text:p>1.65E-03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304359" calcext:value-type="float">
            <text:p>0.304359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294952" calcext:value-type="float">
            <text:p>0.294952</text:p>
          </table:table-cell>
          <table:table-cell table:style-name="ce66" table:formula="of:=100*([.E38]/[.B38]) - 100" office:value-type="float" office:value="0.174641983932929" calcext:value-type="float">
            <text:p>0.175</text:p>
          </table:table-cell>
          <table:table-cell table:style-name="ce69" table:formula="of:=100*([.G38]/[.B38]) - 100" office:value-type="float" office:value="0.174641983932929" calcext:value-type="float">
            <text:p>0.175</text:p>
          </table:table-cell>
          <table:table-cell table:style-name="ce71" table:formula="of:=100*([.I38]/[.B38]) - 100" office:value-type="float" office:value="0.174641983932929" calcext:value-type="float">
            <text:p>0.175</text:p>
          </table:table-cell>
          <table:table-cell table:style-name="ce73" table:formula="of:=100*([.K38]/[.B38]) - 100" office:value-type="float" office:value="0.174641983932929" calcext:value-type="float">
            <text:p>0.1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29" calcext:value-type="float">
            <text:p>282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0105514" calcext:value-type="float">
            <text:p>0.0105514</text:p>
          </table:table-cell>
          <table:table-cell table:style-name="ce19" office:value-type="float" office:value="2838" calcext:value-type="float">
            <text:p>2838</text:p>
          </table:table-cell>
          <table:table-cell table:style-name="ce43" office:value-type="float" office:value="0.00158743" calcext:value-type="float">
            <text:p>1.59E-03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309096" calcext:value-type="float">
            <text:p>0.309096</text:p>
          </table:table-cell>
          <table:table-cell table:style-name="ce19" office:value-type="float" office:value="2846" calcext:value-type="float">
            <text:p>2846</text:p>
          </table:table-cell>
          <table:table-cell table:style-name="ce28" office:value-type="float" office:value="0.291495" calcext:value-type="float">
            <text:p>0.291495</text:p>
          </table:table-cell>
          <table:table-cell table:style-name="ce66" table:formula="of:=100*([.E39]/[.B39]) - 100" office:value-type="float" office:value="0.318133616118772" calcext:value-type="float">
            <text:p>0.318</text:p>
          </table:table-cell>
          <table:table-cell table:style-name="ce69" table:formula="of:=100*([.G39]/[.B39]) - 100" office:value-type="float" office:value="0.318133616118772" calcext:value-type="float">
            <text:p>0.318</text:p>
          </table:table-cell>
          <table:table-cell table:style-name="ce71" table:formula="of:=100*([.I39]/[.B39]) - 100" office:value-type="float" office:value="0.318133616118772" calcext:value-type="float">
            <text:p>0.318</text:p>
          </table:table-cell>
          <table:table-cell table:style-name="ce73" table:formula="of:=100*([.K39]/[.B39]) - 100" office:value-type="float" office:value="0.600919052668786" calcext:value-type="float">
            <text:p>0.6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25" calcext:value-type="float">
            <text:p>272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52" calcext:value-type="float">
            <text:p>2752</text:p>
          </table:table-cell>
          <table:table-cell table:style-name="ce28" office:value-type="float" office:value="0.0105353" calcext:value-type="float">
            <text:p>0.0105353</text:p>
          </table:table-cell>
          <table:table-cell table:style-name="ce19" office:value-type="float" office:value="2752" calcext:value-type="float">
            <text:p>2752</text:p>
          </table:table-cell>
          <table:table-cell table:style-name="ce43" office:value-type="float" office:value="0.00163208" calcext:value-type="float">
            <text:p>1.63E-03</text:p>
          </table:table-cell>
          <table:table-cell table:style-name="ce19" office:value-type="float" office:value="2752" calcext:value-type="float">
            <text:p>2752</text:p>
          </table:table-cell>
          <table:table-cell table:style-name="ce28" office:value-type="float" office:value="0.297806" calcext:value-type="float">
            <text:p>0.297806</text:p>
          </table:table-cell>
          <table:table-cell table:style-name="ce19" office:value-type="float" office:value="2748" calcext:value-type="float">
            <text:p>2748</text:p>
          </table:table-cell>
          <table:table-cell table:style-name="ce28" office:value-type="float" office:value="0.296214" calcext:value-type="float">
            <text:p>0.296214</text:p>
          </table:table-cell>
          <table:table-cell table:style-name="ce66" table:formula="of:=100*([.E40]/[.B40]) - 100" office:value-type="float" office:value="0.9908256880734" calcext:value-type="float">
            <text:p>0.991</text:p>
          </table:table-cell>
          <table:table-cell table:style-name="ce69" table:formula="of:=100*([.G40]/[.B40]) - 100" office:value-type="float" office:value="0.9908256880734" calcext:value-type="float">
            <text:p>0.991</text:p>
          </table:table-cell>
          <table:table-cell table:style-name="ce71" table:formula="of:=100*([.I40]/[.B40]) - 100" office:value-type="float" office:value="0.9908256880734" calcext:value-type="float">
            <text:p>0.991</text:p>
          </table:table-cell>
          <table:table-cell table:style-name="ce73" table:formula="of:=100*([.K40]/[.B40]) - 100" office:value-type="float" office:value="0.844036697247702" calcext:value-type="float">
            <text:p>0.84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83" calcext:value-type="float">
            <text:p>268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694" calcext:value-type="float">
            <text:p>2694</text:p>
          </table:table-cell>
          <table:table-cell table:style-name="ce28" office:value-type="float" office:value="0.0103357" calcext:value-type="float">
            <text:p>0.0103357</text:p>
          </table:table-cell>
          <table:table-cell table:style-name="ce19" office:value-type="float" office:value="2694" calcext:value-type="float">
            <text:p>2694</text:p>
          </table:table-cell>
          <table:table-cell table:style-name="ce43" office:value-type="float" office:value="0.00160901" calcext:value-type="float">
            <text:p>1.61E-03</text:p>
          </table:table-cell>
          <table:table-cell table:style-name="ce19" office:value-type="float" office:value="2694" calcext:value-type="float">
            <text:p>2694</text:p>
          </table:table-cell>
          <table:table-cell table:style-name="ce28" office:value-type="float" office:value="0.302531" calcext:value-type="float">
            <text:p>0.302531</text:p>
          </table:table-cell>
          <table:table-cell table:style-name="ce19" office:value-type="float" office:value="2704" calcext:value-type="float">
            <text:p>2704</text:p>
          </table:table-cell>
          <table:table-cell table:style-name="ce28" office:value-type="float" office:value="0.295674" calcext:value-type="float">
            <text:p>0.295674</text:p>
          </table:table-cell>
          <table:table-cell table:style-name="ce66" table:formula="of:=100*([.E41]/[.B41]) - 100" office:value-type="float" office:value="0.409988818486767" calcext:value-type="float">
            <text:p>0.410</text:p>
          </table:table-cell>
          <table:table-cell table:style-name="ce69" table:formula="of:=100*([.G41]/[.B41]) - 100" office:value-type="float" office:value="0.409988818486767" calcext:value-type="float">
            <text:p>0.410</text:p>
          </table:table-cell>
          <table:table-cell table:style-name="ce71" table:formula="of:=100*([.I41]/[.B41]) - 100" office:value-type="float" office:value="0.409988818486767" calcext:value-type="float">
            <text:p>0.410</text:p>
          </table:table-cell>
          <table:table-cell table:style-name="ce73" table:formula="of:=100*([.K41]/[.B41]) - 100" office:value-type="float" office:value="0.782705926202027" calcext:value-type="float">
            <text:p>0.78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554" calcext:value-type="float">
            <text:p>255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574" calcext:value-type="float">
            <text:p>2574</text:p>
          </table:table-cell>
          <table:table-cell table:style-name="ce28" office:value-type="float" office:value="0.0107182" calcext:value-type="float">
            <text:p>0.0107182</text:p>
          </table:table-cell>
          <table:table-cell table:style-name="ce19" office:value-type="float" office:value="2574" calcext:value-type="float">
            <text:p>2574</text:p>
          </table:table-cell>
          <table:table-cell table:style-name="ce43" office:value-type="float" office:value="0.00178566" calcext:value-type="float">
            <text:p>1.79E-03</text:p>
          </table:table-cell>
          <table:table-cell table:style-name="ce19" office:value-type="float" office:value="2574" calcext:value-type="float">
            <text:p>2574</text:p>
          </table:table-cell>
          <table:table-cell table:style-name="ce28" office:value-type="float" office:value="0.302112" calcext:value-type="float">
            <text:p>0.302112</text:p>
          </table:table-cell>
          <table:table-cell table:style-name="ce19" office:value-type="float" office:value="2581" calcext:value-type="float">
            <text:p>2581</text:p>
          </table:table-cell>
          <table:table-cell table:style-name="ce28" office:value-type="float" office:value="0.295978" calcext:value-type="float">
            <text:p>0.295978</text:p>
          </table:table-cell>
          <table:table-cell table:style-name="ce66" table:formula="of:=100*([.E42]/[.B42]) - 100" office:value-type="float" office:value="0.783085356303843" calcext:value-type="float">
            <text:p>0.783</text:p>
          </table:table-cell>
          <table:table-cell table:style-name="ce69" table:formula="of:=100*([.G42]/[.B42]) - 100" office:value-type="float" office:value="0.783085356303843" calcext:value-type="float">
            <text:p>0.783</text:p>
          </table:table-cell>
          <table:table-cell table:style-name="ce71" table:formula="of:=100*([.I42]/[.B42]) - 100" office:value-type="float" office:value="0.783085356303843" calcext:value-type="float">
            <text:p>0.783</text:p>
          </table:table-cell>
          <table:table-cell table:style-name="ce73" table:formula="of:=100*([.K42]/[.B42]) - 100" office:value-type="float" office:value="1.05716523101019" calcext:value-type="float">
            <text:p>1.05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82" calcext:value-type="float">
            <text:p>278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0105347" calcext:value-type="float">
            <text:p>0.0105347</text:p>
          </table:table-cell>
          <table:table-cell table:style-name="ce19" office:value-type="float" office:value="2792" calcext:value-type="float">
            <text:p>2792</text:p>
          </table:table-cell>
          <table:table-cell table:style-name="ce43" office:value-type="float" office:value="0.00163931" calcext:value-type="float">
            <text:p>1.64E-03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298183" calcext:value-type="float">
            <text:p>0.298183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292515" calcext:value-type="float">
            <text:p>0.292515</text:p>
          </table:table-cell>
          <table:table-cell table:style-name="ce66" table:formula="of:=100*([.E43]/[.B43]) - 100" office:value-type="float" office:value="0.359453630481667" calcext:value-type="float">
            <text:p>0.359</text:p>
          </table:table-cell>
          <table:table-cell table:style-name="ce69" table:formula="of:=100*([.G43]/[.B43]) - 100" office:value-type="float" office:value="0.359453630481667" calcext:value-type="float">
            <text:p>0.359</text:p>
          </table:table-cell>
          <table:table-cell table:style-name="ce71" table:formula="of:=100*([.I43]/[.B43]) - 100" office:value-type="float" office:value="0.359453630481667" calcext:value-type="float">
            <text:p>0.359</text:p>
          </table:table-cell>
          <table:table-cell table:style-name="ce73" table:formula="of:=100*([.K43]/[.B43]) - 100" office:value-type="float" office:value="0.359453630481667" calcext:value-type="float">
            <text:p>0.35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37" calcext:value-type="float">
            <text:p>303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68" calcext:value-type="float">
            <text:p>3168</text:p>
          </table:table-cell>
          <table:table-cell table:style-name="ce28" office:value-type="float" office:value="0.0164254" calcext:value-type="float">
            <text:p>0.0164254</text:p>
          </table:table-cell>
          <table:table-cell table:style-name="ce19" office:value-type="float" office:value="3168" calcext:value-type="float">
            <text:p>3168</text:p>
          </table:table-cell>
          <table:table-cell table:style-name="ce43" office:value-type="float" office:value="0.00256195" calcext:value-type="float">
            <text:p>2.56E-03</text:p>
          </table:table-cell>
          <table:table-cell table:style-name="ce19" office:value-type="float" office:value="3163" calcext:value-type="float">
            <text:p>3163</text:p>
          </table:table-cell>
          <table:table-cell table:style-name="ce28" office:value-type="float" office:value="0.375617" calcext:value-type="float">
            <text:p>0.375617</text:p>
          </table:table-cell>
          <table:table-cell table:style-name="ce19" office:value-type="float" office:value="3232" calcext:value-type="float">
            <text:p>3232</text:p>
          </table:table-cell>
          <table:table-cell table:style-name="ce28" office:value-type="float" office:value="0.363233" calcext:value-type="float">
            <text:p>0.363233</text:p>
          </table:table-cell>
          <table:table-cell table:style-name="ce66" table:formula="of:=100*([.E44]/[.B44]) - 100" office:value-type="float" office:value="4.31346723740533" calcext:value-type="float">
            <text:p>4.313</text:p>
          </table:table-cell>
          <table:table-cell table:style-name="ce69" table:formula="of:=100*([.G44]/[.B44]) - 100" office:value-type="float" office:value="4.31346723740533" calcext:value-type="float">
            <text:p>4.313</text:p>
          </table:table-cell>
          <table:table-cell table:style-name="ce71" table:formula="of:=100*([.I44]/[.B44]) - 100" office:value-type="float" office:value="4.14883108330591" calcext:value-type="float">
            <text:p>4.149</text:p>
          </table:table-cell>
          <table:table-cell table:style-name="ce73" table:formula="of:=100*([.K44]/[.B44]) - 100" office:value-type="float" office:value="6.42081000987818" calcext:value-type="float">
            <text:p>6.4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911" calcext:value-type="float">
            <text:p>291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0163804" calcext:value-type="float">
            <text:p>0.0163804</text:p>
          </table:table-cell>
          <table:table-cell table:style-name="ce19" office:value-type="float" office:value="3021" calcext:value-type="float">
            <text:p>3021</text:p>
          </table:table-cell>
          <table:table-cell table:style-name="ce43" office:value-type="float" office:value="0.00231645" calcext:value-type="float">
            <text:p>2.32E-03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374554" calcext:value-type="float">
            <text:p>0.374554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364501" calcext:value-type="float">
            <text:p>0.364501</text:p>
          </table:table-cell>
          <table:table-cell table:style-name="ce66" table:formula="of:=100*([.E45]/[.B45]) - 100" office:value-type="float" office:value="3.77877018206803" calcext:value-type="float">
            <text:p>3.779</text:p>
          </table:table-cell>
          <table:table-cell table:style-name="ce69" table:formula="of:=100*([.G45]/[.B45]) - 100" office:value-type="float" office:value="3.77877018206803" calcext:value-type="float">
            <text:p>3.779</text:p>
          </table:table-cell>
          <table:table-cell table:style-name="ce71" table:formula="of:=100*([.I45]/[.B45]) - 100" office:value-type="float" office:value="3.77877018206803" calcext:value-type="float">
            <text:p>3.779</text:p>
          </table:table-cell>
          <table:table-cell table:style-name="ce73" table:formula="of:=100*([.K45]/[.B45]) - 100" office:value-type="float" office:value="3.77877018206803" calcext:value-type="float">
            <text:p>3.77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71" calcext:value-type="float">
            <text:p>287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36" calcext:value-type="float">
            <text:p>3036</text:p>
          </table:table-cell>
          <table:table-cell table:style-name="ce28" office:value-type="float" office:value="0.0171083" calcext:value-type="float">
            <text:p>0.0171083</text:p>
          </table:table-cell>
          <table:table-cell table:style-name="ce19" office:value-type="float" office:value="3036" calcext:value-type="float">
            <text:p>3036</text:p>
          </table:table-cell>
          <table:table-cell table:style-name="ce43" office:value-type="float" office:value="0.00237218" calcext:value-type="float">
            <text:p>2.37E-03</text:p>
          </table:table-cell>
          <table:table-cell table:style-name="ce19" office:value-type="float" office:value="3008" calcext:value-type="float">
            <text:p>3008</text:p>
          </table:table-cell>
          <table:table-cell table:style-name="ce28" office:value-type="float" office:value="0.366405" calcext:value-type="float">
            <text:p>0.366405</text:p>
          </table:table-cell>
          <table:table-cell table:style-name="ce19" office:value-type="float" office:value="3014" calcext:value-type="float">
            <text:p>3014</text:p>
          </table:table-cell>
          <table:table-cell table:style-name="ce28" office:value-type="float" office:value="0.363442" calcext:value-type="float">
            <text:p>0.363442</text:p>
          </table:table-cell>
          <table:table-cell table:style-name="ce66" table:formula="of:=100*([.E46]/[.B46]) - 100" office:value-type="float" office:value="5.74712643678161" calcext:value-type="float">
            <text:p>5.747</text:p>
          </table:table-cell>
          <table:table-cell table:style-name="ce69" table:formula="of:=100*([.G46]/[.B46]) - 100" office:value-type="float" office:value="5.74712643678161" calcext:value-type="float">
            <text:p>5.747</text:p>
          </table:table-cell>
          <table:table-cell table:style-name="ce71" table:formula="of:=100*([.I46]/[.B46]) - 100" office:value-type="float" office:value="4.77185649599443" calcext:value-type="float">
            <text:p>4.772</text:p>
          </table:table-cell>
          <table:table-cell table:style-name="ce73" table:formula="of:=100*([.K46]/[.B46]) - 100" office:value-type="float" office:value="4.98084291187739" calcext:value-type="float">
            <text:p>4.9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67" calcext:value-type="float">
            <text:p>306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94" calcext:value-type="float">
            <text:p>3194</text:p>
          </table:table-cell>
          <table:table-cell table:style-name="ce28" office:value-type="float" office:value="0.0160485" calcext:value-type="float">
            <text:p>0.0160485</text:p>
          </table:table-cell>
          <table:table-cell table:style-name="ce19" office:value-type="float" office:value="3194" calcext:value-type="float">
            <text:p>3194</text:p>
          </table:table-cell>
          <table:table-cell table:style-name="ce43" office:value-type="float" office:value="0.00247362" calcext:value-type="float">
            <text:p>2.47E-03</text:p>
          </table:table-cell>
          <table:table-cell table:style-name="ce19" office:value-type="float" office:value="3174" calcext:value-type="float">
            <text:p>3174</text:p>
          </table:table-cell>
          <table:table-cell table:style-name="ce28" office:value-type="float" office:value="0.37446" calcext:value-type="float">
            <text:p>0.37446</text:p>
          </table:table-cell>
          <table:table-cell table:style-name="ce19" office:value-type="float" office:value="3174" calcext:value-type="float">
            <text:p>3174</text:p>
          </table:table-cell>
          <table:table-cell table:style-name="ce28" office:value-type="float" office:value="0.363084" calcext:value-type="float">
            <text:p>0.363084</text:p>
          </table:table-cell>
          <table:table-cell table:style-name="ce66" table:formula="of:=100*([.E47]/[.B47]) - 100" office:value-type="float" office:value="4.14085425497228" calcext:value-type="float">
            <text:p>4.141</text:p>
          </table:table-cell>
          <table:table-cell table:style-name="ce69" table:formula="of:=100*([.G47]/[.B47]) - 100" office:value-type="float" office:value="4.14085425497228" calcext:value-type="float">
            <text:p>4.141</text:p>
          </table:table-cell>
          <table:table-cell table:style-name="ce71" table:formula="of:=100*([.I47]/[.B47]) - 100" office:value-type="float" office:value="3.48875122269318" calcext:value-type="float">
            <text:p>3.489</text:p>
          </table:table-cell>
          <table:table-cell table:style-name="ce73" table:formula="of:=100*([.K47]/[.B47]) - 100" office:value-type="float" office:value="3.48875122269318" calcext:value-type="float">
            <text:p>3.48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11" calcext:value-type="float">
            <text:p>301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59" calcext:value-type="float">
            <text:p>3159</text:p>
          </table:table-cell>
          <table:table-cell table:style-name="ce28" office:value-type="float" office:value="0.0165512" calcext:value-type="float">
            <text:p>0.0165512</text:p>
          </table:table-cell>
          <table:table-cell table:style-name="ce19" office:value-type="float" office:value="3159" calcext:value-type="float">
            <text:p>3159</text:p>
          </table:table-cell>
          <table:table-cell table:style-name="ce43" office:value-type="float" office:value="0.00226293" calcext:value-type="float">
            <text:p>2.26E-03</text:p>
          </table:table-cell>
          <table:table-cell table:style-name="ce19" office:value-type="float" office:value="3150" calcext:value-type="float">
            <text:p>3150</text:p>
          </table:table-cell>
          <table:table-cell table:style-name="ce28" office:value-type="float" office:value="0.370132" calcext:value-type="float">
            <text:p>0.370132</text:p>
          </table:table-cell>
          <table:table-cell table:style-name="ce19" office:value-type="float" office:value="3185" calcext:value-type="float">
            <text:p>3185</text:p>
          </table:table-cell>
          <table:table-cell table:style-name="ce28" office:value-type="float" office:value="0.365067" calcext:value-type="float">
            <text:p>0.365067</text:p>
          </table:table-cell>
          <table:table-cell table:style-name="ce66" table:formula="of:=100*([.E48]/[.B48]) - 100" office:value-type="float" office:value="4.91531052806377" calcext:value-type="float">
            <text:p>4.915</text:p>
          </table:table-cell>
          <table:table-cell table:style-name="ce69" table:formula="of:=100*([.G48]/[.B48]) - 100" office:value-type="float" office:value="4.91531052806377" calcext:value-type="float">
            <text:p>4.915</text:p>
          </table:table-cell>
          <table:table-cell table:style-name="ce71" table:formula="of:=100*([.I48]/[.B48]) - 100" office:value-type="float" office:value="4.61640650946529" calcext:value-type="float">
            <text:p>4.616</text:p>
          </table:table-cell>
          <table:table-cell table:style-name="ce73" table:formula="of:=100*([.K48]/[.B48]) - 100" office:value-type="float" office:value="5.77881102623714" calcext:value-type="float">
            <text:p>5.77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21" calcext:value-type="float">
            <text:p>302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78" calcext:value-type="float">
            <text:p>3178</text:p>
          </table:table-cell>
          <table:table-cell table:style-name="ce28" office:value-type="float" office:value="0.0171159" calcext:value-type="float">
            <text:p>0.0171159</text:p>
          </table:table-cell>
          <table:table-cell table:style-name="ce19" office:value-type="float" office:value="3178" calcext:value-type="float">
            <text:p>3178</text:p>
          </table:table-cell>
          <table:table-cell table:style-name="ce43" office:value-type="float" office:value="0.00251938" calcext:value-type="float">
            <text:p>2.52E-03</text:p>
          </table:table-cell>
          <table:table-cell table:style-name="ce19" office:value-type="float" office:value="3172" calcext:value-type="float">
            <text:p>3172</text:p>
          </table:table-cell>
          <table:table-cell table:style-name="ce28" office:value-type="float" office:value="0.377936" calcext:value-type="float">
            <text:p>0.377936</text:p>
          </table:table-cell>
          <table:table-cell table:style-name="ce19" office:value-type="float" office:value="3172" calcext:value-type="float">
            <text:p>3172</text:p>
          </table:table-cell>
          <table:table-cell table:style-name="ce28" office:value-type="float" office:value="0.371037" calcext:value-type="float">
            <text:p>0.371037</text:p>
          </table:table-cell>
          <table:table-cell table:style-name="ce66" table:formula="of:=100*([.E49]/[.B49]) - 100" office:value-type="float" office:value="5.1969546507779" calcext:value-type="float">
            <text:p>5.197</text:p>
          </table:table-cell>
          <table:table-cell table:style-name="ce69" table:formula="of:=100*([.G49]/[.B49]) - 100" office:value-type="float" office:value="5.1969546507779" calcext:value-type="float">
            <text:p>5.197</text:p>
          </table:table-cell>
          <table:table-cell table:style-name="ce71" table:formula="of:=100*([.I49]/[.B49]) - 100" office:value-type="float" office:value="4.99834491890103" calcext:value-type="float">
            <text:p>4.998</text:p>
          </table:table-cell>
          <table:table-cell table:style-name="ce73" table:formula="of:=100*([.K49]/[.B49]) - 100" office:value-type="float" office:value="4.99834491890103" calcext:value-type="float">
            <text:p>4.99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124" calcext:value-type="float">
            <text:p>312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277" calcext:value-type="float">
            <text:p>3277</text:p>
          </table:table-cell>
          <table:table-cell table:style-name="ce28" office:value-type="float" office:value="0.0163922" calcext:value-type="float">
            <text:p>0.0163922</text:p>
          </table:table-cell>
          <table:table-cell table:style-name="ce19" office:value-type="float" office:value="3277" calcext:value-type="float">
            <text:p>3277</text:p>
          </table:table-cell>
          <table:table-cell table:style-name="ce43" office:value-type="float" office:value="0.00217502" calcext:value-type="float">
            <text:p>2.18E-03</text:p>
          </table:table-cell>
          <table:table-cell table:style-name="ce19" office:value-type="float" office:value="3277" calcext:value-type="float">
            <text:p>3277</text:p>
          </table:table-cell>
          <table:table-cell table:style-name="ce28" office:value-type="float" office:value="0.37152" calcext:value-type="float">
            <text:p>0.37152</text:p>
          </table:table-cell>
          <table:table-cell table:style-name="ce19" office:value-type="float" office:value="3278" calcext:value-type="float">
            <text:p>3278</text:p>
          </table:table-cell>
          <table:table-cell table:style-name="ce28" office:value-type="float" office:value="0.364336" calcext:value-type="float">
            <text:p>0.364336</text:p>
          </table:table-cell>
          <table:table-cell table:style-name="ce66" table:formula="of:=100*([.E50]/[.B50]) - 100" office:value-type="float" office:value="4.89756722151088" calcext:value-type="float">
            <text:p>4.898</text:p>
          </table:table-cell>
          <table:table-cell table:style-name="ce69" table:formula="of:=100*([.G50]/[.B50]) - 100" office:value-type="float" office:value="4.89756722151088" calcext:value-type="float">
            <text:p>4.898</text:p>
          </table:table-cell>
          <table:table-cell table:style-name="ce71" table:formula="of:=100*([.I50]/[.B50]) - 100" office:value-type="float" office:value="4.89756722151088" calcext:value-type="float">
            <text:p>4.898</text:p>
          </table:table-cell>
          <table:table-cell table:style-name="ce73" table:formula="of:=100*([.K50]/[.B50]) - 100" office:value-type="float" office:value="4.92957746478872" calcext:value-type="float">
            <text:p>4.9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48" calcext:value-type="float">
            <text:p>304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93" calcext:value-type="float">
            <text:p>3193</text:p>
          </table:table-cell>
          <table:table-cell table:style-name="ce28" office:value-type="float" office:value="0.0159489" calcext:value-type="float">
            <text:p>0.0159489</text:p>
          </table:table-cell>
          <table:table-cell table:style-name="ce19" office:value-type="float" office:value="3193" calcext:value-type="float">
            <text:p>3193</text:p>
          </table:table-cell>
          <table:table-cell table:style-name="ce43" office:value-type="float" office:value="0.00222801" calcext:value-type="float">
            <text:p>2.23E-03</text:p>
          </table:table-cell>
          <table:table-cell table:style-name="ce19" office:value-type="float" office:value="3192" calcext:value-type="float">
            <text:p>3192</text:p>
          </table:table-cell>
          <table:table-cell table:style-name="ce28" office:value-type="float" office:value="0.368934" calcext:value-type="float">
            <text:p>0.368934</text:p>
          </table:table-cell>
          <table:table-cell table:style-name="ce19" office:value-type="float" office:value="3224" calcext:value-type="float">
            <text:p>3224</text:p>
          </table:table-cell>
          <table:table-cell table:style-name="ce28" office:value-type="float" office:value="0.367555" calcext:value-type="float">
            <text:p>0.367555</text:p>
          </table:table-cell>
          <table:table-cell table:style-name="ce66" table:formula="of:=100*([.E51]/[.B51]) - 100" office:value-type="float" office:value="4.75721784776904" calcext:value-type="float">
            <text:p>4.757</text:p>
          </table:table-cell>
          <table:table-cell table:style-name="ce69" table:formula="of:=100*([.G51]/[.B51]) - 100" office:value-type="float" office:value="4.75721784776904" calcext:value-type="float">
            <text:p>4.757</text:p>
          </table:table-cell>
          <table:table-cell table:style-name="ce71" table:formula="of:=100*([.I51]/[.B51]) - 100" office:value-type="float" office:value="4.72440944881889" calcext:value-type="float">
            <text:p>4.724</text:p>
          </table:table-cell>
          <table:table-cell table:style-name="ce73" table:formula="of:=100*([.K51]/[.B51]) - 100" office:value-type="float" office:value="5.77427821522309" calcext:value-type="float">
            <text:p>5.77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910" calcext:value-type="float">
            <text:p>291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15" calcext:value-type="float">
            <text:p>3015</text:p>
          </table:table-cell>
          <table:table-cell table:style-name="ce28" office:value-type="float" office:value="0.0162315" calcext:value-type="float">
            <text:p>0.0162315</text:p>
          </table:table-cell>
          <table:table-cell table:style-name="ce19" office:value-type="float" office:value="3015" calcext:value-type="float">
            <text:p>3015</text:p>
          </table:table-cell>
          <table:table-cell table:style-name="ce43" office:value-type="float" office:value="0.00221066" calcext:value-type="float">
            <text:p>2.21E-03</text:p>
          </table:table-cell>
          <table:table-cell table:style-name="ce19" office:value-type="float" office:value="3015" calcext:value-type="float">
            <text:p>3015</text:p>
          </table:table-cell>
          <table:table-cell table:style-name="ce28" office:value-type="float" office:value="0.36649" calcext:value-type="float">
            <text:p>0.36649</text:p>
          </table:table-cell>
          <table:table-cell table:style-name="ce19" office:value-type="float" office:value="3025" calcext:value-type="float">
            <text:p>3025</text:p>
          </table:table-cell>
          <table:table-cell table:style-name="ce28" office:value-type="float" office:value="0.362028" calcext:value-type="float">
            <text:p>0.362028</text:p>
          </table:table-cell>
          <table:table-cell table:style-name="ce66" table:formula="of:=100*([.E52]/[.B52]) - 100" office:value-type="float" office:value="3.60824742268042" calcext:value-type="float">
            <text:p>3.608</text:p>
          </table:table-cell>
          <table:table-cell table:style-name="ce69" table:formula="of:=100*([.G52]/[.B52]) - 100" office:value-type="float" office:value="3.60824742268042" calcext:value-type="float">
            <text:p>3.608</text:p>
          </table:table-cell>
          <table:table-cell table:style-name="ce71" table:formula="of:=100*([.I52]/[.B52]) - 100" office:value-type="float" office:value="3.60824742268042" calcext:value-type="float">
            <text:p>3.608</text:p>
          </table:table-cell>
          <table:table-cell table:style-name="ce73" table:formula="of:=100*([.K52]/[.B52]) - 100" office:value-type="float" office:value="3.95189003436427" calcext:value-type="float">
            <text:p>3.95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100" calcext:value-type="float">
            <text:p>31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257" calcext:value-type="float">
            <text:p>3257</text:p>
          </table:table-cell>
          <table:table-cell table:style-name="ce28" office:value-type="float" office:value="0.01625" calcext:value-type="float">
            <text:p>0.01625</text:p>
          </table:table-cell>
          <table:table-cell table:style-name="ce19" office:value-type="float" office:value="3257" calcext:value-type="float">
            <text:p>3257</text:p>
          </table:table-cell>
          <table:table-cell table:style-name="ce43" office:value-type="float" office:value="0.0024261" calcext:value-type="float">
            <text:p>2.43E-03</text:p>
          </table:table-cell>
          <table:table-cell table:style-name="ce19" office:value-type="float" office:value="3257" calcext:value-type="float">
            <text:p>3257</text:p>
          </table:table-cell>
          <table:table-cell table:style-name="ce28" office:value-type="float" office:value="0.373153" calcext:value-type="float">
            <text:p>0.373153</text:p>
          </table:table-cell>
          <table:table-cell table:style-name="ce19" office:value-type="float" office:value="3264" calcext:value-type="float">
            <text:p>3264</text:p>
          </table:table-cell>
          <table:table-cell table:style-name="ce28" office:value-type="float" office:value="0.368315" calcext:value-type="float">
            <text:p>0.368315</text:p>
          </table:table-cell>
          <table:table-cell table:style-name="ce66" table:formula="of:=100*([.E53]/[.B53]) - 100" office:value-type="float" office:value="5.06451612903224" calcext:value-type="float">
            <text:p>5.065</text:p>
          </table:table-cell>
          <table:table-cell table:style-name="ce69" table:formula="of:=100*([.G53]/[.B53]) - 100" office:value-type="float" office:value="5.06451612903224" calcext:value-type="float">
            <text:p>5.065</text:p>
          </table:table-cell>
          <table:table-cell table:style-name="ce71" table:formula="of:=100*([.I53]/[.B53]) - 100" office:value-type="float" office:value="5.06451612903224" calcext:value-type="float">
            <text:p>5.065</text:p>
          </table:table-cell>
          <table:table-cell table:style-name="ce73" table:formula="of:=100*([.K53]/[.B53]) - 100" office:value-type="float" office:value="5.29032258064517" calcext:value-type="float">
            <text:p>5.2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886" calcext:value-type="float">
            <text:p>3886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4024" calcext:value-type="float">
            <text:p>4024</text:p>
          </table:table-cell>
          <table:table-cell table:style-name="ce28" office:value-type="float" office:value="0.0268164" calcext:value-type="float">
            <text:p>0.0268164</text:p>
          </table:table-cell>
          <table:table-cell table:style-name="ce19" office:value-type="float" office:value="4024" calcext:value-type="float">
            <text:p>4024</text:p>
          </table:table-cell>
          <table:table-cell table:style-name="ce43" office:value-type="float" office:value="0.00350503" calcext:value-type="float">
            <text:p>3.51E-03</text:p>
          </table:table-cell>
          <table:table-cell table:style-name="ce19" office:value-type="float" office:value="4036" calcext:value-type="float">
            <text:p>4036</text:p>
          </table:table-cell>
          <table:table-cell table:style-name="ce28" office:value-type="float" office:value="0.496225" calcext:value-type="float">
            <text:p>0.496225</text:p>
          </table:table-cell>
          <table:table-cell table:style-name="ce19" office:value-type="float" office:value="4097" calcext:value-type="float">
            <text:p>4097</text:p>
          </table:table-cell>
          <table:table-cell table:style-name="ce28" office:value-type="float" office:value="0.494416" calcext:value-type="float">
            <text:p>0.494416</text:p>
          </table:table-cell>
          <table:table-cell table:style-name="ce66" table:formula="of:=100*([.E54]/[.B54]) - 100" office:value-type="float" office:value="3.55120946989192" calcext:value-type="float">
            <text:p>3.551</text:p>
          </table:table-cell>
          <table:table-cell table:style-name="ce69" table:formula="of:=100*([.G54]/[.B54]) - 100" office:value-type="float" office:value="3.55120946989192" calcext:value-type="float">
            <text:p>3.551</text:p>
          </table:table-cell>
          <table:table-cell table:style-name="ce71" table:formula="of:=100*([.I54]/[.B54]) - 100" office:value-type="float" office:value="3.86001029336079" calcext:value-type="float">
            <text:p>3.860</text:p>
          </table:table-cell>
          <table:table-cell table:style-name="ce73" table:formula="of:=100*([.K54]/[.B54]) - 100" office:value-type="float" office:value="5.42974781266084" calcext:value-type="float">
            <text:p>5.4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3" calcext:value-type="float">
            <text:p>37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21" calcext:value-type="float">
            <text:p>3921</text:p>
          </table:table-cell>
          <table:table-cell table:style-name="ce28" office:value-type="float" office:value="0.0263293" calcext:value-type="float">
            <text:p>0.0263293</text:p>
          </table:table-cell>
          <table:table-cell table:style-name="ce19" office:value-type="float" office:value="3921" calcext:value-type="float">
            <text:p>3921</text:p>
          </table:table-cell>
          <table:table-cell table:style-name="ce43" office:value-type="float" office:value="0.0032347" calcext:value-type="float">
            <text:p>3.23E-03</text:p>
          </table:table-cell>
          <table:table-cell table:style-name="ce19" office:value-type="float" office:value="3930" calcext:value-type="float">
            <text:p>3930</text:p>
          </table:table-cell>
          <table:table-cell table:style-name="ce28" office:value-type="float" office:value="0.493416" calcext:value-type="float">
            <text:p>0.493416</text:p>
          </table:table-cell>
          <table:table-cell table:style-name="ce19" office:value-type="float" office:value="4023" calcext:value-type="float">
            <text:p>4023</text:p>
          </table:table-cell>
          <table:table-cell table:style-name="ce28" office:value-type="float" office:value="0.490941" calcext:value-type="float">
            <text:p>0.490941</text:p>
          </table:table-cell>
          <table:table-cell table:style-name="ce66" table:formula="of:=100*([.E55]/[.B55]) - 100" office:value-type="float" office:value="5.0361639432092" calcext:value-type="float">
            <text:p>5.036</text:p>
          </table:table-cell>
          <table:table-cell table:style-name="ce69" table:formula="of:=100*([.G55]/[.B55]) - 100" office:value-type="float" office:value="5.0361639432092" calcext:value-type="float">
            <text:p>5.036</text:p>
          </table:table-cell>
          <table:table-cell table:style-name="ce71" table:formula="of:=100*([.I55]/[.B55]) - 100" office:value-type="float" office:value="5.27725689793732" calcext:value-type="float">
            <text:p>5.277</text:p>
          </table:table-cell>
          <table:table-cell table:style-name="ce73" table:formula="of:=100*([.K55]/[.B55]) - 100" office:value-type="float" office:value="7.76855076346101" calcext:value-type="float">
            <text:p>7.76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673" calcext:value-type="float">
            <text:p>367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890" calcext:value-type="float">
            <text:p>3890</text:p>
          </table:table-cell>
          <table:table-cell table:style-name="ce28" office:value-type="float" office:value="0.0264788" calcext:value-type="float">
            <text:p>0.0264788</text:p>
          </table:table-cell>
          <table:table-cell table:style-name="ce19" office:value-type="float" office:value="3890" calcext:value-type="float">
            <text:p>3890</text:p>
          </table:table-cell>
          <table:table-cell table:style-name="ce43" office:value-type="float" office:value="0.00327099" calcext:value-type="float">
            <text:p>3.27E-03</text:p>
          </table:table-cell>
          <table:table-cell table:style-name="ce19" office:value-type="float" office:value="3862" calcext:value-type="float">
            <text:p>3862</text:p>
          </table:table-cell>
          <table:table-cell table:style-name="ce28" office:value-type="float" office:value="0.493166" calcext:value-type="float">
            <text:p>0.493166</text:p>
          </table:table-cell>
          <table:table-cell table:style-name="ce19" office:value-type="float" office:value="3939" calcext:value-type="float">
            <text:p>3939</text:p>
          </table:table-cell>
          <table:table-cell table:style-name="ce28" office:value-type="float" office:value="0.494591" calcext:value-type="float">
            <text:p>0.494591</text:p>
          </table:table-cell>
          <table:table-cell table:style-name="ce66" table:formula="of:=100*([.E56]/[.B56]) - 100" office:value-type="float" office:value="5.90797713041111" calcext:value-type="float">
            <text:p>5.908</text:p>
          </table:table-cell>
          <table:table-cell table:style-name="ce69" table:formula="of:=100*([.G56]/[.B56]) - 100" office:value-type="float" office:value="5.90797713041111" calcext:value-type="float">
            <text:p>5.908</text:p>
          </table:table-cell>
          <table:table-cell table:style-name="ce71" table:formula="of:=100*([.I56]/[.B56]) - 100" office:value-type="float" office:value="5.14565750068063" calcext:value-type="float">
            <text:p>5.146</text:p>
          </table:table-cell>
          <table:table-cell table:style-name="ce73" table:formula="of:=100*([.K56]/[.B56]) - 100" office:value-type="float" office:value="7.24203648243942" calcext:value-type="float">
            <text:p>7.24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55" calcext:value-type="float">
            <text:p>375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87" calcext:value-type="float">
            <text:p>3987</text:p>
          </table:table-cell>
          <table:table-cell table:style-name="ce28" office:value-type="float" office:value="0.0265375" calcext:value-type="float">
            <text:p>0.0265375</text:p>
          </table:table-cell>
          <table:table-cell table:style-name="ce19" office:value-type="float" office:value="3987" calcext:value-type="float">
            <text:p>3987</text:p>
          </table:table-cell>
          <table:table-cell table:style-name="ce43" office:value-type="float" office:value="0.0033592" calcext:value-type="float">
            <text:p>3.36E-03</text:p>
          </table:table-cell>
          <table:table-cell table:style-name="ce19" office:value-type="float" office:value="3958" calcext:value-type="float">
            <text:p>3958</text:p>
          </table:table-cell>
          <table:table-cell table:style-name="ce28" office:value-type="float" office:value="0.497848" calcext:value-type="float">
            <text:p>0.497848</text:p>
          </table:table-cell>
          <table:table-cell table:style-name="ce19" office:value-type="float" office:value="4034" calcext:value-type="float">
            <text:p>4034</text:p>
          </table:table-cell>
          <table:table-cell table:style-name="ce28" office:value-type="float" office:value="0.499717" calcext:value-type="float">
            <text:p>0.499717</text:p>
          </table:table-cell>
          <table:table-cell table:style-name="ce66" table:formula="of:=100*([.E57]/[.B57]) - 100" office:value-type="float" office:value="6.17842876165113" calcext:value-type="float">
            <text:p>6.178</text:p>
          </table:table-cell>
          <table:table-cell table:style-name="ce69" table:formula="of:=100*([.G57]/[.B57]) - 100" office:value-type="float" office:value="6.17842876165113" calcext:value-type="float">
            <text:p>6.178</text:p>
          </table:table-cell>
          <table:table-cell table:style-name="ce71" table:formula="of:=100*([.I57]/[.B57]) - 100" office:value-type="float" office:value="5.40612516644474" calcext:value-type="float">
            <text:p>5.406</text:p>
          </table:table-cell>
          <table:table-cell table:style-name="ce73" table:formula="of:=100*([.K57]/[.B57]) - 100" office:value-type="float" office:value="7.43009320905459" calcext:value-type="float">
            <text:p>7.4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648" calcext:value-type="float">
            <text:p>364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835" calcext:value-type="float">
            <text:p>3835</text:p>
          </table:table-cell>
          <table:table-cell table:style-name="ce28" office:value-type="float" office:value="0.0263112" calcext:value-type="float">
            <text:p>0.0263112</text:p>
          </table:table-cell>
          <table:table-cell table:style-name="ce19" office:value-type="float" office:value="3835" calcext:value-type="float">
            <text:p>3835</text:p>
          </table:table-cell>
          <table:table-cell table:style-name="ce43" office:value-type="float" office:value="0.00350558" calcext:value-type="float">
            <text:p>3.51E-03</text:p>
          </table:table-cell>
          <table:table-cell table:style-name="ce19" office:value-type="float" office:value="3846" calcext:value-type="float">
            <text:p>3846</text:p>
          </table:table-cell>
          <table:table-cell table:style-name="ce28" office:value-type="float" office:value="0.494046" calcext:value-type="float">
            <text:p>0.494046</text:p>
          </table:table-cell>
          <table:table-cell table:style-name="ce19" office:value-type="float" office:value="3900" calcext:value-type="float">
            <text:p>3900</text:p>
          </table:table-cell>
          <table:table-cell table:style-name="ce28" office:value-type="float" office:value="0.489647" calcext:value-type="float">
            <text:p>0.489647</text:p>
          </table:table-cell>
          <table:table-cell table:style-name="ce66" table:formula="of:=100*([.E58]/[.B58]) - 100" office:value-type="float" office:value="5.12609649122805" calcext:value-type="float">
            <text:p>5.126</text:p>
          </table:table-cell>
          <table:table-cell table:style-name="ce69" table:formula="of:=100*([.G58]/[.B58]) - 100" office:value-type="float" office:value="5.12609649122805" calcext:value-type="float">
            <text:p>5.126</text:p>
          </table:table-cell>
          <table:table-cell table:style-name="ce71" table:formula="of:=100*([.I58]/[.B58]) - 100" office:value-type="float" office:value="5.42763157894737" calcext:value-type="float">
            <text:p>5.428</text:p>
          </table:table-cell>
          <table:table-cell table:style-name="ce73" table:formula="of:=100*([.K58]/[.B58]) - 100" office:value-type="float" office:value="6.9078947368421" calcext:value-type="float">
            <text:p>6.90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19" calcext:value-type="float">
            <text:p>371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20" calcext:value-type="float">
            <text:p>3920</text:p>
          </table:table-cell>
          <table:table-cell table:style-name="ce28" office:value-type="float" office:value="0.0258203" calcext:value-type="float">
            <text:p>0.0258203</text:p>
          </table:table-cell>
          <table:table-cell table:style-name="ce19" office:value-type="float" office:value="3920" calcext:value-type="float">
            <text:p>3920</text:p>
          </table:table-cell>
          <table:table-cell table:style-name="ce43" office:value-type="float" office:value="0.00332205" calcext:value-type="float">
            <text:p>3.32E-03</text:p>
          </table:table-cell>
          <table:table-cell table:style-name="ce19" office:value-type="float" office:value="3867" calcext:value-type="float">
            <text:p>3867</text:p>
          </table:table-cell>
          <table:table-cell table:style-name="ce28" office:value-type="float" office:value="0.495837" calcext:value-type="float">
            <text:p>0.495837</text:p>
          </table:table-cell>
          <table:table-cell table:style-name="ce19" office:value-type="float" office:value="3943" calcext:value-type="float">
            <text:p>3943</text:p>
          </table:table-cell>
          <table:table-cell table:style-name="ce28" office:value-type="float" office:value="0.497128" calcext:value-type="float">
            <text:p>0.497128</text:p>
          </table:table-cell>
          <table:table-cell table:style-name="ce66" table:formula="of:=100*([.E59]/[.B59]) - 100" office:value-type="float" office:value="5.40467867706373" calcext:value-type="float">
            <text:p>5.405</text:p>
          </table:table-cell>
          <table:table-cell table:style-name="ce69" table:formula="of:=100*([.G59]/[.B59]) - 100" office:value-type="float" office:value="5.40467867706373" calcext:value-type="float">
            <text:p>5.405</text:p>
          </table:table-cell>
          <table:table-cell table:style-name="ce71" table:formula="of:=100*([.I59]/[.B59]) - 100" office:value-type="float" office:value="3.979564399032" calcext:value-type="float">
            <text:p>3.980</text:p>
          </table:table-cell>
          <table:table-cell table:style-name="ce73" table:formula="of:=100*([.K59]/[.B59]) - 100" office:value-type="float" office:value="6.02312449583222" calcext:value-type="float">
            <text:p>6.02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0" calcext:value-type="float">
            <text:p>373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0266811" calcext:value-type="float">
            <text:p>0.0266811</text:p>
          </table:table-cell>
          <table:table-cell table:style-name="ce19" office:value-type="float" office:value="3952" calcext:value-type="float">
            <text:p>3952</text:p>
          </table:table-cell>
          <table:table-cell table:style-name="ce43" office:value-type="float" office:value="0.00342707" calcext:value-type="float">
            <text:p>3.43E-03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503504" calcext:value-type="float">
            <text:p>0.503504</text:p>
          </table:table-cell>
          <table:table-cell table:style-name="ce19" office:value-type="float" office:value="4030" calcext:value-type="float">
            <text:p>4030</text:p>
          </table:table-cell>
          <table:table-cell table:style-name="ce28" office:value-type="float" office:value="0.495227" calcext:value-type="float">
            <text:p>0.495227</text:p>
          </table:table-cell>
          <table:table-cell table:style-name="ce66" table:formula="of:=100*([.E60]/[.B60]) - 100" office:value-type="float" office:value="5.95174262734584" calcext:value-type="float">
            <text:p>5.952</text:p>
          </table:table-cell>
          <table:table-cell table:style-name="ce69" table:formula="of:=100*([.G60]/[.B60]) - 100" office:value-type="float" office:value="5.95174262734584" calcext:value-type="float">
            <text:p>5.952</text:p>
          </table:table-cell>
          <table:table-cell table:style-name="ce71" table:formula="of:=100*([.I60]/[.B60]) - 100" office:value-type="float" office:value="5.95174262734584" calcext:value-type="float">
            <text:p>5.952</text:p>
          </table:table-cell>
          <table:table-cell table:style-name="ce73" table:formula="of:=100*([.K60]/[.B60]) - 100" office:value-type="float" office:value="8.04289544235925" calcext:value-type="float">
            <text:p>8.04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7" calcext:value-type="float">
            <text:p>373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30" calcext:value-type="float">
            <text:p>3930</text:p>
          </table:table-cell>
          <table:table-cell table:style-name="ce28" office:value-type="float" office:value="0.0266141" calcext:value-type="float">
            <text:p>0.0266141</text:p>
          </table:table-cell>
          <table:table-cell table:style-name="ce19" office:value-type="float" office:value="3930" calcext:value-type="float">
            <text:p>3930</text:p>
          </table:table-cell>
          <table:table-cell table:style-name="ce43" office:value-type="float" office:value="0.003548" calcext:value-type="float">
            <text:p>3.55E-03</text:p>
          </table:table-cell>
          <table:table-cell table:style-name="ce19" office:value-type="float" office:value="3933" calcext:value-type="float">
            <text:p>3933</text:p>
          </table:table-cell>
          <table:table-cell table:style-name="ce28" office:value-type="float" office:value="0.495549" calcext:value-type="float">
            <text:p>0.495549</text:p>
          </table:table-cell>
          <table:table-cell table:style-name="ce19" office:value-type="float" office:value="4023" calcext:value-type="float">
            <text:p>4023</text:p>
          </table:table-cell>
          <table:table-cell table:style-name="ce28" office:value-type="float" office:value="0.498092" calcext:value-type="float">
            <text:p>0.498092</text:p>
          </table:table-cell>
          <table:table-cell table:style-name="ce66" table:formula="of:=100*([.E61]/[.B61]) - 100" office:value-type="float" office:value="5.16457051110517" calcext:value-type="float">
            <text:p>5.165</text:p>
          </table:table-cell>
          <table:table-cell table:style-name="ce69" table:formula="of:=100*([.G61]/[.B61]) - 100" office:value-type="float" office:value="5.16457051110517" calcext:value-type="float">
            <text:p>5.165</text:p>
          </table:table-cell>
          <table:table-cell table:style-name="ce71" table:formula="of:=100*([.I61]/[.B61]) - 100" office:value-type="float" office:value="5.24484880920524" calcext:value-type="float">
            <text:p>5.245</text:p>
          </table:table-cell>
          <table:table-cell table:style-name="ce73" table:formula="of:=100*([.K61]/[.B61]) - 100" office:value-type="float" office:value="7.65319775220765" calcext:value-type="float">
            <text:p>7.65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72" calcext:value-type="float">
            <text:p>377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0259362" calcext:value-type="float">
            <text:p>0.0259362</text:p>
          </table:table-cell>
          <table:table-cell table:style-name="ce19" office:value-type="float" office:value="3952" calcext:value-type="float">
            <text:p>3952</text:p>
          </table:table-cell>
          <table:table-cell table:style-name="ce43" office:value-type="float" office:value="0.00334719" calcext:value-type="float">
            <text:p>3.35E-03</text:p>
          </table:table-cell>
          <table:table-cell table:style-name="ce19" office:value-type="float" office:value="3948" calcext:value-type="float">
            <text:p>3948</text:p>
          </table:table-cell>
          <table:table-cell table:style-name="ce28" office:value-type="float" office:value="0.497505" calcext:value-type="float">
            <text:p>0.497505</text:p>
          </table:table-cell>
          <table:table-cell table:style-name="ce19" office:value-type="float" office:value="4053" calcext:value-type="float">
            <text:p>4053</text:p>
          </table:table-cell>
          <table:table-cell table:style-name="ce28" office:value-type="float" office:value="0.490898" calcext:value-type="float">
            <text:p>0.490898</text:p>
          </table:table-cell>
          <table:table-cell table:style-name="ce66" table:formula="of:=100*([.E62]/[.B62]) - 100" office:value-type="float" office:value="4.77200424178155" calcext:value-type="float">
            <text:p>4.772</text:p>
          </table:table-cell>
          <table:table-cell table:style-name="ce69" table:formula="of:=100*([.G62]/[.B62]) - 100" office:value-type="float" office:value="4.77200424178155" calcext:value-type="float">
            <text:p>4.772</text:p>
          </table:table-cell>
          <table:table-cell table:style-name="ce71" table:formula="of:=100*([.I62]/[.B62]) - 100" office:value-type="float" office:value="4.66595970307529" calcext:value-type="float">
            <text:p>4.666</text:p>
          </table:table-cell>
          <table:table-cell table:style-name="ce73" table:formula="of:=100*([.K62]/[.B62]) - 100" office:value-type="float" office:value="7.44962884411453" calcext:value-type="float">
            <text:p>7.45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91" calcext:value-type="float">
            <text:p>379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4079" calcext:value-type="float">
            <text:p>4079</text:p>
          </table:table-cell>
          <table:table-cell table:style-name="ce28" office:value-type="float" office:value="0.0268427" calcext:value-type="float">
            <text:p>0.0268427</text:p>
          </table:table-cell>
          <table:table-cell table:style-name="ce19" office:value-type="float" office:value="4079" calcext:value-type="float">
            <text:p>4079</text:p>
          </table:table-cell>
          <table:table-cell table:style-name="ce43" office:value-type="float" office:value="0.00350155" calcext:value-type="float">
            <text:p>3.50E-03</text:p>
          </table:table-cell>
          <table:table-cell table:style-name="ce19" office:value-type="float" office:value="4025" calcext:value-type="float">
            <text:p>4025</text:p>
          </table:table-cell>
          <table:table-cell table:style-name="ce28" office:value-type="float" office:value="0.497847" calcext:value-type="float">
            <text:p>0.497847</text:p>
          </table:table-cell>
          <table:table-cell table:style-name="ce19" office:value-type="float" office:value="4168" calcext:value-type="float">
            <text:p>4168</text:p>
          </table:table-cell>
          <table:table-cell table:style-name="ce28" office:value-type="float" office:value="0.491421" calcext:value-type="float">
            <text:p>0.491421</text:p>
          </table:table-cell>
          <table:table-cell table:style-name="ce66" table:formula="of:=100*([.E63]/[.B63]) - 100" office:value-type="float" office:value="7.59694012134003" calcext:value-type="float">
            <text:p>7.597</text:p>
          </table:table-cell>
          <table:table-cell table:style-name="ce69" table:formula="of:=100*([.G63]/[.B63]) - 100" office:value-type="float" office:value="7.59694012134003" calcext:value-type="float">
            <text:p>7.597</text:p>
          </table:table-cell>
          <table:table-cell table:style-name="ce71" table:formula="of:=100*([.I63]/[.B63]) - 100" office:value-type="float" office:value="6.17251384858876" calcext:value-type="float">
            <text:p>6.173</text:p>
          </table:table-cell>
          <table:table-cell table:style-name="ce73" table:formula="of:=100*([.K63]/[.B63]) - 100" office:value-type="float" office:value="9.94460564494857" calcext:value-type="float">
            <text:p>9.94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493" calcext:value-type="float">
            <text:p>549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0856423" calcext:value-type="float">
            <text:p>0.0856423</text:p>
          </table:table-cell>
          <table:table-cell table:style-name="ce19" office:value-type="float" office:value="5519" calcext:value-type="float">
            <text:p>5519</text:p>
          </table:table-cell>
          <table:table-cell table:style-name="ce43" office:value-type="float" office:value="0.00683819" calcext:value-type="float">
            <text:p>6.84E-03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495571" calcext:value-type="float">
            <text:p>0.495571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493334" calcext:value-type="float">
            <text:p>0.493334</text:p>
          </table:table-cell>
          <table:table-cell table:style-name="ce66" table:formula="of:=100*([.E64]/[.B64]) - 100" office:value-type="float" office:value="0.473329692335682" calcext:value-type="float">
            <text:p>0.473</text:p>
          </table:table-cell>
          <table:table-cell table:style-name="ce69" table:formula="of:=100*([.G64]/[.B64]) - 100" office:value-type="float" office:value="0.473329692335682" calcext:value-type="float">
            <text:p>0.473</text:p>
          </table:table-cell>
          <table:table-cell table:style-name="ce71" table:formula="of:=100*([.I64]/[.B64]) - 100" office:value-type="float" office:value="0.473329692335682" calcext:value-type="float">
            <text:p>0.473</text:p>
          </table:table-cell>
          <table:table-cell table:style-name="ce73" table:formula="of:=100*([.K64]/[.B64]) - 100" office:value-type="float" office:value="0.473329692335682" calcext:value-type="float">
            <text:p>0.4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74" calcext:value-type="float">
            <text:p>527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84" calcext:value-type="float">
            <text:p>5284</text:p>
          </table:table-cell>
          <table:table-cell table:style-name="ce28" office:value-type="float" office:value="0.0860108" calcext:value-type="float">
            <text:p>0.0860108</text:p>
          </table:table-cell>
          <table:table-cell table:style-name="ce19" office:value-type="float" office:value="5284" calcext:value-type="float">
            <text:p>5284</text:p>
          </table:table-cell>
          <table:table-cell table:style-name="ce43" office:value-type="float" office:value="0.00630683" calcext:value-type="float">
            <text:p>6.31E-03</text:p>
          </table:table-cell>
          <table:table-cell table:style-name="ce19" office:value-type="float" office:value="5288" calcext:value-type="float">
            <text:p>5288</text:p>
          </table:table-cell>
          <table:table-cell table:style-name="ce28" office:value-type="float" office:value="0.488003" calcext:value-type="float">
            <text:p>0.488003</text:p>
          </table:table-cell>
          <table:table-cell table:style-name="ce19" office:value-type="float" office:value="5288" calcext:value-type="float">
            <text:p>5288</text:p>
          </table:table-cell>
          <table:table-cell table:style-name="ce28" office:value-type="float" office:value="0.485772" calcext:value-type="float">
            <text:p>0.485772</text:p>
          </table:table-cell>
          <table:table-cell table:style-name="ce66" table:formula="of:=100*([.E65]/[.B65]) - 100" office:value-type="float" office:value="0.189609404626466" calcext:value-type="float">
            <text:p>0.190</text:p>
          </table:table-cell>
          <table:table-cell table:style-name="ce69" table:formula="of:=100*([.G65]/[.B65]) - 100" office:value-type="float" office:value="0.189609404626466" calcext:value-type="float">
            <text:p>0.190</text:p>
          </table:table-cell>
          <table:table-cell table:style-name="ce71" table:formula="of:=100*([.I65]/[.B65]) - 100" office:value-type="float" office:value="0.265453166477059" calcext:value-type="float">
            <text:p>0.265</text:p>
          </table:table-cell>
          <table:table-cell table:style-name="ce73" table:formula="of:=100*([.K65]/[.B65]) - 100" office:value-type="float" office:value="0.265453166477059" calcext:value-type="float">
            <text:p>0.26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175" calcext:value-type="float">
            <text:p>517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09" calcext:value-type="float">
            <text:p>5209</text:p>
          </table:table-cell>
          <table:table-cell table:style-name="ce28" office:value-type="float" office:value="0.0849709" calcext:value-type="float">
            <text:p>0.0849709</text:p>
          </table:table-cell>
          <table:table-cell table:style-name="ce19" office:value-type="float" office:value="5209" calcext:value-type="float">
            <text:p>5209</text:p>
          </table:table-cell>
          <table:table-cell table:style-name="ce43" office:value-type="float" office:value="0.00620164" calcext:value-type="float">
            <text:p>6.20E-03</text:p>
          </table:table-cell>
          <table:table-cell table:style-name="ce19" office:value-type="float" office:value="5209" calcext:value-type="float">
            <text:p>5209</text:p>
          </table:table-cell>
          <table:table-cell table:style-name="ce28" office:value-type="float" office:value="0.493802" calcext:value-type="float">
            <text:p>0.493802</text:p>
          </table:table-cell>
          <table:table-cell table:style-name="ce19" office:value-type="float" office:value="5205" calcext:value-type="float">
            <text:p>5205</text:p>
          </table:table-cell>
          <table:table-cell table:style-name="ce28" office:value-type="float" office:value="0.482661" calcext:value-type="float">
            <text:p>0.482661</text:p>
          </table:table-cell>
          <table:table-cell table:style-name="ce66" table:formula="of:=100*([.E66]/[.B66]) - 100" office:value-type="float" office:value="0.657004830917884" calcext:value-type="float">
            <text:p>0.657</text:p>
          </table:table-cell>
          <table:table-cell table:style-name="ce69" table:formula="of:=100*([.G66]/[.B66]) - 100" office:value-type="float" office:value="0.657004830917884" calcext:value-type="float">
            <text:p>0.657</text:p>
          </table:table-cell>
          <table:table-cell table:style-name="ce71" table:formula="of:=100*([.I66]/[.B66]) - 100" office:value-type="float" office:value="0.657004830917884" calcext:value-type="float">
            <text:p>0.657</text:p>
          </table:table-cell>
          <table:table-cell table:style-name="ce73" table:formula="of:=100*([.K66]/[.B66]) - 100" office:value-type="float" office:value="0.579710144927532" calcext:value-type="float">
            <text:p>0.58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018" calcext:value-type="float">
            <text:p>501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0847871" calcext:value-type="float">
            <text:p>0.0847871</text:p>
          </table:table-cell>
          <table:table-cell table:style-name="ce19" office:value-type="float" office:value="5023" calcext:value-type="float">
            <text:p>5023</text:p>
          </table:table-cell>
          <table:table-cell table:style-name="ce43" office:value-type="float" office:value="0.00623566" calcext:value-type="float">
            <text:p>6.24E-03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4921" calcext:value-type="float">
            <text:p>0.4921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481171" calcext:value-type="float">
            <text:p>0.481171</text:p>
          </table:table-cell>
          <table:table-cell table:style-name="ce66" table:formula="of:=100*([.E67]/[.B67]) - 100" office:value-type="float" office:value="0.0996412913511335" calcext:value-type="float">
            <text:p>0.100</text:p>
          </table:table-cell>
          <table:table-cell table:style-name="ce69" table:formula="of:=100*([.G67]/[.B67]) - 100" office:value-type="float" office:value="0.0996412913511335" calcext:value-type="float">
            <text:p>0.100</text:p>
          </table:table-cell>
          <table:table-cell table:style-name="ce71" table:formula="of:=100*([.I67]/[.B67]) - 100" office:value-type="float" office:value="0.0996412913511335" calcext:value-type="float">
            <text:p>0.100</text:p>
          </table:table-cell>
          <table:table-cell table:style-name="ce73" table:formula="of:=100*([.K67]/[.B67]) - 100" office:value-type="float" office:value="0.0996412913511335" calcext:value-type="float">
            <text:p>0.10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50" calcext:value-type="float">
            <text:p>525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0849879" calcext:value-type="float">
            <text:p>0.0849879</text:p>
          </table:table-cell>
          <table:table-cell table:style-name="ce19" office:value-type="float" office:value="5261" calcext:value-type="float">
            <text:p>5261</text:p>
          </table:table-cell>
          <table:table-cell table:style-name="ce43" office:value-type="float" office:value="0.00657483" calcext:value-type="float">
            <text:p>6.57E-03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491923" calcext:value-type="float">
            <text:p>0.491923</text:p>
          </table:table-cell>
          <table:table-cell table:style-name="ce19" office:value-type="float" office:value="5264" calcext:value-type="float">
            <text:p>5264</text:p>
          </table:table-cell>
          <table:table-cell table:style-name="ce28" office:value-type="float" office:value="0.482275" calcext:value-type="float">
            <text:p>0.482275</text:p>
          </table:table-cell>
          <table:table-cell table:style-name="ce66" table:formula="of:=100*([.E68]/[.B68]) - 100" office:value-type="float" office:value="0.209523809523816" calcext:value-type="float">
            <text:p>0.210</text:p>
          </table:table-cell>
          <table:table-cell table:style-name="ce69" table:formula="of:=100*([.G68]/[.B68]) - 100" office:value-type="float" office:value="0.209523809523816" calcext:value-type="float">
            <text:p>0.210</text:p>
          </table:table-cell>
          <table:table-cell table:style-name="ce71" table:formula="of:=100*([.I68]/[.B68]) - 100" office:value-type="float" office:value="0.209523809523816" calcext:value-type="float">
            <text:p>0.210</text:p>
          </table:table-cell>
          <table:table-cell table:style-name="ce73" table:formula="of:=100*([.K68]/[.B68]) - 100" office:value-type="float" office:value="0.266666666666666" calcext:value-type="float">
            <text:p>0.26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135" calcext:value-type="float">
            <text:p>513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0831584" calcext:value-type="float">
            <text:p>0.0831584</text:p>
          </table:table-cell>
          <table:table-cell table:style-name="ce19" office:value-type="float" office:value="5139" calcext:value-type="float">
            <text:p>5139</text:p>
          </table:table-cell>
          <table:table-cell table:style-name="ce43" office:value-type="float" office:value="0.00632003" calcext:value-type="float">
            <text:p>6.32E-03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494301" calcext:value-type="float">
            <text:p>0.494301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485349" calcext:value-type="float">
            <text:p>0.485349</text:p>
          </table:table-cell>
          <table:table-cell table:style-name="ce66" table:formula="of:=100*([.E69]/[.B69]) - 100" office:value-type="float" office:value="0.0778967867575346" calcext:value-type="float">
            <text:p>0.078</text:p>
          </table:table-cell>
          <table:table-cell table:style-name="ce69" table:formula="of:=100*([.G69]/[.B69]) - 100" office:value-type="float" office:value="0.0778967867575346" calcext:value-type="float">
            <text:p>0.078</text:p>
          </table:table-cell>
          <table:table-cell table:style-name="ce71" table:formula="of:=100*([.I69]/[.B69]) - 100" office:value-type="float" office:value="0.0778967867575346" calcext:value-type="float">
            <text:p>0.078</text:p>
          </table:table-cell>
          <table:table-cell table:style-name="ce73" table:formula="of:=100*([.K69]/[.B69]) - 100" office:value-type="float" office:value="0.0778967867575346" calcext:value-type="float">
            <text:p>0.07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47" calcext:value-type="float">
            <text:p>524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56" calcext:value-type="float">
            <text:p>5256</text:p>
          </table:table-cell>
          <table:table-cell table:style-name="ce28" office:value-type="float" office:value="0.0827333" calcext:value-type="float">
            <text:p>0.0827333</text:p>
          </table:table-cell>
          <table:table-cell table:style-name="ce19" office:value-type="float" office:value="5256" calcext:value-type="float">
            <text:p>5256</text:p>
          </table:table-cell>
          <table:table-cell table:style-name="ce43" office:value-type="float" office:value="0.00597168" calcext:value-type="float">
            <text:p>5.97E-03</text:p>
          </table:table-cell>
          <table:table-cell table:style-name="ce19" office:value-type="float" office:value="5256" calcext:value-type="float">
            <text:p>5256</text:p>
          </table:table-cell>
          <table:table-cell table:style-name="ce28" office:value-type="float" office:value="0.487534" calcext:value-type="float">
            <text:p>0.487534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487899" calcext:value-type="float">
            <text:p>0.487899</text:p>
          </table:table-cell>
          <table:table-cell table:style-name="ce66" table:formula="of:=100*([.E70]/[.B70]) - 100" office:value-type="float" office:value="0.171526586620914" calcext:value-type="float">
            <text:p>0.172</text:p>
          </table:table-cell>
          <table:table-cell table:style-name="ce69" table:formula="of:=100*([.G70]/[.B70]) - 100" office:value-type="float" office:value="0.171526586620914" calcext:value-type="float">
            <text:p>0.172</text:p>
          </table:table-cell>
          <table:table-cell table:style-name="ce71" table:formula="of:=100*([.I70]/[.B70]) - 100" office:value-type="float" office:value="0.171526586620914" calcext:value-type="float">
            <text:p>0.172</text:p>
          </table:table-cell>
          <table:table-cell table:style-name="ce73" table:formula="of:=100*([.K70]/[.B70]) - 100" office:value-type="float" office:value="0.26681913474367" calcext:value-type="float">
            <text:p>0.26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094" calcext:value-type="float">
            <text:p>509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126" calcext:value-type="float">
            <text:p>5126</text:p>
          </table:table-cell>
          <table:table-cell table:style-name="ce28" office:value-type="float" office:value="0.0823426" calcext:value-type="float">
            <text:p>0.0823426</text:p>
          </table:table-cell>
          <table:table-cell table:style-name="ce19" office:value-type="float" office:value="5126" calcext:value-type="float">
            <text:p>5126</text:p>
          </table:table-cell>
          <table:table-cell table:style-name="ce43" office:value-type="float" office:value="0.00640379" calcext:value-type="float">
            <text:p>6.40E-03</text:p>
          </table:table-cell>
          <table:table-cell table:style-name="ce19" office:value-type="float" office:value="5125" calcext:value-type="float">
            <text:p>5125</text:p>
          </table:table-cell>
          <table:table-cell table:style-name="ce28" office:value-type="float" office:value="0.495386" calcext:value-type="float">
            <text:p>0.495386</text:p>
          </table:table-cell>
          <table:table-cell table:style-name="ce19" office:value-type="float" office:value="5125" calcext:value-type="float">
            <text:p>5125</text:p>
          </table:table-cell>
          <table:table-cell table:style-name="ce28" office:value-type="float" office:value="0.491237" calcext:value-type="float">
            <text:p>0.491237</text:p>
          </table:table-cell>
          <table:table-cell table:style-name="ce66" table:formula="of:=100*([.E71]/[.B71]) - 100" office:value-type="float" office:value="0.628190027483313" calcext:value-type="float">
            <text:p>0.628</text:p>
          </table:table-cell>
          <table:table-cell table:style-name="ce69" table:formula="of:=100*([.G71]/[.B71]) - 100" office:value-type="float" office:value="0.628190027483313" calcext:value-type="float">
            <text:p>0.628</text:p>
          </table:table-cell>
          <table:table-cell table:style-name="ce71" table:formula="of:=100*([.I71]/[.B71]) - 100" office:value-type="float" office:value="0.608559089124455" calcext:value-type="float">
            <text:p>0.609</text:p>
          </table:table-cell>
          <table:table-cell table:style-name="ce73" table:formula="of:=100*([.K71]/[.B71]) - 100" office:value-type="float" office:value="0.608559089124455" calcext:value-type="float">
            <text:p>0.609</text:p>
          </table:table-cell>
          <table:table-cell/>
          <table:table-cell>
            <draw:frame draw:z-index="2" draw:style-name="gr1" draw:text-style-name="P1" svg:width="6.2988in" svg:height="3.5429in" svg:x="0.715in" svg:y="0.0484in">
              <draw:object draw:notify-on-update-of-ranges="masz_2_2.D4:masz_2_2.D123 masz_2_2.F4:masz_2_2.F123 masz_2_2.D4:masz_2_2.D123 masz_2_2.H4:masz_2_2.H1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table:style-name="ce62" office:value-type="float" office:value="5448" calcext:value-type="float">
            <text:p>544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489" calcext:value-type="float">
            <text:p>5489</text:p>
          </table:table-cell>
          <table:table-cell table:style-name="ce28" office:value-type="float" office:value="0.0840499" calcext:value-type="float">
            <text:p>0.0840499</text:p>
          </table:table-cell>
          <table:table-cell table:style-name="ce19" office:value-type="float" office:value="5489" calcext:value-type="float">
            <text:p>5489</text:p>
          </table:table-cell>
          <table:table-cell table:style-name="ce43" office:value-type="float" office:value="0.00688638" calcext:value-type="float">
            <text:p>6.89E-03</text:p>
          </table:table-cell>
          <table:table-cell table:style-name="ce19" office:value-type="float" office:value="5489" calcext:value-type="float">
            <text:p>5489</text:p>
          </table:table-cell>
          <table:table-cell table:style-name="ce28" office:value-type="float" office:value="0.487683" calcext:value-type="float">
            <text:p>0.487683</text:p>
          </table:table-cell>
          <table:table-cell table:style-name="ce19" office:value-type="float" office:value="5508" calcext:value-type="float">
            <text:p>5508</text:p>
          </table:table-cell>
          <table:table-cell table:style-name="ce28" office:value-type="float" office:value="0.484889" calcext:value-type="float">
            <text:p>0.484889</text:p>
          </table:table-cell>
          <table:table-cell table:style-name="ce66" table:formula="of:=100*([.E72]/[.B72]) - 100" office:value-type="float" office:value="0.752569750367101" calcext:value-type="float">
            <text:p>0.753</text:p>
          </table:table-cell>
          <table:table-cell table:style-name="ce69" table:formula="of:=100*([.G72]/[.B72]) - 100" office:value-type="float" office:value="0.752569750367101" calcext:value-type="float">
            <text:p>0.753</text:p>
          </table:table-cell>
          <table:table-cell table:style-name="ce71" table:formula="of:=100*([.I72]/[.B72]) - 100" office:value-type="float" office:value="0.752569750367101" calcext:value-type="float">
            <text:p>0.753</text:p>
          </table:table-cell>
          <table:table-cell table:style-name="ce73" table:formula="of:=100*([.K72]/[.B72]) - 100" office:value-type="float" office:value="1.10132158590308" calcext:value-type="float">
            <text:p>1.1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28" calcext:value-type="float">
            <text:p>532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0851768" calcext:value-type="float">
            <text:p>0.0851768</text:p>
          </table:table-cell>
          <table:table-cell table:style-name="ce19" office:value-type="float" office:value="5342" calcext:value-type="float">
            <text:p>5342</text:p>
          </table:table-cell>
          <table:table-cell table:style-name="ce43" office:value-type="float" office:value="0.00605959" calcext:value-type="float">
            <text:p>6.06E-03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494197" calcext:value-type="float">
            <text:p>0.494197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485299" calcext:value-type="float">
            <text:p>0.485299</text:p>
          </table:table-cell>
          <table:table-cell table:style-name="ce66" table:formula="of:=100*([.E73]/[.B73]) - 100" office:value-type="float" office:value="0.262762762762762" calcext:value-type="float">
            <text:p>0.263</text:p>
          </table:table-cell>
          <table:table-cell table:style-name="ce69" table:formula="of:=100*([.G73]/[.B73]) - 100" office:value-type="float" office:value="0.262762762762762" calcext:value-type="float">
            <text:p>0.263</text:p>
          </table:table-cell>
          <table:table-cell table:style-name="ce71" table:formula="of:=100*([.I73]/[.B73]) - 100" office:value-type="float" office:value="0.262762762762762" calcext:value-type="float">
            <text:p>0.263</text:p>
          </table:table-cell>
          <table:table-cell table:style-name="ce73" table:formula="of:=100*([.K73]/[.B73]) - 100" office:value-type="float" office:value="0.262762762762762" calcext:value-type="float">
            <text:p>0.2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776" calcext:value-type="float">
            <text:p>577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125539" calcext:value-type="float">
            <text:p>0.125539</text:p>
          </table:table-cell>
          <table:table-cell table:style-name="ce19" office:value-type="float" office:value="5881" calcext:value-type="float">
            <text:p>5881</text:p>
          </table:table-cell>
          <table:table-cell table:style-name="ce43" office:value-type="float" office:value="0.00897654" calcext:value-type="float">
            <text:p>8.98E-03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65499" calcext:value-type="float">
            <text:p>0.65499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652919" calcext:value-type="float">
            <text:p>0.652919</text:p>
          </table:table-cell>
          <table:table-cell table:style-name="ce66" table:formula="of:=100*([.E74]/[.B74]) - 100" office:value-type="float" office:value="1.81786703601108" calcext:value-type="float">
            <text:p>1.818</text:p>
          </table:table-cell>
          <table:table-cell table:style-name="ce69" table:formula="of:=100*([.G74]/[.B74]) - 100" office:value-type="float" office:value="1.81786703601108" calcext:value-type="float">
            <text:p>1.818</text:p>
          </table:table-cell>
          <table:table-cell table:style-name="ce71" table:formula="of:=100*([.I74]/[.B74]) - 100" office:value-type="float" office:value="1.81786703601108" calcext:value-type="float">
            <text:p>1.818</text:p>
          </table:table-cell>
          <table:table-cell table:style-name="ce73" table:formula="of:=100*([.K74]/[.B74]) - 100" office:value-type="float" office:value="1.81786703601108" calcext:value-type="float">
            <text:p>1.8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62" calcext:value-type="float">
            <text:p>5362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447" calcext:value-type="float">
            <text:p>5447</text:p>
          </table:table-cell>
          <table:table-cell table:style-name="ce28" office:value-type="float" office:value="0.125577" calcext:value-type="float">
            <text:p>0.125577</text:p>
          </table:table-cell>
          <table:table-cell table:style-name="ce19" office:value-type="float" office:value="5447" calcext:value-type="float">
            <text:p>5447</text:p>
          </table:table-cell>
          <table:table-cell table:style-name="ce43" office:value-type="float" office:value="0.00885709" calcext:value-type="float">
            <text:p>8.86E-03</text:p>
          </table:table-cell>
          <table:table-cell table:style-name="ce19" office:value-type="float" office:value="5446" calcext:value-type="float">
            <text:p>5446</text:p>
          </table:table-cell>
          <table:table-cell table:style-name="ce28" office:value-type="float" office:value="0.660378" calcext:value-type="float">
            <text:p>0.660378</text:p>
          </table:table-cell>
          <table:table-cell table:style-name="ce19" office:value-type="float" office:value="5460" calcext:value-type="float">
            <text:p>5460</text:p>
          </table:table-cell>
          <table:table-cell table:style-name="ce28" office:value-type="float" office:value="0.652097" calcext:value-type="float">
            <text:p>0.652097</text:p>
          </table:table-cell>
          <table:table-cell table:style-name="ce66" table:formula="of:=100*([.E75]/[.B75]) - 100" office:value-type="float" office:value="1.58522939201791" calcext:value-type="float">
            <text:p>1.585</text:p>
          </table:table-cell>
          <table:table-cell table:style-name="ce69" table:formula="of:=100*([.G75]/[.B75]) - 100" office:value-type="float" office:value="1.58522939201791" calcext:value-type="float">
            <text:p>1.585</text:p>
          </table:table-cell>
          <table:table-cell table:style-name="ce71" table:formula="of:=100*([.I75]/[.B75]) - 100" office:value-type="float" office:value="1.56657963446476" calcext:value-type="float">
            <text:p>1.567</text:p>
          </table:table-cell>
          <table:table-cell table:style-name="ce73" table:formula="of:=100*([.K75]/[.B75]) - 100" office:value-type="float" office:value="1.82767624020887" calcext:value-type="float">
            <text:p>1.8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79" calcext:value-type="float">
            <text:p>567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68" calcext:value-type="float">
            <text:p>5768</text:p>
          </table:table-cell>
          <table:table-cell table:style-name="ce28" office:value-type="float" office:value="0.127855" calcext:value-type="float">
            <text:p>0.127855</text:p>
          </table:table-cell>
          <table:table-cell table:style-name="ce19" office:value-type="float" office:value="5768" calcext:value-type="float">
            <text:p>5768</text:p>
          </table:table-cell>
          <table:table-cell table:style-name="ce43" office:value-type="float" office:value="0.00933996" calcext:value-type="float">
            <text:p>9.34E-03</text:p>
          </table:table-cell>
          <table:table-cell table:style-name="ce19" office:value-type="float" office:value="5774" calcext:value-type="float">
            <text:p>5774</text:p>
          </table:table-cell>
          <table:table-cell table:style-name="ce28" office:value-type="float" office:value="0.664859" calcext:value-type="float">
            <text:p>0.664859</text:p>
          </table:table-cell>
          <table:table-cell table:style-name="ce19" office:value-type="float" office:value="5789" calcext:value-type="float">
            <text:p>5789</text:p>
          </table:table-cell>
          <table:table-cell table:style-name="ce28" office:value-type="float" office:value="0.66364" calcext:value-type="float">
            <text:p>0.66364</text:p>
          </table:table-cell>
          <table:table-cell table:style-name="ce66" table:formula="of:=100*([.E76]/[.B76]) - 100" office:value-type="float" office:value="1.56717731995069" calcext:value-type="float">
            <text:p>1.567</text:p>
          </table:table-cell>
          <table:table-cell table:style-name="ce69" table:formula="of:=100*([.G76]/[.B76]) - 100" office:value-type="float" office:value="1.56717731995069" calcext:value-type="float">
            <text:p>1.567</text:p>
          </table:table-cell>
          <table:table-cell table:style-name="ce71" table:formula="of:=100*([.I76]/[.B76]) - 100" office:value-type="float" office:value="1.67282972354288" calcext:value-type="float">
            <text:p>1.673</text:p>
          </table:table-cell>
          <table:table-cell table:style-name="ce73" table:formula="of:=100*([.K76]/[.B76]) - 100" office:value-type="float" office:value="1.93696073252335" calcext:value-type="float">
            <text:p>1.93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20" calcext:value-type="float">
            <text:p>582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989" calcext:value-type="float">
            <text:p>5989</text:p>
          </table:table-cell>
          <table:table-cell table:style-name="ce28" office:value-type="float" office:value="0.126465" calcext:value-type="float">
            <text:p>0.126465</text:p>
          </table:table-cell>
          <table:table-cell table:style-name="ce19" office:value-type="float" office:value="5989" calcext:value-type="float">
            <text:p>5989</text:p>
          </table:table-cell>
          <table:table-cell table:style-name="ce43" office:value-type="float" office:value="0.00931389" calcext:value-type="float">
            <text:p>9.31E-03</text:p>
          </table:table-cell>
          <table:table-cell table:style-name="ce19" office:value-type="float" office:value="5989" calcext:value-type="float">
            <text:p>5989</text:p>
          </table:table-cell>
          <table:table-cell table:style-name="ce28" office:value-type="float" office:value="0.677806" calcext:value-type="float">
            <text:p>0.677806</text:p>
          </table:table-cell>
          <table:table-cell table:style-name="ce19" office:value-type="float" office:value="5993" calcext:value-type="float">
            <text:p>5993</text:p>
          </table:table-cell>
          <table:table-cell table:style-name="ce28" office:value-type="float" office:value="0.671603" calcext:value-type="float">
            <text:p>0.671603</text:p>
          </table:table-cell>
          <table:table-cell table:style-name="ce66" table:formula="of:=100*([.E77]/[.B77]) - 100" office:value-type="float" office:value="2.90378006872851" calcext:value-type="float">
            <text:p>2.904</text:p>
          </table:table-cell>
          <table:table-cell table:style-name="ce69" table:formula="of:=100*([.G77]/[.B77]) - 100" office:value-type="float" office:value="2.90378006872851" calcext:value-type="float">
            <text:p>2.904</text:p>
          </table:table-cell>
          <table:table-cell table:style-name="ce71" table:formula="of:=100*([.I77]/[.B77]) - 100" office:value-type="float" office:value="2.90378006872851" calcext:value-type="float">
            <text:p>2.904</text:p>
          </table:table-cell>
          <table:table-cell table:style-name="ce73" table:formula="of:=100*([.K77]/[.B77]) - 100" office:value-type="float" office:value="2.97250859106528" calcext:value-type="float">
            <text:p>2.9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491" calcext:value-type="float">
            <text:p>549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673" calcext:value-type="float">
            <text:p>5673</text:p>
          </table:table-cell>
          <table:table-cell table:style-name="ce28" office:value-type="float" office:value="0.127636" calcext:value-type="float">
            <text:p>0.127636</text:p>
          </table:table-cell>
          <table:table-cell table:style-name="ce19" office:value-type="float" office:value="5673" calcext:value-type="float">
            <text:p>5673</text:p>
          </table:table-cell>
          <table:table-cell table:style-name="ce43" office:value-type="float" office:value="0.00926653" calcext:value-type="float">
            <text:p>9.27E-03</text:p>
          </table:table-cell>
          <table:table-cell table:style-name="ce19" office:value-type="float" office:value="5670" calcext:value-type="float">
            <text:p>5670</text:p>
          </table:table-cell>
          <table:table-cell table:style-name="ce28" office:value-type="float" office:value="0.669269" calcext:value-type="float">
            <text:p>0.669269</text:p>
          </table:table-cell>
          <table:table-cell table:style-name="ce19" office:value-type="float" office:value="5695" calcext:value-type="float">
            <text:p>5695</text:p>
          </table:table-cell>
          <table:table-cell table:style-name="ce28" office:value-type="float" office:value="0.659505" calcext:value-type="float">
            <text:p>0.659505</text:p>
          </table:table-cell>
          <table:table-cell table:style-name="ce66" table:formula="of:=100*([.E78]/[.B78]) - 100" office:value-type="float" office:value="3.31451466035331" calcext:value-type="float">
            <text:p>3.315</text:p>
          </table:table-cell>
          <table:table-cell table:style-name="ce69" table:formula="of:=100*([.G78]/[.B78]) - 100" office:value-type="float" office:value="3.31451466035331" calcext:value-type="float">
            <text:p>3.315</text:p>
          </table:table-cell>
          <table:table-cell table:style-name="ce71" table:formula="of:=100*([.I78]/[.B78]) - 100" office:value-type="float" office:value="3.25987980331452" calcext:value-type="float">
            <text:p>3.260</text:p>
          </table:table-cell>
          <table:table-cell table:style-name="ce73" table:formula="of:=100*([.K78]/[.B78]) - 100" office:value-type="float" office:value="3.71517027863777" calcext:value-type="float">
            <text:p>3.71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03" calcext:value-type="float">
            <text:p>530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420" calcext:value-type="float">
            <text:p>5420</text:p>
          </table:table-cell>
          <table:table-cell table:style-name="ce28" office:value-type="float" office:value="0.127436" calcext:value-type="float">
            <text:p>0.127436</text:p>
          </table:table-cell>
          <table:table-cell table:style-name="ce19" office:value-type="float" office:value="5420" calcext:value-type="float">
            <text:p>5420</text:p>
          </table:table-cell>
          <table:table-cell table:style-name="ce43" office:value-type="float" office:value="0.00851306" calcext:value-type="float">
            <text:p>8.51E-03</text:p>
          </table:table-cell>
          <table:table-cell table:style-name="ce19" office:value-type="float" office:value="5419" calcext:value-type="float">
            <text:p>5419</text:p>
          </table:table-cell>
          <table:table-cell table:style-name="ce28" office:value-type="float" office:value="0.665505" calcext:value-type="float">
            <text:p>0.665505</text:p>
          </table:table-cell>
          <table:table-cell table:style-name="ce19" office:value-type="float" office:value="5425" calcext:value-type="float">
            <text:p>5425</text:p>
          </table:table-cell>
          <table:table-cell table:style-name="ce28" office:value-type="float" office:value="0.655934" calcext:value-type="float">
            <text:p>0.655934</text:p>
          </table:table-cell>
          <table:table-cell table:style-name="ce66" table:formula="of:=100*([.E79]/[.B79]) - 100" office:value-type="float" office:value="2.20629832170469" calcext:value-type="float">
            <text:p>2.206</text:p>
          </table:table-cell>
          <table:table-cell table:style-name="ce69" table:formula="of:=100*([.G79]/[.B79]) - 100" office:value-type="float" office:value="2.20629832170469" calcext:value-type="float">
            <text:p>2.206</text:p>
          </table:table-cell>
          <table:table-cell table:style-name="ce71" table:formula="of:=100*([.I79]/[.B79]) - 100" office:value-type="float" office:value="2.18744107109184" calcext:value-type="float">
            <text:p>2.187</text:p>
          </table:table-cell>
          <table:table-cell table:style-name="ce73" table:formula="of:=100*([.K79]/[.B79]) - 100" office:value-type="float" office:value="2.300584574769" calcext:value-type="float">
            <text:p>2.3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00" calcext:value-type="float">
            <text:p>560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46" calcext:value-type="float">
            <text:p>5746</text:p>
          </table:table-cell>
          <table:table-cell table:style-name="ce28" office:value-type="float" office:value="0.126076" calcext:value-type="float">
            <text:p>0.126076</text:p>
          </table:table-cell>
          <table:table-cell table:style-name="ce19" office:value-type="float" office:value="5746" calcext:value-type="float">
            <text:p>5746</text:p>
          </table:table-cell>
          <table:table-cell table:style-name="ce43" office:value-type="float" office:value="0.0085787" calcext:value-type="float">
            <text:p>8.58E-03</text:p>
          </table:table-cell>
          <table:table-cell table:style-name="ce19" office:value-type="float" office:value="5737" calcext:value-type="float">
            <text:p>5737</text:p>
          </table:table-cell>
          <table:table-cell table:style-name="ce28" office:value-type="float" office:value="0.663863" calcext:value-type="float">
            <text:p>0.663863</text:p>
          </table:table-cell>
          <table:table-cell table:style-name="ce19" office:value-type="float" office:value="5757" calcext:value-type="float">
            <text:p>5757</text:p>
          </table:table-cell>
          <table:table-cell table:style-name="ce28" office:value-type="float" office:value="0.661879" calcext:value-type="float">
            <text:p>0.661879</text:p>
          </table:table-cell>
          <table:table-cell table:style-name="ce66" table:formula="of:=100*([.E80]/[.B80]) - 100" office:value-type="float" office:value="2.60714285714285" calcext:value-type="float">
            <text:p>2.607</text:p>
          </table:table-cell>
          <table:table-cell table:style-name="ce69" table:formula="of:=100*([.G80]/[.B80]) - 100" office:value-type="float" office:value="2.60714285714285" calcext:value-type="float">
            <text:p>2.607</text:p>
          </table:table-cell>
          <table:table-cell table:style-name="ce71" table:formula="of:=100*([.I80]/[.B80]) - 100" office:value-type="float" office:value="2.44642857142856" calcext:value-type="float">
            <text:p>2.446</text:p>
          </table:table-cell>
          <table:table-cell table:style-name="ce73" table:formula="of:=100*([.K80]/[.B80]) - 100" office:value-type="float" office:value="2.80357142857145" calcext:value-type="float">
            <text:p>2.80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40" calcext:value-type="float">
            <text:p>564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42" calcext:value-type="float">
            <text:p>5742</text:p>
          </table:table-cell>
          <table:table-cell table:style-name="ce28" office:value-type="float" office:value="0.127005" calcext:value-type="float">
            <text:p>0.127005</text:p>
          </table:table-cell>
          <table:table-cell table:style-name="ce19" office:value-type="float" office:value="5742" calcext:value-type="float">
            <text:p>5742</text:p>
          </table:table-cell>
          <table:table-cell table:style-name="ce43" office:value-type="float" office:value="0.0100557" calcext:value-type="float">
            <text:p>1.01E-02</text:p>
          </table:table-cell>
          <table:table-cell table:style-name="ce19" office:value-type="float" office:value="5726" calcext:value-type="float">
            <text:p>5726</text:p>
          </table:table-cell>
          <table:table-cell table:style-name="ce28" office:value-type="float" office:value="0.666834" calcext:value-type="float">
            <text:p>0.666834</text:p>
          </table:table-cell>
          <table:table-cell table:style-name="ce19" office:value-type="float" office:value="5745" calcext:value-type="float">
            <text:p>5745</text:p>
          </table:table-cell>
          <table:table-cell table:style-name="ce28" office:value-type="float" office:value="0.667156" calcext:value-type="float">
            <text:p>0.667156</text:p>
          </table:table-cell>
          <table:table-cell table:style-name="ce66" table:formula="of:=100*([.E81]/[.B81]) - 100" office:value-type="float" office:value="1.80851063829788" calcext:value-type="float">
            <text:p>1.809</text:p>
          </table:table-cell>
          <table:table-cell table:style-name="ce69" table:formula="of:=100*([.G81]/[.B81]) - 100" office:value-type="float" office:value="1.80851063829788" calcext:value-type="float">
            <text:p>1.809</text:p>
          </table:table-cell>
          <table:table-cell table:style-name="ce71" table:formula="of:=100*([.I81]/[.B81]) - 100" office:value-type="float" office:value="1.52482269503547" calcext:value-type="float">
            <text:p>1.525</text:p>
          </table:table-cell>
          <table:table-cell table:style-name="ce73" table:formula="of:=100*([.K81]/[.B81]) - 100" office:value-type="float" office:value="1.86170212765957" calcext:value-type="float">
            <text:p>1.86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91" calcext:value-type="float">
            <text:p>589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127039" calcext:value-type="float">
            <text:p>0.127039</text:p>
          </table:table-cell>
          <table:table-cell table:style-name="ce19" office:value-type="float" office:value="6017" calcext:value-type="float">
            <text:p>6017</text:p>
          </table:table-cell>
          <table:table-cell table:style-name="ce43" office:value-type="float" office:value="0.00876232" calcext:value-type="float">
            <text:p>8.76E-03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669858" calcext:value-type="float">
            <text:p>0.669858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661148" calcext:value-type="float">
            <text:p>0.661148</text:p>
          </table:table-cell>
          <table:table-cell table:style-name="ce66" table:formula="of:=100*([.E82]/[.B82]) - 100" office:value-type="float" office:value="2.13885588185367" calcext:value-type="float">
            <text:p>2.139</text:p>
          </table:table-cell>
          <table:table-cell table:style-name="ce69" table:formula="of:=100*([.G82]/[.B82]) - 100" office:value-type="float" office:value="2.13885588185367" calcext:value-type="float">
            <text:p>2.139</text:p>
          </table:table-cell>
          <table:table-cell table:style-name="ce71" table:formula="of:=100*([.I82]/[.B82]) - 100" office:value-type="float" office:value="2.13885588185367" calcext:value-type="float">
            <text:p>2.139</text:p>
          </table:table-cell>
          <table:table-cell table:style-name="ce73" table:formula="of:=100*([.K82]/[.B82]) - 100" office:value-type="float" office:value="2.13885588185367" calcext:value-type="float">
            <text:p>2.13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56" calcext:value-type="float">
            <text:p>585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960" calcext:value-type="float">
            <text:p>5960</text:p>
          </table:table-cell>
          <table:table-cell table:style-name="ce28" office:value-type="float" office:value="0.126756" calcext:value-type="float">
            <text:p>0.126756</text:p>
          </table:table-cell>
          <table:table-cell table:style-name="ce19" office:value-type="float" office:value="5960" calcext:value-type="float">
            <text:p>5960</text:p>
          </table:table-cell>
          <table:table-cell table:style-name="ce43" office:value-type="float" office:value="0.00917476" calcext:value-type="float">
            <text:p>9.17E-03</text:p>
          </table:table-cell>
          <table:table-cell table:style-name="ce19" office:value-type="float" office:value="5937" calcext:value-type="float">
            <text:p>5937</text:p>
          </table:table-cell>
          <table:table-cell table:style-name="ce28" office:value-type="float" office:value="0.6625" calcext:value-type="float">
            <text:p>0.6625</text:p>
          </table:table-cell>
          <table:table-cell table:style-name="ce19" office:value-type="float" office:value="5985" calcext:value-type="float">
            <text:p>5985</text:p>
          </table:table-cell>
          <table:table-cell table:style-name="ce28" office:value-type="float" office:value="0.664061" calcext:value-type="float">
            <text:p>0.664061</text:p>
          </table:table-cell>
          <table:table-cell table:style-name="ce66" table:formula="of:=100*([.E83]/[.B83]) - 100" office:value-type="float" office:value="1.77595628415301" calcext:value-type="float">
            <text:p>1.776</text:p>
          </table:table-cell>
          <table:table-cell table:style-name="ce69" table:formula="of:=100*([.G83]/[.B83]) - 100" office:value-type="float" office:value="1.77595628415301" calcext:value-type="float">
            <text:p>1.776</text:p>
          </table:table-cell>
          <table:table-cell table:style-name="ce71" table:formula="of:=100*([.I83]/[.B83]) - 100" office:value-type="float" office:value="1.38319672131149" calcext:value-type="float">
            <text:p>1.383</text:p>
          </table:table-cell>
          <table:table-cell table:style-name="ce73" table:formula="of:=100*([.K83]/[.B83]) - 100" office:value-type="float" office:value="2.20286885245902" calcext:value-type="float">
            <text:p>2.20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30" calcext:value-type="float">
            <text:p>633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94" calcext:value-type="float">
            <text:p>6594</text:p>
          </table:table-cell>
          <table:table-cell table:style-name="ce28" office:value-type="float" office:value="0.200525" calcext:value-type="float">
            <text:p>0.200525</text:p>
          </table:table-cell>
          <table:table-cell table:style-name="ce19" office:value-type="float" office:value="6594" calcext:value-type="float">
            <text:p>6594</text:p>
          </table:table-cell>
          <table:table-cell table:style-name="ce43" office:value-type="float" office:value="0.0141799" calcext:value-type="float">
            <text:p>1.42E-02</text:p>
          </table:table-cell>
          <table:table-cell table:style-name="ce19" office:value-type="float" office:value="6598" calcext:value-type="float">
            <text:p>6598</text:p>
          </table:table-cell>
          <table:table-cell table:style-name="ce28" office:value-type="float" office:value="0.967653" calcext:value-type="float">
            <text:p>0.967653</text:p>
          </table:table-cell>
          <table:table-cell table:style-name="ce19" office:value-type="float" office:value="6595" calcext:value-type="float">
            <text:p>6595</text:p>
          </table:table-cell>
          <table:table-cell table:style-name="ce28" office:value-type="float" office:value="0.950154" calcext:value-type="float">
            <text:p>0.950154</text:p>
          </table:table-cell>
          <table:table-cell table:style-name="ce66" table:formula="of:=100*([.E84]/[.B84]) - 100" office:value-type="float" office:value="4.17061611374407" calcext:value-type="float">
            <text:p>4.171</text:p>
          </table:table-cell>
          <table:table-cell table:style-name="ce69" table:formula="of:=100*([.G84]/[.B84]) - 100" office:value-type="float" office:value="4.17061611374407" calcext:value-type="float">
            <text:p>4.171</text:p>
          </table:table-cell>
          <table:table-cell table:style-name="ce71" table:formula="of:=100*([.I84]/[.B84]) - 100" office:value-type="float" office:value="4.23380726698261" calcext:value-type="float">
            <text:p>4.234</text:p>
          </table:table-cell>
          <table:table-cell table:style-name="ce73" table:formula="of:=100*([.K84]/[.B84]) - 100" office:value-type="float" office:value="4.18641390205372" calcext:value-type="float">
            <text:p>4.18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20" calcext:value-type="float">
            <text:p>632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65" calcext:value-type="float">
            <text:p>6565</text:p>
          </table:table-cell>
          <table:table-cell table:style-name="ce28" office:value-type="float" office:value="0.203121" calcext:value-type="float">
            <text:p>0.203121</text:p>
          </table:table-cell>
          <table:table-cell table:style-name="ce19" office:value-type="float" office:value="6565" calcext:value-type="float">
            <text:p>6565</text:p>
          </table:table-cell>
          <table:table-cell table:style-name="ce43" office:value-type="float" office:value="0.0145567" calcext:value-type="float">
            <text:p>1.46E-02</text:p>
          </table:table-cell>
          <table:table-cell table:style-name="ce19" office:value-type="float" office:value="6529" calcext:value-type="float">
            <text:p>6529</text:p>
          </table:table-cell>
          <table:table-cell table:style-name="ce28" office:value-type="float" office:value="0.953996" calcext:value-type="float">
            <text:p>0.953996</text:p>
          </table:table-cell>
          <table:table-cell table:style-name="ce19" office:value-type="float" office:value="6626" calcext:value-type="float">
            <text:p>6626</text:p>
          </table:table-cell>
          <table:table-cell table:style-name="ce28" office:value-type="float" office:value="0.941741" calcext:value-type="float">
            <text:p>0.941741</text:p>
          </table:table-cell>
          <table:table-cell table:style-name="ce66" table:formula="of:=100*([.E85]/[.B85]) - 100" office:value-type="float" office:value="3.87658227848102" calcext:value-type="float">
            <text:p>3.877</text:p>
          </table:table-cell>
          <table:table-cell table:style-name="ce69" table:formula="of:=100*([.G85]/[.B85]) - 100" office:value-type="float" office:value="3.87658227848102" calcext:value-type="float">
            <text:p>3.877</text:p>
          </table:table-cell>
          <table:table-cell table:style-name="ce71" table:formula="of:=100*([.I85]/[.B85]) - 100" office:value-type="float" office:value="3.30696202531647" calcext:value-type="float">
            <text:p>3.307</text:p>
          </table:table-cell>
          <table:table-cell table:style-name="ce73" table:formula="of:=100*([.K85]/[.B85]) - 100" office:value-type="float" office:value="4.84177215189874" calcext:value-type="float">
            <text:p>4.84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64" calcext:value-type="float">
            <text:p>636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39" calcext:value-type="float">
            <text:p>6639</text:p>
          </table:table-cell>
          <table:table-cell table:style-name="ce28" office:value-type="float" office:value="0.200957" calcext:value-type="float">
            <text:p>0.200957</text:p>
          </table:table-cell>
          <table:table-cell table:style-name="ce19" office:value-type="float" office:value="6639" calcext:value-type="float">
            <text:p>6639</text:p>
          </table:table-cell>
          <table:table-cell table:style-name="ce43" office:value-type="float" office:value="0.01421" calcext:value-type="float">
            <text:p>1.42E-02</text:p>
          </table:table-cell>
          <table:table-cell table:style-name="ce19" office:value-type="float" office:value="6607" calcext:value-type="float">
            <text:p>6607</text:p>
          </table:table-cell>
          <table:table-cell table:style-name="ce28" office:value-type="float" office:value="0.957922" calcext:value-type="float">
            <text:p>0.957922</text:p>
          </table:table-cell>
          <table:table-cell table:style-name="ce19" office:value-type="float" office:value="6649" calcext:value-type="float">
            <text:p>6649</text:p>
          </table:table-cell>
          <table:table-cell table:style-name="ce28" office:value-type="float" office:value="0.96198" calcext:value-type="float">
            <text:p>0.96198</text:p>
          </table:table-cell>
          <table:table-cell table:style-name="ce66" table:formula="of:=100*([.E86]/[.B86]) - 100" office:value-type="float" office:value="4.32118164676305" calcext:value-type="float">
            <text:p>4.321</text:p>
          </table:table-cell>
          <table:table-cell table:style-name="ce69" table:formula="of:=100*([.G86]/[.B86]) - 100" office:value-type="float" office:value="4.32118164676305" calcext:value-type="float">
            <text:p>4.321</text:p>
          </table:table-cell>
          <table:table-cell table:style-name="ce71" table:formula="of:=100*([.I86]/[.B86]) - 100" office:value-type="float" office:value="3.81835323695789" calcext:value-type="float">
            <text:p>3.818</text:p>
          </table:table-cell>
          <table:table-cell table:style-name="ce73" table:formula="of:=100*([.K86]/[.B86]) - 100" office:value-type="float" office:value="4.47831552482715" calcext:value-type="float">
            <text:p>4.47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31" calcext:value-type="float">
            <text:p>633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92" calcext:value-type="float">
            <text:p>6592</text:p>
          </table:table-cell>
          <table:table-cell table:style-name="ce28" office:value-type="float" office:value="0.203008" calcext:value-type="float">
            <text:p>0.203008</text:p>
          </table:table-cell>
          <table:table-cell table:style-name="ce19" office:value-type="float" office:value="6592" calcext:value-type="float">
            <text:p>6592</text:p>
          </table:table-cell>
          <table:table-cell table:style-name="ce43" office:value-type="float" office:value="0.0144875" calcext:value-type="float">
            <text:p>1.45E-02</text:p>
          </table:table-cell>
          <table:table-cell table:style-name="ce19" office:value-type="float" office:value="6558" calcext:value-type="float">
            <text:p>6558</text:p>
          </table:table-cell>
          <table:table-cell table:style-name="ce28" office:value-type="float" office:value="0.975088" calcext:value-type="float">
            <text:p>0.975088</text:p>
          </table:table-cell>
          <table:table-cell table:style-name="ce19" office:value-type="float" office:value="6629" calcext:value-type="float">
            <text:p>6629</text:p>
          </table:table-cell>
          <table:table-cell table:style-name="ce28" office:value-type="float" office:value="0.965475" calcext:value-type="float">
            <text:p>0.965475</text:p>
          </table:table-cell>
          <table:table-cell table:style-name="ce66" table:formula="of:=100*([.E87]/[.B87]) - 100" office:value-type="float" office:value="4.12257147370083" calcext:value-type="float">
            <text:p>4.123</text:p>
          </table:table-cell>
          <table:table-cell table:style-name="ce69" table:formula="of:=100*([.G87]/[.B87]) - 100" office:value-type="float" office:value="4.12257147370083" calcext:value-type="float">
            <text:p>4.123</text:p>
          </table:table-cell>
          <table:table-cell table:style-name="ce71" table:formula="of:=100*([.I87]/[.B87]) - 100" office:value-type="float" office:value="3.58553151160955" calcext:value-type="float">
            <text:p>3.586</text:p>
          </table:table-cell>
          <table:table-cell table:style-name="ce73" table:formula="of:=100*([.K87]/[.B87]) - 100" office:value-type="float" office:value="4.70699731480021" calcext:value-type="float">
            <text:p>4.70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405" calcext:value-type="float">
            <text:p>640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60" calcext:value-type="float">
            <text:p>6660</text:p>
          </table:table-cell>
          <table:table-cell table:style-name="ce28" office:value-type="float" office:value="0.208041" calcext:value-type="float">
            <text:p>0.208041</text:p>
          </table:table-cell>
          <table:table-cell table:style-name="ce19" office:value-type="float" office:value="6660" calcext:value-type="float">
            <text:p>6660</text:p>
          </table:table-cell>
          <table:table-cell table:style-name="ce43" office:value-type="float" office:value="0.0142613" calcext:value-type="float">
            <text:p>1.43E-02</text:p>
          </table:table-cell>
          <table:table-cell table:style-name="ce19" office:value-type="float" office:value="6688" calcext:value-type="float">
            <text:p>6688</text:p>
          </table:table-cell>
          <table:table-cell table:style-name="ce28" office:value-type="float" office:value="0.967593" calcext:value-type="float">
            <text:p>0.967593</text:p>
          </table:table-cell>
          <table:table-cell table:style-name="ce19" office:value-type="float" office:value="6839" calcext:value-type="float">
            <text:p>6839</text:p>
          </table:table-cell>
          <table:table-cell table:style-name="ce28" office:value-type="float" office:value="0.969095" calcext:value-type="float">
            <text:p>0.969095</text:p>
          </table:table-cell>
          <table:table-cell table:style-name="ce66" table:formula="of:=100*([.E88]/[.B88]) - 100" office:value-type="float" office:value="3.98126463700234" calcext:value-type="float">
            <text:p>3.981</text:p>
          </table:table-cell>
          <table:table-cell table:style-name="ce69" table:formula="of:=100*([.G88]/[.B88]) - 100" office:value-type="float" office:value="3.98126463700234" calcext:value-type="float">
            <text:p>3.981</text:p>
          </table:table-cell>
          <table:table-cell table:style-name="ce71" table:formula="of:=100*([.I88]/[.B88]) - 100" office:value-type="float" office:value="4.41842310694769" calcext:value-type="float">
            <text:p>4.418</text:p>
          </table:table-cell>
          <table:table-cell table:style-name="ce73" table:formula="of:=100*([.K88]/[.B88]) - 100" office:value-type="float" office:value="6.775956284153" calcext:value-type="float">
            <text:p>6.77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487" calcext:value-type="float">
            <text:p>648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81" calcext:value-type="float">
            <text:p>6781</text:p>
          </table:table-cell>
          <table:table-cell table:style-name="ce28" office:value-type="float" office:value="0.204671" calcext:value-type="float">
            <text:p>0.204671</text:p>
          </table:table-cell>
          <table:table-cell table:style-name="ce19" office:value-type="float" office:value="6781" calcext:value-type="float">
            <text:p>6781</text:p>
          </table:table-cell>
          <table:table-cell table:style-name="ce43" office:value-type="float" office:value="0.0142976" calcext:value-type="float">
            <text:p>1.43E-02</text:p>
          </table:table-cell>
          <table:table-cell table:style-name="ce19" office:value-type="float" office:value="6745" calcext:value-type="float">
            <text:p>6745</text:p>
          </table:table-cell>
          <table:table-cell table:style-name="ce28" office:value-type="float" office:value="0.963711" calcext:value-type="float">
            <text:p>0.963711</text:p>
          </table:table-cell>
          <table:table-cell table:style-name="ce19" office:value-type="float" office:value="6804" calcext:value-type="float">
            <text:p>6804</text:p>
          </table:table-cell>
          <table:table-cell table:style-name="ce28" office:value-type="float" office:value="0.963017" calcext:value-type="float">
            <text:p>0.963017</text:p>
          </table:table-cell>
          <table:table-cell table:style-name="ce66" table:formula="of:=100*([.E89]/[.B89]) - 100" office:value-type="float" office:value="4.5321412054879" calcext:value-type="float">
            <text:p>4.532</text:p>
          </table:table-cell>
          <table:table-cell table:style-name="ce69" table:formula="of:=100*([.G89]/[.B89]) - 100" office:value-type="float" office:value="4.5321412054879" calcext:value-type="float">
            <text:p>4.532</text:p>
          </table:table-cell>
          <table:table-cell table:style-name="ce71" table:formula="of:=100*([.I89]/[.B89]) - 100" office:value-type="float" office:value="3.9771851395098" calcext:value-type="float">
            <text:p>3.977</text:p>
          </table:table-cell>
          <table:table-cell table:style-name="ce73" table:formula="of:=100*([.K89]/[.B89]) - 100" office:value-type="float" office:value="4.8866964698628" calcext:value-type="float">
            <text:p>4.88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79" calcext:value-type="float">
            <text:p>637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76" calcext:value-type="float">
            <text:p>6676</text:p>
          </table:table-cell>
          <table:table-cell table:style-name="ce28" office:value-type="float" office:value="0.204029" calcext:value-type="float">
            <text:p>0.204029</text:p>
          </table:table-cell>
          <table:table-cell table:style-name="ce19" office:value-type="float" office:value="6676" calcext:value-type="float">
            <text:p>6676</text:p>
          </table:table-cell>
          <table:table-cell table:style-name="ce43" office:value-type="float" office:value="0.0139757" calcext:value-type="float">
            <text:p>1.40E-02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960404" calcext:value-type="float">
            <text:p>0.960404</text:p>
          </table:table-cell>
          <table:table-cell table:style-name="ce19" office:value-type="float" office:value="6733" calcext:value-type="float">
            <text:p>6733</text:p>
          </table:table-cell>
          <table:table-cell table:style-name="ce28" office:value-type="float" office:value="0.954661" calcext:value-type="float">
            <text:p>0.954661</text:p>
          </table:table-cell>
          <table:table-cell table:style-name="ce66" table:formula="of:=100*([.E90]/[.B90]) - 100" office:value-type="float" office:value="4.65590217902492" calcext:value-type="float">
            <text:p>4.656</text:p>
          </table:table-cell>
          <table:table-cell table:style-name="ce69" table:formula="of:=100*([.G90]/[.B90]) - 100" office:value-type="float" office:value="4.65590217902492" calcext:value-type="float">
            <text:p>4.656</text:p>
          </table:table-cell>
          <table:table-cell table:style-name="ce71" table:formula="of:=100*([.I90]/[.B90]) - 100" office:value-type="float" office:value="4.37372628938707" calcext:value-type="float">
            <text:p>4.374</text:p>
          </table:table-cell>
          <table:table-cell table:style-name="ce73" table:formula="of:=100*([.K90]/[.B90]) - 100" office:value-type="float" office:value="5.54945916287819" calcext:value-type="float">
            <text:p>5.54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514" calcext:value-type="float">
            <text:p>651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39" calcext:value-type="float">
            <text:p>6739</text:p>
          </table:table-cell>
          <table:table-cell table:style-name="ce28" office:value-type="float" office:value="0.20257" calcext:value-type="float">
            <text:p>0.20257</text:p>
          </table:table-cell>
          <table:table-cell table:style-name="ce19" office:value-type="float" office:value="6739" calcext:value-type="float">
            <text:p>6739</text:p>
          </table:table-cell>
          <table:table-cell table:style-name="ce43" office:value-type="float" office:value="0.0143851" calcext:value-type="float">
            <text:p>1.44E-02</text:p>
          </table:table-cell>
          <table:table-cell table:style-name="ce19" office:value-type="float" office:value="6734" calcext:value-type="float">
            <text:p>6734</text:p>
          </table:table-cell>
          <table:table-cell table:style-name="ce28" office:value-type="float" office:value="0.965581" calcext:value-type="float">
            <text:p>0.965581</text:p>
          </table:table-cell>
          <table:table-cell table:style-name="ce19" office:value-type="float" office:value="6768" calcext:value-type="float">
            <text:p>6768</text:p>
          </table:table-cell>
          <table:table-cell table:style-name="ce28" office:value-type="float" office:value="0.965746" calcext:value-type="float">
            <text:p>0.965746</text:p>
          </table:table-cell>
          <table:table-cell table:style-name="ce66" table:formula="of:=100*([.E91]/[.B91]) - 100" office:value-type="float" office:value="3.45409886398527" calcext:value-type="float">
            <text:p>3.454</text:p>
          </table:table-cell>
          <table:table-cell table:style-name="ce69" table:formula="of:=100*([.G91]/[.B91]) - 100" office:value-type="float" office:value="3.45409886398527" calcext:value-type="float">
            <text:p>3.454</text:p>
          </table:table-cell>
          <table:table-cell table:style-name="ce71" table:formula="of:=100*([.I91]/[.B91]) - 100" office:value-type="float" office:value="3.37734111145225" calcext:value-type="float">
            <text:p>3.377</text:p>
          </table:table-cell>
          <table:table-cell table:style-name="ce73" table:formula="of:=100*([.K91]/[.B91]) - 100" office:value-type="float" office:value="3.89929382867669" calcext:value-type="float">
            <text:p>3.89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86" calcext:value-type="float">
            <text:p>638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202283" calcext:value-type="float">
            <text:p>0.202283</text:p>
          </table:table-cell>
          <table:table-cell table:style-name="ce19" office:value-type="float" office:value="6658" calcext:value-type="float">
            <text:p>6658</text:p>
          </table:table-cell>
          <table:table-cell table:style-name="ce43" office:value-type="float" office:value="0.0142085" calcext:value-type="float">
            <text:p>1.42E-02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966707" calcext:value-type="float">
            <text:p>0.966707</text:p>
          </table:table-cell>
          <table:table-cell table:style-name="ce19" office:value-type="float" office:value="6709" calcext:value-type="float">
            <text:p>6709</text:p>
          </table:table-cell>
          <table:table-cell table:style-name="ce28" office:value-type="float" office:value="0.960823" calcext:value-type="float">
            <text:p>0.960823</text:p>
          </table:table-cell>
          <table:table-cell table:style-name="ce66" table:formula="of:=100*([.E92]/[.B92]) - 100" office:value-type="float" office:value="4.25931725649859" calcext:value-type="float">
            <text:p>4.259</text:p>
          </table:table-cell>
          <table:table-cell table:style-name="ce69" table:formula="of:=100*([.G92]/[.B92]) - 100" office:value-type="float" office:value="4.25931725649859" calcext:value-type="float">
            <text:p>4.259</text:p>
          </table:table-cell>
          <table:table-cell table:style-name="ce71" table:formula="of:=100*([.I92]/[.B92]) - 100" office:value-type="float" office:value="4.25931725649859" calcext:value-type="float">
            <text:p>4.259</text:p>
          </table:table-cell>
          <table:table-cell table:style-name="ce73" table:formula="of:=100*([.K92]/[.B92]) - 100" office:value-type="float" office:value="5.05793924209208" calcext:value-type="float">
            <text:p>5.05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534" calcext:value-type="float">
            <text:p>653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18" calcext:value-type="float">
            <text:p>6718</text:p>
          </table:table-cell>
          <table:table-cell table:style-name="ce28" office:value-type="float" office:value="0.205636" calcext:value-type="float">
            <text:p>0.205636</text:p>
          </table:table-cell>
          <table:table-cell table:style-name="ce19" office:value-type="float" office:value="6718" calcext:value-type="float">
            <text:p>6718</text:p>
          </table:table-cell>
          <table:table-cell table:style-name="ce43" office:value-type="float" office:value="0.0142599" calcext:value-type="float">
            <text:p>1.43E-02</text:p>
          </table:table-cell>
          <table:table-cell table:style-name="ce19" office:value-type="float" office:value="6698" calcext:value-type="float">
            <text:p>6698</text:p>
          </table:table-cell>
          <table:table-cell table:style-name="ce28" office:value-type="float" office:value="0.96493" calcext:value-type="float">
            <text:p>0.96493</text:p>
          </table:table-cell>
          <table:table-cell table:style-name="ce19" office:value-type="float" office:value="6711" calcext:value-type="float">
            <text:p>6711</text:p>
          </table:table-cell>
          <table:table-cell table:style-name="ce28" office:value-type="float" office:value="0.95853" calcext:value-type="float">
            <text:p>0.95853</text:p>
          </table:table-cell>
          <table:table-cell table:style-name="ce66" table:formula="of:=100*([.E93]/[.B93]) - 100" office:value-type="float" office:value="2.81603917967554" calcext:value-type="float">
            <text:p>2.816</text:p>
          </table:table-cell>
          <table:table-cell table:style-name="ce69" table:formula="of:=100*([.G93]/[.B93]) - 100" office:value-type="float" office:value="2.81603917967554" calcext:value-type="float">
            <text:p>2.816</text:p>
          </table:table-cell>
          <table:table-cell table:style-name="ce71" table:formula="of:=100*([.I93]/[.B93]) - 100" office:value-type="float" office:value="2.50994796449342" calcext:value-type="float">
            <text:p>2.510</text:p>
          </table:table-cell>
          <table:table-cell table:style-name="ce73" table:formula="of:=100*([.K93]/[.B93]) - 100" office:value-type="float" office:value="2.70890725436179" calcext:value-type="float">
            <text:p>2.70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72" calcext:value-type="float">
            <text:p>1087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28" office:value-type="float" office:value="0.972275" calcext:value-type="float">
            <text:p>0.972275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43" office:value-type="float" office:value="0.0358134" calcext:value-type="float">
            <text:p>3.58E-02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28" office:value-type="float" office:value="1.85334" calcext:value-type="float">
            <text:p>1.85334</text:p>
          </table:table-cell>
          <table:table-cell table:style-name="ce19" office:value-type="float" office:value="10952" calcext:value-type="float">
            <text:p>10952</text:p>
          </table:table-cell>
          <table:table-cell table:style-name="ce28" office:value-type="float" office:value="1.86223" calcext:value-type="float">
            <text:p>1.86223</text:p>
          </table:table-cell>
          <table:table-cell table:style-name="ce66" table:formula="of:=100*([.E94]/[.B94]) - 100" office:value-type="float" office:value="0.643855776306097" calcext:value-type="float">
            <text:p>0.644</text:p>
          </table:table-cell>
          <table:table-cell table:style-name="ce69" table:formula="of:=100*([.G94]/[.B94]) - 100" office:value-type="float" office:value="0.643855776306097" calcext:value-type="float">
            <text:p>0.644</text:p>
          </table:table-cell>
          <table:table-cell table:style-name="ce71" table:formula="of:=100*([.I94]/[.B94]) - 100" office:value-type="float" office:value="0.643855776306097" calcext:value-type="float">
            <text:p>0.644</text:p>
          </table:table-cell>
          <table:table-cell table:style-name="ce73" table:formula="of:=100*([.K94]/[.B94]) - 100" office:value-type="float" office:value="0.73583517292125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500" calcext:value-type="float">
            <text:p>1050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28" office:value-type="float" office:value="0.978669" calcext:value-type="float">
            <text:p>0.978669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43" office:value-type="float" office:value="0.0360575" calcext:value-type="float">
            <text:p>3.61E-02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28" office:value-type="float" office:value="1.88761" calcext:value-type="float">
            <text:p>1.88761</text:p>
          </table:table-cell>
          <table:table-cell table:style-name="ce19" office:value-type="float" office:value="10718" calcext:value-type="float">
            <text:p>10718</text:p>
          </table:table-cell>
          <table:table-cell table:style-name="ce28" office:value-type="float" office:value="1.85289" calcext:value-type="float">
            <text:p>1.85289</text:p>
          </table:table-cell>
          <table:table-cell table:style-name="ce66" table:formula="of:=100*([.E95]/[.B95]) - 100" office:value-type="float" office:value="2.04761904761905" calcext:value-type="float">
            <text:p>2.048</text:p>
          </table:table-cell>
          <table:table-cell table:style-name="ce69" table:formula="of:=100*([.G95]/[.B95]) - 100" office:value-type="float" office:value="2.04761904761905" calcext:value-type="float">
            <text:p>2.048</text:p>
          </table:table-cell>
          <table:table-cell table:style-name="ce71" table:formula="of:=100*([.I95]/[.B95]) - 100" office:value-type="float" office:value="2.04761904761905" calcext:value-type="float">
            <text:p>2.048</text:p>
          </table:table-cell>
          <table:table-cell table:style-name="ce73" table:formula="of:=100*([.K95]/[.B95]) - 100" office:value-type="float" office:value="2.07619047619048" calcext:value-type="float">
            <text:p>2.07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956" calcext:value-type="float">
            <text:p>1095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28" office:value-type="float" office:value="0.972015" calcext:value-type="float">
            <text:p>0.972015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43" office:value-type="float" office:value="0.0347304" calcext:value-type="float">
            <text:p>3.47E-02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28" office:value-type="float" office:value="1.8719" calcext:value-type="float">
            <text:p>1.8719</text:p>
          </table:table-cell>
          <table:table-cell table:style-name="ce19" office:value-type="float" office:value="11072" calcext:value-type="float">
            <text:p>11072</text:p>
          </table:table-cell>
          <table:table-cell table:style-name="ce28" office:value-type="float" office:value="1.88258" calcext:value-type="float">
            <text:p>1.88258</text:p>
          </table:table-cell>
          <table:table-cell table:style-name="ce66" table:formula="of:=100*([.E96]/[.B96]) - 100" office:value-type="float" office:value="1.04052573932091" calcext:value-type="float">
            <text:p>1.041</text:p>
          </table:table-cell>
          <table:table-cell table:style-name="ce69" table:formula="of:=100*([.G96]/[.B96]) - 100" office:value-type="float" office:value="1.04052573932091" calcext:value-type="float">
            <text:p>1.041</text:p>
          </table:table-cell>
          <table:table-cell table:style-name="ce71" table:formula="of:=100*([.I96]/[.B96]) - 100" office:value-type="float" office:value="1.04052573932091" calcext:value-type="float">
            <text:p>1.041</text:p>
          </table:table-cell>
          <table:table-cell table:style-name="ce73" table:formula="of:=100*([.K96]/[.B96]) - 100" office:value-type="float" office:value="1.05878057685287" calcext:value-type="float">
            <text:p>1.05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93" calcext:value-type="float">
            <text:p>10893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1057" calcext:value-type="float">
            <text:p>11057</text:p>
          </table:table-cell>
          <table:table-cell table:style-name="ce28" office:value-type="float" office:value="0.979742" calcext:value-type="float">
            <text:p>0.979742</text:p>
          </table:table-cell>
          <table:table-cell table:style-name="ce19" office:value-type="float" office:value="11057" calcext:value-type="float">
            <text:p>11057</text:p>
          </table:table-cell>
          <table:table-cell table:style-name="ce43" office:value-type="float" office:value="0.0342943" calcext:value-type="float">
            <text:p>3.43E-02</text:p>
          </table:table-cell>
          <table:table-cell table:style-name="ce19" office:value-type="float" office:value="11032" calcext:value-type="float">
            <text:p>11032</text:p>
          </table:table-cell>
          <table:table-cell table:style-name="ce28" office:value-type="float" office:value="1.8488" calcext:value-type="float">
            <text:p>1.8488</text:p>
          </table:table-cell>
          <table:table-cell table:style-name="ce19" office:value-type="float" office:value="11059" calcext:value-type="float">
            <text:p>11059</text:p>
          </table:table-cell>
          <table:table-cell table:style-name="ce28" office:value-type="float" office:value="1.854" calcext:value-type="float">
            <text:p>1.854</text:p>
          </table:table-cell>
          <table:table-cell table:style-name="ce66" table:formula="of:=100*([.E97]/[.B97]) - 100" office:value-type="float" office:value="1.50555402552098" calcext:value-type="float">
            <text:p>1.506</text:p>
          </table:table-cell>
          <table:table-cell table:style-name="ce69" table:formula="of:=100*([.G97]/[.B97]) - 100" office:value-type="float" office:value="1.50555402552098" calcext:value-type="float">
            <text:p>1.506</text:p>
          </table:table-cell>
          <table:table-cell table:style-name="ce71" table:formula="of:=100*([.I97]/[.B97]) - 100" office:value-type="float" office:value="1.27604883870376" calcext:value-type="float">
            <text:p>1.276</text:p>
          </table:table-cell>
          <table:table-cell table:style-name="ce73" table:formula="of:=100*([.K97]/[.B97]) - 100" office:value-type="float" office:value="1.52391444046636" calcext:value-type="float">
            <text:p>1.52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537" calcext:value-type="float">
            <text:p>1053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608" calcext:value-type="float">
            <text:p>10608</text:p>
          </table:table-cell>
          <table:table-cell table:style-name="ce28" office:value-type="float" office:value="0.973042" calcext:value-type="float">
            <text:p>0.973042</text:p>
          </table:table-cell>
          <table:table-cell table:style-name="ce19" office:value-type="float" office:value="10608" calcext:value-type="float">
            <text:p>10608</text:p>
          </table:table-cell>
          <table:table-cell table:style-name="ce43" office:value-type="float" office:value="0.0353444" calcext:value-type="float">
            <text:p>3.53E-02</text:p>
          </table:table-cell>
          <table:table-cell table:style-name="ce19" office:value-type="float" office:value="10589" calcext:value-type="float">
            <text:p>10589</text:p>
          </table:table-cell>
          <table:table-cell table:style-name="ce28" office:value-type="float" office:value="1.85745" calcext:value-type="float">
            <text:p>1.85745</text:p>
          </table:table-cell>
          <table:table-cell table:style-name="ce19" office:value-type="float" office:value="10601" calcext:value-type="float">
            <text:p>10601</text:p>
          </table:table-cell>
          <table:table-cell table:style-name="ce28" office:value-type="float" office:value="1.86323" calcext:value-type="float">
            <text:p>1.86323</text:p>
          </table:table-cell>
          <table:table-cell table:style-name="ce66" table:formula="of:=100*([.E98]/[.B98]) - 100" office:value-type="float" office:value="0.673816076682172" calcext:value-type="float">
            <text:p>0.674</text:p>
          </table:table-cell>
          <table:table-cell table:style-name="ce69" table:formula="of:=100*([.G98]/[.B98]) - 100" office:value-type="float" office:value="0.673816076682172" calcext:value-type="float">
            <text:p>0.674</text:p>
          </table:table-cell>
          <table:table-cell table:style-name="ce71" table:formula="of:=100*([.I98]/[.B98]) - 100" office:value-type="float" office:value="0.493499098415114" calcext:value-type="float">
            <text:p>0.493</text:p>
          </table:table-cell>
          <table:table-cell table:style-name="ce73" table:formula="of:=100*([.K98]/[.B98]) - 100" office:value-type="float" office:value="0.60738350574168" calcext:value-type="float">
            <text:p>0.60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347" calcext:value-type="float">
            <text:p>1034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28" office:value-type="float" office:value="0.980091" calcext:value-type="float">
            <text:p>0.980091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43" office:value-type="float" office:value="0.0341932" calcext:value-type="float">
            <text:p>3.42E-02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28" office:value-type="float" office:value="1.85913" calcext:value-type="float">
            <text:p>1.85913</text:p>
          </table:table-cell>
          <table:table-cell table:style-name="ce19" office:value-type="float" office:value="10494" calcext:value-type="float">
            <text:p>10494</text:p>
          </table:table-cell>
          <table:table-cell table:style-name="ce28" office:value-type="float" office:value="1.85525" calcext:value-type="float">
            <text:p>1.85525</text:p>
          </table:table-cell>
          <table:table-cell table:style-name="ce66" table:formula="of:=100*([.E99]/[.B99]) - 100" office:value-type="float" office:value="1.3530491930028" calcext:value-type="float">
            <text:p>1.353</text:p>
          </table:table-cell>
          <table:table-cell table:style-name="ce69" table:formula="of:=100*([.G99]/[.B99]) - 100" office:value-type="float" office:value="1.3530491930028" calcext:value-type="float">
            <text:p>1.353</text:p>
          </table:table-cell>
          <table:table-cell table:style-name="ce71" table:formula="of:=100*([.I99]/[.B99]) - 100" office:value-type="float" office:value="1.3530491930028" calcext:value-type="float">
            <text:p>1.353</text:p>
          </table:table-cell>
          <table:table-cell table:style-name="ce73" table:formula="of:=100*([.K99]/[.B99]) - 100" office:value-type="float" office:value="1.42070165265294" calcext:value-type="float">
            <text:p>1.4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82" calcext:value-type="float">
            <text:p>1088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985" calcext:value-type="float">
            <text:p>10985</text:p>
          </table:table-cell>
          <table:table-cell table:style-name="ce28" office:value-type="float" office:value="0.994131" calcext:value-type="float">
            <text:p>0.994131</text:p>
          </table:table-cell>
          <table:table-cell table:style-name="ce19" office:value-type="float" office:value="10985" calcext:value-type="float">
            <text:p>10985</text:p>
          </table:table-cell>
          <table:table-cell table:style-name="ce43" office:value-type="float" office:value="0.0342884" calcext:value-type="float">
            <text:p>3.43E-02</text:p>
          </table:table-cell>
          <table:table-cell table:style-name="ce19" office:value-type="float" office:value="10967" calcext:value-type="float">
            <text:p>10967</text:p>
          </table:table-cell>
          <table:table-cell table:style-name="ce28" office:value-type="float" office:value="1.8662" calcext:value-type="float">
            <text:p>1.8662</text:p>
          </table:table-cell>
          <table:table-cell table:style-name="ce19" office:value-type="float" office:value="10977" calcext:value-type="float">
            <text:p>10977</text:p>
          </table:table-cell>
          <table:table-cell table:style-name="ce28" office:value-type="float" office:value="1.85641" calcext:value-type="float">
            <text:p>1.85641</text:p>
          </table:table-cell>
          <table:table-cell table:style-name="ce66" table:formula="of:=100*([.E100]/[.B100]) - 100" office:value-type="float" office:value="0.946517184341104" calcext:value-type="float">
            <text:p>0.947</text:p>
          </table:table-cell>
          <table:table-cell table:style-name="ce69" table:formula="of:=100*([.G100]/[.B100]) - 100" office:value-type="float" office:value="0.946517184341104" calcext:value-type="float">
            <text:p>0.947</text:p>
          </table:table-cell>
          <table:table-cell table:style-name="ce71" table:formula="of:=100*([.I100]/[.B100]) - 100" office:value-type="float" office:value="0.781106414262084" calcext:value-type="float">
            <text:p>0.781</text:p>
          </table:table-cell>
          <table:table-cell table:style-name="ce73" table:formula="of:=100*([.K100]/[.B100]) - 100" office:value-type="float" office:value="0.873001286528208" calcext:value-type="float">
            <text:p>0.8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754" calcext:value-type="float">
            <text:p>1075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821" calcext:value-type="float">
            <text:p>10821</text:p>
          </table:table-cell>
          <table:table-cell table:style-name="ce28" office:value-type="float" office:value="0.982771" calcext:value-type="float">
            <text:p>0.982771</text:p>
          </table:table-cell>
          <table:table-cell table:style-name="ce19" office:value-type="float" office:value="10821" calcext:value-type="float">
            <text:p>10821</text:p>
          </table:table-cell>
          <table:table-cell table:style-name="ce43" office:value-type="float" office:value="0.0325152" calcext:value-type="float">
            <text:p>3.25E-02</text:p>
          </table:table-cell>
          <table:table-cell table:style-name="ce19" office:value-type="float" office:value="10814" calcext:value-type="float">
            <text:p>10814</text:p>
          </table:table-cell>
          <table:table-cell table:style-name="ce28" office:value-type="float" office:value="1.85593" calcext:value-type="float">
            <text:p>1.85593</text:p>
          </table:table-cell>
          <table:table-cell table:style-name="ce19" office:value-type="float" office:value="10872" calcext:value-type="float">
            <text:p>10872</text:p>
          </table:table-cell>
          <table:table-cell table:style-name="ce28" office:value-type="float" office:value="1.84973" calcext:value-type="float">
            <text:p>1.84973</text:p>
          </table:table-cell>
          <table:table-cell table:style-name="ce66" table:formula="of:=100*([.E101]/[.B101]) - 100" office:value-type="float" office:value="0.623023991073083" calcext:value-type="float">
            <text:p>0.623</text:p>
          </table:table-cell>
          <table:table-cell table:style-name="ce69" table:formula="of:=100*([.G101]/[.B101]) - 100" office:value-type="float" office:value="0.623023991073083" calcext:value-type="float">
            <text:p>0.623</text:p>
          </table:table-cell>
          <table:table-cell table:style-name="ce71" table:formula="of:=100*([.I101]/[.B101]) - 100" office:value-type="float" office:value="0.557931932304271" calcext:value-type="float">
            <text:p>0.558</text:p>
          </table:table-cell>
          <table:table-cell table:style-name="ce73" table:formula="of:=100*([.K101]/[.B101]) - 100" office:value-type="float" office:value="1.09726613353172" calcext:value-type="float">
            <text:p>1.09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465" calcext:value-type="float">
            <text:p>1046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28" office:value-type="float" office:value="0.971013" calcext:value-type="float">
            <text:p>0.971013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43" office:value-type="float" office:value="0.0341593" calcext:value-type="float">
            <text:p>3.42E-02</text:p>
          </table:table-cell>
          <table:table-cell table:style-name="ce19" office:value-type="float" office:value="10553" calcext:value-type="float">
            <text:p>10553</text:p>
          </table:table-cell>
          <table:table-cell table:style-name="ce28" office:value-type="float" office:value="1.84799" calcext:value-type="float">
            <text:p>1.84799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28" office:value-type="float" office:value="1.84483" calcext:value-type="float">
            <text:p>1.84483</text:p>
          </table:table-cell>
          <table:table-cell table:style-name="ce66" table:formula="of:=100*([.E102]/[.B102]) - 100" office:value-type="float" office:value="0.869565217391298" calcext:value-type="float">
            <text:p>0.870</text:p>
          </table:table-cell>
          <table:table-cell table:style-name="ce69" table:formula="of:=100*([.G102]/[.B102]) - 100" office:value-type="float" office:value="0.869565217391298" calcext:value-type="float">
            <text:p>0.870</text:p>
          </table:table-cell>
          <table:table-cell table:style-name="ce71" table:formula="of:=100*([.I102]/[.B102]) - 100" office:value-type="float" office:value="0.840898232202562" calcext:value-type="float">
            <text:p>0.841</text:p>
          </table:table-cell>
          <table:table-cell table:style-name="ce73" table:formula="of:=100*([.K102]/[.B102]) - 100" office:value-type="float" office:value="0.869565217391298" calcext:value-type="float">
            <text:p>0.87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727" calcext:value-type="float">
            <text:p>1072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28" office:value-type="float" office:value="0.974827" calcext:value-type="float">
            <text:p>0.974827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43" office:value-type="float" office:value="0.0338569" calcext:value-type="float">
            <text:p>3.39E-02</text:p>
          </table:table-cell>
          <table:table-cell table:style-name="ce19" office:value-type="float" office:value="10846" calcext:value-type="float">
            <text:p>10846</text:p>
          </table:table-cell>
          <table:table-cell table:style-name="ce28" office:value-type="float" office:value="1.87074" calcext:value-type="float">
            <text:p>1.87074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28" office:value-type="float" office:value="1.88037" calcext:value-type="float">
            <text:p>1.88037</text:p>
          </table:table-cell>
          <table:table-cell table:style-name="ce66" table:formula="of:=100*([.E103]/[.B103]) - 100" office:value-type="float" office:value="1.14663932133867" calcext:value-type="float">
            <text:p>1.147</text:p>
          </table:table-cell>
          <table:table-cell table:style-name="ce69" table:formula="of:=100*([.G103]/[.B103]) - 100" office:value-type="float" office:value="1.14663932133867" calcext:value-type="float">
            <text:p>1.147</text:p>
          </table:table-cell>
          <table:table-cell table:style-name="ce71" table:formula="of:=100*([.I103]/[.B103]) - 100" office:value-type="float" office:value="1.10935023771791" calcext:value-type="float">
            <text:p>1.109</text:p>
          </table:table-cell>
          <table:table-cell table:style-name="ce73" table:formula="of:=100*([.K103]/[.B103]) - 100" office:value-type="float" office:value="1.14663932133867" calcext:value-type="float">
            <text:p>1.14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393" calcext:value-type="float">
            <text:p>11393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28" office:value-type="float" office:value="1.55518" calcext:value-type="float">
            <text:p>1.55518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43" office:value-type="float" office:value="0.0489764" calcext:value-type="float">
            <text:p>4.90E-02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28" office:value-type="float" office:value="2.85842" calcext:value-type="float">
            <text:p>2.85842</text:p>
          </table:table-cell>
          <table:table-cell table:style-name="ce19" office:value-type="float" office:value="11692" calcext:value-type="float">
            <text:p>11692</text:p>
          </table:table-cell>
          <table:table-cell table:style-name="ce28" office:value-type="float" office:value="2.8521" calcext:value-type="float">
            <text:p>2.8521</text:p>
          </table:table-cell>
          <table:table-cell table:style-name="ce66" table:formula="of:=100*([.E104]/[.B104]) - 100" office:value-type="float" office:value="2.55419994733607" calcext:value-type="float">
            <text:p>2.554</text:p>
          </table:table-cell>
          <table:table-cell table:style-name="ce69" table:formula="of:=100*([.G104]/[.B104]) - 100" office:value-type="float" office:value="2.55419994733607" calcext:value-type="float">
            <text:p>2.554</text:p>
          </table:table-cell>
          <table:table-cell table:style-name="ce71" table:formula="of:=100*([.I104]/[.B104]) - 100" office:value-type="float" office:value="2.55419994733607" calcext:value-type="float">
            <text:p>2.554</text:p>
          </table:table-cell>
          <table:table-cell table:style-name="ce73" table:formula="of:=100*([.K104]/[.B104]) - 100" office:value-type="float" office:value="2.62441850258929" calcext:value-type="float">
            <text:p>2.62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45" calcext:value-type="float">
            <text:p>1144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0" calcext:value-type="float">
            <text:p>11680</text:p>
          </table:table-cell>
          <table:table-cell table:style-name="ce28" office:value-type="float" office:value="1.5499" calcext:value-type="float">
            <text:p>1.5499</text:p>
          </table:table-cell>
          <table:table-cell table:style-name="ce19" office:value-type="float" office:value="11680" calcext:value-type="float">
            <text:p>11680</text:p>
          </table:table-cell>
          <table:table-cell table:style-name="ce43" office:value-type="float" office:value="0.0482475" calcext:value-type="float">
            <text:p>4.82E-02</text:p>
          </table:table-cell>
          <table:table-cell table:style-name="ce19" office:value-type="float" office:value="11676" calcext:value-type="float">
            <text:p>11676</text:p>
          </table:table-cell>
          <table:table-cell table:style-name="ce28" office:value-type="float" office:value="2.84253" calcext:value-type="float">
            <text:p>2.84253</text:p>
          </table:table-cell>
          <table:table-cell table:style-name="ce19" office:value-type="float" office:value="11721" calcext:value-type="float">
            <text:p>11721</text:p>
          </table:table-cell>
          <table:table-cell table:style-name="ce28" office:value-type="float" office:value="2.82569" calcext:value-type="float">
            <text:p>2.82569</text:p>
          </table:table-cell>
          <table:table-cell table:style-name="ce66" table:formula="of:=100*([.E105]/[.B105]) - 100" office:value-type="float" office:value="2.05329838357362" calcext:value-type="float">
            <text:p>2.053</text:p>
          </table:table-cell>
          <table:table-cell table:style-name="ce69" table:formula="of:=100*([.G105]/[.B105]) - 100" office:value-type="float" office:value="2.05329838357362" calcext:value-type="float">
            <text:p>2.053</text:p>
          </table:table-cell>
          <table:table-cell table:style-name="ce71" table:formula="of:=100*([.I105]/[.B105]) - 100" office:value-type="float" office:value="2.01834862385321" calcext:value-type="float">
            <text:p>2.018</text:p>
          </table:table-cell>
          <table:table-cell table:style-name="ce73" table:formula="of:=100*([.K105]/[.B105]) - 100" office:value-type="float" office:value="2.41153342070773" calcext:value-type="float">
            <text:p>2.41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22" calcext:value-type="float">
            <text:p>1152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853" calcext:value-type="float">
            <text:p>11853</text:p>
          </table:table-cell>
          <table:table-cell table:style-name="ce28" office:value-type="float" office:value="1.54812" calcext:value-type="float">
            <text:p>1.54812</text:p>
          </table:table-cell>
          <table:table-cell table:style-name="ce19" office:value-type="float" office:value="11853" calcext:value-type="float">
            <text:p>11853</text:p>
          </table:table-cell>
          <table:table-cell table:style-name="ce43" office:value-type="float" office:value="0.0493822" calcext:value-type="float">
            <text:p>4.94E-02</text:p>
          </table:table-cell>
          <table:table-cell table:style-name="ce19" office:value-type="float" office:value="11885" calcext:value-type="float">
            <text:p>11885</text:p>
          </table:table-cell>
          <table:table-cell table:style-name="ce28" office:value-type="float" office:value="2.8863" calcext:value-type="float">
            <text:p>2.8863</text:p>
          </table:table-cell>
          <table:table-cell table:style-name="ce19" office:value-type="float" office:value="11920" calcext:value-type="float">
            <text:p>11920</text:p>
          </table:table-cell>
          <table:table-cell table:style-name="ce28" office:value-type="float" office:value="2.86355" calcext:value-type="float">
            <text:p>2.86355</text:p>
          </table:table-cell>
          <table:table-cell table:style-name="ce66" table:formula="of:=100*([.E106]/[.B106]) - 100" office:value-type="float" office:value="2.8727651449401" calcext:value-type="float">
            <text:p>2.873</text:p>
          </table:table-cell>
          <table:table-cell table:style-name="ce69" table:formula="of:=100*([.G106]/[.B106]) - 100" office:value-type="float" office:value="2.8727651449401" calcext:value-type="float">
            <text:p>2.873</text:p>
          </table:table-cell>
          <table:table-cell table:style-name="ce71" table:formula="of:=100*([.I106]/[.B106]) - 100" office:value-type="float" office:value="3.15049470578023" calcext:value-type="float">
            <text:p>3.150</text:p>
          </table:table-cell>
          <table:table-cell table:style-name="ce73" table:formula="of:=100*([.K106]/[.B106]) - 100" office:value-type="float" office:value="3.45426141294914" calcext:value-type="float">
            <text:p>3.45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61" calcext:value-type="float">
            <text:p>11461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28" office:value-type="float" office:value="1.54733" calcext:value-type="float">
            <text:p>1.54733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43" office:value-type="float" office:value="0.0505025" calcext:value-type="float">
            <text:p>5.05E-02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28" office:value-type="float" office:value="2.84715" calcext:value-type="float">
            <text:p>2.84715</text:p>
          </table:table-cell>
          <table:table-cell table:style-name="ce19" office:value-type="float" office:value="11795" calcext:value-type="float">
            <text:p>11795</text:p>
          </table:table-cell>
          <table:table-cell table:style-name="ce28" office:value-type="float" office:value="2.83411" calcext:value-type="float">
            <text:p>2.83411</text:p>
          </table:table-cell>
          <table:table-cell table:style-name="ce66" table:formula="of:=100*([.E107]/[.B107]) - 100" office:value-type="float" office:value="2.68737457464445" calcext:value-type="float">
            <text:p>2.687</text:p>
          </table:table-cell>
          <table:table-cell table:style-name="ce69" table:formula="of:=100*([.G107]/[.B107]) - 100" office:value-type="float" office:value="2.68737457464445" calcext:value-type="float">
            <text:p>2.687</text:p>
          </table:table-cell>
          <table:table-cell table:style-name="ce71" table:formula="of:=100*([.I107]/[.B107]) - 100" office:value-type="float" office:value="2.68737457464445" calcext:value-type="float">
            <text:p>2.687</text:p>
          </table:table-cell>
          <table:table-cell table:style-name="ce73" table:formula="of:=100*([.K107]/[.B107]) - 100" office:value-type="float" office:value="2.91423086990663" calcext:value-type="float">
            <text:p>2.91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27" calcext:value-type="float">
            <text:p>1142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04" calcext:value-type="float">
            <text:p>11604</text:p>
          </table:table-cell>
          <table:table-cell table:style-name="ce28" office:value-type="float" office:value="1.56564" calcext:value-type="float">
            <text:p>1.56564</text:p>
          </table:table-cell>
          <table:table-cell table:style-name="ce19" office:value-type="float" office:value="11604" calcext:value-type="float">
            <text:p>11604</text:p>
          </table:table-cell>
          <table:table-cell table:style-name="ce43" office:value-type="float" office:value="0.0516014" calcext:value-type="float">
            <text:p>5.16E-02</text:p>
          </table:table-cell>
          <table:table-cell table:style-name="ce19" office:value-type="float" office:value="11586" calcext:value-type="float">
            <text:p>11586</text:p>
          </table:table-cell>
          <table:table-cell table:style-name="ce28" office:value-type="float" office:value="2.86287" calcext:value-type="float">
            <text:p>2.86287</text:p>
          </table:table-cell>
          <table:table-cell table:style-name="ce19" office:value-type="float" office:value="11666" calcext:value-type="float">
            <text:p>11666</text:p>
          </table:table-cell>
          <table:table-cell table:style-name="ce28" office:value-type="float" office:value="2.8717" calcext:value-type="float">
            <text:p>2.8717</text:p>
          </table:table-cell>
          <table:table-cell table:style-name="ce66" table:formula="of:=100*([.E108]/[.B108]) - 100" office:value-type="float" office:value="1.54896298241007" calcext:value-type="float">
            <text:p>1.549</text:p>
          </table:table-cell>
          <table:table-cell table:style-name="ce69" table:formula="of:=100*([.G108]/[.B108]) - 100" office:value-type="float" office:value="1.54896298241007" calcext:value-type="float">
            <text:p>1.549</text:p>
          </table:table-cell>
          <table:table-cell table:style-name="ce71" table:formula="of:=100*([.I108]/[.B108]) - 100" office:value-type="float" office:value="1.39144132318194" calcext:value-type="float">
            <text:p>1.391</text:p>
          </table:table-cell>
          <table:table-cell table:style-name="ce73" table:formula="of:=100*([.K108]/[.B108]) - 100" office:value-type="float" office:value="2.09153758641814" calcext:value-type="float">
            <text:p>2.09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368" calcext:value-type="float">
            <text:p>1136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58" calcext:value-type="float">
            <text:p>11658</text:p>
          </table:table-cell>
          <table:table-cell table:style-name="ce28" office:value-type="float" office:value="1.57096" calcext:value-type="float">
            <text:p>1.57096</text:p>
          </table:table-cell>
          <table:table-cell table:style-name="ce19" office:value-type="float" office:value="11658" calcext:value-type="float">
            <text:p>11658</text:p>
          </table:table-cell>
          <table:table-cell table:style-name="ce43" office:value-type="float" office:value="0.0500469" calcext:value-type="float">
            <text:p>5.00E-02</text:p>
          </table:table-cell>
          <table:table-cell table:style-name="ce19" office:value-type="float" office:value="11618" calcext:value-type="float">
            <text:p>11618</text:p>
          </table:table-cell>
          <table:table-cell table:style-name="ce28" office:value-type="float" office:value="2.87633" calcext:value-type="float">
            <text:p>2.87633</text:p>
          </table:table-cell>
          <table:table-cell table:style-name="ce19" office:value-type="float" office:value="11683" calcext:value-type="float">
            <text:p>11683</text:p>
          </table:table-cell>
          <table:table-cell table:style-name="ce28" office:value-type="float" office:value="2.8867" calcext:value-type="float">
            <text:p>2.8867</text:p>
          </table:table-cell>
          <table:table-cell table:style-name="ce66" table:formula="of:=100*([.E109]/[.B109]) - 100" office:value-type="float" office:value="2.55102040816327" calcext:value-type="float">
            <text:p>2.551</text:p>
          </table:table-cell>
          <table:table-cell table:style-name="ce69" table:formula="of:=100*([.G109]/[.B109]) - 100" office:value-type="float" office:value="2.55102040816327" calcext:value-type="float">
            <text:p>2.551</text:p>
          </table:table-cell>
          <table:table-cell table:style-name="ce71" table:formula="of:=100*([.I109]/[.B109]) - 100" office:value-type="float" office:value="2.19915552427867" calcext:value-type="float">
            <text:p>2.199</text:p>
          </table:table-cell>
          <table:table-cell table:style-name="ce73" table:formula="of:=100*([.K109]/[.B109]) - 100" office:value-type="float" office:value="2.77093596059113" calcext:value-type="float">
            <text:p>2.77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36" calcext:value-type="float">
            <text:p>1153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92" calcext:value-type="float">
            <text:p>11792</text:p>
          </table:table-cell>
          <table:table-cell table:style-name="ce28" office:value-type="float" office:value="1.55673" calcext:value-type="float">
            <text:p>1.55673</text:p>
          </table:table-cell>
          <table:table-cell table:style-name="ce19" office:value-type="float" office:value="11792" calcext:value-type="float">
            <text:p>11792</text:p>
          </table:table-cell>
          <table:table-cell table:style-name="ce43" office:value-type="float" office:value="0.0509937" calcext:value-type="float">
            <text:p>5.10E-02</text:p>
          </table:table-cell>
          <table:table-cell table:style-name="ce19" office:value-type="float" office:value="11766" calcext:value-type="float">
            <text:p>11766</text:p>
          </table:table-cell>
          <table:table-cell table:style-name="ce28" office:value-type="float" office:value="2.87085" calcext:value-type="float">
            <text:p>2.87085</text:p>
          </table:table-cell>
          <table:table-cell table:style-name="ce19" office:value-type="float" office:value="11902" calcext:value-type="float">
            <text:p>11902</text:p>
          </table:table-cell>
          <table:table-cell table:style-name="ce28" office:value-type="float" office:value="2.84164" calcext:value-type="float">
            <text:p>2.84164</text:p>
          </table:table-cell>
          <table:table-cell table:style-name="ce66" table:formula="of:=100*([.E110]/[.B110]) - 100" office:value-type="float" office:value="2.21914008321775" calcext:value-type="float">
            <text:p>2.219</text:p>
          </table:table-cell>
          <table:table-cell table:style-name="ce69" table:formula="of:=100*([.G110]/[.B110]) - 100" office:value-type="float" office:value="2.21914008321775" calcext:value-type="float">
            <text:p>2.219</text:p>
          </table:table-cell>
          <table:table-cell table:style-name="ce71" table:formula="of:=100*([.I110]/[.B110]) - 100" office:value-type="float" office:value="1.99375866851594" calcext:value-type="float">
            <text:p>1.994</text:p>
          </table:table-cell>
          <table:table-cell table:style-name="ce73" table:formula="of:=100*([.K110]/[.B110]) - 100" office:value-type="float" office:value="3.17267683772538" calcext:value-type="float">
            <text:p>3.1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44" calcext:value-type="float">
            <text:p>1154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855" calcext:value-type="float">
            <text:p>11855</text:p>
          </table:table-cell>
          <table:table-cell table:style-name="ce28" office:value-type="float" office:value="1.55167" calcext:value-type="float">
            <text:p>1.55167</text:p>
          </table:table-cell>
          <table:table-cell table:style-name="ce19" office:value-type="float" office:value="11855" calcext:value-type="float">
            <text:p>11855</text:p>
          </table:table-cell>
          <table:table-cell table:style-name="ce43" office:value-type="float" office:value="0.0522884" calcext:value-type="float">
            <text:p>5.23E-02</text:p>
          </table:table-cell>
          <table:table-cell table:style-name="ce19" office:value-type="float" office:value="11830" calcext:value-type="float">
            <text:p>11830</text:p>
          </table:table-cell>
          <table:table-cell table:style-name="ce28" office:value-type="float" office:value="2.86631" calcext:value-type="float">
            <text:p>2.86631</text:p>
          </table:table-cell>
          <table:table-cell table:style-name="ce19" office:value-type="float" office:value="11863" calcext:value-type="float">
            <text:p>11863</text:p>
          </table:table-cell>
          <table:table-cell table:style-name="ce28" office:value-type="float" office:value="2.86015" calcext:value-type="float">
            <text:p>2.86015</text:p>
          </table:table-cell>
          <table:table-cell table:style-name="ce66" table:formula="of:=100*([.E111]/[.B111]) - 100" office:value-type="float" office:value="2.6940401940402" calcext:value-type="float">
            <text:p>2.694</text:p>
          </table:table-cell>
          <table:table-cell table:style-name="ce69" table:formula="of:=100*([.G111]/[.B111]) - 100" office:value-type="float" office:value="2.6940401940402" calcext:value-type="float">
            <text:p>2.694</text:p>
          </table:table-cell>
          <table:table-cell table:style-name="ce71" table:formula="of:=100*([.I111]/[.B111]) - 100" office:value-type="float" office:value="2.47747747747749" calcext:value-type="float">
            <text:p>2.477</text:p>
          </table:table-cell>
          <table:table-cell table:style-name="ce73" table:formula="of:=100*([.K111]/[.B111]) - 100" office:value-type="float" office:value="2.76334026334027" calcext:value-type="float">
            <text:p>2.7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24" calcext:value-type="float">
            <text:p>1142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1" calcext:value-type="float">
            <text:p>11681</text:p>
          </table:table-cell>
          <table:table-cell table:style-name="ce28" office:value-type="float" office:value="1.55368" calcext:value-type="float">
            <text:p>1.55368</text:p>
          </table:table-cell>
          <table:table-cell table:style-name="ce19" office:value-type="float" office:value="11681" calcext:value-type="float">
            <text:p>11681</text:p>
          </table:table-cell>
          <table:table-cell table:style-name="ce43" office:value-type="float" office:value="0.0507485" calcext:value-type="float">
            <text:p>5.07E-02</text:p>
          </table:table-cell>
          <table:table-cell table:style-name="ce19" office:value-type="float" office:value="11677" calcext:value-type="float">
            <text:p>11677</text:p>
          </table:table-cell>
          <table:table-cell table:style-name="ce28" office:value-type="float" office:value="2.86177" calcext:value-type="float">
            <text:p>2.86177</text:p>
          </table:table-cell>
          <table:table-cell table:style-name="ce19" office:value-type="float" office:value="11741" calcext:value-type="float">
            <text:p>11741</text:p>
          </table:table-cell>
          <table:table-cell table:style-name="ce28" office:value-type="float" office:value="2.85937" calcext:value-type="float">
            <text:p>2.85937</text:p>
          </table:table-cell>
          <table:table-cell table:style-name="ce66" table:formula="of:=100*([.E112]/[.B112]) - 100" office:value-type="float" office:value="2.24964985994399" calcext:value-type="float">
            <text:p>2.250</text:p>
          </table:table-cell>
          <table:table-cell table:style-name="ce69" table:formula="of:=100*([.G112]/[.B112]) - 100" office:value-type="float" office:value="2.24964985994399" calcext:value-type="float">
            <text:p>2.250</text:p>
          </table:table-cell>
          <table:table-cell table:style-name="ce71" table:formula="of:=100*([.I112]/[.B112]) - 100" office:value-type="float" office:value="2.21463585434174" calcext:value-type="float">
            <text:p>2.215</text:p>
          </table:table-cell>
          <table:table-cell table:style-name="ce73" table:formula="of:=100*([.K112]/[.B112]) - 100" office:value-type="float" office:value="2.77485994397759" calcext:value-type="float">
            <text:p>2.7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48" calcext:value-type="float">
            <text:p>1154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58" calcext:value-type="float">
            <text:p>11758</text:p>
          </table:table-cell>
          <table:table-cell table:style-name="ce28" office:value-type="float" office:value="1.55958" calcext:value-type="float">
            <text:p>1.55958</text:p>
          </table:table-cell>
          <table:table-cell table:style-name="ce19" office:value-type="float" office:value="11758" calcext:value-type="float">
            <text:p>11758</text:p>
          </table:table-cell>
          <table:table-cell table:style-name="ce43" office:value-type="float" office:value="0.0509871" calcext:value-type="float">
            <text:p>5.10E-02</text:p>
          </table:table-cell>
          <table:table-cell table:style-name="ce19" office:value-type="float" office:value="11738" calcext:value-type="float">
            <text:p>11738</text:p>
          </table:table-cell>
          <table:table-cell table:style-name="ce28" office:value-type="float" office:value="2.8547" calcext:value-type="float">
            <text:p>2.8547</text:p>
          </table:table-cell>
          <table:table-cell table:style-name="ce19" office:value-type="float" office:value="11807" calcext:value-type="float">
            <text:p>11807</text:p>
          </table:table-cell>
          <table:table-cell table:style-name="ce28" office:value-type="float" office:value="2.83113" calcext:value-type="float">
            <text:p>2.83113</text:p>
          </table:table-cell>
          <table:table-cell table:style-name="ce66" table:formula="of:=100*([.E113]/[.B113]) - 100" office:value-type="float" office:value="1.81849670938689" calcext:value-type="float">
            <text:p>1.818</text:p>
          </table:table-cell>
          <table:table-cell table:style-name="ce69" table:formula="of:=100*([.G113]/[.B113]) - 100" office:value-type="float" office:value="1.81849670938689" calcext:value-type="float">
            <text:p>1.818</text:p>
          </table:table-cell>
          <table:table-cell table:style-name="ce71" table:formula="of:=100*([.I113]/[.B113]) - 100" office:value-type="float" office:value="1.64530654658815" calcext:value-type="float">
            <text:p>1.645</text:p>
          </table:table-cell>
          <table:table-cell table:style-name="ce73" table:formula="of:=100*([.K113]/[.B113]) - 100" office:value-type="float" office:value="2.24281260824387" calcext:value-type="float">
            <text:p>2.24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316" calcext:value-type="float">
            <text:p>2631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752" calcext:value-type="float">
            <text:p>26752</text:p>
          </table:table-cell>
          <table:table-cell table:style-name="ce28" office:value-type="float" office:value="22.6431" calcext:value-type="float">
            <text:p>22.6431</text:p>
          </table:table-cell>
          <table:table-cell table:style-name="ce19" office:value-type="float" office:value="26752" calcext:value-type="float">
            <text:p>26752</text:p>
          </table:table-cell>
          <table:table-cell table:style-name="ce43" office:value-type="float" office:value="0.292443" calcext:value-type="float">
            <text:p>2.92E-01</text:p>
          </table:table-cell>
          <table:table-cell table:style-name="ce19" office:value-type="float" office:value="26726" calcext:value-type="float">
            <text:p>26726</text:p>
          </table:table-cell>
          <table:table-cell table:style-name="ce28" office:value-type="float" office:value="25.658" calcext:value-type="float">
            <text:p>25.658</text:p>
          </table:table-cell>
          <table:table-cell table:style-name="ce19" office:value-type="float" office:value="26767" calcext:value-type="float">
            <text:p>26767</text:p>
          </table:table-cell>
          <table:table-cell table:style-name="ce28" office:value-type="float" office:value="25.6447" calcext:value-type="float">
            <text:p>25.6447</text:p>
          </table:table-cell>
          <table:table-cell table:style-name="ce66" table:formula="of:=100*([.E114]/[.B114]) - 100" office:value-type="float" office:value="1.65678674570604" calcext:value-type="float">
            <text:p>1.657</text:p>
          </table:table-cell>
          <table:table-cell table:style-name="ce69" table:formula="of:=100*([.G114]/[.B114]) - 100" office:value-type="float" office:value="1.65678674570604" calcext:value-type="float">
            <text:p>1.657</text:p>
          </table:table-cell>
          <table:table-cell table:style-name="ce71" table:formula="of:=100*([.I114]/[.B114]) - 100" office:value-type="float" office:value="1.5579875360997" calcext:value-type="float">
            <text:p>1.558</text:p>
          </table:table-cell>
          <table:table-cell table:style-name="ce73" table:formula="of:=100*([.K114]/[.B114]) - 100" office:value-type="float" office:value="1.71378628970969" calcext:value-type="float">
            <text:p>1.71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807" calcext:value-type="float">
            <text:p>26807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28" office:value-type="float" office:value="22.8593" calcext:value-type="float">
            <text:p>22.8593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43" office:value-type="float" office:value="0.295864" calcext:value-type="float">
            <text:p>2.96E-01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28" office:value-type="float" office:value="25.6716" calcext:value-type="float">
            <text:p>25.6716</text:p>
          </table:table-cell>
          <table:table-cell table:style-name="ce19" office:value-type="float" office:value="27260" calcext:value-type="float">
            <text:p>27260</text:p>
          </table:table-cell>
          <table:table-cell table:style-name="ce28" office:value-type="float" office:value="25.6372" calcext:value-type="float">
            <text:p>25.6372</text:p>
          </table:table-cell>
          <table:table-cell table:style-name="ce66" table:formula="of:=100*([.E115]/[.B115]) - 100" office:value-type="float" office:value="1.26832543738576" calcext:value-type="float">
            <text:p>1.268</text:p>
          </table:table-cell>
          <table:table-cell table:style-name="ce69" table:formula="of:=100*([.G115]/[.B115]) - 100" office:value-type="float" office:value="1.26832543738576" calcext:value-type="float">
            <text:p>1.268</text:p>
          </table:table-cell>
          <table:table-cell table:style-name="ce71" table:formula="of:=100*([.I115]/[.B115]) - 100" office:value-type="float" office:value="1.26832543738576" calcext:value-type="float">
            <text:p>1.268</text:p>
          </table:table-cell>
          <table:table-cell table:style-name="ce73" table:formula="of:=100*([.K115]/[.B115]) - 100" office:value-type="float" office:value="1.68985712686984" calcext:value-type="float">
            <text:p>1.6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26" calcext:value-type="float">
            <text:p>2662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924" calcext:value-type="float">
            <text:p>26924</text:p>
          </table:table-cell>
          <table:table-cell table:style-name="ce28" office:value-type="float" office:value="22.7458" calcext:value-type="float">
            <text:p>22.7458</text:p>
          </table:table-cell>
          <table:table-cell table:style-name="ce19" office:value-type="float" office:value="26924" calcext:value-type="float">
            <text:p>26924</text:p>
          </table:table-cell>
          <table:table-cell table:style-name="ce43" office:value-type="float" office:value="0.292288" calcext:value-type="float">
            <text:p>2.92E-01</text:p>
          </table:table-cell>
          <table:table-cell table:style-name="ce19" office:value-type="float" office:value="26911" calcext:value-type="float">
            <text:p>26911</text:p>
          </table:table-cell>
          <table:table-cell table:style-name="ce28" office:value-type="float" office:value="25.5007" calcext:value-type="float">
            <text:p>25.5007</text:p>
          </table:table-cell>
          <table:table-cell table:style-name="ce19" office:value-type="float" office:value="26980" calcext:value-type="float">
            <text:p>26980</text:p>
          </table:table-cell>
          <table:table-cell table:style-name="ce28" office:value-type="float" office:value="25.6029" calcext:value-type="float">
            <text:p>25.6029</text:p>
          </table:table-cell>
          <table:table-cell table:style-name="ce66" table:formula="of:=100*([.E116]/[.B116]) - 100" office:value-type="float" office:value="1.11920679035529" calcext:value-type="float">
            <text:p>1.119</text:p>
          </table:table-cell>
          <table:table-cell table:style-name="ce69" table:formula="of:=100*([.G116]/[.B116]) - 100" office:value-type="float" office:value="1.11920679035529" calcext:value-type="float">
            <text:p>1.119</text:p>
          </table:table-cell>
          <table:table-cell table:style-name="ce71" table:formula="of:=100*([.I116]/[.B116]) - 100" office:value-type="float" office:value="1.07038233305792" calcext:value-type="float">
            <text:p>1.070</text:p>
          </table:table-cell>
          <table:table-cell table:style-name="ce73" table:formula="of:=100*([.K116]/[.B116]) - 100" office:value-type="float" office:value="1.32952752948245" calcext:value-type="float">
            <text:p>1.3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42" calcext:value-type="float">
            <text:p>26642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76" calcext:value-type="float">
            <text:p>27076</text:p>
          </table:table-cell>
          <table:table-cell table:style-name="ce28" office:value-type="float" office:value="22.8578" calcext:value-type="float">
            <text:p>22.8578</text:p>
          </table:table-cell>
          <table:table-cell table:style-name="ce19" office:value-type="float" office:value="27076" calcext:value-type="float">
            <text:p>27076</text:p>
          </table:table-cell>
          <table:table-cell table:style-name="ce43" office:value-type="float" office:value="0.301204" calcext:value-type="float">
            <text:p>3.01E-01</text:p>
          </table:table-cell>
          <table:table-cell table:style-name="ce19" office:value-type="float" office:value="27056" calcext:value-type="float">
            <text:p>27056</text:p>
          </table:table-cell>
          <table:table-cell table:style-name="ce28" office:value-type="float" office:value="26.01" calcext:value-type="float">
            <text:p>26.01</text:p>
          </table:table-cell>
          <table:table-cell table:style-name="ce19" office:value-type="float" office:value="27083" calcext:value-type="float">
            <text:p>27083</text:p>
          </table:table-cell>
          <table:table-cell table:style-name="ce28" office:value-type="float" office:value="25.9627" calcext:value-type="float">
            <text:p>25.9627</text:p>
          </table:table-cell>
          <table:table-cell table:style-name="ce66" table:formula="of:=100*([.E117]/[.B117]) - 100" office:value-type="float" office:value="1.62900683131898" calcext:value-type="float">
            <text:p>1.629</text:p>
          </table:table-cell>
          <table:table-cell table:style-name="ce69" table:formula="of:=100*([.G117]/[.B117]) - 100" office:value-type="float" office:value="1.62900683131898" calcext:value-type="float">
            <text:p>1.629</text:p>
          </table:table-cell>
          <table:table-cell table:style-name="ce71" table:formula="of:=100*([.I117]/[.B117]) - 100" office:value-type="float" office:value="1.55393739208769" calcext:value-type="float">
            <text:p>1.554</text:p>
          </table:table-cell>
          <table:table-cell table:style-name="ce73" table:formula="of:=100*([.K117]/[.B117]) - 100" office:value-type="float" office:value="1.65528113504992" calcext:value-type="float">
            <text:p>1.65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509" calcext:value-type="float">
            <text:p>26509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28" office:value-type="float" office:value="22.6087" calcext:value-type="float">
            <text:p>22.6087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43" office:value-type="float" office:value="0.29532" calcext:value-type="float">
            <text:p>2.95E-01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28" office:value-type="float" office:value="25.5661" calcext:value-type="float">
            <text:p>25.5661</text:p>
          </table:table-cell>
          <table:table-cell table:style-name="ce19" office:value-type="float" office:value="26851" calcext:value-type="float">
            <text:p>26851</text:p>
          </table:table-cell>
          <table:table-cell table:style-name="ce28" office:value-type="float" office:value="25.565" calcext:value-type="float">
            <text:p>25.565</text:p>
          </table:table-cell>
          <table:table-cell table:style-name="ce66" table:formula="of:=100*([.E118]/[.B118]) - 100" office:value-type="float" office:value="1.22222641367082" calcext:value-type="float">
            <text:p>1.222</text:p>
          </table:table-cell>
          <table:table-cell table:style-name="ce69" table:formula="of:=100*([.G118]/[.B118]) - 100" office:value-type="float" office:value="1.22222641367082" calcext:value-type="float">
            <text:p>1.222</text:p>
          </table:table-cell>
          <table:table-cell table:style-name="ce71" table:formula="of:=100*([.I118]/[.B118]) - 100" office:value-type="float" office:value="1.22222641367082" calcext:value-type="float">
            <text:p>1.222</text:p>
          </table:table-cell>
          <table:table-cell table:style-name="ce73" table:formula="of:=100*([.K118]/[.B118]) - 100" office:value-type="float" office:value="1.29012788109699" calcext:value-type="float">
            <text:p>1.2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54" calcext:value-type="float">
            <text:p>26654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70" calcext:value-type="float">
            <text:p>27070</text:p>
          </table:table-cell>
          <table:table-cell table:style-name="ce28" office:value-type="float" office:value="22.6371" calcext:value-type="float">
            <text:p>22.6371</text:p>
          </table:table-cell>
          <table:table-cell table:style-name="ce19" office:value-type="float" office:value="27070" calcext:value-type="float">
            <text:p>27070</text:p>
          </table:table-cell>
          <table:table-cell table:style-name="ce43" office:value-type="float" office:value="0.293233" calcext:value-type="float">
            <text:p>2.93E-01</text:p>
          </table:table-cell>
          <table:table-cell table:style-name="ce19" office:value-type="float" office:value="27042" calcext:value-type="float">
            <text:p>27042</text:p>
          </table:table-cell>
          <table:table-cell table:style-name="ce28" office:value-type="float" office:value="25.71" calcext:value-type="float">
            <text:p>25.71</text:p>
          </table:table-cell>
          <table:table-cell table:style-name="ce19" office:value-type="float" office:value="27112" calcext:value-type="float">
            <text:p>27112</text:p>
          </table:table-cell>
          <table:table-cell table:style-name="ce28" office:value-type="float" office:value="25.7003" calcext:value-type="float">
            <text:p>25.7003</text:p>
          </table:table-cell>
          <table:table-cell table:style-name="ce66" table:formula="of:=100*([.E119]/[.B119]) - 100" office:value-type="float" office:value="1.56074135214226" calcext:value-type="float">
            <text:p>1.561</text:p>
          </table:table-cell>
          <table:table-cell table:style-name="ce69" table:formula="of:=100*([.G119]/[.B119]) - 100" office:value-type="float" office:value="1.56074135214226" calcext:value-type="float">
            <text:p>1.561</text:p>
          </table:table-cell>
          <table:table-cell table:style-name="ce71" table:formula="of:=100*([.I119]/[.B119]) - 100" office:value-type="float" office:value="1.45569145344038" calcext:value-type="float">
            <text:p>1.456</text:p>
          </table:table-cell>
          <table:table-cell table:style-name="ce73" table:formula="of:=100*([.K119]/[.B119]) - 100" office:value-type="float" office:value="1.71831620019509" calcext:value-type="float">
            <text:p>1.7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575" calcext:value-type="float">
            <text:p>26575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28" office:value-type="float" office:value="22.8755" calcext:value-type="float">
            <text:p>22.8755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43" office:value-type="float" office:value="0.292727" calcext:value-type="float">
            <text:p>2.93E-01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28" office:value-type="float" office:value="25.5869" calcext:value-type="float">
            <text:p>25.5869</text:p>
          </table:table-cell>
          <table:table-cell table:style-name="ce19" office:value-type="float" office:value="26875" calcext:value-type="float">
            <text:p>26875</text:p>
          </table:table-cell>
          <table:table-cell table:style-name="ce28" office:value-type="float" office:value="25.5068" calcext:value-type="float">
            <text:p>25.5068</text:p>
          </table:table-cell>
          <table:table-cell table:style-name="ce66" table:formula="of:=100*([.E120]/[.B120]) - 100" office:value-type="float" office:value="1.04985888993414" calcext:value-type="float">
            <text:p>1.050</text:p>
          </table:table-cell>
          <table:table-cell table:style-name="ce69" table:formula="of:=100*([.G120]/[.B120]) - 100" office:value-type="float" office:value="1.04985888993414" calcext:value-type="float">
            <text:p>1.050</text:p>
          </table:table-cell>
          <table:table-cell table:style-name="ce71" table:formula="of:=100*([.I120]/[.B120]) - 100" office:value-type="float" office:value="1.04985888993414" calcext:value-type="float">
            <text:p>1.050</text:p>
          </table:table-cell>
          <table:table-cell table:style-name="ce73" table:formula="of:=100*([.K120]/[.B120]) - 100" office:value-type="float" office:value="1.1288805268109" calcext:value-type="float">
            <text:p>1.12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794" calcext:value-type="float">
            <text:p>26794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216" calcext:value-type="float">
            <text:p>27216</text:p>
          </table:table-cell>
          <table:table-cell table:style-name="ce28" office:value-type="float" office:value="22.8764" calcext:value-type="float">
            <text:p>22.8764</text:p>
          </table:table-cell>
          <table:table-cell table:style-name="ce19" office:value-type="float" office:value="27216" calcext:value-type="float">
            <text:p>27216</text:p>
          </table:table-cell>
          <table:table-cell table:style-name="ce43" office:value-type="float" office:value="0.300325" calcext:value-type="float">
            <text:p>3.00E-01</text:p>
          </table:table-cell>
          <table:table-cell table:style-name="ce19" office:value-type="float" office:value="27201" calcext:value-type="float">
            <text:p>27201</text:p>
          </table:table-cell>
          <table:table-cell table:style-name="ce28" office:value-type="float" office:value="25.8562" calcext:value-type="float">
            <text:p>25.8562</text:p>
          </table:table-cell>
          <table:table-cell table:style-name="ce19" office:value-type="float" office:value="27228" calcext:value-type="float">
            <text:p>27228</text:p>
          </table:table-cell>
          <table:table-cell table:style-name="ce28" office:value-type="float" office:value="25.9432" calcext:value-type="float">
            <text:p>25.9432</text:p>
          </table:table-cell>
          <table:table-cell table:style-name="ce66" table:formula="of:=100*([.E121]/[.B121]) - 100" office:value-type="float" office:value="1.57497947301634" calcext:value-type="float">
            <text:p>1.575</text:p>
          </table:table-cell>
          <table:table-cell table:style-name="ce69" table:formula="of:=100*([.G121]/[.B121]) - 100" office:value-type="float" office:value="1.57497947301634" calcext:value-type="float">
            <text:p>1.575</text:p>
          </table:table-cell>
          <table:table-cell table:style-name="ce71" table:formula="of:=100*([.I121]/[.B121]) - 100" office:value-type="float" office:value="1.51899679032618" calcext:value-type="float">
            <text:p>1.519</text:p>
          </table:table-cell>
          <table:table-cell table:style-name="ce73" table:formula="of:=100*([.K121]/[.B121]) - 100" office:value-type="float" office:value="1.61976561916848" calcext:value-type="float">
            <text:p>1.62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241" calcext:value-type="float">
            <text:p>26241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28" office:value-type="float" office:value="22.7731" calcext:value-type="float">
            <text:p>22.7731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43" office:value-type="float" office:value="0.295424" calcext:value-type="float">
            <text:p>2.95E-01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28" office:value-type="float" office:value="25.6892" calcext:value-type="float">
            <text:p>25.6892</text:p>
          </table:table-cell>
          <table:table-cell table:style-name="ce19" office:value-type="float" office:value="26557" calcext:value-type="float">
            <text:p>26557</text:p>
          </table:table-cell>
          <table:table-cell table:style-name="ce28" office:value-type="float" office:value="26.1554" calcext:value-type="float">
            <text:p>26.1554</text:p>
          </table:table-cell>
          <table:table-cell table:style-name="ce66" table:formula="of:=100*([.E122]/[.B122]) - 100" office:value-type="float" office:value="1.1966007393011" calcext:value-type="float">
            <text:p>1.197</text:p>
          </table:table-cell>
          <table:table-cell table:style-name="ce69" table:formula="of:=100*([.G122]/[.B122]) - 100" office:value-type="float" office:value="1.1966007393011" calcext:value-type="float">
            <text:p>1.197</text:p>
          </table:table-cell>
          <table:table-cell table:style-name="ce71" table:formula="of:=100*([.I122]/[.B122]) - 100" office:value-type="float" office:value="1.1966007393011" calcext:value-type="float">
            <text:p>1.197</text:p>
          </table:table-cell>
          <table:table-cell table:style-name="ce73" table:formula="of:=100*([.K122]/[.B122]) - 100" office:value-type="float" office:value="1.20422240006097" calcext:value-type="float">
            <text:p>1.20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62" calcext:value-type="float">
            <text:p>26662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32" calcext:value-type="float">
            <text:p>27032</text:p>
          </table:table-cell>
          <table:table-cell table:style-name="ce28" office:value-type="float" office:value="22.6462" calcext:value-type="float">
            <text:p>22.6462</text:p>
          </table:table-cell>
          <table:table-cell table:style-name="ce19" office:value-type="float" office:value="27032" calcext:value-type="float">
            <text:p>27032</text:p>
          </table:table-cell>
          <table:table-cell table:style-name="ce43" office:value-type="float" office:value="0.295037" calcext:value-type="float">
            <text:p>2.95E-01</text:p>
          </table:table-cell>
          <table:table-cell table:style-name="ce19" office:value-type="float" office:value="26998" calcext:value-type="float">
            <text:p>26998</text:p>
          </table:table-cell>
          <table:table-cell table:style-name="ce28" office:value-type="float" office:value="25.7063" calcext:value-type="float">
            <text:p>25.7063</text:p>
          </table:table-cell>
          <table:table-cell table:style-name="ce19" office:value-type="float" office:value="27085" calcext:value-type="float">
            <text:p>27085</text:p>
          </table:table-cell>
          <table:table-cell table:style-name="ce28" office:value-type="float" office:value="25.705" calcext:value-type="float">
            <text:p>25.705</text:p>
          </table:table-cell>
          <table:table-cell table:style-name="ce66" table:formula="of:=100*([.E123]/[.B123]) - 100" office:value-type="float" office:value="1.38774285499963" calcext:value-type="float">
            <text:p>1.388</text:p>
          </table:table-cell>
          <table:table-cell table:style-name="ce69" table:formula="of:=100*([.G123]/[.B123]) - 100" office:value-type="float" office:value="1.38774285499963" calcext:value-type="float">
            <text:p>1.388</text:p>
          </table:table-cell>
          <table:table-cell table:style-name="ce71" table:formula="of:=100*([.I123]/[.B123]) - 100" office:value-type="float" office:value="1.26022053859425" calcext:value-type="float">
            <text:p>1.260</text:p>
          </table:table-cell>
          <table:table-cell table:style-name="ce73" table:formula="of:=100*([.K123]/[.B123]) - 100" office:value-type="float" office:value="1.5865276423374" calcext:value-type="float">
            <text:p>1.587</text:p>
          </table:table-cell>
          <table:table-cell table:number-columns-repeated="2"/>
        </table:table-row>
        <table:table-row table:style-name="ro1" table:number-rows-repeated="104845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asz_2_2_2" table:style-name="ta1">
        <table:table-column table:style-name="co1" table:default-cell-style-name="ce88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63"/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64" office:value-type="string" calcext:value-type="string" table:number-columns-spanned="2" table:number-rows-spanned="1">
            <text:p>Błędy względne</text:p>
          </table:table-cell>
          <table:covered-table-cell table:style-name="ce67"/>
        </table:table-row>
        <table:table-row table:style-name="ro2">
          <table:table-cell/>
          <table:table-cell table:style-name="ce61" office:value-type="string" calcext:value-type="string">
            <text:p>Wartość optymalna</text:p>
          </table:table-cell>
          <table:table-cell table:style-name="ce30" office:value-type="string" calcext:value-type="string">
            <text:p>Liczba zadań n</text:p>
          </table:table-cell>
          <table:table-cell table:style-name="ce30" office:value-type="string" calcext:value-type="string">
            <text:p>Liczba maszyn m</text:p>
          </table:table-cell>
          <table:table-cell table:style-name="ce18" office:value-type="string" calcext:value-type="string">
            <text:p>Wartość kryt. Sym. Wyż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18" office:value-type="string" calcext:value-type="string">
            <text:p>Wartość kryt. Thres. Acc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70" office:value-type="string" calcext:value-type="string">
            <text:p>Sym. Wyż.</text:p>
          </table:table-cell>
          <table:table-cell table:style-name="ce72" office:value-type="string" calcext:value-type="string">
            <text:p>Thres. Acc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9891" calcext:value-type="float">
            <text:p>0.239891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98715" calcext:value-type="float">
            <text:p>0.298715</text:p>
          </table:table-cell>
          <table:table-cell table:style-name="ce71" table:formula="of:=100*([.E4]/[.B4]) - 100" office:value-type="float" office:value="0.625978090766836" calcext:value-type="float">
            <text:p>0.626</text:p>
          </table:table-cell>
          <table:table-cell table:style-name="ce73" table:formula="of:=100*([.G4]/[.B4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302778" calcext:value-type="float">
            <text:p>0.302778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0871" calcext:value-type="float">
            <text:p>0.230871</text:p>
          </table:table-cell>
          <table:table-cell table:style-name="ce71" table:formula="of:=100*([.E5]/[.B5]) - 100" office:value-type="float" office:value="0.625978090766836" calcext:value-type="float">
            <text:p>0.626</text:p>
          </table:table-cell>
          <table:table-cell table:style-name="ce73" table:formula="of:=100*([.G5]/[.B5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5284" calcext:value-type="float">
            <text:p>0.225284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15494" calcext:value-type="float">
            <text:p>0.215494</text:p>
          </table:table-cell>
          <table:table-cell table:style-name="ce71" table:formula="of:=100*([.E6]/[.B6]) - 100" office:value-type="float" office:value="0.625978090766836" calcext:value-type="float">
            <text:p>0.626</text:p>
          </table:table-cell>
          <table:table-cell table:style-name="ce73" table:formula="of:=100*([.G6]/[.B6]) - 100" office:value-type="float" office:value="0.782472613458523" calcext:value-type="float">
            <text:p>0.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064" calcext:value-type="float">
            <text:p>0.218064</text:p>
          </table:table-cell>
          <table:table-cell table:style-name="ce19" office:value-type="float" office:value="1299" calcext:value-type="float">
            <text:p>1299</text:p>
          </table:table-cell>
          <table:table-cell table:style-name="ce28" office:value-type="float" office:value="0.218188" calcext:value-type="float">
            <text:p>0.218188</text:p>
          </table:table-cell>
          <table:table-cell table:style-name="ce71" table:formula="of:=100*([.E7]/[.B7]) - 100" office:value-type="float" office:value="0.625978090766836" calcext:value-type="float">
            <text:p>0.626</text:p>
          </table:table-cell>
          <table:table-cell table:style-name="ce73" table:formula="of:=100*([.G7]/[.B7]) - 100" office:value-type="float" office:value="1.6431924882629" calcext:value-type="float">
            <text:p>1.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548" calcext:value-type="float">
            <text:p>0.219548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9595" calcext:value-type="float">
            <text:p>0.219595</text:p>
          </table:table-cell>
          <table:table-cell table:style-name="ce71" table:formula="of:=100*([.E8]/[.B8]) - 100" office:value-type="float" office:value="0.625978090766836" calcext:value-type="float">
            <text:p>0.626</text:p>
          </table:table-cell>
          <table:table-cell table:style-name="ce73" table:formula="of:=100*([.G8]/[.B8]) - 100" office:value-type="float" office:value="0.938967136150225" calcext:value-type="float">
            <text:p>0.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003" calcext:value-type="float">
            <text:p>0.215003</text:p>
          </table:table-cell>
          <table:table-cell table:style-name="ce19" office:value-type="float" office:value="1303" calcext:value-type="float">
            <text:p>1303</text:p>
          </table:table-cell>
          <table:table-cell table:style-name="ce28" office:value-type="float" office:value="0.215377" calcext:value-type="float">
            <text:p>0.215377</text:p>
          </table:table-cell>
          <table:table-cell table:style-name="ce71" table:formula="of:=100*([.E9]/[.B9]) - 100" office:value-type="float" office:value="0.625978090766836" calcext:value-type="float">
            <text:p>0.626</text:p>
          </table:table-cell>
          <table:table-cell table:style-name="ce73" table:formula="of:=100*([.G9]/[.B9]) - 100" office:value-type="float" office:value="1.95618153364632" calcext:value-type="float">
            <text:p>1.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215" calcext:value-type="float">
            <text:p>0.21521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827" calcext:value-type="float">
            <text:p>0.213827</text:p>
          </table:table-cell>
          <table:table-cell table:style-name="ce71" table:formula="of:=100*([.E10]/[.B10]) - 100" office:value-type="float" office:value="0.625978090766836" calcext:value-type="float">
            <text:p>0.626</text:p>
          </table:table-cell>
          <table:table-cell table:style-name="ce73" table:formula="of:=100*([.G10]/[.B10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336" calcext:value-type="float">
            <text:p>0.216336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3373" calcext:value-type="float">
            <text:p>0.213373</text:p>
          </table:table-cell>
          <table:table-cell table:style-name="ce71" table:formula="of:=100*([.E11]/[.B11]) - 100" office:value-type="float" office:value="0.625978090766836" calcext:value-type="float">
            <text:p>0.626</text:p>
          </table:table-cell>
          <table:table-cell table:style-name="ce73" table:formula="of:=100*([.G11]/[.B11]) - 100" office:value-type="float" office:value="0.938967136150225" calcext:value-type="float">
            <text:p>0.9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032" calcext:value-type="float">
            <text:p>0.216032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6744" calcext:value-type="float">
            <text:p>0.216744</text:p>
          </table:table-cell>
          <table:table-cell table:style-name="ce71" table:formula="of:=100*([.E12]/[.B12]) - 100" office:value-type="float" office:value="0.625978090766836" calcext:value-type="float">
            <text:p>0.626</text:p>
          </table:table-cell>
          <table:table-cell table:style-name="ce73" table:formula="of:=100*([.G12]/[.B12]) - 100" office:value-type="float" office:value="0.938967136150225" calcext:value-type="float">
            <text:p>0.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144" calcext:value-type="float">
            <text:p>0.21714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244" calcext:value-type="float">
            <text:p>0.216244</text:p>
          </table:table-cell>
          <table:table-cell table:style-name="ce71" table:formula="of:=100*([.E13]/[.B13]) - 100" office:value-type="float" office:value="0.625978090766836" calcext:value-type="float">
            <text:p>0.626</text:p>
          </table:table-cell>
          <table:table-cell table:style-name="ce73" table:formula="of:=100*([.G13]/[.B13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3149" calcext:value-type="float">
            <text:p>0.223149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33847" calcext:value-type="float">
            <text:p>0.233847</text:p>
          </table:table-cell>
          <table:table-cell table:style-name="ce71" table:formula="of:=100*([.E14]/[.B14]) - 100" office:value-type="float" office:value="0.625978090766836" calcext:value-type="float">
            <text:p>0.626</text:p>
          </table:table-cell>
          <table:table-cell table:style-name="ce73" table:formula="of:=100*([.G14]/[.B14]) - 100" office:value-type="float" office:value="1.25195618153364" calcext:value-type="float">
            <text:p>1.2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8441" calcext:value-type="float">
            <text:p>0.238441</text:p>
          </table:table-cell>
          <table:table-cell table:style-name="ce19" office:value-type="float" office:value="1311" calcext:value-type="float">
            <text:p>1311</text:p>
          </table:table-cell>
          <table:table-cell table:style-name="ce28" office:value-type="float" office:value="0.228904" calcext:value-type="float">
            <text:p>0.228904</text:p>
          </table:table-cell>
          <table:table-cell table:style-name="ce71" table:formula="of:=100*([.E15]/[.B15]) - 100" office:value-type="float" office:value="0.625978090766836" calcext:value-type="float">
            <text:p>0.626</text:p>
          </table:table-cell>
          <table:table-cell table:style-name="ce73" table:formula="of:=100*([.G15]/[.B15]) - 100" office:value-type="float" office:value="2.58215962441315" calcext:value-type="float">
            <text:p>2.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49389" calcext:value-type="float">
            <text:p>0.249389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60262" calcext:value-type="float">
            <text:p>0.260262</text:p>
          </table:table-cell>
          <table:table-cell table:style-name="ce71" table:formula="of:=100*([.E16]/[.B16]) - 100" office:value-type="float" office:value="0.625978090766836" calcext:value-type="float">
            <text:p>0.626</text:p>
          </table:table-cell>
          <table:table-cell table:style-name="ce73" table:formula="of:=100*([.G16]/[.B16]) - 100" office:value-type="float" office:value="1.25195618153364" calcext:value-type="float">
            <text:p>1.2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3244" calcext:value-type="float">
            <text:p>0.233244</text:p>
          </table:table-cell>
          <table:table-cell table:style-name="ce19" office:value-type="float" office:value="1289" calcext:value-type="float">
            <text:p>1289</text:p>
          </table:table-cell>
          <table:table-cell table:style-name="ce28" office:value-type="float" office:value="0.22948" calcext:value-type="float">
            <text:p>0.22948</text:p>
          </table:table-cell>
          <table:table-cell table:style-name="ce71" table:formula="of:=100*([.E17]/[.B17]) - 100" office:value-type="float" office:value="0.625978090766836" calcext:value-type="float">
            <text:p>0.626</text:p>
          </table:table-cell>
          <table:table-cell table:style-name="ce73" table:formula="of:=100*([.G17]/[.B17]) - 100" office:value-type="float" office:value="0.860719874804389" calcext:value-type="float">
            <text:p>0.8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852" calcext:value-type="float">
            <text:p>0.220852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36451" calcext:value-type="float">
            <text:p>0.236451</text:p>
          </table:table-cell>
          <table:table-cell table:style-name="ce71" table:formula="of:=100*([.E18]/[.B18]) - 100" office:value-type="float" office:value="0.625978090766836" calcext:value-type="float">
            <text:p>0.626</text:p>
          </table:table-cell>
          <table:table-cell table:style-name="ce73" table:formula="of:=100*([.G18]/[.B18]) - 100" office:value-type="float" office:value="0.704225352112673" calcext:value-type="float">
            <text:p>0.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2566" calcext:value-type="float">
            <text:p>0.222566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408" calcext:value-type="float">
            <text:p>0.218408</text:p>
          </table:table-cell>
          <table:table-cell table:style-name="ce71" table:formula="of:=100*([.E19]/[.B19]) - 100" office:value-type="float" office:value="0.625978090766836" calcext:value-type="float">
            <text:p>0.626</text:p>
          </table:table-cell>
          <table:table-cell table:style-name="ce73" table:formula="of:=100*([.G19]/[.B19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797" calcext:value-type="float">
            <text:p>0.219797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7807" calcext:value-type="float">
            <text:p>0.217807</text:p>
          </table:table-cell>
          <table:table-cell table:style-name="ce71" table:formula="of:=100*([.E20]/[.B20]) - 100" office:value-type="float" office:value="0.625978090766836" calcext:value-type="float">
            <text:p>0.626</text:p>
          </table:table-cell>
          <table:table-cell table:style-name="ce73" table:formula="of:=100*([.G20]/[.B20]) - 100" office:value-type="float" office:value="0.704225352112673" calcext:value-type="float">
            <text:p>0.7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984" calcext:value-type="float">
            <text:p>0.21898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095" calcext:value-type="float">
            <text:p>0.219095</text:p>
          </table:table-cell>
          <table:table-cell table:style-name="ce71" table:formula="of:=100*([.E21]/[.B21]) - 100" office:value-type="float" office:value="0.625978090766836" calcext:value-type="float">
            <text:p>0.626</text:p>
          </table:table-cell>
          <table:table-cell table:style-name="ce73" table:formula="of:=100*([.G21]/[.B21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514" calcext:value-type="float">
            <text:p>0.219514</text:p>
          </table:table-cell>
          <table:table-cell table:style-name="ce19" office:value-type="float" office:value="1299" calcext:value-type="float">
            <text:p>1299</text:p>
          </table:table-cell>
          <table:table-cell table:style-name="ce28" office:value-type="float" office:value="0.211923" calcext:value-type="float">
            <text:p>0.211923</text:p>
          </table:table-cell>
          <table:table-cell table:style-name="ce71" table:formula="of:=100*([.E22]/[.B22]) - 100" office:value-type="float" office:value="0.625978090766836" calcext:value-type="float">
            <text:p>0.626</text:p>
          </table:table-cell>
          <table:table-cell table:style-name="ce73" table:formula="of:=100*([.G22]/[.B22]) - 100" office:value-type="float" office:value="1.6431924882629" calcext:value-type="float">
            <text:p>1.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457" calcext:value-type="float">
            <text:p>0.211457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17443" calcext:value-type="float">
            <text:p>0.217443</text:p>
          </table:table-cell>
          <table:table-cell table:style-name="ce71" table:formula="of:=100*([.E23]/[.B23]) - 100" office:value-type="float" office:value="0.625978090766836" calcext:value-type="float">
            <text:p>0.626</text:p>
          </table:table-cell>
          <table:table-cell table:style-name="ce73" table:formula="of:=100*([.G23]/[.B23]) - 100" office:value-type="float" office:value="1.25195618153364" calcext:value-type="float">
            <text:p>1.2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252" calcext:value-type="float">
            <text:p>0.218252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665" calcext:value-type="float">
            <text:p>0.214665</text:p>
          </table:table-cell>
          <table:table-cell table:style-name="ce71" table:formula="of:=100*([.E24]/[.B24]) - 100" office:value-type="float" office:value="0.625978090766836" calcext:value-type="float">
            <text:p>0.626</text:p>
          </table:table-cell>
          <table:table-cell table:style-name="ce73" table:formula="of:=100*([.G24]/[.B24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133" calcext:value-type="float">
            <text:p>0.213133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7422" calcext:value-type="float">
            <text:p>0.217422</text:p>
          </table:table-cell>
          <table:table-cell table:style-name="ce71" table:formula="of:=100*([.E25]/[.B25]) - 100" office:value-type="float" office:value="0.625978090766836" calcext:value-type="float">
            <text:p>0.626</text:p>
          </table:table-cell>
          <table:table-cell table:style-name="ce73" table:formula="of:=100*([.G25]/[.B25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404" calcext:value-type="float">
            <text:p>0.220404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17157" calcext:value-type="float">
            <text:p>0.217157</text:p>
          </table:table-cell>
          <table:table-cell table:style-name="ce71" table:formula="of:=100*([.E26]/[.B26]) - 100" office:value-type="float" office:value="0.625978090766836" calcext:value-type="float">
            <text:p>0.626</text:p>
          </table:table-cell>
          <table:table-cell table:style-name="ce73" table:formula="of:=100*([.G26]/[.B26]) - 100" office:value-type="float" office:value="0.782472613458523" calcext:value-type="float">
            <text:p>0.7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2963" calcext:value-type="float">
            <text:p>0.222963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2903" calcext:value-type="float">
            <text:p>0.22903</text:p>
          </table:table-cell>
          <table:table-cell table:style-name="ce71" table:formula="of:=100*([.E27]/[.B27]) - 100" office:value-type="float" office:value="0.625978090766836" calcext:value-type="float">
            <text:p>0.626</text:p>
          </table:table-cell>
          <table:table-cell table:style-name="ce73" table:formula="of:=100*([.G27]/[.B27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18" calcext:value-type="float">
            <text:p>0.21418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031" calcext:value-type="float">
            <text:p>0.215031</text:p>
          </table:table-cell>
          <table:table-cell table:style-name="ce71" table:formula="of:=100*([.E28]/[.B28]) - 100" office:value-type="float" office:value="0.625978090766836" calcext:value-type="float">
            <text:p>0.626</text:p>
          </table:table-cell>
          <table:table-cell table:style-name="ce73" table:formula="of:=100*([.G28]/[.B28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019" calcext:value-type="float">
            <text:p>0.219019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2294" calcext:value-type="float">
            <text:p>0.212294</text:p>
          </table:table-cell>
          <table:table-cell table:style-name="ce71" table:formula="of:=100*([.E29]/[.B29]) - 100" office:value-type="float" office:value="0.625978090766836" calcext:value-type="float">
            <text:p>0.626</text:p>
          </table:table-cell>
          <table:table-cell table:style-name="ce73" table:formula="of:=100*([.G29]/[.B29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2735" calcext:value-type="float">
            <text:p>0.212735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5773" calcext:value-type="float">
            <text:p>0.215773</text:p>
          </table:table-cell>
          <table:table-cell table:style-name="ce71" table:formula="of:=100*([.E30]/[.B30]) - 100" office:value-type="float" office:value="0.625978090766836" calcext:value-type="float">
            <text:p>0.626</text:p>
          </table:table-cell>
          <table:table-cell table:style-name="ce73" table:formula="of:=100*([.G30]/[.B30]) - 100" office:value-type="float" office:value="0.938967136150225" calcext:value-type="float">
            <text:p>0.9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66" calcext:value-type="float">
            <text:p>0.21466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2989" calcext:value-type="float">
            <text:p>0.212989</text:p>
          </table:table-cell>
          <table:table-cell table:style-name="ce71" table:formula="of:=100*([.E31]/[.B31]) - 100" office:value-type="float" office:value="0.625978090766836" calcext:value-type="float">
            <text:p>0.626</text:p>
          </table:table-cell>
          <table:table-cell table:style-name="ce73" table:formula="of:=100*([.G31]/[.B31]) - 100" office:value-type="float" office:value="2.11267605633803" calcext:value-type="float">
            <text:p>2.1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819" calcext:value-type="float">
            <text:p>0.211819</text:p>
          </table:table-cell>
          <table:table-cell table:style-name="ce19" office:value-type="float" office:value="1301" calcext:value-type="float">
            <text:p>1301</text:p>
          </table:table-cell>
          <table:table-cell table:style-name="ce28" office:value-type="float" office:value="0.213574" calcext:value-type="float">
            <text:p>0.213574</text:p>
          </table:table-cell>
          <table:table-cell table:style-name="ce71" table:formula="of:=100*([.E32]/[.B32]) - 100" office:value-type="float" office:value="0.625978090766836" calcext:value-type="float">
            <text:p>0.626</text:p>
          </table:table-cell>
          <table:table-cell table:style-name="ce73" table:formula="of:=100*([.G32]/[.B32]) - 100" office:value-type="float" office:value="1.79968701095461" calcext:value-type="float">
            <text:p>1.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781" calcext:value-type="float">
            <text:p>0.214781</text:p>
          </table:table-cell>
          <table:table-cell table:style-name="ce19" office:value-type="float" office:value="1303" calcext:value-type="float">
            <text:p>1303</text:p>
          </table:table-cell>
          <table:table-cell table:style-name="ce28" office:value-type="float" office:value="0.213128" calcext:value-type="float">
            <text:p>0.213128</text:p>
          </table:table-cell>
          <table:table-cell table:style-name="ce71" table:formula="of:=100*([.E33]/[.B33]) - 100" office:value-type="float" office:value="0.625978090766836" calcext:value-type="float">
            <text:p>0.626</text:p>
          </table:table-cell>
          <table:table-cell table:style-name="ce73" table:formula="of:=100*([.G33]/[.B33]) - 100" office:value-type="float" office:value="1.95618153364632" calcext:value-type="float">
            <text:p>1.9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935" calcext:value-type="float">
            <text:p>0.213935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5049" calcext:value-type="float">
            <text:p>0.215049</text:p>
          </table:table-cell>
          <table:table-cell table:style-name="ce71" table:formula="of:=100*([.E34]/[.B34]) - 100" office:value-type="float" office:value="0.625978090766836" calcext:value-type="float">
            <text:p>0.626</text:p>
          </table:table-cell>
          <table:table-cell table:style-name="ce73" table:formula="of:=100*([.G34]/[.B34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422" calcext:value-type="float">
            <text:p>0.213422</text:p>
          </table:table-cell>
          <table:table-cell table:style-name="ce19" office:value-type="float" office:value="1301" calcext:value-type="float">
            <text:p>1301</text:p>
          </table:table-cell>
          <table:table-cell table:style-name="ce28" office:value-type="float" office:value="0.212017" calcext:value-type="float">
            <text:p>0.212017</text:p>
          </table:table-cell>
          <table:table-cell table:style-name="ce71" table:formula="of:=100*([.E35]/[.B35]) - 100" office:value-type="float" office:value="0.625978090766836" calcext:value-type="float">
            <text:p>0.626</text:p>
          </table:table-cell>
          <table:table-cell table:style-name="ce73" table:formula="of:=100*([.G35]/[.B35]) - 100" office:value-type="float" office:value="1.79968701095461" calcext:value-type="float">
            <text:p>1.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76" calcext:value-type="float">
            <text:p>0.21776</text:p>
          </table:table-cell>
          <table:table-cell table:style-name="ce19" office:value-type="float" office:value="1309" calcext:value-type="float">
            <text:p>1309</text:p>
          </table:table-cell>
          <table:table-cell table:style-name="ce28" office:value-type="float" office:value="0.211872" calcext:value-type="float">
            <text:p>0.211872</text:p>
          </table:table-cell>
          <table:table-cell table:style-name="ce71" table:formula="of:=100*([.E36]/[.B36]) - 100" office:value-type="float" office:value="0.625978090766836" calcext:value-type="float">
            <text:p>0.626</text:p>
          </table:table-cell>
          <table:table-cell table:style-name="ce73" table:formula="of:=100*([.G36]/[.B36]) - 100" office:value-type="float" office:value="2.42566510172144" calcext:value-type="float">
            <text:p>2.4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805" calcext:value-type="float">
            <text:p>0.214805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5048" calcext:value-type="float">
            <text:p>0.215048</text:p>
          </table:table-cell>
          <table:table-cell table:style-name="ce71" table:formula="of:=100*([.E37]/[.B37]) - 100" office:value-type="float" office:value="0.625978090766836" calcext:value-type="float">
            <text:p>0.626</text:p>
          </table:table-cell>
          <table:table-cell table:style-name="ce73" table:formula="of:=100*([.G37]/[.B37]) - 100" office:value-type="float" office:value="0.704225352112673" calcext:value-type="float">
            <text:p>0.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326" calcext:value-type="float">
            <text:p>0.216326</text:p>
          </table:table-cell>
          <table:table-cell table:style-name="ce19" office:value-type="float" office:value="1297" calcext:value-type="float">
            <text:p>1297</text:p>
          </table:table-cell>
          <table:table-cell table:style-name="ce28" office:value-type="float" office:value="0.212937" calcext:value-type="float">
            <text:p>0.212937</text:p>
          </table:table-cell>
          <table:table-cell table:style-name="ce71" table:formula="of:=100*([.E38]/[.B38]) - 100" office:value-type="float" office:value="0.625978090766836" calcext:value-type="float">
            <text:p>0.626</text:p>
          </table:table-cell>
          <table:table-cell table:style-name="ce73" table:formula="of:=100*([.G38]/[.B38]) - 100" office:value-type="float" office:value="1.48669796557121" calcext:value-type="float">
            <text:p>1.4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246" calcext:value-type="float">
            <text:p>0.216246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22209" calcext:value-type="float">
            <text:p>0.222209</text:p>
          </table:table-cell>
          <table:table-cell table:style-name="ce71" table:formula="of:=100*([.E39]/[.B39]) - 100" office:value-type="float" office:value="0.625978090766836" calcext:value-type="float">
            <text:p>0.626</text:p>
          </table:table-cell>
          <table:table-cell table:style-name="ce73" table:formula="of:=100*([.G39]/[.B39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1819" calcext:value-type="float">
            <text:p>0.221819</text:p>
          </table:table-cell>
          <table:table-cell table:style-name="ce19" office:value-type="float" office:value="1300" calcext:value-type="float">
            <text:p>1300</text:p>
          </table:table-cell>
          <table:table-cell table:style-name="ce28" office:value-type="float" office:value="0.213884" calcext:value-type="float">
            <text:p>0.213884</text:p>
          </table:table-cell>
          <table:table-cell table:style-name="ce71" table:formula="of:=100*([.E40]/[.B40]) - 100" office:value-type="float" office:value="0.625978090766836" calcext:value-type="float">
            <text:p>0.626</text:p>
          </table:table-cell>
          <table:table-cell table:style-name="ce73" table:formula="of:=100*([.G40]/[.B40]) - 100" office:value-type="float" office:value="1.72143974960876" calcext:value-type="float">
            <text:p>1.7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757" calcext:value-type="float">
            <text:p>0.21475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312" calcext:value-type="float">
            <text:p>0.215312</text:p>
          </table:table-cell>
          <table:table-cell table:style-name="ce71" table:formula="of:=100*([.E41]/[.B41]) - 100" office:value-type="float" office:value="0.625978090766836" calcext:value-type="float">
            <text:p>0.626</text:p>
          </table:table-cell>
          <table:table-cell table:style-name="ce73" table:formula="of:=100*([.G41]/[.B41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3172" calcext:value-type="float">
            <text:p>0.223172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755" calcext:value-type="float">
            <text:p>0.213755</text:p>
          </table:table-cell>
          <table:table-cell table:style-name="ce71" table:formula="of:=100*([.E42]/[.B42]) - 100" office:value-type="float" office:value="0.625978090766836" calcext:value-type="float">
            <text:p>0.626</text:p>
          </table:table-cell>
          <table:table-cell table:style-name="ce73" table:formula="of:=100*([.G42]/[.B42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849" calcext:value-type="float">
            <text:p>0.21684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245" calcext:value-type="float">
            <text:p>0.211245</text:p>
          </table:table-cell>
          <table:table-cell table:style-name="ce71" table:formula="of:=100*([.E43]/[.B43]) - 100" office:value-type="float" office:value="0.625978090766836" calcext:value-type="float">
            <text:p>0.626</text:p>
          </table:table-cell>
          <table:table-cell table:style-name="ce73" table:formula="of:=100*([.G43]/[.B43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639" calcext:value-type="float">
            <text:p>0.21163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535" calcext:value-type="float">
            <text:p>0.220535</text:p>
          </table:table-cell>
          <table:table-cell table:style-name="ce71" table:formula="of:=100*([.E44]/[.B44]) - 100" office:value-type="float" office:value="0.625978090766836" calcext:value-type="float">
            <text:p>0.626</text:p>
          </table:table-cell>
          <table:table-cell table:style-name="ce73" table:formula="of:=100*([.G44]/[.B44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019" calcext:value-type="float">
            <text:p>0.21701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0759" calcext:value-type="float">
            <text:p>0.210759</text:p>
          </table:table-cell>
          <table:table-cell table:style-name="ce71" table:formula="of:=100*([.E45]/[.B45]) - 100" office:value-type="float" office:value="0.625978090766836" calcext:value-type="float">
            <text:p>0.626</text:p>
          </table:table-cell>
          <table:table-cell table:style-name="ce73" table:formula="of:=100*([.G45]/[.B45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19" calcext:value-type="float">
            <text:p>0.2219</text:p>
          </table:table-cell>
          <table:table-cell table:style-name="ce19" office:value-type="float" office:value="1316" calcext:value-type="float">
            <text:p>1316</text:p>
          </table:table-cell>
          <table:table-cell table:style-name="ce28" office:value-type="float" office:value="0.213943" calcext:value-type="float">
            <text:p>0.213943</text:p>
          </table:table-cell>
          <table:table-cell table:style-name="ce71" table:formula="of:=100*([.E46]/[.B46]) - 100" office:value-type="float" office:value="0.625978090766836" calcext:value-type="float">
            <text:p>0.626</text:p>
          </table:table-cell>
          <table:table-cell table:style-name="ce73" table:formula="of:=100*([.G46]/[.B46]) - 100" office:value-type="float" office:value="2.97339593114241" calcext:value-type="float">
            <text:p>2.9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046" calcext:value-type="float">
            <text:p>0.213046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3744" calcext:value-type="float">
            <text:p>0.213744</text:p>
          </table:table-cell>
          <table:table-cell table:style-name="ce71" table:formula="of:=100*([.E47]/[.B47]) - 100" office:value-type="float" office:value="0.625978090766836" calcext:value-type="float">
            <text:p>0.626</text:p>
          </table:table-cell>
          <table:table-cell table:style-name="ce73" table:formula="of:=100*([.G47]/[.B47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55" calcext:value-type="float">
            <text:p>0.2155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309" calcext:value-type="float">
            <text:p>0.213309</text:p>
          </table:table-cell>
          <table:table-cell table:style-name="ce71" table:formula="of:=100*([.E48]/[.B48]) - 100" office:value-type="float" office:value="0.625978090766836" calcext:value-type="float">
            <text:p>0.626</text:p>
          </table:table-cell>
          <table:table-cell table:style-name="ce73" table:formula="of:=100*([.G48]/[.B48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202" calcext:value-type="float">
            <text:p>0.219202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4117" calcext:value-type="float">
            <text:p>0.214117</text:p>
          </table:table-cell>
          <table:table-cell table:style-name="ce71" table:formula="of:=100*([.E49]/[.B49]) - 100" office:value-type="float" office:value="0.625978090766836" calcext:value-type="float">
            <text:p>0.626</text:p>
          </table:table-cell>
          <table:table-cell table:style-name="ce73" table:formula="of:=100*([.G49]/[.B49]) - 100" office:value-type="float" office:value="1.17370892018781" calcext:value-type="float">
            <text:p>1.1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847" calcext:value-type="float">
            <text:p>0.21484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8231" calcext:value-type="float">
            <text:p>0.228231</text:p>
          </table:table-cell>
          <table:table-cell table:style-name="ce71" table:formula="of:=100*([.E50]/[.B50]) - 100" office:value-type="float" office:value="0.625978090766836" calcext:value-type="float">
            <text:p>0.626</text:p>
          </table:table-cell>
          <table:table-cell table:style-name="ce73" table:formula="of:=100*([.G50]/[.B50]) - 100" office:value-type="float" office:value="0.625978090766836" calcext:value-type="float">
            <text:p>0.6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65058" calcext:value-type="float">
            <text:p>0.265058</text:p>
          </table:table-cell>
          <table:table-cell table:style-name="ce19" office:value-type="float" office:value="1306" calcext:value-type="float">
            <text:p>1306</text:p>
          </table:table-cell>
          <table:table-cell table:style-name="ce28" office:value-type="float" office:value="0.231983" calcext:value-type="float">
            <text:p>0.231983</text:p>
          </table:table-cell>
          <table:table-cell table:style-name="ce71" table:formula="of:=100*([.E51]/[.B51]) - 100" office:value-type="float" office:value="0.625978090766836" calcext:value-type="float">
            <text:p>0.626</text:p>
          </table:table-cell>
          <table:table-cell table:style-name="ce73" table:formula="of:=100*([.G51]/[.B51]) - 100" office:value-type="float" office:value="2.1909233176839" calcext:value-type="float">
            <text:p>2.1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7151" calcext:value-type="float">
            <text:p>0.227151</text:p>
          </table:table-cell>
          <table:table-cell table:style-name="ce19" office:value-type="float" office:value="1295" calcext:value-type="float">
            <text:p>1295</text:p>
          </table:table-cell>
          <table:table-cell table:style-name="ce28" office:value-type="float" office:value="0.250199" calcext:value-type="float">
            <text:p>0.250199</text:p>
          </table:table-cell>
          <table:table-cell table:style-name="ce71" table:formula="of:=100*([.E52]/[.B52]) - 100" office:value-type="float" office:value="0.625978090766836" calcext:value-type="float">
            <text:p>0.626</text:p>
          </table:table-cell>
          <table:table-cell table:style-name="ce73" table:formula="of:=100*([.G52]/[.B52]) - 100" office:value-type="float" office:value="1.33020344287951" calcext:value-type="float">
            <text:p>1.3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62983" calcext:value-type="float">
            <text:p>0.262983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32405" calcext:value-type="float">
            <text:p>0.232405</text:p>
          </table:table-cell>
          <table:table-cell table:style-name="ce71" table:formula="of:=100*([.E53]/[.B53]) - 100" office:value-type="float" office:value="0.625978090766836" calcext:value-type="float">
            <text:p>0.626</text:p>
          </table:table-cell>
          <table:table-cell table:style-name="ce73" table:formula="of:=100*([.G53]/[.B53]) - 100" office:value-type="float" office:value="0.782472613458523" calcext:value-type="float">
            <text:p>0.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3958" calcext:value-type="float">
            <text:p>0.2395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30005" calcext:value-type="float">
            <text:p>0.230005</text:p>
          </table:table-cell>
          <table:table-cell table:style-name="ce71" table:formula="of:=100*([.E54]/[.B54]) - 100" office:value-type="float" office:value="0.441501103752756" calcext:value-type="float">
            <text:p>0.442</text:p>
          </table:table-cell>
          <table:table-cell table:style-name="ce73" table:formula="of:=100*([.G54]/[.B54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613" calcext:value-type="float">
            <text:p>0.220613</text:p>
          </table:table-cell>
          <table:table-cell table:style-name="ce19" office:value-type="float" office:value="1389" calcext:value-type="float">
            <text:p>1389</text:p>
          </table:table-cell>
          <table:table-cell table:style-name="ce28" office:value-type="float" office:value="0.217354" calcext:value-type="float">
            <text:p>0.217354</text:p>
          </table:table-cell>
          <table:table-cell table:style-name="ce71" table:formula="of:=100*([.E55]/[.B55]) - 100" office:value-type="float" office:value="0.588668138337027" calcext:value-type="float">
            <text:p>0.589</text:p>
          </table:table-cell>
          <table:table-cell table:style-name="ce73" table:formula="of:=100*([.G55]/[.B55]) - 100" office:value-type="float" office:value="2.20750551876378" calcext:value-type="float">
            <text:p>2.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138" calcext:value-type="float">
            <text:p>0.218138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5" calcext:value-type="float">
            <text:p>0.215</text:p>
          </table:table-cell>
          <table:table-cell table:style-name="ce71" table:formula="of:=100*([.E56]/[.B56]) - 100" office:value-type="float" office:value="0.441501103752756" calcext:value-type="float">
            <text:p>0.442</text:p>
          </table:table-cell>
          <table:table-cell table:style-name="ce73" table:formula="of:=100*([.G56]/[.B56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401" calcext:value-type="float">
            <text:p>0.218401</text:p>
          </table:table-cell>
          <table:table-cell table:style-name="ce19" office:value-type="float" office:value="1397" calcext:value-type="float">
            <text:p>1397</text:p>
          </table:table-cell>
          <table:table-cell table:style-name="ce28" office:value-type="float" office:value="0.221593" calcext:value-type="float">
            <text:p>0.221593</text:p>
          </table:table-cell>
          <table:table-cell table:style-name="ce71" table:formula="of:=100*([.E57]/[.B57]) - 100" office:value-type="float" office:value="0.441501103752756" calcext:value-type="float">
            <text:p>0.442</text:p>
          </table:table-cell>
          <table:table-cell table:style-name="ce73" table:formula="of:=100*([.G57]/[.B57]) - 100" office:value-type="float" office:value="2.79617365710081" calcext:value-type="float">
            <text:p>2.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764" calcext:value-type="float">
            <text:p>0.221764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8433" calcext:value-type="float">
            <text:p>0.218433</text:p>
          </table:table-cell>
          <table:table-cell table:style-name="ce71" table:formula="of:=100*([.E58]/[.B58]) - 100" office:value-type="float" office:value="0.662251655629149" calcext:value-type="float">
            <text:p>0.662</text:p>
          </table:table-cell>
          <table:table-cell table:style-name="ce73" table:formula="of:=100*([.G58]/[.B58]) - 100" office:value-type="float" office:value="1.32450331125828" calcext:value-type="float">
            <text:p>1.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22147" calcext:value-type="float">
            <text:p>0.222147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286" calcext:value-type="float">
            <text:p>0.220286</text:p>
          </table:table-cell>
          <table:table-cell table:style-name="ce71" table:formula="of:=100*([.E59]/[.B59]) - 100" office:value-type="float" office:value="0.441501103752756" calcext:value-type="float">
            <text:p>0.442</text:p>
          </table:table-cell>
          <table:table-cell table:style-name="ce73" table:formula="of:=100*([.G59]/[.B59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785" calcext:value-type="float">
            <text:p>0.21378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8055" calcext:value-type="float">
            <text:p>0.218055</text:p>
          </table:table-cell>
          <table:table-cell table:style-name="ce71" table:formula="of:=100*([.E60]/[.B60]) - 100" office:value-type="float" office:value="0.588668138337027" calcext:value-type="float">
            <text:p>0.589</text:p>
          </table:table-cell>
          <table:table-cell table:style-name="ce73" table:formula="of:=100*([.G60]/[.B60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2382" calcext:value-type="float">
            <text:p>0.21238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9" calcext:value-type="float">
            <text:p>0.2179</text:p>
          </table:table-cell>
          <table:table-cell table:style-name="ce71" table:formula="of:=100*([.E61]/[.B61]) - 100" office:value-type="float" office:value="0.588668138337027" calcext:value-type="float">
            <text:p>0.589</text:p>
          </table:table-cell>
          <table:table-cell table:style-name="ce73" table:formula="of:=100*([.G61]/[.B61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6151" calcext:value-type="float">
            <text:p>0.21615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9511" calcext:value-type="float">
            <text:p>0.219511</text:p>
          </table:table-cell>
          <table:table-cell table:style-name="ce71" table:formula="of:=100*([.E62]/[.B62]) - 100" office:value-type="float" office:value="0.441501103752756" calcext:value-type="float">
            <text:p>0.442</text:p>
          </table:table-cell>
          <table:table-cell table:style-name="ce73" table:formula="of:=100*([.G62]/[.B62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912" calcext:value-type="float">
            <text:p>0.22191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821" calcext:value-type="float">
            <text:p>0.213821</text:p>
          </table:table-cell>
          <table:table-cell table:style-name="ce71" table:formula="of:=100*([.E63]/[.B63]) - 100" office:value-type="float" office:value="0.662251655629149" calcext:value-type="float">
            <text:p>0.662</text:p>
          </table:table-cell>
          <table:table-cell table:style-name="ce73" table:formula="of:=100*([.G63]/[.B63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123" calcext:value-type="float">
            <text:p>0.217123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13611" calcext:value-type="float">
            <text:p>0.213611</text:p>
          </table:table-cell>
          <table:table-cell table:style-name="ce71" table:formula="of:=100*([.E64]/[.B64]) - 100" office:value-type="float" office:value="0.662251655629149" calcext:value-type="float">
            <text:p>0.662</text:p>
          </table:table-cell>
          <table:table-cell table:style-name="ce73" table:formula="of:=100*([.G64]/[.B64]) - 100" office:value-type="float" office:value="1.76600441501105" calcext:value-type="float">
            <text:p>1.7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67" calcext:value-type="float">
            <text:p>0.2167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393" calcext:value-type="float">
            <text:p>0.21393</text:p>
          </table:table-cell>
          <table:table-cell table:style-name="ce71" table:formula="of:=100*([.E65]/[.B65]) - 100" office:value-type="float" office:value="0.588668138337027" calcext:value-type="float">
            <text:p>0.589</text:p>
          </table:table-cell>
          <table:table-cell table:style-name="ce73" table:formula="of:=100*([.G65]/[.B65]) - 100" office:value-type="float" office:value="1.32450331125828" calcext:value-type="float">
            <text:p>1.3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196" calcext:value-type="float">
            <text:p>0.213196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165" calcext:value-type="float">
            <text:p>0.2165</text:p>
          </table:table-cell>
          <table:table-cell table:style-name="ce71" table:formula="of:=100*([.E66]/[.B66]) - 100" office:value-type="float" office:value="0.588668138337027" calcext:value-type="float">
            <text:p>0.589</text:p>
          </table:table-cell>
          <table:table-cell table:style-name="ce73" table:formula="of:=100*([.G66]/[.B66]) - 100" office:value-type="float" office:value="0.956585724797648" calcext:value-type="float">
            <text:p>0.9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5097" calcext:value-type="float">
            <text:p>0.215097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364" calcext:value-type="float">
            <text:p>0.214364</text:p>
          </table:table-cell>
          <table:table-cell table:style-name="ce71" table:formula="of:=100*([.E67]/[.B67]) - 100" office:value-type="float" office:value="0.662251655629149" calcext:value-type="float">
            <text:p>0.662</text:p>
          </table:table-cell>
          <table:table-cell table:style-name="ce73" table:formula="of:=100*([.G67]/[.B67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077" calcext:value-type="float">
            <text:p>0.214077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9594" calcext:value-type="float">
            <text:p>0.219594</text:p>
          </table:table-cell>
          <table:table-cell table:style-name="ce71" table:formula="of:=100*([.E68]/[.B68]) - 100" office:value-type="float" office:value="0.662251655629149" calcext:value-type="float">
            <text:p>0.662</text:p>
          </table:table-cell>
          <table:table-cell table:style-name="ce73" table:formula="of:=100*([.G68]/[.B68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3286" calcext:value-type="float">
            <text:p>0.213286</text:p>
          </table:table-cell>
          <table:table-cell table:style-name="ce19" office:value-type="float" office:value="1397" calcext:value-type="float">
            <text:p>1397</text:p>
          </table:table-cell>
          <table:table-cell table:style-name="ce28" office:value-type="float" office:value="0.216338" calcext:value-type="float">
            <text:p>0.216338</text:p>
          </table:table-cell>
          <table:table-cell table:style-name="ce71" table:formula="of:=100*([.E69]/[.B69]) - 100" office:value-type="float" office:value="0.441501103752756" calcext:value-type="float">
            <text:p>0.442</text:p>
          </table:table-cell>
          <table:table-cell table:style-name="ce73" table:formula="of:=100*([.G69]/[.B69]) - 100" office:value-type="float" office:value="2.79617365710081" calcext:value-type="float">
            <text:p>2.7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723" calcext:value-type="float">
            <text:p>0.210723</text:p>
          </table:table-cell>
          <table:table-cell table:style-name="ce19" office:value-type="float" office:value="1389" calcext:value-type="float">
            <text:p>1389</text:p>
          </table:table-cell>
          <table:table-cell table:style-name="ce28" office:value-type="float" office:value="0.217361" calcext:value-type="float">
            <text:p>0.217361</text:p>
          </table:table-cell>
          <table:table-cell table:style-name="ce71" table:formula="of:=100*([.E70]/[.B70]) - 100" office:value-type="float" office:value="0.441501103752756" calcext:value-type="float">
            <text:p>0.442</text:p>
          </table:table-cell>
          <table:table-cell table:style-name="ce73" table:formula="of:=100*([.G70]/[.B70]) - 100" office:value-type="float" office:value="2.20750551876378" calcext:value-type="float">
            <text:p>2.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843" calcext:value-type="float">
            <text:p>0.218843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286" calcext:value-type="float">
            <text:p>0.213286</text:p>
          </table:table-cell>
          <table:table-cell table:style-name="ce71" table:formula="of:=100*([.E71]/[.B71]) - 100" office:value-type="float" office:value="0.441501103752756" calcext:value-type="float">
            <text:p>0.442</text:p>
          </table:table-cell>
          <table:table-cell table:style-name="ce73" table:formula="of:=100*([.G71]/[.B71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355" calcext:value-type="float">
            <text:p>0.21635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119" calcext:value-type="float">
            <text:p>0.217119</text:p>
          </table:table-cell>
          <table:table-cell table:style-name="ce71" table:formula="of:=100*([.E72]/[.B72]) - 100" office:value-type="float" office:value="0.662251655629149" calcext:value-type="float">
            <text:p>0.662</text:p>
          </table:table-cell>
          <table:table-cell table:style-name="ce73" table:formula="of:=100*([.G72]/[.B72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7701" calcext:value-type="float">
            <text:p>0.21770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416" calcext:value-type="float">
            <text:p>0.213416</text:p>
          </table:table-cell>
          <table:table-cell table:style-name="ce71" table:formula="of:=100*([.E73]/[.B73]) - 100" office:value-type="float" office:value="0.441501103752756" calcext:value-type="float">
            <text:p>0.442</text:p>
          </table:table-cell>
          <table:table-cell table:style-name="ce73" table:formula="of:=100*([.G73]/[.B73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614" calcext:value-type="float">
            <text:p>0.21461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621" calcext:value-type="float">
            <text:p>0.214621</text:p>
          </table:table-cell>
          <table:table-cell table:style-name="ce71" table:formula="of:=100*([.E74]/[.B74]) - 100" office:value-type="float" office:value="0.662251655629149" calcext:value-type="float">
            <text:p>0.662</text:p>
          </table:table-cell>
          <table:table-cell table:style-name="ce73" table:formula="of:=100*([.G74]/[.B74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2526" calcext:value-type="float">
            <text:p>0.212526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705" calcext:value-type="float">
            <text:p>0.217705</text:p>
          </table:table-cell>
          <table:table-cell table:style-name="ce71" table:formula="of:=100*([.E75]/[.B75]) - 100" office:value-type="float" office:value="0.662251655629149" calcext:value-type="float">
            <text:p>0.662</text:p>
          </table:table-cell>
          <table:table-cell table:style-name="ce73" table:formula="of:=100*([.G75]/[.B75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706" calcext:value-type="float">
            <text:p>0.217706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994" calcext:value-type="float">
            <text:p>0.21994</text:p>
          </table:table-cell>
          <table:table-cell table:style-name="ce71" table:formula="of:=100*([.E76]/[.B76]) - 100" office:value-type="float" office:value="0.662251655629149" calcext:value-type="float">
            <text:p>0.662</text:p>
          </table:table-cell>
          <table:table-cell table:style-name="ce73" table:formula="of:=100*([.G76]/[.B76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595" calcext:value-type="float">
            <text:p>0.21359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457" calcext:value-type="float">
            <text:p>0.214457</text:p>
          </table:table-cell>
          <table:table-cell table:style-name="ce71" table:formula="of:=100*([.E77]/[.B77]) - 100" office:value-type="float" office:value="0.662251655629149" calcext:value-type="float">
            <text:p>0.662</text:p>
          </table:table-cell>
          <table:table-cell table:style-name="ce73" table:formula="of:=100*([.G77]/[.B77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86" calcext:value-type="float">
            <text:p>0.2186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4314" calcext:value-type="float">
            <text:p>0.214314</text:p>
          </table:table-cell>
          <table:table-cell table:style-name="ce71" table:formula="of:=100*([.E78]/[.B78]) - 100" office:value-type="float" office:value="0.588668138337027" calcext:value-type="float">
            <text:p>0.589</text:p>
          </table:table-cell>
          <table:table-cell table:style-name="ce73" table:formula="of:=100*([.G78]/[.B78]) - 100" office:value-type="float" office:value="1.32450331125828" calcext:value-type="float">
            <text:p>1.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261" calcext:value-type="float">
            <text:p>0.22126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647" calcext:value-type="float">
            <text:p>0.215647</text:p>
          </table:table-cell>
          <table:table-cell table:style-name="ce71" table:formula="of:=100*([.E79]/[.B79]) - 100" office:value-type="float" office:value="0.662251655629149" calcext:value-type="float">
            <text:p>0.662</text:p>
          </table:table-cell>
          <table:table-cell table:style-name="ce73" table:formula="of:=100*([.G79]/[.B79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526" calcext:value-type="float">
            <text:p>0.216526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5211" calcext:value-type="float">
            <text:p>0.215211</text:p>
          </table:table-cell>
          <table:table-cell table:style-name="ce71" table:formula="of:=100*([.E80]/[.B80]) - 100" office:value-type="float" office:value="0.662251655629149" calcext:value-type="float">
            <text:p>0.662</text:p>
          </table:table-cell>
          <table:table-cell table:style-name="ce73" table:formula="of:=100*([.G80]/[.B80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19" calcext:value-type="float">
            <text:p>0.21419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948" calcext:value-type="float">
            <text:p>0.217948</text:p>
          </table:table-cell>
          <table:table-cell table:style-name="ce71" table:formula="of:=100*([.E81]/[.B81]) - 100" office:value-type="float" office:value="0.588668138337027" calcext:value-type="float">
            <text:p>0.589</text:p>
          </table:table-cell>
          <table:table-cell table:style-name="ce73" table:formula="of:=100*([.G81]/[.B81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208" calcext:value-type="float">
            <text:p>0.21520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37" calcext:value-type="float">
            <text:p>0.22037</text:p>
          </table:table-cell>
          <table:table-cell table:style-name="ce71" table:formula="of:=100*([.E82]/[.B82]) - 100" office:value-type="float" office:value="0.588668138337027" calcext:value-type="float">
            <text:p>0.589</text:p>
          </table:table-cell>
          <table:table-cell table:style-name="ce73" table:formula="of:=100*([.G82]/[.B82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2788" calcext:value-type="float">
            <text:p>0.212788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642" calcext:value-type="float">
            <text:p>0.217642</text:p>
          </table:table-cell>
          <table:table-cell table:style-name="ce71" table:formula="of:=100*([.E83]/[.B83]) - 100" office:value-type="float" office:value="0.441501103752756" calcext:value-type="float">
            <text:p>0.442</text:p>
          </table:table-cell>
          <table:table-cell table:style-name="ce73" table:formula="of:=100*([.G83]/[.B83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5543" calcext:value-type="float">
            <text:p>0.215543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881" calcext:value-type="float">
            <text:p>0.214881</text:p>
          </table:table-cell>
          <table:table-cell table:style-name="ce71" table:formula="of:=100*([.E84]/[.B84]) - 100" office:value-type="float" office:value="0.662251655629149" calcext:value-type="float">
            <text:p>0.662</text:p>
          </table:table-cell>
          <table:table-cell table:style-name="ce73" table:formula="of:=100*([.G84]/[.B84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128" calcext:value-type="float">
            <text:p>0.21412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47" calcext:value-type="float">
            <text:p>0.21147</text:p>
          </table:table-cell>
          <table:table-cell table:style-name="ce71" table:formula="of:=100*([.E85]/[.B85]) - 100" office:value-type="float" office:value="0.441501103752756" calcext:value-type="float">
            <text:p>0.442</text:p>
          </table:table-cell>
          <table:table-cell table:style-name="ce73" table:formula="of:=100*([.G85]/[.B85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2552" calcext:value-type="float">
            <text:p>0.22255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696" calcext:value-type="float">
            <text:p>0.211696</text:p>
          </table:table-cell>
          <table:table-cell table:style-name="ce71" table:formula="of:=100*([.E86]/[.B86]) - 100" office:value-type="float" office:value="0.588668138337027" calcext:value-type="float">
            <text:p>0.589</text:p>
          </table:table-cell>
          <table:table-cell table:style-name="ce73" table:formula="of:=100*([.G86]/[.B86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532" calcext:value-type="float">
            <text:p>0.21653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458" calcext:value-type="float">
            <text:p>0.214458</text:p>
          </table:table-cell>
          <table:table-cell table:style-name="ce71" table:formula="of:=100*([.E87]/[.B87]) - 100" office:value-type="float" office:value="0.662251655629149" calcext:value-type="float">
            <text:p>0.662</text:p>
          </table:table-cell>
          <table:table-cell table:style-name="ce73" table:formula="of:=100*([.G87]/[.B87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2199" calcext:value-type="float">
            <text:p>0.212199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7457" calcext:value-type="float">
            <text:p>0.217457</text:p>
          </table:table-cell>
          <table:table-cell table:style-name="ce71" table:formula="of:=100*([.E88]/[.B88]) - 100" office:value-type="float" office:value="0.441501103752756" calcext:value-type="float">
            <text:p>0.442</text:p>
          </table:table-cell>
          <table:table-cell table:style-name="ce73" table:formula="of:=100*([.G88]/[.B88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418" calcext:value-type="float">
            <text:p>0.214418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607" calcext:value-type="float">
            <text:p>0.217607</text:p>
          </table:table-cell>
          <table:table-cell table:style-name="ce71" table:formula="of:=100*([.E89]/[.B89]) - 100" office:value-type="float" office:value="0.441501103752756" calcext:value-type="float">
            <text:p>0.442</text:p>
          </table:table-cell>
          <table:table-cell table:style-name="ce73" table:formula="of:=100*([.G89]/[.B89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084" calcext:value-type="float">
            <text:p>0.214084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6294" calcext:value-type="float">
            <text:p>0.216294</text:p>
          </table:table-cell>
          <table:table-cell table:style-name="ce71" table:formula="of:=100*([.E90]/[.B90]) - 100" office:value-type="float" office:value="0.662251655629149" calcext:value-type="float">
            <text:p>0.662</text:p>
          </table:table-cell>
          <table:table-cell table:style-name="ce73" table:formula="of:=100*([.G90]/[.B90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438" calcext:value-type="float">
            <text:p>0.214438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3257" calcext:value-type="float">
            <text:p>0.213257</text:p>
          </table:table-cell>
          <table:table-cell table:style-name="ce71" table:formula="of:=100*([.E91]/[.B91]) - 100" office:value-type="float" office:value="0.441501103752756" calcext:value-type="float">
            <text:p>0.442</text:p>
          </table:table-cell>
          <table:table-cell table:style-name="ce73" table:formula="of:=100*([.G91]/[.B91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123" calcext:value-type="float">
            <text:p>0.210123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09361" calcext:value-type="float">
            <text:p>0.209361</text:p>
          </table:table-cell>
          <table:table-cell table:style-name="ce71" table:formula="of:=100*([.E92]/[.B92]) - 100" office:value-type="float" office:value="0.441501103752756" calcext:value-type="float">
            <text:p>0.442</text:p>
          </table:table-cell>
          <table:table-cell table:style-name="ce73" table:formula="of:=100*([.G92]/[.B92]) - 100" office:value-type="float" office:value="0.956585724797648" calcext:value-type="float">
            <text:p>0.9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093" calcext:value-type="float">
            <text:p>0.216093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09431" calcext:value-type="float">
            <text:p>0.209431</text:p>
          </table:table-cell>
          <table:table-cell table:style-name="ce71" table:formula="of:=100*([.E93]/[.B93]) - 100" office:value-type="float" office:value="0.662251655629149" calcext:value-type="float">
            <text:p>0.662</text:p>
          </table:table-cell>
          <table:table-cell table:style-name="ce73" table:formula="of:=100*([.G93]/[.B93]) - 100" office:value-type="float" office:value="1.76600441501105" calcext:value-type="float">
            <text:p>1.7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8686" calcext:value-type="float">
            <text:p>0.218686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2528" calcext:value-type="float">
            <text:p>0.212528</text:p>
          </table:table-cell>
          <table:table-cell table:style-name="ce71" table:formula="of:=100*([.E94]/[.B94]) - 100" office:value-type="float" office:value="0.662251655629149" calcext:value-type="float">
            <text:p>0.662</text:p>
          </table:table-cell>
          <table:table-cell table:style-name="ce73" table:formula="of:=100*([.G94]/[.B94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733" calcext:value-type="float">
            <text:p>0.213733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2463" calcext:value-type="float">
            <text:p>0.212463</text:p>
          </table:table-cell>
          <table:table-cell table:style-name="ce71" table:formula="of:=100*([.E95]/[.B95]) - 100" office:value-type="float" office:value="0.662251655629149" calcext:value-type="float">
            <text:p>0.662</text:p>
          </table:table-cell>
          <table:table-cell table:style-name="ce73" table:formula="of:=100*([.G95]/[.B95]) - 100" office:value-type="float" office:value="0.662251655629149" calcext:value-type="float">
            <text:p>0.6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08111" calcext:value-type="float">
            <text:p>0.20811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6599" calcext:value-type="float">
            <text:p>0.216599</text:p>
          </table:table-cell>
          <table:table-cell table:style-name="ce71" table:formula="of:=100*([.E96]/[.B96]) - 100" office:value-type="float" office:value="0.662251655629149" calcext:value-type="float">
            <text:p>0.662</text:p>
          </table:table-cell>
          <table:table-cell table:style-name="ce73" table:formula="of:=100*([.G96]/[.B96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74" calcext:value-type="float">
            <text:p>0.21674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13898" calcext:value-type="float">
            <text:p>0.213898</text:p>
          </table:table-cell>
          <table:table-cell table:style-name="ce71" table:formula="of:=100*([.E97]/[.B97]) - 100" office:value-type="float" office:value="0.662251655629149" calcext:value-type="float">
            <text:p>0.662</text:p>
          </table:table-cell>
          <table:table-cell table:style-name="ce73" table:formula="of:=100*([.G97]/[.B97]) - 100" office:value-type="float" office:value="0.956585724797648" calcext:value-type="float">
            <text:p>0.9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1283" calcext:value-type="float">
            <text:p>0.211283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1673" calcext:value-type="float">
            <text:p>0.211673</text:p>
          </table:table-cell>
          <table:table-cell table:style-name="ce71" table:formula="of:=100*([.E98]/[.B98]) - 100" office:value-type="float" office:value="0.441501103752756" calcext:value-type="float">
            <text:p>0.442</text:p>
          </table:table-cell>
          <table:table-cell table:style-name="ce73" table:formula="of:=100*([.G98]/[.B98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0982" calcext:value-type="float">
            <text:p>0.21098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718" calcext:value-type="float">
            <text:p>0.213718</text:p>
          </table:table-cell>
          <table:table-cell table:style-name="ce71" table:formula="of:=100*([.E99]/[.B99]) - 100" office:value-type="float" office:value="0.662251655629149" calcext:value-type="float">
            <text:p>0.662</text:p>
          </table:table-cell>
          <table:table-cell table:style-name="ce73" table:formula="of:=100*([.G99]/[.B99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014" calcext:value-type="float">
            <text:p>0.21301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888" calcext:value-type="float">
            <text:p>0.211888</text:p>
          </table:table-cell>
          <table:table-cell table:style-name="ce71" table:formula="of:=100*([.E100]/[.B100]) - 100" office:value-type="float" office:value="0.588668138337027" calcext:value-type="float">
            <text:p>0.589</text:p>
          </table:table-cell>
          <table:table-cell table:style-name="ce73" table:formula="of:=100*([.G100]/[.B100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797" calcext:value-type="float">
            <text:p>0.210797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10309" calcext:value-type="float">
            <text:p>0.210309</text:p>
          </table:table-cell>
          <table:table-cell table:style-name="ce71" table:formula="of:=100*([.E101]/[.B101]) - 100" office:value-type="float" office:value="0.441501103752756" calcext:value-type="float">
            <text:p>0.442</text:p>
          </table:table-cell>
          <table:table-cell table:style-name="ce73" table:formula="of:=100*([.G101]/[.B101]) - 100" office:value-type="float" office:value="1.76600441501105" calcext:value-type="float">
            <text:p>1.7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09421" calcext:value-type="float">
            <text:p>0.20942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068" calcext:value-type="float">
            <text:p>0.213068</text:p>
          </table:table-cell>
          <table:table-cell table:style-name="ce71" table:formula="of:=100*([.E102]/[.B102]) - 100" office:value-type="float" office:value="0.662251655629149" calcext:value-type="float">
            <text:p>0.662</text:p>
          </table:table-cell>
          <table:table-cell table:style-name="ce73" table:formula="of:=100*([.G102]/[.B102]) - 100" office:value-type="float" office:value="0.588668138337027" calcext:value-type="float">
            <text:p>0.5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64" calcext:value-type="float">
            <text:p>0.21564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848" calcext:value-type="float">
            <text:p>0.218848</text:p>
          </table:table-cell>
          <table:table-cell table:style-name="ce71" table:formula="of:=100*([.E103]/[.B103]) - 100" office:value-type="float" office:value="0.588668138337027" calcext:value-type="float">
            <text:p>0.589</text:p>
          </table:table-cell>
          <table:table-cell table:style-name="ce73" table:formula="of:=100*([.G103]/[.B103]) - 100" office:value-type="float" office:value="0.441501103752756" calcext:value-type="float">
            <text:p>0.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19" calcext:value-type="float">
            <text:p>0.214619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0402" calcext:value-type="float">
            <text:p>0.210402</text:p>
          </table:table-cell>
          <table:table-cell table:style-name="ce71" table:formula="of:=100*([.E104]/[.B104]) - 100" office:value-type="float" office:value="5.45790934320074" calcext:value-type="float">
            <text:p>5.458</text:p>
          </table:table-cell>
          <table:table-cell table:style-name="ce73" table:formula="of:=100*([.G104]/[.B104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39" calcext:value-type="float">
            <text:p>0.21303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8" calcext:value-type="float">
            <text:p>0.211728</text:p>
          </table:table-cell>
          <table:table-cell table:style-name="ce71" table:formula="of:=100*([.E105]/[.B105]) - 100" office:value-type="float" office:value="5.45790934320074" calcext:value-type="float">
            <text:p>5.458</text:p>
          </table:table-cell>
          <table:table-cell table:style-name="ce73" table:formula="of:=100*([.G105]/[.B10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595" calcext:value-type="float">
            <text:p>0.210595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051" calcext:value-type="float">
            <text:p>0.212051</text:p>
          </table:table-cell>
          <table:table-cell table:style-name="ce71" table:formula="of:=100*([.E106]/[.B106]) - 100" office:value-type="float" office:value="5.45790934320074" calcext:value-type="float">
            <text:p>5.458</text:p>
          </table:table-cell>
          <table:table-cell table:style-name="ce73" table:formula="of:=100*([.G106]/[.B106]) - 100" office:value-type="float" office:value="6.01295097132284" calcext:value-type="float">
            <text:p>6.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672" calcext:value-type="float">
            <text:p>0.21667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755" calcext:value-type="float">
            <text:p>0.210755</text:p>
          </table:table-cell>
          <table:table-cell table:style-name="ce71" table:formula="of:=100*([.E107]/[.B107]) - 100" office:value-type="float" office:value="5.45790934320074" calcext:value-type="float">
            <text:p>5.458</text:p>
          </table:table-cell>
          <table:table-cell table:style-name="ce73" table:formula="of:=100*([.G107]/[.B10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68" calcext:value-type="float">
            <text:p>0.21016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83" calcext:value-type="float">
            <text:p>0.21883</text:p>
          </table:table-cell>
          <table:table-cell table:style-name="ce71" table:formula="of:=100*([.E108]/[.B108]) - 100" office:value-type="float" office:value="5.45790934320074" calcext:value-type="float">
            <text:p>5.458</text:p>
          </table:table-cell>
          <table:table-cell table:style-name="ce73" table:formula="of:=100*([.G108]/[.B108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232" calcext:value-type="float">
            <text:p>0.214232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1549" calcext:value-type="float">
            <text:p>0.211549</text:p>
          </table:table-cell>
          <table:table-cell table:style-name="ce71" table:formula="of:=100*([.E109]/[.B109]) - 100" office:value-type="float" office:value="5.45790934320074" calcext:value-type="float">
            <text:p>5.458</text:p>
          </table:table-cell>
          <table:table-cell table:style-name="ce73" table:formula="of:=100*([.G109]/[.B109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34322" calcext:value-type="float">
            <text:p>0.23432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089" calcext:value-type="float">
            <text:p>0.216089</text:p>
          </table:table-cell>
          <table:table-cell table:style-name="ce71" table:formula="of:=100*([.E110]/[.B110]) - 100" office:value-type="float" office:value="5.45790934320074" calcext:value-type="float">
            <text:p>5.458</text:p>
          </table:table-cell>
          <table:table-cell table:style-name="ce73" table:formula="of:=100*([.G110]/[.B11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753" calcext:value-type="float">
            <text:p>0.20753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711" calcext:value-type="float">
            <text:p>0.209711</text:p>
          </table:table-cell>
          <table:table-cell table:style-name="ce71" table:formula="of:=100*([.E111]/[.B111]) - 100" office:value-type="float" office:value="5.45790934320074" calcext:value-type="float">
            <text:p>5.458</text:p>
          </table:table-cell>
          <table:table-cell table:style-name="ce73" table:formula="of:=100*([.G111]/[.B111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232" calcext:value-type="float">
            <text:p>0.21323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036" calcext:value-type="float">
            <text:p>0.209036</text:p>
          </table:table-cell>
          <table:table-cell table:style-name="ce71" table:formula="of:=100*([.E112]/[.B112]) - 100" office:value-type="float" office:value="5.45790934320074" calcext:value-type="float">
            <text:p>5.458</text:p>
          </table:table-cell>
          <table:table-cell table:style-name="ce73" table:formula="of:=100*([.G112]/[.B11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216" calcext:value-type="float">
            <text:p>0.21221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5" calcext:value-type="float">
            <text:p>0.211725</text:p>
          </table:table-cell>
          <table:table-cell table:style-name="ce71" table:formula="of:=100*([.E113]/[.B113]) - 100" office:value-type="float" office:value="5.45790934320074" calcext:value-type="float">
            <text:p>5.458</text:p>
          </table:table-cell>
          <table:table-cell table:style-name="ce73" table:formula="of:=100*([.G113]/[.B113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577" calcext:value-type="float">
            <text:p>0.21757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971" calcext:value-type="float">
            <text:p>0.209971</text:p>
          </table:table-cell>
          <table:table-cell table:style-name="ce71" table:formula="of:=100*([.E114]/[.B114]) - 100" office:value-type="float" office:value="5.45790934320074" calcext:value-type="float">
            <text:p>5.458</text:p>
          </table:table-cell>
          <table:table-cell table:style-name="ce73" table:formula="of:=100*([.G114]/[.B114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989" calcext:value-type="float">
            <text:p>0.20898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774" calcext:value-type="float">
            <text:p>0.210774</text:p>
          </table:table-cell>
          <table:table-cell table:style-name="ce71" table:formula="of:=100*([.E115]/[.B115]) - 100" office:value-type="float" office:value="5.45790934320074" calcext:value-type="float">
            <text:p>5.458</text:p>
          </table:table-cell>
          <table:table-cell table:style-name="ce73" table:formula="of:=100*([.G115]/[.B11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717" calcext:value-type="float">
            <text:p>0.208717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511" calcext:value-type="float">
            <text:p>0.212511</text:p>
          </table:table-cell>
          <table:table-cell table:style-name="ce71" table:formula="of:=100*([.E116]/[.B116]) - 100" office:value-type="float" office:value="5.45790934320074" calcext:value-type="float">
            <text:p>5.458</text:p>
          </table:table-cell>
          <table:table-cell table:style-name="ce73" table:formula="of:=100*([.G116]/[.B116]) - 100" office:value-type="float" office:value="6.01295097132284" calcext:value-type="float">
            <text:p>6.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623" calcext:value-type="float">
            <text:p>0.209623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58" calcext:value-type="float">
            <text:p>0.21458</text:p>
          </table:table-cell>
          <table:table-cell table:style-name="ce71" table:formula="of:=100*([.E117]/[.B117]) - 100" office:value-type="float" office:value="5.45790934320074" calcext:value-type="float">
            <text:p>5.458</text:p>
          </table:table-cell>
          <table:table-cell table:style-name="ce73" table:formula="of:=100*([.G117]/[.B11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5" calcext:value-type="float">
            <text:p>0.21172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45" calcext:value-type="float">
            <text:p>0.214645</text:p>
          </table:table-cell>
          <table:table-cell table:style-name="ce71" table:formula="of:=100*([.E118]/[.B118]) - 100" office:value-type="float" office:value="5.45790934320074" calcext:value-type="float">
            <text:p>5.458</text:p>
          </table:table-cell>
          <table:table-cell table:style-name="ce73" table:formula="of:=100*([.G118]/[.B118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14" calcext:value-type="float">
            <text:p>0.21381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59" calcext:value-type="float">
            <text:p>0.213059</text:p>
          </table:table-cell>
          <table:table-cell table:style-name="ce71" table:formula="of:=100*([.E119]/[.B119]) - 100" office:value-type="float" office:value="5.45790934320074" calcext:value-type="float">
            <text:p>5.458</text:p>
          </table:table-cell>
          <table:table-cell table:style-name="ce73" table:formula="of:=100*([.G119]/[.B119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028" calcext:value-type="float">
            <text:p>0.21502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789" calcext:value-type="float">
            <text:p>0.209789</text:p>
          </table:table-cell>
          <table:table-cell table:style-name="ce71" table:formula="of:=100*([.E120]/[.B120]) - 100" office:value-type="float" office:value="5.45790934320074" calcext:value-type="float">
            <text:p>5.458</text:p>
          </table:table-cell>
          <table:table-cell table:style-name="ce73" table:formula="of:=100*([.G120]/[.B12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829" calcext:value-type="float">
            <text:p>0.21182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856" calcext:value-type="float">
            <text:p>0.211856</text:p>
          </table:table-cell>
          <table:table-cell table:style-name="ce71" table:formula="of:=100*([.E121]/[.B121]) - 100" office:value-type="float" office:value="5.45790934320074" calcext:value-type="float">
            <text:p>5.458</text:p>
          </table:table-cell>
          <table:table-cell table:style-name="ce73" table:formula="of:=100*([.G121]/[.B121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484" calcext:value-type="float">
            <text:p>0.21048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07" calcext:value-type="float">
            <text:p>0.211607</text:p>
          </table:table-cell>
          <table:table-cell table:style-name="ce71" table:formula="of:=100*([.E122]/[.B122]) - 100" office:value-type="float" office:value="5.45790934320074" calcext:value-type="float">
            <text:p>5.458</text:p>
          </table:table-cell>
          <table:table-cell table:style-name="ce73" table:formula="of:=100*([.G122]/[.B12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154" calcext:value-type="float">
            <text:p>0.2081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762" calcext:value-type="float">
            <text:p>0.215762</text:p>
          </table:table-cell>
          <table:table-cell table:style-name="ce71" table:formula="of:=100*([.E123]/[.B123]) - 100" office:value-type="float" office:value="5.45790934320074" calcext:value-type="float">
            <text:p>5.458</text:p>
          </table:table-cell>
          <table:table-cell table:style-name="ce73" table:formula="of:=100*([.G123]/[.B123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011" calcext:value-type="float">
            <text:p>0.20901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041" calcext:value-type="float">
            <text:p>0.215041</text:p>
          </table:table-cell>
          <table:table-cell table:style-name="ce71" table:formula="of:=100*([.E124]/[.B124]) - 100" office:value-type="float" office:value="5.45790934320074" calcext:value-type="float">
            <text:p>5.458</text:p>
          </table:table-cell>
          <table:table-cell table:style-name="ce73" table:formula="of:=100*([.G124]/[.B124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101" calcext:value-type="float">
            <text:p>0.21610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329" calcext:value-type="float">
            <text:p>0.210329</text:p>
          </table:table-cell>
          <table:table-cell table:style-name="ce71" table:formula="of:=100*([.E125]/[.B125]) - 100" office:value-type="float" office:value="5.45790934320074" calcext:value-type="float">
            <text:p>5.458</text:p>
          </table:table-cell>
          <table:table-cell table:style-name="ce73" table:formula="of:=100*([.G125]/[.B12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915" calcext:value-type="float">
            <text:p>0.21491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76" calcext:value-type="float">
            <text:p>0.210176</text:p>
          </table:table-cell>
          <table:table-cell table:style-name="ce71" table:formula="of:=100*([.E126]/[.B126]) - 100" office:value-type="float" office:value="5.45790934320074" calcext:value-type="float">
            <text:p>5.458</text:p>
          </table:table-cell>
          <table:table-cell table:style-name="ce73" table:formula="of:=100*([.G126]/[.B126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74" calcext:value-type="float">
            <text:p>0.21407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96" calcext:value-type="float">
            <text:p>0.21796</text:p>
          </table:table-cell>
          <table:table-cell table:style-name="ce71" table:formula="of:=100*([.E127]/[.B127]) - 100" office:value-type="float" office:value="5.45790934320074" calcext:value-type="float">
            <text:p>5.458</text:p>
          </table:table-cell>
          <table:table-cell table:style-name="ce73" table:formula="of:=100*([.G127]/[.B12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907" calcext:value-type="float">
            <text:p>0.218907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326" calcext:value-type="float">
            <text:p>0.212326</text:p>
          </table:table-cell>
          <table:table-cell table:style-name="ce71" table:formula="of:=100*([.E128]/[.B128]) - 100" office:value-type="float" office:value="5.45790934320074" calcext:value-type="float">
            <text:p>5.458</text:p>
          </table:table-cell>
          <table:table-cell table:style-name="ce73" table:formula="of:=100*([.G128]/[.B128]) - 100" office:value-type="float" office:value="6.01295097132284" calcext:value-type="float">
            <text:p>6.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531" calcext:value-type="float">
            <text:p>0.21753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178" calcext:value-type="float">
            <text:p>0.212178</text:p>
          </table:table-cell>
          <table:table-cell table:style-name="ce71" table:formula="of:=100*([.E129]/[.B129]) - 100" office:value-type="float" office:value="5.45790934320074" calcext:value-type="float">
            <text:p>5.458</text:p>
          </table:table-cell>
          <table:table-cell table:style-name="ce73" table:formula="of:=100*([.G129]/[.B129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05" calcext:value-type="float">
            <text:p>0.2116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96" calcext:value-type="float">
            <text:p>0.21396</text:p>
          </table:table-cell>
          <table:table-cell table:style-name="ce71" table:formula="of:=100*([.E130]/[.B130]) - 100" office:value-type="float" office:value="5.45790934320074" calcext:value-type="float">
            <text:p>5.458</text:p>
          </table:table-cell>
          <table:table-cell table:style-name="ce73" table:formula="of:=100*([.G130]/[.B13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72" calcext:value-type="float">
            <text:p>0.21167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288" calcext:value-type="float">
            <text:p>0.213288</text:p>
          </table:table-cell>
          <table:table-cell table:style-name="ce71" table:formula="of:=100*([.E131]/[.B131]) - 100" office:value-type="float" office:value="5.45790934320074" calcext:value-type="float">
            <text:p>5.458</text:p>
          </table:table-cell>
          <table:table-cell table:style-name="ce73" table:formula="of:=100*([.G131]/[.B131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107" calcext:value-type="float">
            <text:p>0.21810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546" calcext:value-type="float">
            <text:p>0.212546</text:p>
          </table:table-cell>
          <table:table-cell table:style-name="ce71" table:formula="of:=100*([.E132]/[.B132]) - 100" office:value-type="float" office:value="5.45790934320074" calcext:value-type="float">
            <text:p>5.458</text:p>
          </table:table-cell>
          <table:table-cell table:style-name="ce73" table:formula="of:=100*([.G132]/[.B13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826" calcext:value-type="float">
            <text:p>0.21782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283" calcext:value-type="float">
            <text:p>0.211283</text:p>
          </table:table-cell>
          <table:table-cell table:style-name="ce71" table:formula="of:=100*([.E133]/[.B133]) - 100" office:value-type="float" office:value="5.45790934320074" calcext:value-type="float">
            <text:p>5.458</text:p>
          </table:table-cell>
          <table:table-cell table:style-name="ce73" table:formula="of:=100*([.G133]/[.B133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341" calcext:value-type="float">
            <text:p>0.21334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211" calcext:value-type="float">
            <text:p>0.215211</text:p>
          </table:table-cell>
          <table:table-cell table:style-name="ce71" table:formula="of:=100*([.E134]/[.B134]) - 100" office:value-type="float" office:value="5.45790934320074" calcext:value-type="float">
            <text:p>5.458</text:p>
          </table:table-cell>
          <table:table-cell table:style-name="ce73" table:formula="of:=100*([.G134]/[.B134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435" calcext:value-type="float">
            <text:p>0.21243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403" calcext:value-type="float">
            <text:p>0.215403</text:p>
          </table:table-cell>
          <table:table-cell table:style-name="ce71" table:formula="of:=100*([.E135]/[.B135]) - 100" office:value-type="float" office:value="5.45790934320074" calcext:value-type="float">
            <text:p>5.458</text:p>
          </table:table-cell>
          <table:table-cell table:style-name="ce73" table:formula="of:=100*([.G135]/[.B13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806" calcext:value-type="float">
            <text:p>0.208806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1704" calcext:value-type="float">
            <text:p>0.211704</text:p>
          </table:table-cell>
          <table:table-cell table:style-name="ce71" table:formula="of:=100*([.E136]/[.B136]) - 100" office:value-type="float" office:value="5.45790934320074" calcext:value-type="float">
            <text:p>5.458</text:p>
          </table:table-cell>
          <table:table-cell table:style-name="ce73" table:formula="of:=100*([.G136]/[.B136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62" calcext:value-type="float">
            <text:p>0.21016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03" calcext:value-type="float">
            <text:p>0.213803</text:p>
          </table:table-cell>
          <table:table-cell table:style-name="ce71" table:formula="of:=100*([.E137]/[.B137]) - 100" office:value-type="float" office:value="5.45790934320074" calcext:value-type="float">
            <text:p>5.458</text:p>
          </table:table-cell>
          <table:table-cell table:style-name="ce73" table:formula="of:=100*([.G137]/[.B13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358" calcext:value-type="float">
            <text:p>0.21735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47" calcext:value-type="float">
            <text:p>0.214047</text:p>
          </table:table-cell>
          <table:table-cell table:style-name="ce71" table:formula="of:=100*([.E138]/[.B138]) - 100" office:value-type="float" office:value="5.45790934320074" calcext:value-type="float">
            <text:p>5.458</text:p>
          </table:table-cell>
          <table:table-cell table:style-name="ce73" table:formula="of:=100*([.G138]/[.B138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15" calcext:value-type="float">
            <text:p>0.213815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6224" calcext:value-type="float">
            <text:p>0.216224</text:p>
          </table:table-cell>
          <table:table-cell table:style-name="ce71" table:formula="of:=100*([.E139]/[.B139]) - 100" office:value-type="float" office:value="5.45790934320074" calcext:value-type="float">
            <text:p>5.458</text:p>
          </table:table-cell>
          <table:table-cell table:style-name="ce73" table:formula="of:=100*([.G139]/[.B139]) - 100" office:value-type="float" office:value="6.01295097132284" calcext:value-type="float">
            <text:p>6.0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376" calcext:value-type="float">
            <text:p>0.21237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401" calcext:value-type="float">
            <text:p>0.209401</text:p>
          </table:table-cell>
          <table:table-cell table:style-name="ce71" table:formula="of:=100*([.E140]/[.B140]) - 100" office:value-type="float" office:value="5.45790934320074" calcext:value-type="float">
            <text:p>5.458</text:p>
          </table:table-cell>
          <table:table-cell table:style-name="ce73" table:formula="of:=100*([.G140]/[.B14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54" calcext:value-type="float">
            <text:p>0.2129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898" calcext:value-type="float">
            <text:p>0.210898</text:p>
          </table:table-cell>
          <table:table-cell table:style-name="ce71" table:formula="of:=100*([.E141]/[.B141]) - 100" office:value-type="float" office:value="5.45790934320074" calcext:value-type="float">
            <text:p>5.458</text:p>
          </table:table-cell>
          <table:table-cell table:style-name="ce73" table:formula="of:=100*([.G141]/[.B141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554" calcext:value-type="float">
            <text:p>0.2115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5" calcext:value-type="float">
            <text:p>0.21175</text:p>
          </table:table-cell>
          <table:table-cell table:style-name="ce71" table:formula="of:=100*([.E142]/[.B142]) - 100" office:value-type="float" office:value="5.45790934320074" calcext:value-type="float">
            <text:p>5.458</text:p>
          </table:table-cell>
          <table:table-cell table:style-name="ce73" table:formula="of:=100*([.G142]/[.B14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089" calcext:value-type="float">
            <text:p>0.208089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5249" calcext:value-type="float">
            <text:p>0.215249</text:p>
          </table:table-cell>
          <table:table-cell table:style-name="ce71" table:formula="of:=100*([.E143]/[.B143]) - 100" office:value-type="float" office:value="5.45790934320074" calcext:value-type="float">
            <text:p>5.458</text:p>
          </table:table-cell>
          <table:table-cell table:style-name="ce73" table:formula="of:=100*([.G143]/[.B143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077" calcext:value-type="float">
            <text:p>0.21707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181" calcext:value-type="float">
            <text:p>0.215181</text:p>
          </table:table-cell>
          <table:table-cell table:style-name="ce71" table:formula="of:=100*([.E144]/[.B144]) - 100" office:value-type="float" office:value="5.45790934320074" calcext:value-type="float">
            <text:p>5.458</text:p>
          </table:table-cell>
          <table:table-cell table:style-name="ce73" table:formula="of:=100*([.G144]/[.B144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187" calcext:value-type="float">
            <text:p>0.21318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477" calcext:value-type="float">
            <text:p>0.211477</text:p>
          </table:table-cell>
          <table:table-cell table:style-name="ce71" table:formula="of:=100*([.E145]/[.B145]) - 100" office:value-type="float" office:value="5.45790934320074" calcext:value-type="float">
            <text:p>5.458</text:p>
          </table:table-cell>
          <table:table-cell table:style-name="ce73" table:formula="of:=100*([.G145]/[.B145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655" calcext:value-type="float">
            <text:p>0.21365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952" calcext:value-type="float">
            <text:p>0.210952</text:p>
          </table:table-cell>
          <table:table-cell table:style-name="ce71" table:formula="of:=100*([.E146]/[.B146]) - 100" office:value-type="float" office:value="5.45790934320074" calcext:value-type="float">
            <text:p>5.458</text:p>
          </table:table-cell>
          <table:table-cell table:style-name="ce73" table:formula="of:=100*([.G146]/[.B146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805" calcext:value-type="float">
            <text:p>0.2128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44" calcext:value-type="float">
            <text:p>0.21544</text:p>
          </table:table-cell>
          <table:table-cell table:style-name="ce71" table:formula="of:=100*([.E147]/[.B147]) - 100" office:value-type="float" office:value="5.45790934320074" calcext:value-type="float">
            <text:p>5.458</text:p>
          </table:table-cell>
          <table:table-cell table:style-name="ce73" table:formula="of:=100*([.G147]/[.B147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16" calcext:value-type="float">
            <text:p>0.21291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644" calcext:value-type="float">
            <text:p>0.212644</text:p>
          </table:table-cell>
          <table:table-cell table:style-name="ce71" table:formula="of:=100*([.E148]/[.B148]) - 100" office:value-type="float" office:value="5.45790934320074" calcext:value-type="float">
            <text:p>5.458</text:p>
          </table:table-cell>
          <table:table-cell table:style-name="ce73" table:formula="of:=100*([.G148]/[.B148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06" calcext:value-type="float">
            <text:p>0.2110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569" calcext:value-type="float">
            <text:p>0.213569</text:p>
          </table:table-cell>
          <table:table-cell table:style-name="ce71" table:formula="of:=100*([.E149]/[.B149]) - 100" office:value-type="float" office:value="5.45790934320074" calcext:value-type="float">
            <text:p>5.458</text:p>
          </table:table-cell>
          <table:table-cell table:style-name="ce73" table:formula="of:=100*([.G149]/[.B149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05" calcext:value-type="float">
            <text:p>0.2130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08" calcext:value-type="float">
            <text:p>0.214608</text:p>
          </table:table-cell>
          <table:table-cell table:style-name="ce71" table:formula="of:=100*([.E150]/[.B150]) - 100" office:value-type="float" office:value="5.45790934320074" calcext:value-type="float">
            <text:p>5.458</text:p>
          </table:table-cell>
          <table:table-cell table:style-name="ce73" table:formula="of:=100*([.G150]/[.B150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01" calcext:value-type="float">
            <text:p>0.212901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4623" calcext:value-type="float">
            <text:p>0.214623</text:p>
          </table:table-cell>
          <table:table-cell table:style-name="ce71" table:formula="of:=100*([.E151]/[.B151]) - 100" office:value-type="float" office:value="5.45790934320074" calcext:value-type="float">
            <text:p>5.458</text:p>
          </table:table-cell>
          <table:table-cell table:style-name="ce73" table:formula="of:=100*([.G151]/[.B151]) - 100" office:value-type="float" office:value="6.19796484736355" calcext:value-type="float">
            <text:p>6.1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989" calcext:value-type="float">
            <text:p>0.21398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398" calcext:value-type="float">
            <text:p>0.210398</text:p>
          </table:table-cell>
          <table:table-cell table:style-name="ce71" table:formula="of:=100*([.E152]/[.B152]) - 100" office:value-type="float" office:value="5.45790934320074" calcext:value-type="float">
            <text:p>5.458</text:p>
          </table:table-cell>
          <table:table-cell table:style-name="ce73" table:formula="of:=100*([.G152]/[.B152]) - 100" office:value-type="float" office:value="5.45790934320074" calcext:value-type="float">
            <text:p>5.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29" calcext:value-type="float">
            <text:p>0.2142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699" calcext:value-type="float">
            <text:p>0.213699</text:p>
          </table:table-cell>
          <table:table-cell table:style-name="ce71" table:formula="of:=100*([.E153]/[.B153]) - 100" office:value-type="float" office:value="5.45790934320074" calcext:value-type="float">
            <text:p>5.458</text:p>
          </table:table-cell>
          <table:table-cell table:style-name="ce73" table:formula="of:=100*([.G153]/[.B153]) - 100" office:value-type="float" office:value="5.45790934320074" calcext:value-type="float">
            <text:p>5.458</text:p>
          </table:table-cell>
        </table:table-row>
        <table:table-row table:style-name="ro1" table:number-rows-repeated="10484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asz_2_2_2_2" table:style-name="ta1">
        <table:table-column table:style-name="co1" table:default-cell-style-name="ce88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63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ce63"/>
        <table:table-column table:style-name="co1" table:number-columns-repeated="4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table:style-name="ce64" office:value-type="string" calcext:value-type="string" table:number-columns-spanned="2" table:number-rows-spanned="1">
            <text:p>Błędy względne</text:p>
          </table:table-cell>
          <table:covered-table-cell table:style-name="ce67"/>
          <table:table-cell table:number-columns-repeated="8"/>
          <table:table-cell table:style-name="ce64" office:value-type="string" calcext:value-type="string" table:number-columns-spanned="2" table:number-rows-spanned="1">
            <text:p>Błędy względne</text:p>
          </table:table-cell>
          <table:covered-table-cell table:style-name="ce67"/>
          <table:table-cell table:number-columns-repeated="4"/>
        </table:table-row>
        <table:table-row table:style-name="ro2">
          <table:table-cell/>
          <table:table-cell table:style-name="ce61" office:value-type="string" calcext:value-type="string">
            <text:p>Wartość optymalna</text:p>
          </table:table-cell>
          <table:table-cell table:style-name="ce30" office:value-type="string" calcext:value-type="string">
            <text:p>Liczba zadań n</text:p>
          </table:table-cell>
          <table:table-cell table:style-name="ce30" office:value-type="string" calcext:value-type="string">
            <text:p>Liczba maszyn m</text:p>
          </table:table-cell>
          <table:table-cell table:style-name="ce18" office:value-type="string" calcext:value-type="string">
            <text:p>Wartość kryt. Sym. Wyż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18" office:value-type="string" calcext:value-type="string">
            <text:p>Wartość kryt. Thres. Acc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70" office:value-type="string" calcext:value-type="string">
            <text:p>Sym. Wyż.</text:p>
          </table:table-cell>
          <table:table-cell table:style-name="ce72" office:value-type="string" calcext:value-type="string">
            <text:p>Thres. Acc.</text:p>
          </table:table-cell>
          <table:table-cell/>
          <table:table-cell table:style-name="ce61" office:value-type="string" calcext:value-type="string">
            <text:p>Wartość optymalna</text:p>
          </table:table-cell>
          <table:table-cell table:style-name="ce30" office:value-type="string" calcext:value-type="string">
            <text:p>Liczba zadań n</text:p>
          </table:table-cell>
          <table:table-cell table:style-name="ce30" office:value-type="string" calcext:value-type="string">
            <text:p>Liczba maszyn m</text:p>
          </table:table-cell>
          <table:table-cell table:style-name="ce18" office:value-type="string" calcext:value-type="string">
            <text:p>Wartość kryt. Sym. Wyż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18" office:value-type="string" calcext:value-type="string">
            <text:p>Wartość kryt. Thres. Acc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70" office:value-type="string" calcext:value-type="string">
            <text:p>Sym. Wyż.</text:p>
          </table:table-cell>
          <table:table-cell table:style-name="ce72" office:value-type="string" calcext:value-type="string">
            <text:p>Thres. Acc.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9891" calcext:value-type="float">
            <text:p>0.239891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98715" calcext:value-type="float">
            <text:p>0.298715</text:p>
          </table:table-cell>
          <table:table-cell table:style-name="ce71" table:formula="of:=100*([.E4]/[.B4]) - 100" office:value-type="float" office:value="0.625978090766836" calcext:value-type="float">
            <text:p>0.626</text:p>
          </table:table-cell>
          <table:table-cell table:style-name="ce73" table:formula="of:=100*([.G4]/[.B4]) - 100" office:value-type="float" office:value="0.625978090766836" calcext:value-type="float">
            <text:p>0.626</text:p>
          </table:table-cell>
          <table:table-cell/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71" table:formula="of:=100*([.O4]/[.L4]) - 100" office:value-type="float" office:value="-100" calcext:value-type="float">
            <text:p>-100.000</text:p>
          </table:table-cell>
          <table:table-cell table:style-name="ce73" table:formula="of:=100*([.Q4]/[.L4]) - 100" office:value-type="float" office:value="-100" calcext:value-type="float">
            <text:p>-100.0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302778" calcext:value-type="float">
            <text:p>0.302778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0871" calcext:value-type="float">
            <text:p>0.230871</text:p>
          </table:table-cell>
          <table:table-cell table:style-name="ce71" table:formula="of:=100*([.E5]/[.B5]) - 100" office:value-type="float" office:value="0.625978090766836" calcext:value-type="float">
            <text:p>0.626</text:p>
          </table:table-cell>
          <table:table-cell table:style-name="ce73" table:formula="of:=100*([.G5]/[.B5]) - 100" office:value-type="float" office:value="0.625978090766836" calcext:value-type="float">
            <text:p>0.626</text:p>
          </table:table-cell>
          <table:table-cell/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71" table:formula="of:=100*([.O5]/[.L5]) - 100" office:value-type="float" office:value="-100" calcext:value-type="float">
            <text:p>-100.000</text:p>
          </table:table-cell>
          <table:table-cell table:style-name="ce73" table:formula="of:=100*([.Q5]/[.L5]) - 100" office:value-type="float" office:value="-100" calcext:value-type="float">
            <text:p>-100.0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5284" calcext:value-type="float">
            <text:p>0.225284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15494" calcext:value-type="float">
            <text:p>0.215494</text:p>
          </table:table-cell>
          <table:table-cell table:style-name="ce71" table:formula="of:=100*([.E6]/[.B6]) - 100" office:value-type="float" office:value="0.625978090766836" calcext:value-type="float">
            <text:p>0.626</text:p>
          </table:table-cell>
          <table:table-cell table:style-name="ce73" table:formula="of:=100*([.G6]/[.B6]) - 100" office:value-type="float" office:value="0.782472613458523" calcext:value-type="float">
            <text:p>0.782</text:p>
          </table:table-cell>
          <table:table-cell/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71" table:formula="of:=100*([.O6]/[.L6]) - 100" office:value-type="float" office:value="-100" calcext:value-type="float">
            <text:p>-100.000</text:p>
          </table:table-cell>
          <table:table-cell table:style-name="ce73" table:formula="of:=100*([.Q6]/[.L6]) - 100" office:value-type="float" office:value="-100" calcext:value-type="float">
            <text:p>-100.0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064" calcext:value-type="float">
            <text:p>0.218064</text:p>
          </table:table-cell>
          <table:table-cell table:style-name="ce19" office:value-type="float" office:value="1299" calcext:value-type="float">
            <text:p>1299</text:p>
          </table:table-cell>
          <table:table-cell table:style-name="ce28" office:value-type="float" office:value="0.218188" calcext:value-type="float">
            <text:p>0.218188</text:p>
          </table:table-cell>
          <table:table-cell table:style-name="ce71" table:formula="of:=100*([.E7]/[.B7]) - 100" office:value-type="float" office:value="0.625978090766836" calcext:value-type="float">
            <text:p>0.626</text:p>
          </table:table-cell>
          <table:table-cell table:style-name="ce73" table:formula="of:=100*([.G7]/[.B7]) - 100" office:value-type="float" office:value="1.6431924882629" calcext:value-type="float">
            <text:p>1.64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548" calcext:value-type="float">
            <text:p>0.219548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9595" calcext:value-type="float">
            <text:p>0.219595</text:p>
          </table:table-cell>
          <table:table-cell table:style-name="ce71" table:formula="of:=100*([.E8]/[.B8]) - 100" office:value-type="float" office:value="0.625978090766836" calcext:value-type="float">
            <text:p>0.626</text:p>
          </table:table-cell>
          <table:table-cell table:style-name="ce73" table:formula="of:=100*([.G8]/[.B8]) - 100" office:value-type="float" office:value="0.938967136150225" calcext:value-type="float">
            <text:p>0.93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003" calcext:value-type="float">
            <text:p>0.215003</text:p>
          </table:table-cell>
          <table:table-cell table:style-name="ce19" office:value-type="float" office:value="1303" calcext:value-type="float">
            <text:p>1303</text:p>
          </table:table-cell>
          <table:table-cell table:style-name="ce28" office:value-type="float" office:value="0.215377" calcext:value-type="float">
            <text:p>0.215377</text:p>
          </table:table-cell>
          <table:table-cell table:style-name="ce71" table:formula="of:=100*([.E9]/[.B9]) - 100" office:value-type="float" office:value="0.625978090766836" calcext:value-type="float">
            <text:p>0.626</text:p>
          </table:table-cell>
          <table:table-cell table:style-name="ce73" table:formula="of:=100*([.G9]/[.B9]) - 100" office:value-type="float" office:value="1.95618153364632" calcext:value-type="float">
            <text:p>1.95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215" calcext:value-type="float">
            <text:p>0.21521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827" calcext:value-type="float">
            <text:p>0.213827</text:p>
          </table:table-cell>
          <table:table-cell table:style-name="ce71" table:formula="of:=100*([.E10]/[.B10]) - 100" office:value-type="float" office:value="0.625978090766836" calcext:value-type="float">
            <text:p>0.626</text:p>
          </table:table-cell>
          <table:table-cell table:style-name="ce73" table:formula="of:=100*([.G10]/[.B10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office:value-type="string" calcext:value-type="string">
            <text:p>Sym. Wyż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336" calcext:value-type="float">
            <text:p>0.216336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3373" calcext:value-type="float">
            <text:p>0.213373</text:p>
          </table:table-cell>
          <table:table-cell table:style-name="ce71" table:formula="of:=100*([.E11]/[.B11]) - 100" office:value-type="float" office:value="0.625978090766836" calcext:value-type="float">
            <text:p>0.626</text:p>
          </table:table-cell>
          <table:table-cell table:style-name="ce73" table:formula="of:=100*([.G11]/[.B11]) - 100" office:value-type="float" office:value="0.938967136150225" calcext:value-type="float">
            <text:p>0.93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032" calcext:value-type="float">
            <text:p>0.216032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6744" calcext:value-type="float">
            <text:p>0.216744</text:p>
          </table:table-cell>
          <table:table-cell table:style-name="ce71" table:formula="of:=100*([.E12]/[.B12]) - 100" office:value-type="float" office:value="0.625978090766836" calcext:value-type="float">
            <text:p>0.626</text:p>
          </table:table-cell>
          <table:table-cell table:style-name="ce73" table:formula="of:=100*([.G12]/[.B12]) - 100" office:value-type="float" office:value="0.938967136150225" calcext:value-type="float">
            <text:p>0.93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144" calcext:value-type="float">
            <text:p>0.21714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244" calcext:value-type="float">
            <text:p>0.216244</text:p>
          </table:table-cell>
          <table:table-cell table:style-name="ce71" table:formula="of:=100*([.E13]/[.B13]) - 100" office:value-type="float" office:value="0.625978090766836" calcext:value-type="float">
            <text:p>0.626</text:p>
          </table:table-cell>
          <table:table-cell table:style-name="ce73" table:formula="of:=100*([.G13]/[.B13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3149" calcext:value-type="float">
            <text:p>0.223149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33847" calcext:value-type="float">
            <text:p>0.233847</text:p>
          </table:table-cell>
          <table:table-cell table:style-name="ce71" table:formula="of:=100*([.E14]/[.B14]) - 100" office:value-type="float" office:value="0.625978090766836" calcext:value-type="float">
            <text:p>0.626</text:p>
          </table:table-cell>
          <table:table-cell table:style-name="ce73" table:formula="of:=100*([.G14]/[.B14]) - 100" office:value-type="float" office:value="1.25195618153364" calcext:value-type="float">
            <text:p>1.25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8441" calcext:value-type="float">
            <text:p>0.238441</text:p>
          </table:table-cell>
          <table:table-cell table:style-name="ce19" office:value-type="float" office:value="1311" calcext:value-type="float">
            <text:p>1311</text:p>
          </table:table-cell>
          <table:table-cell table:style-name="ce28" office:value-type="float" office:value="0.228904" calcext:value-type="float">
            <text:p>0.228904</text:p>
          </table:table-cell>
          <table:table-cell table:style-name="ce71" table:formula="of:=100*([.E15]/[.B15]) - 100" office:value-type="float" office:value="0.625978090766836" calcext:value-type="float">
            <text:p>0.626</text:p>
          </table:table-cell>
          <table:table-cell table:style-name="ce73" table:formula="of:=100*([.G15]/[.B15]) - 100" office:value-type="float" office:value="2.58215962441315" calcext:value-type="float">
            <text:p>2.58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49389" calcext:value-type="float">
            <text:p>0.249389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60262" calcext:value-type="float">
            <text:p>0.260262</text:p>
          </table:table-cell>
          <table:table-cell table:style-name="ce71" table:formula="of:=100*([.E16]/[.B16]) - 100" office:value-type="float" office:value="0.625978090766836" calcext:value-type="float">
            <text:p>0.626</text:p>
          </table:table-cell>
          <table:table-cell table:style-name="ce73" table:formula="of:=100*([.G16]/[.B16]) - 100" office:value-type="float" office:value="1.25195618153364" calcext:value-type="float">
            <text:p>1.25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3244" calcext:value-type="float">
            <text:p>0.233244</text:p>
          </table:table-cell>
          <table:table-cell table:style-name="ce19" office:value-type="float" office:value="1289" calcext:value-type="float">
            <text:p>1289</text:p>
          </table:table-cell>
          <table:table-cell table:style-name="ce28" office:value-type="float" office:value="0.22948" calcext:value-type="float">
            <text:p>0.22948</text:p>
          </table:table-cell>
          <table:table-cell table:style-name="ce71" table:formula="of:=100*([.E17]/[.B17]) - 100" office:value-type="float" office:value="0.625978090766836" calcext:value-type="float">
            <text:p>0.626</text:p>
          </table:table-cell>
          <table:table-cell table:style-name="ce73" table:formula="of:=100*([.G17]/[.B17]) - 100" office:value-type="float" office:value="0.860719874804389" calcext:value-type="float">
            <text:p>0.861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852" calcext:value-type="float">
            <text:p>0.220852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36451" calcext:value-type="float">
            <text:p>0.236451</text:p>
          </table:table-cell>
          <table:table-cell table:style-name="ce71" table:formula="of:=100*([.E18]/[.B18]) - 100" office:value-type="float" office:value="0.625978090766836" calcext:value-type="float">
            <text:p>0.626</text:p>
          </table:table-cell>
          <table:table-cell table:style-name="ce73" table:formula="of:=100*([.G18]/[.B18]) - 100" office:value-type="float" office:value="0.704225352112673" calcext:value-type="float">
            <text:p>0.70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2566" calcext:value-type="float">
            <text:p>0.222566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408" calcext:value-type="float">
            <text:p>0.218408</text:p>
          </table:table-cell>
          <table:table-cell table:style-name="ce71" table:formula="of:=100*([.E19]/[.B19]) - 100" office:value-type="float" office:value="0.625978090766836" calcext:value-type="float">
            <text:p>0.626</text:p>
          </table:table-cell>
          <table:table-cell table:style-name="ce73" table:formula="of:=100*([.G19]/[.B19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797" calcext:value-type="float">
            <text:p>0.219797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7807" calcext:value-type="float">
            <text:p>0.217807</text:p>
          </table:table-cell>
          <table:table-cell table:style-name="ce71" table:formula="of:=100*([.E20]/[.B20]) - 100" office:value-type="float" office:value="0.625978090766836" calcext:value-type="float">
            <text:p>0.626</text:p>
          </table:table-cell>
          <table:table-cell table:style-name="ce73" table:formula="of:=100*([.G20]/[.B20]) - 100" office:value-type="float" office:value="0.704225352112673" calcext:value-type="float">
            <text:p>0.70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984" calcext:value-type="float">
            <text:p>0.21898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095" calcext:value-type="float">
            <text:p>0.219095</text:p>
          </table:table-cell>
          <table:table-cell table:style-name="ce71" table:formula="of:=100*([.E21]/[.B21]) - 100" office:value-type="float" office:value="0.625978090766836" calcext:value-type="float">
            <text:p>0.626</text:p>
          </table:table-cell>
          <table:table-cell table:style-name="ce73" table:formula="of:=100*([.G21]/[.B21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514" calcext:value-type="float">
            <text:p>0.219514</text:p>
          </table:table-cell>
          <table:table-cell table:style-name="ce19" office:value-type="float" office:value="1299" calcext:value-type="float">
            <text:p>1299</text:p>
          </table:table-cell>
          <table:table-cell table:style-name="ce28" office:value-type="float" office:value="0.211923" calcext:value-type="float">
            <text:p>0.211923</text:p>
          </table:table-cell>
          <table:table-cell table:style-name="ce71" table:formula="of:=100*([.E22]/[.B22]) - 100" office:value-type="float" office:value="0.625978090766836" calcext:value-type="float">
            <text:p>0.626</text:p>
          </table:table-cell>
          <table:table-cell table:style-name="ce73" table:formula="of:=100*([.G22]/[.B22]) - 100" office:value-type="float" office:value="1.6431924882629" calcext:value-type="float">
            <text:p>1.64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457" calcext:value-type="float">
            <text:p>0.211457</text:p>
          </table:table-cell>
          <table:table-cell table:style-name="ce19" office:value-type="float" office:value="1294" calcext:value-type="float">
            <text:p>1294</text:p>
          </table:table-cell>
          <table:table-cell table:style-name="ce28" office:value-type="float" office:value="0.217443" calcext:value-type="float">
            <text:p>0.217443</text:p>
          </table:table-cell>
          <table:table-cell table:style-name="ce71" table:formula="of:=100*([.E23]/[.B23]) - 100" office:value-type="float" office:value="0.625978090766836" calcext:value-type="float">
            <text:p>0.626</text:p>
          </table:table-cell>
          <table:table-cell table:style-name="ce73" table:formula="of:=100*([.G23]/[.B23]) - 100" office:value-type="float" office:value="1.25195618153364" calcext:value-type="float">
            <text:p>1.25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8252" calcext:value-type="float">
            <text:p>0.218252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665" calcext:value-type="float">
            <text:p>0.214665</text:p>
          </table:table-cell>
          <table:table-cell table:style-name="ce71" table:formula="of:=100*([.E24]/[.B24]) - 100" office:value-type="float" office:value="0.625978090766836" calcext:value-type="float">
            <text:p>0.626</text:p>
          </table:table-cell>
          <table:table-cell table:style-name="ce73" table:formula="of:=100*([.G24]/[.B24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133" calcext:value-type="float">
            <text:p>0.213133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7422" calcext:value-type="float">
            <text:p>0.217422</text:p>
          </table:table-cell>
          <table:table-cell table:style-name="ce71" table:formula="of:=100*([.E25]/[.B25]) - 100" office:value-type="float" office:value="0.625978090766836" calcext:value-type="float">
            <text:p>0.626</text:p>
          </table:table-cell>
          <table:table-cell table:style-name="ce73" table:formula="of:=100*([.G25]/[.B25]) - 100" office:value-type="float" office:value="1.17370892018781" calcext:value-type="float">
            <text:p>1.17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404" calcext:value-type="float">
            <text:p>0.220404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17157" calcext:value-type="float">
            <text:p>0.217157</text:p>
          </table:table-cell>
          <table:table-cell table:style-name="ce71" table:formula="of:=100*([.E26]/[.B26]) - 100" office:value-type="float" office:value="0.625978090766836" calcext:value-type="float">
            <text:p>0.626</text:p>
          </table:table-cell>
          <table:table-cell table:style-name="ce73" table:formula="of:=100*([.G26]/[.B26]) - 100" office:value-type="float" office:value="0.782472613458523" calcext:value-type="float">
            <text:p>0.78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2963" calcext:value-type="float">
            <text:p>0.222963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2903" calcext:value-type="float">
            <text:p>0.22903</text:p>
          </table:table-cell>
          <table:table-cell table:style-name="ce71" table:formula="of:=100*([.E27]/[.B27]) - 100" office:value-type="float" office:value="0.625978090766836" calcext:value-type="float">
            <text:p>0.626</text:p>
          </table:table-cell>
          <table:table-cell table:style-name="ce73" table:formula="of:=100*([.G27]/[.B27]) - 100" office:value-type="float" office:value="1.17370892018781" calcext:value-type="float">
            <text:p>1.174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18" calcext:value-type="float">
            <text:p>0.21418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031" calcext:value-type="float">
            <text:p>0.215031</text:p>
          </table:table-cell>
          <table:table-cell table:style-name="ce71" table:formula="of:=100*([.E28]/[.B28]) - 100" office:value-type="float" office:value="0.625978090766836" calcext:value-type="float">
            <text:p>0.626</text:p>
          </table:table-cell>
          <table:table-cell table:style-name="ce73" table:formula="of:=100*([.G28]/[.B28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019" calcext:value-type="float">
            <text:p>0.219019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2294" calcext:value-type="float">
            <text:p>0.212294</text:p>
          </table:table-cell>
          <table:table-cell table:style-name="ce71" table:formula="of:=100*([.E29]/[.B29]) - 100" office:value-type="float" office:value="0.625978090766836" calcext:value-type="float">
            <text:p>0.626</text:p>
          </table:table-cell>
          <table:table-cell table:style-name="ce73" table:formula="of:=100*([.G29]/[.B29]) - 100" office:value-type="float" office:value="1.17370892018781" calcext:value-type="float">
            <text:p>1.17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2735" calcext:value-type="float">
            <text:p>0.212735</text:p>
          </table:table-cell>
          <table:table-cell table:style-name="ce19" office:value-type="float" office:value="1290" calcext:value-type="float">
            <text:p>1290</text:p>
          </table:table-cell>
          <table:table-cell table:style-name="ce28" office:value-type="float" office:value="0.215773" calcext:value-type="float">
            <text:p>0.215773</text:p>
          </table:table-cell>
          <table:table-cell table:style-name="ce71" table:formula="of:=100*([.E30]/[.B30]) - 100" office:value-type="float" office:value="0.625978090766836" calcext:value-type="float">
            <text:p>0.626</text:p>
          </table:table-cell>
          <table:table-cell table:style-name="ce73" table:formula="of:=100*([.G30]/[.B30]) - 100" office:value-type="float" office:value="0.938967136150225" calcext:value-type="float">
            <text:p>0.93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66" calcext:value-type="float">
            <text:p>0.21466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2989" calcext:value-type="float">
            <text:p>0.212989</text:p>
          </table:table-cell>
          <table:table-cell table:style-name="ce71" table:formula="of:=100*([.E31]/[.B31]) - 100" office:value-type="float" office:value="0.625978090766836" calcext:value-type="float">
            <text:p>0.626</text:p>
          </table:table-cell>
          <table:table-cell table:style-name="ce73" table:formula="of:=100*([.G31]/[.B31]) - 100" office:value-type="float" office:value="2.11267605633803" calcext:value-type="float">
            <text:p>2.11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819" calcext:value-type="float">
            <text:p>0.211819</text:p>
          </table:table-cell>
          <table:table-cell table:style-name="ce19" office:value-type="float" office:value="1301" calcext:value-type="float">
            <text:p>1301</text:p>
          </table:table-cell>
          <table:table-cell table:style-name="ce28" office:value-type="float" office:value="0.213574" calcext:value-type="float">
            <text:p>0.213574</text:p>
          </table:table-cell>
          <table:table-cell table:style-name="ce71" table:formula="of:=100*([.E32]/[.B32]) - 100" office:value-type="float" office:value="0.625978090766836" calcext:value-type="float">
            <text:p>0.626</text:p>
          </table:table-cell>
          <table:table-cell table:style-name="ce73" table:formula="of:=100*([.G32]/[.B32]) - 100" office:value-type="float" office:value="1.79968701095461" calcext:value-type="float">
            <text:p>1.800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781" calcext:value-type="float">
            <text:p>0.214781</text:p>
          </table:table-cell>
          <table:table-cell table:style-name="ce19" office:value-type="float" office:value="1303" calcext:value-type="float">
            <text:p>1303</text:p>
          </table:table-cell>
          <table:table-cell table:style-name="ce28" office:value-type="float" office:value="0.213128" calcext:value-type="float">
            <text:p>0.213128</text:p>
          </table:table-cell>
          <table:table-cell table:style-name="ce71" table:formula="of:=100*([.E33]/[.B33]) - 100" office:value-type="float" office:value="0.625978090766836" calcext:value-type="float">
            <text:p>0.626</text:p>
          </table:table-cell>
          <table:table-cell table:style-name="ce73" table:formula="of:=100*([.G33]/[.B33]) - 100" office:value-type="float" office:value="1.95618153364632" calcext:value-type="float">
            <text:p>1.95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935" calcext:value-type="float">
            <text:p>0.213935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5049" calcext:value-type="float">
            <text:p>0.215049</text:p>
          </table:table-cell>
          <table:table-cell table:style-name="ce71" table:formula="of:=100*([.E34]/[.B34]) - 100" office:value-type="float" office:value="0.625978090766836" calcext:value-type="float">
            <text:p>0.626</text:p>
          </table:table-cell>
          <table:table-cell table:style-name="ce73" table:formula="of:=100*([.G34]/[.B34]) - 100" office:value-type="float" office:value="1.17370892018781" calcext:value-type="float">
            <text:p>1.17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422" calcext:value-type="float">
            <text:p>0.213422</text:p>
          </table:table-cell>
          <table:table-cell table:style-name="ce19" office:value-type="float" office:value="1301" calcext:value-type="float">
            <text:p>1301</text:p>
          </table:table-cell>
          <table:table-cell table:style-name="ce28" office:value-type="float" office:value="0.212017" calcext:value-type="float">
            <text:p>0.212017</text:p>
          </table:table-cell>
          <table:table-cell table:style-name="ce71" table:formula="of:=100*([.E35]/[.B35]) - 100" office:value-type="float" office:value="0.625978090766836" calcext:value-type="float">
            <text:p>0.626</text:p>
          </table:table-cell>
          <table:table-cell table:style-name="ce73" table:formula="of:=100*([.G35]/[.B35]) - 100" office:value-type="float" office:value="1.79968701095461" calcext:value-type="float">
            <text:p>1.800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76" calcext:value-type="float">
            <text:p>0.21776</text:p>
          </table:table-cell>
          <table:table-cell table:style-name="ce19" office:value-type="float" office:value="1309" calcext:value-type="float">
            <text:p>1309</text:p>
          </table:table-cell>
          <table:table-cell table:style-name="ce28" office:value-type="float" office:value="0.211872" calcext:value-type="float">
            <text:p>0.211872</text:p>
          </table:table-cell>
          <table:table-cell table:style-name="ce71" table:formula="of:=100*([.E36]/[.B36]) - 100" office:value-type="float" office:value="0.625978090766836" calcext:value-type="float">
            <text:p>0.626</text:p>
          </table:table-cell>
          <table:table-cell table:style-name="ce73" table:formula="of:=100*([.G36]/[.B36]) - 100" office:value-type="float" office:value="2.42566510172144" calcext:value-type="float">
            <text:p>2.4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805" calcext:value-type="float">
            <text:p>0.214805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5048" calcext:value-type="float">
            <text:p>0.215048</text:p>
          </table:table-cell>
          <table:table-cell table:style-name="ce71" table:formula="of:=100*([.E37]/[.B37]) - 100" office:value-type="float" office:value="0.625978090766836" calcext:value-type="float">
            <text:p>0.626</text:p>
          </table:table-cell>
          <table:table-cell table:style-name="ce73" table:formula="of:=100*([.G37]/[.B37]) - 100" office:value-type="float" office:value="0.704225352112673" calcext:value-type="float">
            <text:p>0.70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326" calcext:value-type="float">
            <text:p>0.216326</text:p>
          </table:table-cell>
          <table:table-cell table:style-name="ce19" office:value-type="float" office:value="1297" calcext:value-type="float">
            <text:p>1297</text:p>
          </table:table-cell>
          <table:table-cell table:style-name="ce28" office:value-type="float" office:value="0.212937" calcext:value-type="float">
            <text:p>0.212937</text:p>
          </table:table-cell>
          <table:table-cell table:style-name="ce71" table:formula="of:=100*([.E38]/[.B38]) - 100" office:value-type="float" office:value="0.625978090766836" calcext:value-type="float">
            <text:p>0.626</text:p>
          </table:table-cell>
          <table:table-cell table:style-name="ce73" table:formula="of:=100*([.G38]/[.B38]) - 100" office:value-type="float" office:value="1.48669796557121" calcext:value-type="float">
            <text:p>1.487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246" calcext:value-type="float">
            <text:p>0.216246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22209" calcext:value-type="float">
            <text:p>0.222209</text:p>
          </table:table-cell>
          <table:table-cell table:style-name="ce71" table:formula="of:=100*([.E39]/[.B39]) - 100" office:value-type="float" office:value="0.625978090766836" calcext:value-type="float">
            <text:p>0.626</text:p>
          </table:table-cell>
          <table:table-cell table:style-name="ce73" table:formula="of:=100*([.G39]/[.B39]) - 100" office:value-type="float" office:value="1.17370892018781" calcext:value-type="float">
            <text:p>1.17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1819" calcext:value-type="float">
            <text:p>0.221819</text:p>
          </table:table-cell>
          <table:table-cell table:style-name="ce19" office:value-type="float" office:value="1300" calcext:value-type="float">
            <text:p>1300</text:p>
          </table:table-cell>
          <table:table-cell table:style-name="ce28" office:value-type="float" office:value="0.213884" calcext:value-type="float">
            <text:p>0.213884</text:p>
          </table:table-cell>
          <table:table-cell table:style-name="ce71" table:formula="of:=100*([.E40]/[.B40]) - 100" office:value-type="float" office:value="0.625978090766836" calcext:value-type="float">
            <text:p>0.626</text:p>
          </table:table-cell>
          <table:table-cell table:style-name="ce73" table:formula="of:=100*([.G40]/[.B40]) - 100" office:value-type="float" office:value="1.72143974960876" calcext:value-type="float">
            <text:p>1.721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757" calcext:value-type="float">
            <text:p>0.21475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312" calcext:value-type="float">
            <text:p>0.215312</text:p>
          </table:table-cell>
          <table:table-cell table:style-name="ce71" table:formula="of:=100*([.E41]/[.B41]) - 100" office:value-type="float" office:value="0.625978090766836" calcext:value-type="float">
            <text:p>0.626</text:p>
          </table:table-cell>
          <table:table-cell table:style-name="ce73" table:formula="of:=100*([.G41]/[.B41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3172" calcext:value-type="float">
            <text:p>0.223172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755" calcext:value-type="float">
            <text:p>0.213755</text:p>
          </table:table-cell>
          <table:table-cell table:style-name="ce71" table:formula="of:=100*([.E42]/[.B42]) - 100" office:value-type="float" office:value="0.625978090766836" calcext:value-type="float">
            <text:p>0.626</text:p>
          </table:table-cell>
          <table:table-cell table:style-name="ce73" table:formula="of:=100*([.G42]/[.B42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6849" calcext:value-type="float">
            <text:p>0.21684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245" calcext:value-type="float">
            <text:p>0.211245</text:p>
          </table:table-cell>
          <table:table-cell table:style-name="ce71" table:formula="of:=100*([.E43]/[.B43]) - 100" office:value-type="float" office:value="0.625978090766836" calcext:value-type="float">
            <text:p>0.626</text:p>
          </table:table-cell>
          <table:table-cell table:style-name="ce73" table:formula="of:=100*([.G43]/[.B43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1639" calcext:value-type="float">
            <text:p>0.21163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0535" calcext:value-type="float">
            <text:p>0.220535</text:p>
          </table:table-cell>
          <table:table-cell table:style-name="ce71" table:formula="of:=100*([.E44]/[.B44]) - 100" office:value-type="float" office:value="0.625978090766836" calcext:value-type="float">
            <text:p>0.626</text:p>
          </table:table-cell>
          <table:table-cell table:style-name="ce73" table:formula="of:=100*([.G44]/[.B44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7019" calcext:value-type="float">
            <text:p>0.217019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0759" calcext:value-type="float">
            <text:p>0.210759</text:p>
          </table:table-cell>
          <table:table-cell table:style-name="ce71" table:formula="of:=100*([.E45]/[.B45]) - 100" office:value-type="float" office:value="0.625978090766836" calcext:value-type="float">
            <text:p>0.626</text:p>
          </table:table-cell>
          <table:table-cell table:style-name="ce73" table:formula="of:=100*([.G45]/[.B45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19" calcext:value-type="float">
            <text:p>0.2219</text:p>
          </table:table-cell>
          <table:table-cell table:style-name="ce19" office:value-type="float" office:value="1316" calcext:value-type="float">
            <text:p>1316</text:p>
          </table:table-cell>
          <table:table-cell table:style-name="ce28" office:value-type="float" office:value="0.213943" calcext:value-type="float">
            <text:p>0.213943</text:p>
          </table:table-cell>
          <table:table-cell table:style-name="ce71" table:formula="of:=100*([.E46]/[.B46]) - 100" office:value-type="float" office:value="0.625978090766836" calcext:value-type="float">
            <text:p>0.626</text:p>
          </table:table-cell>
          <table:table-cell table:style-name="ce73" table:formula="of:=100*([.G46]/[.B46]) - 100" office:value-type="float" office:value="2.97339593114241" calcext:value-type="float">
            <text:p>2.97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046" calcext:value-type="float">
            <text:p>0.213046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3744" calcext:value-type="float">
            <text:p>0.213744</text:p>
          </table:table-cell>
          <table:table-cell table:style-name="ce71" table:formula="of:=100*([.E47]/[.B47]) - 100" office:value-type="float" office:value="0.625978090766836" calcext:value-type="float">
            <text:p>0.626</text:p>
          </table:table-cell>
          <table:table-cell table:style-name="ce73" table:formula="of:=100*([.G47]/[.B47]) - 100" office:value-type="float" office:value="1.17370892018781" calcext:value-type="float">
            <text:p>1.17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555" calcext:value-type="float">
            <text:p>0.2155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3309" calcext:value-type="float">
            <text:p>0.213309</text:p>
          </table:table-cell>
          <table:table-cell table:style-name="ce71" table:formula="of:=100*([.E48]/[.B48]) - 100" office:value-type="float" office:value="0.625978090766836" calcext:value-type="float">
            <text:p>0.626</text:p>
          </table:table-cell>
          <table:table-cell table:style-name="ce73" table:formula="of:=100*([.G48]/[.B48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9202" calcext:value-type="float">
            <text:p>0.219202</text:p>
          </table:table-cell>
          <table:table-cell table:style-name="ce19" office:value-type="float" office:value="1293" calcext:value-type="float">
            <text:p>1293</text:p>
          </table:table-cell>
          <table:table-cell table:style-name="ce28" office:value-type="float" office:value="0.214117" calcext:value-type="float">
            <text:p>0.214117</text:p>
          </table:table-cell>
          <table:table-cell table:style-name="ce71" table:formula="of:=100*([.E49]/[.B49]) - 100" office:value-type="float" office:value="0.625978090766836" calcext:value-type="float">
            <text:p>0.626</text:p>
          </table:table-cell>
          <table:table-cell table:style-name="ce73" table:formula="of:=100*([.G49]/[.B49]) - 100" office:value-type="float" office:value="1.17370892018781" calcext:value-type="float">
            <text:p>1.174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14847" calcext:value-type="float">
            <text:p>0.21484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8231" calcext:value-type="float">
            <text:p>0.228231</text:p>
          </table:table-cell>
          <table:table-cell table:style-name="ce71" table:formula="of:=100*([.E50]/[.B50]) - 100" office:value-type="float" office:value="0.625978090766836" calcext:value-type="float">
            <text:p>0.626</text:p>
          </table:table-cell>
          <table:table-cell table:style-name="ce73" table:formula="of:=100*([.G50]/[.B50]) - 100" office:value-type="float" office:value="0.625978090766836" calcext:value-type="float">
            <text:p>0.62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65058" calcext:value-type="float">
            <text:p>0.265058</text:p>
          </table:table-cell>
          <table:table-cell table:style-name="ce19" office:value-type="float" office:value="1306" calcext:value-type="float">
            <text:p>1306</text:p>
          </table:table-cell>
          <table:table-cell table:style-name="ce28" office:value-type="float" office:value="0.231983" calcext:value-type="float">
            <text:p>0.231983</text:p>
          </table:table-cell>
          <table:table-cell table:style-name="ce71" table:formula="of:=100*([.E51]/[.B51]) - 100" office:value-type="float" office:value="0.625978090766836" calcext:value-type="float">
            <text:p>0.626</text:p>
          </table:table-cell>
          <table:table-cell table:style-name="ce73" table:formula="of:=100*([.G51]/[.B51]) - 100" office:value-type="float" office:value="2.1909233176839" calcext:value-type="float">
            <text:p>2.191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27151" calcext:value-type="float">
            <text:p>0.227151</text:p>
          </table:table-cell>
          <table:table-cell table:style-name="ce19" office:value-type="float" office:value="1295" calcext:value-type="float">
            <text:p>1295</text:p>
          </table:table-cell>
          <table:table-cell table:style-name="ce28" office:value-type="float" office:value="0.250199" calcext:value-type="float">
            <text:p>0.250199</text:p>
          </table:table-cell>
          <table:table-cell table:style-name="ce71" table:formula="of:=100*([.E52]/[.B52]) - 100" office:value-type="float" office:value="0.625978090766836" calcext:value-type="float">
            <text:p>0.626</text:p>
          </table:table-cell>
          <table:table-cell table:style-name="ce73" table:formula="of:=100*([.G52]/[.B52]) - 100" office:value-type="float" office:value="1.33020344287951" calcext:value-type="float">
            <text:p>1.330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9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62983" calcext:value-type="float">
            <text:p>0.262983</text:p>
          </table:table-cell>
          <table:table-cell table:style-name="ce19" office:value-type="float" office:value="1288" calcext:value-type="float">
            <text:p>1288</text:p>
          </table:table-cell>
          <table:table-cell table:style-name="ce28" office:value-type="float" office:value="0.232405" calcext:value-type="float">
            <text:p>0.232405</text:p>
          </table:table-cell>
          <table:table-cell table:style-name="ce71" table:formula="of:=100*([.E53]/[.B53]) - 100" office:value-type="float" office:value="0.625978090766836" calcext:value-type="float">
            <text:p>0.626</text:p>
          </table:table-cell>
          <table:table-cell table:style-name="ce73" table:formula="of:=100*([.G53]/[.B53]) - 100" office:value-type="float" office:value="0.782472613458523" calcext:value-type="float">
            <text:p>0.78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3958" calcext:value-type="float">
            <text:p>0.2395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30005" calcext:value-type="float">
            <text:p>0.230005</text:p>
          </table:table-cell>
          <table:table-cell table:style-name="ce71" table:formula="of:=100*([.E54]/[.B54]) - 100" office:value-type="float" office:value="0.441501103752756" calcext:value-type="float">
            <text:p>0.442</text:p>
          </table:table-cell>
          <table:table-cell table:style-name="ce73" table:formula="of:=100*([.G54]/[.B54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613" calcext:value-type="float">
            <text:p>0.220613</text:p>
          </table:table-cell>
          <table:table-cell table:style-name="ce19" office:value-type="float" office:value="1389" calcext:value-type="float">
            <text:p>1389</text:p>
          </table:table-cell>
          <table:table-cell table:style-name="ce28" office:value-type="float" office:value="0.217354" calcext:value-type="float">
            <text:p>0.217354</text:p>
          </table:table-cell>
          <table:table-cell table:style-name="ce71" table:formula="of:=100*([.E55]/[.B55]) - 100" office:value-type="float" office:value="0.588668138337027" calcext:value-type="float">
            <text:p>0.589</text:p>
          </table:table-cell>
          <table:table-cell table:style-name="ce73" table:formula="of:=100*([.G55]/[.B55]) - 100" office:value-type="float" office:value="2.20750551876378" calcext:value-type="float">
            <text:p>2.20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138" calcext:value-type="float">
            <text:p>0.218138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5" calcext:value-type="float">
            <text:p>0.215</text:p>
          </table:table-cell>
          <table:table-cell table:style-name="ce71" table:formula="of:=100*([.E56]/[.B56]) - 100" office:value-type="float" office:value="0.441501103752756" calcext:value-type="float">
            <text:p>0.442</text:p>
          </table:table-cell>
          <table:table-cell table:style-name="ce73" table:formula="of:=100*([.G56]/[.B56]) - 100" office:value-type="float" office:value="0.441501103752756" calcext:value-type="float">
            <text:p>0.44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401" calcext:value-type="float">
            <text:p>0.218401</text:p>
          </table:table-cell>
          <table:table-cell table:style-name="ce19" office:value-type="float" office:value="1397" calcext:value-type="float">
            <text:p>1397</text:p>
          </table:table-cell>
          <table:table-cell table:style-name="ce28" office:value-type="float" office:value="0.221593" calcext:value-type="float">
            <text:p>0.221593</text:p>
          </table:table-cell>
          <table:table-cell table:style-name="ce71" table:formula="of:=100*([.E57]/[.B57]) - 100" office:value-type="float" office:value="0.441501103752756" calcext:value-type="float">
            <text:p>0.442</text:p>
          </table:table-cell>
          <table:table-cell table:style-name="ce73" table:formula="of:=100*([.G57]/[.B57]) - 100" office:value-type="float" office:value="2.79617365710081" calcext:value-type="float">
            <text:p>2.79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764" calcext:value-type="float">
            <text:p>0.221764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8433" calcext:value-type="float">
            <text:p>0.218433</text:p>
          </table:table-cell>
          <table:table-cell table:style-name="ce71" table:formula="of:=100*([.E58]/[.B58]) - 100" office:value-type="float" office:value="0.662251655629149" calcext:value-type="float">
            <text:p>0.662</text:p>
          </table:table-cell>
          <table:table-cell table:style-name="ce73" table:formula="of:=100*([.G58]/[.B58]) - 100" office:value-type="float" office:value="1.32450331125828" calcext:value-type="float">
            <text:p>1.325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22147" calcext:value-type="float">
            <text:p>0.222147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286" calcext:value-type="float">
            <text:p>0.220286</text:p>
          </table:table-cell>
          <table:table-cell table:style-name="ce71" table:formula="of:=100*([.E59]/[.B59]) - 100" office:value-type="float" office:value="0.441501103752756" calcext:value-type="float">
            <text:p>0.442</text:p>
          </table:table-cell>
          <table:table-cell table:style-name="ce73" table:formula="of:=100*([.G59]/[.B59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785" calcext:value-type="float">
            <text:p>0.21378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8055" calcext:value-type="float">
            <text:p>0.218055</text:p>
          </table:table-cell>
          <table:table-cell table:style-name="ce71" table:formula="of:=100*([.E60]/[.B60]) - 100" office:value-type="float" office:value="0.588668138337027" calcext:value-type="float">
            <text:p>0.589</text:p>
          </table:table-cell>
          <table:table-cell table:style-name="ce73" table:formula="of:=100*([.G60]/[.B60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2382" calcext:value-type="float">
            <text:p>0.21238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9" calcext:value-type="float">
            <text:p>0.2179</text:p>
          </table:table-cell>
          <table:table-cell table:style-name="ce71" table:formula="of:=100*([.E61]/[.B61]) - 100" office:value-type="float" office:value="0.588668138337027" calcext:value-type="float">
            <text:p>0.589</text:p>
          </table:table-cell>
          <table:table-cell table:style-name="ce73" table:formula="of:=100*([.G61]/[.B61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6151" calcext:value-type="float">
            <text:p>0.21615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9511" calcext:value-type="float">
            <text:p>0.219511</text:p>
          </table:table-cell>
          <table:table-cell table:style-name="ce71" table:formula="of:=100*([.E62]/[.B62]) - 100" office:value-type="float" office:value="0.441501103752756" calcext:value-type="float">
            <text:p>0.442</text:p>
          </table:table-cell>
          <table:table-cell table:style-name="ce73" table:formula="of:=100*([.G62]/[.B62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912" calcext:value-type="float">
            <text:p>0.22191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821" calcext:value-type="float">
            <text:p>0.213821</text:p>
          </table:table-cell>
          <table:table-cell table:style-name="ce71" table:formula="of:=100*([.E63]/[.B63]) - 100" office:value-type="float" office:value="0.662251655629149" calcext:value-type="float">
            <text:p>0.662</text:p>
          </table:table-cell>
          <table:table-cell table:style-name="ce73" table:formula="of:=100*([.G63]/[.B63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123" calcext:value-type="float">
            <text:p>0.217123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13611" calcext:value-type="float">
            <text:p>0.213611</text:p>
          </table:table-cell>
          <table:table-cell table:style-name="ce71" table:formula="of:=100*([.E64]/[.B64]) - 100" office:value-type="float" office:value="0.662251655629149" calcext:value-type="float">
            <text:p>0.662</text:p>
          </table:table-cell>
          <table:table-cell table:style-name="ce73" table:formula="of:=100*([.G64]/[.B64]) - 100" office:value-type="float" office:value="1.76600441501105" calcext:value-type="float">
            <text:p>1.76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67" calcext:value-type="float">
            <text:p>0.2167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393" calcext:value-type="float">
            <text:p>0.21393</text:p>
          </table:table-cell>
          <table:table-cell table:style-name="ce71" table:formula="of:=100*([.E65]/[.B65]) - 100" office:value-type="float" office:value="0.588668138337027" calcext:value-type="float">
            <text:p>0.589</text:p>
          </table:table-cell>
          <table:table-cell table:style-name="ce73" table:formula="of:=100*([.G65]/[.B65]) - 100" office:value-type="float" office:value="1.32450331125828" calcext:value-type="float">
            <text:p>1.325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196" calcext:value-type="float">
            <text:p>0.213196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165" calcext:value-type="float">
            <text:p>0.2165</text:p>
          </table:table-cell>
          <table:table-cell table:style-name="ce71" table:formula="of:=100*([.E66]/[.B66]) - 100" office:value-type="float" office:value="0.588668138337027" calcext:value-type="float">
            <text:p>0.589</text:p>
          </table:table-cell>
          <table:table-cell table:style-name="ce73" table:formula="of:=100*([.G66]/[.B66]) - 100" office:value-type="float" office:value="0.956585724797648" calcext:value-type="float">
            <text:p>0.957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5097" calcext:value-type="float">
            <text:p>0.215097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364" calcext:value-type="float">
            <text:p>0.214364</text:p>
          </table:table-cell>
          <table:table-cell table:style-name="ce71" table:formula="of:=100*([.E67]/[.B67]) - 100" office:value-type="float" office:value="0.662251655629149" calcext:value-type="float">
            <text:p>0.662</text:p>
          </table:table-cell>
          <table:table-cell table:style-name="ce73" table:formula="of:=100*([.G67]/[.B67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077" calcext:value-type="float">
            <text:p>0.214077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9594" calcext:value-type="float">
            <text:p>0.219594</text:p>
          </table:table-cell>
          <table:table-cell table:style-name="ce71" table:formula="of:=100*([.E68]/[.B68]) - 100" office:value-type="float" office:value="0.662251655629149" calcext:value-type="float">
            <text:p>0.662</text:p>
          </table:table-cell>
          <table:table-cell table:style-name="ce73" table:formula="of:=100*([.G68]/[.B68]) - 100" office:value-type="float" office:value="0.662251655629149" calcext:value-type="float">
            <text:p>0.66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3286" calcext:value-type="float">
            <text:p>0.213286</text:p>
          </table:table-cell>
          <table:table-cell table:style-name="ce19" office:value-type="float" office:value="1397" calcext:value-type="float">
            <text:p>1397</text:p>
          </table:table-cell>
          <table:table-cell table:style-name="ce28" office:value-type="float" office:value="0.216338" calcext:value-type="float">
            <text:p>0.216338</text:p>
          </table:table-cell>
          <table:table-cell table:style-name="ce71" table:formula="of:=100*([.E69]/[.B69]) - 100" office:value-type="float" office:value="0.441501103752756" calcext:value-type="float">
            <text:p>0.442</text:p>
          </table:table-cell>
          <table:table-cell table:style-name="ce73" table:formula="of:=100*([.G69]/[.B69]) - 100" office:value-type="float" office:value="2.79617365710081" calcext:value-type="float">
            <text:p>2.79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723" calcext:value-type="float">
            <text:p>0.210723</text:p>
          </table:table-cell>
          <table:table-cell table:style-name="ce19" office:value-type="float" office:value="1389" calcext:value-type="float">
            <text:p>1389</text:p>
          </table:table-cell>
          <table:table-cell table:style-name="ce28" office:value-type="float" office:value="0.217361" calcext:value-type="float">
            <text:p>0.217361</text:p>
          </table:table-cell>
          <table:table-cell table:style-name="ce71" table:formula="of:=100*([.E70]/[.B70]) - 100" office:value-type="float" office:value="0.441501103752756" calcext:value-type="float">
            <text:p>0.442</text:p>
          </table:table-cell>
          <table:table-cell table:style-name="ce73" table:formula="of:=100*([.G70]/[.B70]) - 100" office:value-type="float" office:value="2.20750551876378" calcext:value-type="float">
            <text:p>2.20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843" calcext:value-type="float">
            <text:p>0.218843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286" calcext:value-type="float">
            <text:p>0.213286</text:p>
          </table:table-cell>
          <table:table-cell table:style-name="ce71" table:formula="of:=100*([.E71]/[.B71]) - 100" office:value-type="float" office:value="0.441501103752756" calcext:value-type="float">
            <text:p>0.442</text:p>
          </table:table-cell>
          <table:table-cell table:style-name="ce73" table:formula="of:=100*([.G71]/[.B71]) - 100" office:value-type="float" office:value="0.662251655629149" calcext:value-type="float">
            <text:p>0.66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355" calcext:value-type="float">
            <text:p>0.21635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119" calcext:value-type="float">
            <text:p>0.217119</text:p>
          </table:table-cell>
          <table:table-cell table:style-name="ce71" table:formula="of:=100*([.E72]/[.B72]) - 100" office:value-type="float" office:value="0.662251655629149" calcext:value-type="float">
            <text:p>0.662</text:p>
          </table:table-cell>
          <table:table-cell table:style-name="ce73" table:formula="of:=100*([.G72]/[.B72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7701" calcext:value-type="float">
            <text:p>0.21770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416" calcext:value-type="float">
            <text:p>0.213416</text:p>
          </table:table-cell>
          <table:table-cell table:style-name="ce71" table:formula="of:=100*([.E73]/[.B73]) - 100" office:value-type="float" office:value="0.441501103752756" calcext:value-type="float">
            <text:p>0.442</text:p>
          </table:table-cell>
          <table:table-cell table:style-name="ce73" table:formula="of:=100*([.G73]/[.B73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614" calcext:value-type="float">
            <text:p>0.21461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621" calcext:value-type="float">
            <text:p>0.214621</text:p>
          </table:table-cell>
          <table:table-cell table:style-name="ce71" table:formula="of:=100*([.E74]/[.B74]) - 100" office:value-type="float" office:value="0.662251655629149" calcext:value-type="float">
            <text:p>0.662</text:p>
          </table:table-cell>
          <table:table-cell table:style-name="ce73" table:formula="of:=100*([.G74]/[.B74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2526" calcext:value-type="float">
            <text:p>0.212526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705" calcext:value-type="float">
            <text:p>0.217705</text:p>
          </table:table-cell>
          <table:table-cell table:style-name="ce71" table:formula="of:=100*([.E75]/[.B75]) - 100" office:value-type="float" office:value="0.662251655629149" calcext:value-type="float">
            <text:p>0.662</text:p>
          </table:table-cell>
          <table:table-cell table:style-name="ce73" table:formula="of:=100*([.G75]/[.B75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706" calcext:value-type="float">
            <text:p>0.217706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994" calcext:value-type="float">
            <text:p>0.21994</text:p>
          </table:table-cell>
          <table:table-cell table:style-name="ce71" table:formula="of:=100*([.E76]/[.B76]) - 100" office:value-type="float" office:value="0.662251655629149" calcext:value-type="float">
            <text:p>0.662</text:p>
          </table:table-cell>
          <table:table-cell table:style-name="ce73" table:formula="of:=100*([.G76]/[.B76]) - 100" office:value-type="float" office:value="0.441501103752756" calcext:value-type="float">
            <text:p>0.44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595" calcext:value-type="float">
            <text:p>0.21359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457" calcext:value-type="float">
            <text:p>0.214457</text:p>
          </table:table-cell>
          <table:table-cell table:style-name="ce71" table:formula="of:=100*([.E77]/[.B77]) - 100" office:value-type="float" office:value="0.662251655629149" calcext:value-type="float">
            <text:p>0.662</text:p>
          </table:table-cell>
          <table:table-cell table:style-name="ce73" table:formula="of:=100*([.G77]/[.B77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86" calcext:value-type="float">
            <text:p>0.2186</text:p>
          </table:table-cell>
          <table:table-cell table:style-name="ce19" office:value-type="float" office:value="1377" calcext:value-type="float">
            <text:p>1377</text:p>
          </table:table-cell>
          <table:table-cell table:style-name="ce28" office:value-type="float" office:value="0.214314" calcext:value-type="float">
            <text:p>0.214314</text:p>
          </table:table-cell>
          <table:table-cell table:style-name="ce71" table:formula="of:=100*([.E78]/[.B78]) - 100" office:value-type="float" office:value="0.588668138337027" calcext:value-type="float">
            <text:p>0.589</text:p>
          </table:table-cell>
          <table:table-cell table:style-name="ce73" table:formula="of:=100*([.G78]/[.B78]) - 100" office:value-type="float" office:value="1.32450331125828" calcext:value-type="float">
            <text:p>1.325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21261" calcext:value-type="float">
            <text:p>0.22126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647" calcext:value-type="float">
            <text:p>0.215647</text:p>
          </table:table-cell>
          <table:table-cell table:style-name="ce71" table:formula="of:=100*([.E79]/[.B79]) - 100" office:value-type="float" office:value="0.662251655629149" calcext:value-type="float">
            <text:p>0.662</text:p>
          </table:table-cell>
          <table:table-cell table:style-name="ce73" table:formula="of:=100*([.G79]/[.B79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526" calcext:value-type="float">
            <text:p>0.216526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5211" calcext:value-type="float">
            <text:p>0.215211</text:p>
          </table:table-cell>
          <table:table-cell table:style-name="ce71" table:formula="of:=100*([.E80]/[.B80]) - 100" office:value-type="float" office:value="0.662251655629149" calcext:value-type="float">
            <text:p>0.662</text:p>
          </table:table-cell>
          <table:table-cell table:style-name="ce73" table:formula="of:=100*([.G80]/[.B80]) - 100" office:value-type="float" office:value="0.441501103752756" calcext:value-type="float">
            <text:p>0.44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19" calcext:value-type="float">
            <text:p>0.21419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7948" calcext:value-type="float">
            <text:p>0.217948</text:p>
          </table:table-cell>
          <table:table-cell table:style-name="ce71" table:formula="of:=100*([.E81]/[.B81]) - 100" office:value-type="float" office:value="0.588668138337027" calcext:value-type="float">
            <text:p>0.589</text:p>
          </table:table-cell>
          <table:table-cell table:style-name="ce73" table:formula="of:=100*([.G81]/[.B81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208" calcext:value-type="float">
            <text:p>0.21520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037" calcext:value-type="float">
            <text:p>0.22037</text:p>
          </table:table-cell>
          <table:table-cell table:style-name="ce71" table:formula="of:=100*([.E82]/[.B82]) - 100" office:value-type="float" office:value="0.588668138337027" calcext:value-type="float">
            <text:p>0.589</text:p>
          </table:table-cell>
          <table:table-cell table:style-name="ce73" table:formula="of:=100*([.G82]/[.B82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2788" calcext:value-type="float">
            <text:p>0.212788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642" calcext:value-type="float">
            <text:p>0.217642</text:p>
          </table:table-cell>
          <table:table-cell table:style-name="ce71" table:formula="of:=100*([.E83]/[.B83]) - 100" office:value-type="float" office:value="0.441501103752756" calcext:value-type="float">
            <text:p>0.442</text:p>
          </table:table-cell>
          <table:table-cell table:style-name="ce73" table:formula="of:=100*([.G83]/[.B83]) - 100" office:value-type="float" office:value="0.662251655629149" calcext:value-type="float">
            <text:p>0.66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5543" calcext:value-type="float">
            <text:p>0.215543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881" calcext:value-type="float">
            <text:p>0.214881</text:p>
          </table:table-cell>
          <table:table-cell table:style-name="ce71" table:formula="of:=100*([.E84]/[.B84]) - 100" office:value-type="float" office:value="0.662251655629149" calcext:value-type="float">
            <text:p>0.662</text:p>
          </table:table-cell>
          <table:table-cell table:style-name="ce73" table:formula="of:=100*([.G84]/[.B84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128" calcext:value-type="float">
            <text:p>0.214128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47" calcext:value-type="float">
            <text:p>0.21147</text:p>
          </table:table-cell>
          <table:table-cell table:style-name="ce71" table:formula="of:=100*([.E85]/[.B85]) - 100" office:value-type="float" office:value="0.441501103752756" calcext:value-type="float">
            <text:p>0.442</text:p>
          </table:table-cell>
          <table:table-cell table:style-name="ce73" table:formula="of:=100*([.G85]/[.B85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2552" calcext:value-type="float">
            <text:p>0.22255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696" calcext:value-type="float">
            <text:p>0.211696</text:p>
          </table:table-cell>
          <table:table-cell table:style-name="ce71" table:formula="of:=100*([.E86]/[.B86]) - 100" office:value-type="float" office:value="0.588668138337027" calcext:value-type="float">
            <text:p>0.589</text:p>
          </table:table-cell>
          <table:table-cell table:style-name="ce73" table:formula="of:=100*([.G86]/[.B86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532" calcext:value-type="float">
            <text:p>0.21653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4458" calcext:value-type="float">
            <text:p>0.214458</text:p>
          </table:table-cell>
          <table:table-cell table:style-name="ce71" table:formula="of:=100*([.E87]/[.B87]) - 100" office:value-type="float" office:value="0.662251655629149" calcext:value-type="float">
            <text:p>0.662</text:p>
          </table:table-cell>
          <table:table-cell table:style-name="ce73" table:formula="of:=100*([.G87]/[.B87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2199" calcext:value-type="float">
            <text:p>0.212199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7457" calcext:value-type="float">
            <text:p>0.217457</text:p>
          </table:table-cell>
          <table:table-cell table:style-name="ce71" table:formula="of:=100*([.E88]/[.B88]) - 100" office:value-type="float" office:value="0.441501103752756" calcext:value-type="float">
            <text:p>0.442</text:p>
          </table:table-cell>
          <table:table-cell table:style-name="ce73" table:formula="of:=100*([.G88]/[.B88]) - 100" office:value-type="float" office:value="0.441501103752756" calcext:value-type="float">
            <text:p>0.44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418" calcext:value-type="float">
            <text:p>0.214418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7607" calcext:value-type="float">
            <text:p>0.217607</text:p>
          </table:table-cell>
          <table:table-cell table:style-name="ce71" table:formula="of:=100*([.E89]/[.B89]) - 100" office:value-type="float" office:value="0.441501103752756" calcext:value-type="float">
            <text:p>0.442</text:p>
          </table:table-cell>
          <table:table-cell table:style-name="ce73" table:formula="of:=100*([.G89]/[.B89]) - 100" office:value-type="float" office:value="0.662251655629149" calcext:value-type="float">
            <text:p>0.66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4084" calcext:value-type="float">
            <text:p>0.214084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6294" calcext:value-type="float">
            <text:p>0.216294</text:p>
          </table:table-cell>
          <table:table-cell table:style-name="ce71" table:formula="of:=100*([.E90]/[.B90]) - 100" office:value-type="float" office:value="0.662251655629149" calcext:value-type="float">
            <text:p>0.662</text:p>
          </table:table-cell>
          <table:table-cell table:style-name="ce73" table:formula="of:=100*([.G90]/[.B90]) - 100" office:value-type="float" office:value="0.441501103752756" calcext:value-type="float">
            <text:p>0.44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4438" calcext:value-type="float">
            <text:p>0.214438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3257" calcext:value-type="float">
            <text:p>0.213257</text:p>
          </table:table-cell>
          <table:table-cell table:style-name="ce71" table:formula="of:=100*([.E91]/[.B91]) - 100" office:value-type="float" office:value="0.441501103752756" calcext:value-type="float">
            <text:p>0.442</text:p>
          </table:table-cell>
          <table:table-cell table:style-name="ce73" table:formula="of:=100*([.G91]/[.B91]) - 100" office:value-type="float" office:value="0.441501103752756" calcext:value-type="float">
            <text:p>0.44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123" calcext:value-type="float">
            <text:p>0.210123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09361" calcext:value-type="float">
            <text:p>0.209361</text:p>
          </table:table-cell>
          <table:table-cell table:style-name="ce71" table:formula="of:=100*([.E92]/[.B92]) - 100" office:value-type="float" office:value="0.441501103752756" calcext:value-type="float">
            <text:p>0.442</text:p>
          </table:table-cell>
          <table:table-cell table:style-name="ce73" table:formula="of:=100*([.G92]/[.B92]) - 100" office:value-type="float" office:value="0.956585724797648" calcext:value-type="float">
            <text:p>0.957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093" calcext:value-type="float">
            <text:p>0.216093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09431" calcext:value-type="float">
            <text:p>0.209431</text:p>
          </table:table-cell>
          <table:table-cell table:style-name="ce71" table:formula="of:=100*([.E93]/[.B93]) - 100" office:value-type="float" office:value="0.662251655629149" calcext:value-type="float">
            <text:p>0.662</text:p>
          </table:table-cell>
          <table:table-cell table:style-name="ce73" table:formula="of:=100*([.G93]/[.B93]) - 100" office:value-type="float" office:value="1.76600441501105" calcext:value-type="float">
            <text:p>1.76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8686" calcext:value-type="float">
            <text:p>0.218686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2528" calcext:value-type="float">
            <text:p>0.212528</text:p>
          </table:table-cell>
          <table:table-cell table:style-name="ce71" table:formula="of:=100*([.E94]/[.B94]) - 100" office:value-type="float" office:value="0.662251655629149" calcext:value-type="float">
            <text:p>0.662</text:p>
          </table:table-cell>
          <table:table-cell table:style-name="ce73" table:formula="of:=100*([.G94]/[.B94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3733" calcext:value-type="float">
            <text:p>0.213733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2463" calcext:value-type="float">
            <text:p>0.212463</text:p>
          </table:table-cell>
          <table:table-cell table:style-name="ce71" table:formula="of:=100*([.E95]/[.B95]) - 100" office:value-type="float" office:value="0.662251655629149" calcext:value-type="float">
            <text:p>0.662</text:p>
          </table:table-cell>
          <table:table-cell table:style-name="ce73" table:formula="of:=100*([.G95]/[.B95]) - 100" office:value-type="float" office:value="0.662251655629149" calcext:value-type="float">
            <text:p>0.66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08111" calcext:value-type="float">
            <text:p>0.20811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6599" calcext:value-type="float">
            <text:p>0.216599</text:p>
          </table:table-cell>
          <table:table-cell table:style-name="ce71" table:formula="of:=100*([.E96]/[.B96]) - 100" office:value-type="float" office:value="0.662251655629149" calcext:value-type="float">
            <text:p>0.662</text:p>
          </table:table-cell>
          <table:table-cell table:style-name="ce73" table:formula="of:=100*([.G96]/[.B96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674" calcext:value-type="float">
            <text:p>0.21674</text:p>
          </table:table-cell>
          <table:table-cell table:style-name="ce19" office:value-type="float" office:value="1372" calcext:value-type="float">
            <text:p>1372</text:p>
          </table:table-cell>
          <table:table-cell table:style-name="ce28" office:value-type="float" office:value="0.213898" calcext:value-type="float">
            <text:p>0.213898</text:p>
          </table:table-cell>
          <table:table-cell table:style-name="ce71" table:formula="of:=100*([.E97]/[.B97]) - 100" office:value-type="float" office:value="0.662251655629149" calcext:value-type="float">
            <text:p>0.662</text:p>
          </table:table-cell>
          <table:table-cell table:style-name="ce73" table:formula="of:=100*([.G97]/[.B97]) - 100" office:value-type="float" office:value="0.956585724797648" calcext:value-type="float">
            <text:p>0.957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1283" calcext:value-type="float">
            <text:p>0.211283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1673" calcext:value-type="float">
            <text:p>0.211673</text:p>
          </table:table-cell>
          <table:table-cell table:style-name="ce71" table:formula="of:=100*([.E98]/[.B98]) - 100" office:value-type="float" office:value="0.441501103752756" calcext:value-type="float">
            <text:p>0.442</text:p>
          </table:table-cell>
          <table:table-cell table:style-name="ce73" table:formula="of:=100*([.G98]/[.B98]) - 100" office:value-type="float" office:value="0.441501103752756" calcext:value-type="float">
            <text:p>0.44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10982" calcext:value-type="float">
            <text:p>0.210982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718" calcext:value-type="float">
            <text:p>0.213718</text:p>
          </table:table-cell>
          <table:table-cell table:style-name="ce71" table:formula="of:=100*([.E99]/[.B99]) - 100" office:value-type="float" office:value="0.662251655629149" calcext:value-type="float">
            <text:p>0.662</text:p>
          </table:table-cell>
          <table:table-cell table:style-name="ce73" table:formula="of:=100*([.G99]/[.B99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014" calcext:value-type="float">
            <text:p>0.21301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1888" calcext:value-type="float">
            <text:p>0.211888</text:p>
          </table:table-cell>
          <table:table-cell table:style-name="ce71" table:formula="of:=100*([.E100]/[.B100]) - 100" office:value-type="float" office:value="0.588668138337027" calcext:value-type="float">
            <text:p>0.589</text:p>
          </table:table-cell>
          <table:table-cell table:style-name="ce73" table:formula="of:=100*([.G100]/[.B100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0797" calcext:value-type="float">
            <text:p>0.210797</text:p>
          </table:table-cell>
          <table:table-cell table:style-name="ce19" office:value-type="float" office:value="1383" calcext:value-type="float">
            <text:p>1383</text:p>
          </table:table-cell>
          <table:table-cell table:style-name="ce28" office:value-type="float" office:value="0.210309" calcext:value-type="float">
            <text:p>0.210309</text:p>
          </table:table-cell>
          <table:table-cell table:style-name="ce71" table:formula="of:=100*([.E101]/[.B101]) - 100" office:value-type="float" office:value="0.441501103752756" calcext:value-type="float">
            <text:p>0.442</text:p>
          </table:table-cell>
          <table:table-cell table:style-name="ce73" table:formula="of:=100*([.G101]/[.B101]) - 100" office:value-type="float" office:value="1.76600441501105" calcext:value-type="float">
            <text:p>1.766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8" calcext:value-type="float">
            <text:p>1368</text:p>
          </table:table-cell>
          <table:table-cell table:style-name="ce28" office:value-type="float" office:value="0.209421" calcext:value-type="float">
            <text:p>0.209421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3068" calcext:value-type="float">
            <text:p>0.213068</text:p>
          </table:table-cell>
          <table:table-cell table:style-name="ce71" table:formula="of:=100*([.E102]/[.B102]) - 100" office:value-type="float" office:value="0.662251655629149" calcext:value-type="float">
            <text:p>0.662</text:p>
          </table:table-cell>
          <table:table-cell table:style-name="ce73" table:formula="of:=100*([.G102]/[.B102]) - 100" office:value-type="float" office:value="0.588668138337027" calcext:value-type="float">
            <text:p>0.589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64" calcext:value-type="float">
            <text:p>0.21564</text:p>
          </table:table-cell>
          <table:table-cell table:style-name="ce19" office:value-type="float" office:value="1365" calcext:value-type="float">
            <text:p>1365</text:p>
          </table:table-cell>
          <table:table-cell table:style-name="ce28" office:value-type="float" office:value="0.218848" calcext:value-type="float">
            <text:p>0.218848</text:p>
          </table:table-cell>
          <table:table-cell table:style-name="ce71" table:formula="of:=100*([.E103]/[.B103]) - 100" office:value-type="float" office:value="0.588668138337027" calcext:value-type="float">
            <text:p>0.589</text:p>
          </table:table-cell>
          <table:table-cell table:style-name="ce73" table:formula="of:=100*([.G103]/[.B103]) - 100" office:value-type="float" office:value="0.441501103752756" calcext:value-type="float">
            <text:p>0.442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19" calcext:value-type="float">
            <text:p>0.214619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0402" calcext:value-type="float">
            <text:p>0.210402</text:p>
          </table:table-cell>
          <table:table-cell table:style-name="ce71" table:formula="of:=100*([.E104]/[.B104]) - 100" office:value-type="float" office:value="5.45790934320074" calcext:value-type="float">
            <text:p>5.458</text:p>
          </table:table-cell>
          <table:table-cell table:style-name="ce73" table:formula="of:=100*([.G104]/[.B104]) - 100" office:value-type="float" office:value="6.19796484736355" calcext:value-type="float">
            <text:p>6.19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39" calcext:value-type="float">
            <text:p>0.21303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8" calcext:value-type="float">
            <text:p>0.211728</text:p>
          </table:table-cell>
          <table:table-cell table:style-name="ce71" table:formula="of:=100*([.E105]/[.B105]) - 100" office:value-type="float" office:value="5.45790934320074" calcext:value-type="float">
            <text:p>5.458</text:p>
          </table:table-cell>
          <table:table-cell table:style-name="ce73" table:formula="of:=100*([.G105]/[.B105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595" calcext:value-type="float">
            <text:p>0.210595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051" calcext:value-type="float">
            <text:p>0.212051</text:p>
          </table:table-cell>
          <table:table-cell table:style-name="ce71" table:formula="of:=100*([.E106]/[.B106]) - 100" office:value-type="float" office:value="5.45790934320074" calcext:value-type="float">
            <text:p>5.458</text:p>
          </table:table-cell>
          <table:table-cell table:style-name="ce73" table:formula="of:=100*([.G106]/[.B106]) - 100" office:value-type="float" office:value="6.01295097132284" calcext:value-type="float">
            <text:p>6.01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672" calcext:value-type="float">
            <text:p>0.21667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755" calcext:value-type="float">
            <text:p>0.210755</text:p>
          </table:table-cell>
          <table:table-cell table:style-name="ce71" table:formula="of:=100*([.E107]/[.B107]) - 100" office:value-type="float" office:value="5.45790934320074" calcext:value-type="float">
            <text:p>5.458</text:p>
          </table:table-cell>
          <table:table-cell table:style-name="ce73" table:formula="of:=100*([.G107]/[.B107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68" calcext:value-type="float">
            <text:p>0.21016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83" calcext:value-type="float">
            <text:p>0.21883</text:p>
          </table:table-cell>
          <table:table-cell table:style-name="ce71" table:formula="of:=100*([.E108]/[.B108]) - 100" office:value-type="float" office:value="5.45790934320074" calcext:value-type="float">
            <text:p>5.458</text:p>
          </table:table-cell>
          <table:table-cell table:style-name="ce73" table:formula="of:=100*([.G108]/[.B108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232" calcext:value-type="float">
            <text:p>0.214232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1549" calcext:value-type="float">
            <text:p>0.211549</text:p>
          </table:table-cell>
          <table:table-cell table:style-name="ce71" table:formula="of:=100*([.E109]/[.B109]) - 100" office:value-type="float" office:value="5.45790934320074" calcext:value-type="float">
            <text:p>5.458</text:p>
          </table:table-cell>
          <table:table-cell table:style-name="ce73" table:formula="of:=100*([.G109]/[.B109]) - 100" office:value-type="float" office:value="6.19796484736355" calcext:value-type="float">
            <text:p>6.19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34322" calcext:value-type="float">
            <text:p>0.23432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089" calcext:value-type="float">
            <text:p>0.216089</text:p>
          </table:table-cell>
          <table:table-cell table:style-name="ce71" table:formula="of:=100*([.E110]/[.B110]) - 100" office:value-type="float" office:value="5.45790934320074" calcext:value-type="float">
            <text:p>5.458</text:p>
          </table:table-cell>
          <table:table-cell table:style-name="ce73" table:formula="of:=100*([.G110]/[.B110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753" calcext:value-type="float">
            <text:p>0.20753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711" calcext:value-type="float">
            <text:p>0.209711</text:p>
          </table:table-cell>
          <table:table-cell table:style-name="ce71" table:formula="of:=100*([.E111]/[.B111]) - 100" office:value-type="float" office:value="5.45790934320074" calcext:value-type="float">
            <text:p>5.458</text:p>
          </table:table-cell>
          <table:table-cell table:style-name="ce73" table:formula="of:=100*([.G111]/[.B111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232" calcext:value-type="float">
            <text:p>0.21323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036" calcext:value-type="float">
            <text:p>0.209036</text:p>
          </table:table-cell>
          <table:table-cell table:style-name="ce71" table:formula="of:=100*([.E112]/[.B112]) - 100" office:value-type="float" office:value="5.45790934320074" calcext:value-type="float">
            <text:p>5.458</text:p>
          </table:table-cell>
          <table:table-cell table:style-name="ce73" table:formula="of:=100*([.G112]/[.B112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216" calcext:value-type="float">
            <text:p>0.21221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5" calcext:value-type="float">
            <text:p>0.211725</text:p>
          </table:table-cell>
          <table:table-cell table:style-name="ce71" table:formula="of:=100*([.E113]/[.B113]) - 100" office:value-type="float" office:value="5.45790934320074" calcext:value-type="float">
            <text:p>5.458</text:p>
          </table:table-cell>
          <table:table-cell table:style-name="ce73" table:formula="of:=100*([.G113]/[.B113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577" calcext:value-type="float">
            <text:p>0.21757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971" calcext:value-type="float">
            <text:p>0.209971</text:p>
          </table:table-cell>
          <table:table-cell table:style-name="ce71" table:formula="of:=100*([.E114]/[.B114]) - 100" office:value-type="float" office:value="5.45790934320074" calcext:value-type="float">
            <text:p>5.458</text:p>
          </table:table-cell>
          <table:table-cell table:style-name="ce73" table:formula="of:=100*([.G114]/[.B114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989" calcext:value-type="float">
            <text:p>0.20898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774" calcext:value-type="float">
            <text:p>0.210774</text:p>
          </table:table-cell>
          <table:table-cell table:style-name="ce71" table:formula="of:=100*([.E115]/[.B115]) - 100" office:value-type="float" office:value="5.45790934320074" calcext:value-type="float">
            <text:p>5.458</text:p>
          </table:table-cell>
          <table:table-cell table:style-name="ce73" table:formula="of:=100*([.G115]/[.B115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717" calcext:value-type="float">
            <text:p>0.208717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511" calcext:value-type="float">
            <text:p>0.212511</text:p>
          </table:table-cell>
          <table:table-cell table:style-name="ce71" table:formula="of:=100*([.E116]/[.B116]) - 100" office:value-type="float" office:value="5.45790934320074" calcext:value-type="float">
            <text:p>5.458</text:p>
          </table:table-cell>
          <table:table-cell table:style-name="ce73" table:formula="of:=100*([.G116]/[.B116]) - 100" office:value-type="float" office:value="6.01295097132284" calcext:value-type="float">
            <text:p>6.01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623" calcext:value-type="float">
            <text:p>0.209623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58" calcext:value-type="float">
            <text:p>0.21458</text:p>
          </table:table-cell>
          <table:table-cell table:style-name="ce71" table:formula="of:=100*([.E117]/[.B117]) - 100" office:value-type="float" office:value="5.45790934320074" calcext:value-type="float">
            <text:p>5.458</text:p>
          </table:table-cell>
          <table:table-cell table:style-name="ce73" table:formula="of:=100*([.G117]/[.B117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25" calcext:value-type="float">
            <text:p>0.21172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45" calcext:value-type="float">
            <text:p>0.214645</text:p>
          </table:table-cell>
          <table:table-cell table:style-name="ce71" table:formula="of:=100*([.E118]/[.B118]) - 100" office:value-type="float" office:value="5.45790934320074" calcext:value-type="float">
            <text:p>5.458</text:p>
          </table:table-cell>
          <table:table-cell table:style-name="ce73" table:formula="of:=100*([.G118]/[.B118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14" calcext:value-type="float">
            <text:p>0.21381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59" calcext:value-type="float">
            <text:p>0.213059</text:p>
          </table:table-cell>
          <table:table-cell table:style-name="ce71" table:formula="of:=100*([.E119]/[.B119]) - 100" office:value-type="float" office:value="5.45790934320074" calcext:value-type="float">
            <text:p>5.458</text:p>
          </table:table-cell>
          <table:table-cell table:style-name="ce73" table:formula="of:=100*([.G119]/[.B119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028" calcext:value-type="float">
            <text:p>0.21502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789" calcext:value-type="float">
            <text:p>0.209789</text:p>
          </table:table-cell>
          <table:table-cell table:style-name="ce71" table:formula="of:=100*([.E120]/[.B120]) - 100" office:value-type="float" office:value="5.45790934320074" calcext:value-type="float">
            <text:p>5.458</text:p>
          </table:table-cell>
          <table:table-cell table:style-name="ce73" table:formula="of:=100*([.G120]/[.B120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829" calcext:value-type="float">
            <text:p>0.21182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856" calcext:value-type="float">
            <text:p>0.211856</text:p>
          </table:table-cell>
          <table:table-cell table:style-name="ce71" table:formula="of:=100*([.E121]/[.B121]) - 100" office:value-type="float" office:value="5.45790934320074" calcext:value-type="float">
            <text:p>5.458</text:p>
          </table:table-cell>
          <table:table-cell table:style-name="ce73" table:formula="of:=100*([.G121]/[.B121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484" calcext:value-type="float">
            <text:p>0.21048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07" calcext:value-type="float">
            <text:p>0.211607</text:p>
          </table:table-cell>
          <table:table-cell table:style-name="ce71" table:formula="of:=100*([.E122]/[.B122]) - 100" office:value-type="float" office:value="5.45790934320074" calcext:value-type="float">
            <text:p>5.458</text:p>
          </table:table-cell>
          <table:table-cell table:style-name="ce73" table:formula="of:=100*([.G122]/[.B122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154" calcext:value-type="float">
            <text:p>0.2081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762" calcext:value-type="float">
            <text:p>0.215762</text:p>
          </table:table-cell>
          <table:table-cell table:style-name="ce71" table:formula="of:=100*([.E123]/[.B123]) - 100" office:value-type="float" office:value="5.45790934320074" calcext:value-type="float">
            <text:p>5.458</text:p>
          </table:table-cell>
          <table:table-cell table:style-name="ce73" table:formula="of:=100*([.G123]/[.B123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011" calcext:value-type="float">
            <text:p>0.20901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041" calcext:value-type="float">
            <text:p>0.215041</text:p>
          </table:table-cell>
          <table:table-cell table:style-name="ce71" table:formula="of:=100*([.E124]/[.B124]) - 100" office:value-type="float" office:value="5.45790934320074" calcext:value-type="float">
            <text:p>5.458</text:p>
          </table:table-cell>
          <table:table-cell table:style-name="ce73" table:formula="of:=100*([.G124]/[.B124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6101" calcext:value-type="float">
            <text:p>0.21610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329" calcext:value-type="float">
            <text:p>0.210329</text:p>
          </table:table-cell>
          <table:table-cell table:style-name="ce71" table:formula="of:=100*([.E125]/[.B125]) - 100" office:value-type="float" office:value="5.45790934320074" calcext:value-type="float">
            <text:p>5.458</text:p>
          </table:table-cell>
          <table:table-cell table:style-name="ce73" table:formula="of:=100*([.G125]/[.B125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915" calcext:value-type="float">
            <text:p>0.21491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76" calcext:value-type="float">
            <text:p>0.210176</text:p>
          </table:table-cell>
          <table:table-cell table:style-name="ce71" table:formula="of:=100*([.E126]/[.B126]) - 100" office:value-type="float" office:value="5.45790934320074" calcext:value-type="float">
            <text:p>5.458</text:p>
          </table:table-cell>
          <table:table-cell table:style-name="ce73" table:formula="of:=100*([.G126]/[.B126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74" calcext:value-type="float">
            <text:p>0.21407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96" calcext:value-type="float">
            <text:p>0.21796</text:p>
          </table:table-cell>
          <table:table-cell table:style-name="ce71" table:formula="of:=100*([.E127]/[.B127]) - 100" office:value-type="float" office:value="5.45790934320074" calcext:value-type="float">
            <text:p>5.458</text:p>
          </table:table-cell>
          <table:table-cell table:style-name="ce73" table:formula="of:=100*([.G127]/[.B127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907" calcext:value-type="float">
            <text:p>0.218907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2326" calcext:value-type="float">
            <text:p>0.212326</text:p>
          </table:table-cell>
          <table:table-cell table:style-name="ce71" table:formula="of:=100*([.E128]/[.B128]) - 100" office:value-type="float" office:value="5.45790934320074" calcext:value-type="float">
            <text:p>5.458</text:p>
          </table:table-cell>
          <table:table-cell table:style-name="ce73" table:formula="of:=100*([.G128]/[.B128]) - 100" office:value-type="float" office:value="6.01295097132284" calcext:value-type="float">
            <text:p>6.01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531" calcext:value-type="float">
            <text:p>0.21753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178" calcext:value-type="float">
            <text:p>0.212178</text:p>
          </table:table-cell>
          <table:table-cell table:style-name="ce71" table:formula="of:=100*([.E129]/[.B129]) - 100" office:value-type="float" office:value="5.45790934320074" calcext:value-type="float">
            <text:p>5.458</text:p>
          </table:table-cell>
          <table:table-cell table:style-name="ce73" table:formula="of:=100*([.G129]/[.B129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05" calcext:value-type="float">
            <text:p>0.2116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96" calcext:value-type="float">
            <text:p>0.21396</text:p>
          </table:table-cell>
          <table:table-cell table:style-name="ce71" table:formula="of:=100*([.E130]/[.B130]) - 100" office:value-type="float" office:value="5.45790934320074" calcext:value-type="float">
            <text:p>5.458</text:p>
          </table:table-cell>
          <table:table-cell table:style-name="ce73" table:formula="of:=100*([.G130]/[.B130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672" calcext:value-type="float">
            <text:p>0.21167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288" calcext:value-type="float">
            <text:p>0.213288</text:p>
          </table:table-cell>
          <table:table-cell table:style-name="ce71" table:formula="of:=100*([.E131]/[.B131]) - 100" office:value-type="float" office:value="5.45790934320074" calcext:value-type="float">
            <text:p>5.458</text:p>
          </table:table-cell>
          <table:table-cell table:style-name="ce73" table:formula="of:=100*([.G131]/[.B131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8107" calcext:value-type="float">
            <text:p>0.21810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546" calcext:value-type="float">
            <text:p>0.212546</text:p>
          </table:table-cell>
          <table:table-cell table:style-name="ce71" table:formula="of:=100*([.E132]/[.B132]) - 100" office:value-type="float" office:value="5.45790934320074" calcext:value-type="float">
            <text:p>5.458</text:p>
          </table:table-cell>
          <table:table-cell table:style-name="ce73" table:formula="of:=100*([.G132]/[.B132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826" calcext:value-type="float">
            <text:p>0.21782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283" calcext:value-type="float">
            <text:p>0.211283</text:p>
          </table:table-cell>
          <table:table-cell table:style-name="ce71" table:formula="of:=100*([.E133]/[.B133]) - 100" office:value-type="float" office:value="5.45790934320074" calcext:value-type="float">
            <text:p>5.458</text:p>
          </table:table-cell>
          <table:table-cell table:style-name="ce73" table:formula="of:=100*([.G133]/[.B133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341" calcext:value-type="float">
            <text:p>0.213341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211" calcext:value-type="float">
            <text:p>0.215211</text:p>
          </table:table-cell>
          <table:table-cell table:style-name="ce71" table:formula="of:=100*([.E134]/[.B134]) - 100" office:value-type="float" office:value="5.45790934320074" calcext:value-type="float">
            <text:p>5.458</text:p>
          </table:table-cell>
          <table:table-cell table:style-name="ce73" table:formula="of:=100*([.G134]/[.B134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435" calcext:value-type="float">
            <text:p>0.21243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403" calcext:value-type="float">
            <text:p>0.215403</text:p>
          </table:table-cell>
          <table:table-cell table:style-name="ce71" table:formula="of:=100*([.E135]/[.B135]) - 100" office:value-type="float" office:value="5.45790934320074" calcext:value-type="float">
            <text:p>5.458</text:p>
          </table:table-cell>
          <table:table-cell table:style-name="ce73" table:formula="of:=100*([.G135]/[.B135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806" calcext:value-type="float">
            <text:p>0.208806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1704" calcext:value-type="float">
            <text:p>0.211704</text:p>
          </table:table-cell>
          <table:table-cell table:style-name="ce71" table:formula="of:=100*([.E136]/[.B136]) - 100" office:value-type="float" office:value="5.45790934320074" calcext:value-type="float">
            <text:p>5.458</text:p>
          </table:table-cell>
          <table:table-cell table:style-name="ce73" table:formula="of:=100*([.G136]/[.B136]) - 100" office:value-type="float" office:value="6.19796484736355" calcext:value-type="float">
            <text:p>6.19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162" calcext:value-type="float">
            <text:p>0.210162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03" calcext:value-type="float">
            <text:p>0.213803</text:p>
          </table:table-cell>
          <table:table-cell table:style-name="ce71" table:formula="of:=100*([.E137]/[.B137]) - 100" office:value-type="float" office:value="5.45790934320074" calcext:value-type="float">
            <text:p>5.458</text:p>
          </table:table-cell>
          <table:table-cell table:style-name="ce73" table:formula="of:=100*([.G137]/[.B137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358" calcext:value-type="float">
            <text:p>0.217358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47" calcext:value-type="float">
            <text:p>0.214047</text:p>
          </table:table-cell>
          <table:table-cell table:style-name="ce71" table:formula="of:=100*([.E138]/[.B138]) - 100" office:value-type="float" office:value="5.45790934320074" calcext:value-type="float">
            <text:p>5.458</text:p>
          </table:table-cell>
          <table:table-cell table:style-name="ce73" table:formula="of:=100*([.G138]/[.B138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815" calcext:value-type="float">
            <text:p>0.213815</text:p>
          </table:table-cell>
          <table:table-cell table:style-name="ce19" office:value-type="float" office:value="1146" calcext:value-type="float">
            <text:p>1146</text:p>
          </table:table-cell>
          <table:table-cell table:style-name="ce28" office:value-type="float" office:value="0.216224" calcext:value-type="float">
            <text:p>0.216224</text:p>
          </table:table-cell>
          <table:table-cell table:style-name="ce71" table:formula="of:=100*([.E139]/[.B139]) - 100" office:value-type="float" office:value="5.45790934320074" calcext:value-type="float">
            <text:p>5.458</text:p>
          </table:table-cell>
          <table:table-cell table:style-name="ce73" table:formula="of:=100*([.G139]/[.B139]) - 100" office:value-type="float" office:value="6.01295097132284" calcext:value-type="float">
            <text:p>6.013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376" calcext:value-type="float">
            <text:p>0.21237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9401" calcext:value-type="float">
            <text:p>0.209401</text:p>
          </table:table-cell>
          <table:table-cell table:style-name="ce71" table:formula="of:=100*([.E140]/[.B140]) - 100" office:value-type="float" office:value="5.45790934320074" calcext:value-type="float">
            <text:p>5.458</text:p>
          </table:table-cell>
          <table:table-cell table:style-name="ce73" table:formula="of:=100*([.G140]/[.B140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54" calcext:value-type="float">
            <text:p>0.2129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898" calcext:value-type="float">
            <text:p>0.210898</text:p>
          </table:table-cell>
          <table:table-cell table:style-name="ce71" table:formula="of:=100*([.E141]/[.B141]) - 100" office:value-type="float" office:value="5.45790934320074" calcext:value-type="float">
            <text:p>5.458</text:p>
          </table:table-cell>
          <table:table-cell table:style-name="ce73" table:formula="of:=100*([.G141]/[.B141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554" calcext:value-type="float">
            <text:p>0.21155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75" calcext:value-type="float">
            <text:p>0.21175</text:p>
          </table:table-cell>
          <table:table-cell table:style-name="ce71" table:formula="of:=100*([.E142]/[.B142]) - 100" office:value-type="float" office:value="5.45790934320074" calcext:value-type="float">
            <text:p>5.458</text:p>
          </table:table-cell>
          <table:table-cell table:style-name="ce73" table:formula="of:=100*([.G142]/[.B142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08089" calcext:value-type="float">
            <text:p>0.208089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5249" calcext:value-type="float">
            <text:p>0.215249</text:p>
          </table:table-cell>
          <table:table-cell table:style-name="ce71" table:formula="of:=100*([.E143]/[.B143]) - 100" office:value-type="float" office:value="5.45790934320074" calcext:value-type="float">
            <text:p>5.458</text:p>
          </table:table-cell>
          <table:table-cell table:style-name="ce73" table:formula="of:=100*([.G143]/[.B143]) - 100" office:value-type="float" office:value="6.19796484736355" calcext:value-type="float">
            <text:p>6.19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077" calcext:value-type="float">
            <text:p>0.21707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181" calcext:value-type="float">
            <text:p>0.215181</text:p>
          </table:table-cell>
          <table:table-cell table:style-name="ce71" table:formula="of:=100*([.E144]/[.B144]) - 100" office:value-type="float" office:value="5.45790934320074" calcext:value-type="float">
            <text:p>5.458</text:p>
          </table:table-cell>
          <table:table-cell table:style-name="ce73" table:formula="of:=100*([.G144]/[.B144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187" calcext:value-type="float">
            <text:p>0.213187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477" calcext:value-type="float">
            <text:p>0.211477</text:p>
          </table:table-cell>
          <table:table-cell table:style-name="ce71" table:formula="of:=100*([.E145]/[.B145]) - 100" office:value-type="float" office:value="5.45790934320074" calcext:value-type="float">
            <text:p>5.458</text:p>
          </table:table-cell>
          <table:table-cell table:style-name="ce73" table:formula="of:=100*([.G145]/[.B145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655" calcext:value-type="float">
            <text:p>0.21365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952" calcext:value-type="float">
            <text:p>0.210952</text:p>
          </table:table-cell>
          <table:table-cell table:style-name="ce71" table:formula="of:=100*([.E146]/[.B146]) - 100" office:value-type="float" office:value="5.45790934320074" calcext:value-type="float">
            <text:p>5.458</text:p>
          </table:table-cell>
          <table:table-cell table:style-name="ce73" table:formula="of:=100*([.G146]/[.B146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805" calcext:value-type="float">
            <text:p>0.2128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544" calcext:value-type="float">
            <text:p>0.21544</text:p>
          </table:table-cell>
          <table:table-cell table:style-name="ce71" table:formula="of:=100*([.E147]/[.B147]) - 100" office:value-type="float" office:value="5.45790934320074" calcext:value-type="float">
            <text:p>5.458</text:p>
          </table:table-cell>
          <table:table-cell table:style-name="ce73" table:formula="of:=100*([.G147]/[.B147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16" calcext:value-type="float">
            <text:p>0.21291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644" calcext:value-type="float">
            <text:p>0.212644</text:p>
          </table:table-cell>
          <table:table-cell table:style-name="ce71" table:formula="of:=100*([.E148]/[.B148]) - 100" office:value-type="float" office:value="5.45790934320074" calcext:value-type="float">
            <text:p>5.458</text:p>
          </table:table-cell>
          <table:table-cell table:style-name="ce73" table:formula="of:=100*([.G148]/[.B148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106" calcext:value-type="float">
            <text:p>0.2110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569" calcext:value-type="float">
            <text:p>0.213569</text:p>
          </table:table-cell>
          <table:table-cell table:style-name="ce71" table:formula="of:=100*([.E149]/[.B149]) - 100" office:value-type="float" office:value="5.45790934320074" calcext:value-type="float">
            <text:p>5.458</text:p>
          </table:table-cell>
          <table:table-cell table:style-name="ce73" table:formula="of:=100*([.G149]/[.B149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005" calcext:value-type="float">
            <text:p>0.2130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608" calcext:value-type="float">
            <text:p>0.214608</text:p>
          </table:table-cell>
          <table:table-cell table:style-name="ce71" table:formula="of:=100*([.E150]/[.B150]) - 100" office:value-type="float" office:value="5.45790934320074" calcext:value-type="float">
            <text:p>5.458</text:p>
          </table:table-cell>
          <table:table-cell table:style-name="ce73" table:formula="of:=100*([.G150]/[.B150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2901" calcext:value-type="float">
            <text:p>0.212901</text:p>
          </table:table-cell>
          <table:table-cell table:style-name="ce19" office:value-type="float" office:value="1148" calcext:value-type="float">
            <text:p>1148</text:p>
          </table:table-cell>
          <table:table-cell table:style-name="ce28" office:value-type="float" office:value="0.214623" calcext:value-type="float">
            <text:p>0.214623</text:p>
          </table:table-cell>
          <table:table-cell table:style-name="ce71" table:formula="of:=100*([.E151]/[.B151]) - 100" office:value-type="float" office:value="5.45790934320074" calcext:value-type="float">
            <text:p>5.458</text:p>
          </table:table-cell>
          <table:table-cell table:style-name="ce73" table:formula="of:=100*([.G151]/[.B151]) - 100" office:value-type="float" office:value="6.19796484736355" calcext:value-type="float">
            <text:p>6.19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989" calcext:value-type="float">
            <text:p>0.21398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0398" calcext:value-type="float">
            <text:p>0.210398</text:p>
          </table:table-cell>
          <table:table-cell table:style-name="ce71" table:formula="of:=100*([.E152]/[.B152]) - 100" office:value-type="float" office:value="5.45790934320074" calcext:value-type="float">
            <text:p>5.458</text:p>
          </table:table-cell>
          <table:table-cell table:style-name="ce73" table:formula="of:=100*([.G152]/[.B152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0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29" calcext:value-type="float">
            <text:p>0.21429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3699" calcext:value-type="float">
            <text:p>0.213699</text:p>
          </table:table-cell>
          <table:table-cell table:style-name="ce71" table:formula="of:=100*([.E153]/[.B153]) - 100" office:value-type="float" office:value="5.45790934320074" calcext:value-type="float">
            <text:p>5.458</text:p>
          </table:table-cell>
          <table:table-cell table:style-name="ce73" table:formula="of:=100*([.G153]/[.B153]) - 100" office:value-type="float" office:value="5.45790934320074" calcext:value-type="float">
            <text:p>5.458</text:p>
          </table:table-cell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 table:number-rows-repeated="104842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10 [1-10]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table:style-name="ce19"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10 [1-10]</text:p>
          </table:table-cell>
          <table:table-cell table:style-name="ce19" office:value-type="float" office:value="11" calcext:value-type="float">
            <text:p>11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10 [1-10]</text:p>
          </table:table-cell>
          <table:table-cell table:style-name="ce19" office:value-type="float" office:value="12" calcext:value-type="float">
            <text:p>12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40 [30-70]</text:p>
          </table:table-cell>
          <table:table-cell table:style-name="ce19" office:value-type="float" office:value="13" calcext:value-type="float">
            <text:p>13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40 [30-70]</text:p>
          </table:table-cell>
          <table:table-cell table:style-name="ce19" office:value-type="float" office:value="14" calcext:value-type="float">
            <text:p>14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40 [30-70]</text:p>
          </table:table-cell>
          <table:table-cell table:style-name="ce19" office:value-type="float" office:value="15" calcext:value-type="float">
            <text:p>15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0/40 [30-70]</text:p>
          </table:table-cell>
          <table:table-cell table:style-name="ce19" office:value-type="float" office:value="16" calcext:value-type="float">
            <text:p>16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style-name="ce48"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style-name="ce52"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style-name="ce48"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style-name="ce52"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style-name="ce48"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style-name="ce52"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style-name="ce48"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style-name="ce52"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style-name="ce48"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style-name="ce52"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style-name="ce48"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style-name="ce52"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style-name="ce48"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style-name="ce52"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3" table:default-cell-style-name="ce42"/>
        <table:table-column table:style-name="co12" table:default-cell-style-name="ce57"/>
        <table:table-column table:style-name="co13" table:default-cell-style-name="ce59"/>
        <table:table-column table:style-name="co1" table:default-cell-style-name="ce57"/>
        <table:table-column table:style-name="co1" table:default-cell-style-name="ce5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95" office:value-type="string" calcext:value-type="string" table:number-columns-spanned="1" table:number-rows-spanned="2">
            <text:p>Temp. start.</text:p>
          </table:table-cell>
          <table:table-cell table:style-name="ce95" office:value-type="string" calcext:value-type="string" table:number-columns-spanned="1" table:number-rows-spanned="2">
            <text:p>Temp. końc.</text:p>
          </table:table-cell>
          <table:table-cell table:style-name="ce95" office:value-type="string" calcext:value-type="string" table:number-columns-spanned="1" table:number-rows-spanned="2">
            <text:p>Max Iteracji</text:p>
          </table:table-cell>
          <table:table-cell table:style-name="ce55" office:value-type="string" calcext:value-type="string" table:number-columns-spanned="2" table:number-rows-spanned="1">
            <text:p>Symulowane wyżarzanie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Akceptacja progu</text:p>
          </table:table-cell>
          <table:covered-table-cell table:style-name="ce31"/>
        </table:table-row>
        <table:table-row table:style-name="ro1">
          <table:table-cell/>
          <table:covered-table-cell table:number-columns-repeated="3" table:style-name="ce95"/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0.00104602" calcext:value-type="float">
            <text:p>0.00104602</text:p>
          </table:table-cell>
          <table:table-cell office:value-type="float" office:value="66" calcext:value-type="float">
            <text:p>66</text:p>
          </table:table-cell>
          <table:table-cell office:value-type="float" office:value="0.0989269" calcext:value-type="float">
            <text:p>0.09892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0.0103744" calcext:value-type="float">
            <text:p>0.0103744</text:p>
          </table:table-cell>
          <table:table-cell office:value-type="float" office:value="62" calcext:value-type="float">
            <text:p>62</text:p>
          </table:table-cell>
          <table:table-cell office:value-type="float" office:value="1.00055" calcext:value-type="float">
            <text:p>1.000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56" calcext:value-type="float">
            <text:p>56</text:p>
          </table:table-cell>
          <table:table-cell office:value-type="float" office:value="9.86873" calcext:value-type="float">
            <text:p>9.86873</text:p>
          </table:table-cell>
        </table:table-row>
        <table:table-row table:style-name="ro1">
          <table:table-cell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0.00970278" calcext:value-type="float">
            <text:p>0.00970278</text:p>
          </table:table-cell>
          <table:table-cell office:value-type="float" office:value="56" calcext:value-type="float">
            <text:p>56</text:p>
          </table:table-cell>
          <table:table-cell office:value-type="float" office:value="0.967866" calcext:value-type="float">
            <text:p>0.967866</text:p>
          </table:table-cell>
        </table:table-row>
        <table:table-row table:style-name="ro1">
          <table:table-cell/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0.00979873" calcext:value-type="float">
            <text:p>0.00979873</text:p>
          </table:table-cell>
          <table:table-cell office:value-type="float" office:value="58" calcext:value-type="float">
            <text:p>58</text:p>
          </table:table-cell>
          <table:table-cell office:value-type="float" office:value="0.968873" calcext:value-type="float">
            <text:p>0.968873</text:p>
          </table:table-cell>
        </table:table-row>
        <table:table-row table:style-name="ro1">
          <table:table-cell/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00985135" calcext:value-type="float">
            <text:p>0.00985135</text:p>
          </table:table-cell>
          <table:table-cell office:value-type="float" office:value="58" calcext:value-type="float">
            <text:p>58</text:p>
          </table:table-cell>
          <table:table-cell office:value-type="float" office:value="0.973366" calcext:value-type="float">
            <text:p>0.97336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0.00981215" calcext:value-type="float">
            <text:p>0.00981215</text:p>
          </table:table-cell>
          <table:table-cell office:value-type="float" office:value="61" calcext:value-type="float">
            <text:p>61</text:p>
          </table:table-cell>
          <table:table-cell office:value-type="float" office:value="0.967368" calcext:value-type="float">
            <text:p>0.967368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0.00958581" calcext:value-type="float">
            <text:p>0.00958581</text:p>
          </table:table-cell>
          <table:table-cell office:value-type="float" office:value="59" calcext:value-type="float">
            <text:p>59</text:p>
          </table:table-cell>
          <table:table-cell office:value-type="float" office:value="0.950216" calcext:value-type="float">
            <text:p>0.95021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0.00971914" calcext:value-type="float">
            <text:p>0.00971914</text:p>
          </table:table-cell>
          <table:table-cell office:value-type="float" office:value="67" calcext:value-type="float">
            <text:p>67</text:p>
          </table:table-cell>
          <table:table-cell office:value-type="float" office:value="0.96763" calcext:value-type="float">
            <text:p>0.96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4:05:14.080466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6-27T14:11:19.782214094</dc:date>
    <meta:editing-duration>PT7H52M33S</meta:editing-duration>
    <meta:editing-cycles>126</meta:editing-cycles>
    <meta:document-statistic meta:table-count="8" meta:cell-count="5253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cm" svg:height="13.688cm" xlink:href=".." xlink:type="simple" chart:class="chart:scatter" chart:style-name="ch1">
        <chart:title svg:x="10.542cm" svg:y="0.409cm" chart:style-name="ch2">
          <text:p>Błędy względne</text:p>
        </chart:title>
        <chart:legend chart:legend-position="end" svg:x="22.163cm" svg:y="6.047cm" style:legend-expansion="high" chart:style-name="ch3"/>
        <chart:plot-area chart:style-name="ch4" table:cell-range-address="masz_2_2.B4:masz_2_2.B123 masz_2_2.M4:masz_2_2.M123 masz_2_2.O4:masz_2_2.P123" chart:data-source-has-labels="row" svg:x="1.499cm" svg:y="1.461cm" svg:width="20.176cm" svg:height="10.973cm">
          <chart:coordinate-region svg:x="2.782cm" svg:y="1.66cm" svg:width="18.416cm" svg:height="10.127cm"/>
          <chart:axis chart:dimension="x" chart:name="primary-x" chart:style-name="ch5">
            <chart:title svg:x="10.895cm" svg:y="12.707cm" chart:style-name="ch6">
              <text:p>Instancje</text:p>
            </chart:title>
          </chart:axis>
          <chart:axis chart:dimension="y" chart:name="primary-y" chart:style-name="ch7">
            <chart:title svg:x="0.451cm" svg:y="8.301cm" chart:style-name="ch8">
              <text:p>Błąd względny [%]</text:p>
            </chart:title>
            <chart:grid chart:style-name="ch9" chart:class="major"/>
          </chart:axis>
          <chart:series chart:style-name="ch10" chart:values-cell-range-address="masz_2_2.M4:masz_2_2.M123" loext:label-string="neh" chart:class="chart:scatter">
            <chart:domain table:cell-range-address="masz_2_2.B4:masz_2_2.B123"/>
            <chart:data-point chart:repeated="120"/>
          </chart:series>
          <chart:series chart:style-name="ch11" chart:values-cell-range-address="masz_2_2.O4:masz_2_2.O123" loext:label-string="sym_wyz" chart:class="chart:scatter">
            <chart:data-point chart:repeated="120"/>
          </chart:series>
          <chart:series chart:style-name="ch12" chart:values-cell-range-address="masz_2_2.P4:masz_2_2.P123" loext:label-string="thres_acc" chart:class="chart:scatter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eh</text:p>
              </table:table-cell>
              <table:table-cell office:value-type="string">
                <text:p>sym_wyz</text:p>
              </table:table-cell>
              <table:table-cell office:value-type="string">
                <text:p>thres_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8">
                <text:p>1278</text:p>
                <draw:g>
                  <svg:desc>masz_2_2.B4:masz_2_2.B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M4:masz_2_2.M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O4:masz_2_2.O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P4:masz_2_2.P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9">
                <text:p>1359</text:p>
              </table:table-cell>
              <table:table-cell office:value-type="float" office:value="0.441501103752756">
                <text:p>0.441501103752756</text:p>
              </table:table-cell>
              <table:table-cell office:value-type="float" office:value="0.588668138337027">
                <text:p>0.588668138337027</text:p>
              </table:table-cell>
              <table:table-cell office:value-type="float" office:value="0.588668138337027">
                <text:p>0.588668138337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1">
                <text:p>1081</text:p>
              </table:table-cell>
              <table:table-cell office:value-type="float" office:value="5.45790934320074">
                <text:p>5.45790934320074</text:p>
              </table:table-cell>
              <table:table-cell office:value-type="float" office:value="5.45790934320074">
                <text:p>5.45790934320074</text:p>
              </table:table-cell>
              <table:table-cell office:value-type="float" office:value="5.45790934320074">
                <text:p>5.4579093432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3">
                <text:p>1293</text:p>
              </table:table-cell>
              <table:table-cell office:value-type="float" office:value="2.47486465583913">
                <text:p>2.47486465583913</text:p>
              </table:table-cell>
              <table:table-cell office:value-type="float" office:value="2.47486465583913">
                <text:p>2.47486465583913</text:p>
              </table:table-cell>
              <table:table-cell office:value-type="float" office:value="2.47486465583913">
                <text:p>2.4748646558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5">
                <text:p>1235</text:p>
              </table:table-cell>
              <table:table-cell office:value-type="float" office:value="5.668016194332">
                <text:p>5.668016194332</text:p>
              </table:table-cell>
              <table:table-cell office:value-type="float" office:value="5.668016194332">
                <text:p>5.668016194332</text:p>
              </table:table-cell>
              <table:table-cell office:value-type="float" office:value="5.668016194332">
                <text:p>5.668016194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5">
                <text:p>1195</text:p>
              </table:table-cell>
              <table:table-cell office:value-type="float" office:value="2.76150627615064">
                <text:p>2.76150627615064</text:p>
              </table:table-cell>
              <table:table-cell office:value-type="float" office:value="2.42677824267783">
                <text:p>2.42677824267783</text:p>
              </table:table-cell>
              <table:table-cell office:value-type="float" office:value="2.42677824267783">
                <text:p>2.42677824267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9">
                <text:p>1239</text:p>
              </table:table-cell>
              <table:table-cell office:value-type="float" office:value="3.22841000807101">
                <text:p>3.22841000807101</text:p>
              </table:table-cell>
              <table:table-cell office:value-type="float" office:value="3.22841000807101">
                <text:p>3.22841000807101</text:p>
              </table:table-cell>
              <table:table-cell office:value-type="float" office:value="3.22841000807101">
                <text:p>3.22841000807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6">
                <text:p>1206</text:p>
              </table:table-cell>
              <table:table-cell office:value-type="float" office:value="1.40961857379769">
                <text:p>1.40961857379769</text:p>
              </table:table-cell>
              <table:table-cell office:value-type="float" office:value="1.40961857379769">
                <text:p>1.40961857379769</text:p>
              </table:table-cell>
              <table:table-cell office:value-type="float" office:value="1.40961857379769">
                <text:p>1.40961857379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0">
                <text:p>1230</text:p>
              </table:table-cell>
              <table:table-cell office:value-type="float" office:value="4.95934959349593">
                <text:p>4.95934959349593</text:p>
              </table:table-cell>
              <table:table-cell office:value-type="float" office:value="4.63414634146342">
                <text:p>4.63414634146342</text:p>
              </table:table-cell>
              <table:table-cell office:value-type="float" office:value="5.52845528455283">
                <text:p>5.52845528455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8">
                <text:p>1108</text:p>
              </table:table-cell>
              <table:table-cell office:value-type="float" office:value="3.88086642599279">
                <text:p>3.88086642599279</text:p>
              </table:table-cell>
              <table:table-cell office:value-type="float" office:value="3.88086642599279">
                <text:p>3.88086642599279</text:p>
              </table:table-cell>
              <table:table-cell office:value-type="float" office:value="3.88086642599279">
                <text:p>3.880866425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">
                <text:p>1582</text:p>
              </table:table-cell>
              <table:table-cell office:value-type="float" office:value="6.19469026548674">
                <text:p>6.19469026548674</text:p>
              </table:table-cell>
              <table:table-cell office:value-type="float" office:value="3.85587863463969">
                <text:p>3.85587863463969</text:p>
              </table:table-cell>
              <table:table-cell office:value-type="float" office:value="6.32111251580278">
                <text:p>6.32111251580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9">
                <text:p>1659</text:p>
              </table:table-cell>
              <table:table-cell office:value-type="float" office:value="7.65521398432792">
                <text:p>7.65521398432792</text:p>
              </table:table-cell>
              <table:table-cell office:value-type="float" office:value="6.75105485232068">
                <text:p>6.75105485232068</text:p>
              </table:table-cell>
              <table:table-cell office:value-type="float" office:value="9.22242314647379">
                <text:p>9.22242314647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6">
                <text:p>1496</text:p>
              </table:table-cell>
              <table:table-cell office:value-type="float" office:value="4.07754010695187">
                <text:p>4.07754010695187</text:p>
              </table:table-cell>
              <table:table-cell office:value-type="float" office:value="2.33957219251337">
                <text:p>2.33957219251337</text:p>
              </table:table-cell>
              <table:table-cell office:value-type="float" office:value="3.81016042780749">
                <text:p>3.81016042780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7">
                <text:p>1377</text:p>
              </table:table-cell>
              <table:table-cell office:value-type="float" office:value="4.50254175744371">
                <text:p>4.50254175744371</text:p>
              </table:table-cell>
              <table:table-cell office:value-type="float" office:value="2.54175744371823">
                <text:p>2.54175744371823</text:p>
              </table:table-cell>
              <table:table-cell office:value-type="float" office:value="3.921568627451">
                <text:p>3.921568627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9">
                <text:p>1419</text:p>
              </table:table-cell>
              <table:table-cell office:value-type="float" office:value="5.84918957011979">
                <text:p>5.84918957011979</text:p>
              </table:table-cell>
              <table:table-cell office:value-type="float" office:value="5.21494009866103">
                <text:p>5.21494009866103</text:p>
              </table:table-cell>
              <table:table-cell office:value-type="float" office:value="5.99013389711065">
                <text:p>5.99013389711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7">
                <text:p>1397</text:p>
              </table:table-cell>
              <table:table-cell office:value-type="float" office:value="4.00858983536151">
                <text:p>4.00858983536151</text:p>
              </table:table-cell>
              <table:table-cell office:value-type="float" office:value="2.93486041517537">
                <text:p>2.93486041517537</text:p>
              </table:table-cell>
              <table:table-cell office:value-type="float" office:value="6.08446671438799">
                <text:p>6.0844667143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4">
                <text:p>1484</text:p>
              </table:table-cell>
              <table:table-cell office:value-type="float" office:value="5.25606469002695">
                <text:p>5.25606469002695</text:p>
              </table:table-cell>
              <table:table-cell office:value-type="float" office:value="2.8301886792453">
                <text:p>2.8301886792453</text:p>
              </table:table-cell>
              <table:table-cell office:value-type="float" office:value="2.8301886792453">
                <text:p>2.8301886792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8">
                <text:p>1538</text:p>
              </table:table-cell>
              <table:table-cell office:value-type="float" office:value="4.61638491547464">
                <text:p>4.61638491547464</text:p>
              </table:table-cell>
              <table:table-cell office:value-type="float" office:value="4.29128738621587">
                <text:p>4.29128738621587</text:p>
              </table:table-cell>
              <table:table-cell office:value-type="float" office:value="5.07152145643693">
                <text:p>5.07152145643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3">
                <text:p>1593</text:p>
              </table:table-cell>
              <table:table-cell office:value-type="float" office:value="3.38983050847457">
                <text:p>3.38983050847457</text:p>
              </table:table-cell>
              <table:table-cell office:value-type="float" office:value="1.9460138104206">
                <text:p>1.9460138104206</text:p>
              </table:table-cell>
              <table:table-cell office:value-type="float" office:value="1.82046453232894">
                <text:p>1.8204645323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1">
                <text:p>1591</text:p>
              </table:table-cell>
              <table:table-cell office:value-type="float" office:value="3.89692017598995">
                <text:p>3.89692017598995</text:p>
              </table:table-cell>
              <table:table-cell office:value-type="float" office:value="3.89692017598995">
                <text:p>3.89692017598995</text:p>
              </table:table-cell>
              <table:table-cell office:value-type="float" office:value="5.15399120050284">
                <text:p>5.15399120050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7">
                <text:p>2297</text:p>
              </table:table-cell>
              <table:table-cell office:value-type="float" office:value="4.91946016543317">
                <text:p>4.91946016543317</text:p>
              </table:table-cell>
              <table:table-cell office:value-type="float" office:value="2.0896821941663">
                <text:p>2.0896821941663</text:p>
              </table:table-cell>
              <table:table-cell office:value-type="float" office:value="5.87723117109273">
                <text:p>5.87723117109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9">
                <text:p>2099</text:p>
              </table:table-cell>
              <table:table-cell office:value-type="float" office:value="2.42972844211529">
                <text:p>2.42972844211529</text:p>
              </table:table-cell>
              <table:table-cell office:value-type="float" office:value="3.00142925202478">
                <text:p>3.00142925202478</text:p>
              </table:table-cell>
              <table:table-cell office:value-type="float" office:value="9.43306336350642">
                <text:p>9.43306336350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6">
                <text:p>2326</text:p>
              </table:table-cell>
              <table:table-cell office:value-type="float" office:value="3.65434221840069">
                <text:p>3.65434221840069</text:p>
              </table:table-cell>
              <table:table-cell office:value-type="float" office:value="1.46173688736026">
                <text:p>1.46173688736026</text:p>
              </table:table-cell>
              <table:table-cell office:value-type="float" office:value="6.06190885640585">
                <text:p>6.06190885640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3">
                <text:p>2223</text:p>
              </table:table-cell>
              <table:table-cell office:value-type="float" office:value="1.75438596491229">
                <text:p>1.75438596491229</text:p>
              </table:table-cell>
              <table:table-cell office:value-type="float" office:value="2.02429149797571">
                <text:p>2.02429149797571</text:p>
              </table:table-cell>
              <table:table-cell office:value-type="float" office:value="9.7165991902834">
                <text:p>9.7165991902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1">
                <text:p>2291</text:p>
              </table:table-cell>
              <table:table-cell office:value-type="float" office:value="4.62680052378875">
                <text:p>4.62680052378875</text:p>
              </table:table-cell>
              <table:table-cell office:value-type="float" office:value="2.66259275425578">
                <text:p>2.66259275425578</text:p>
              </table:table-cell>
              <table:table-cell office:value-type="float" office:value="6.63465735486687">
                <text:p>6.63465735486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6">
                <text:p>2226</text:p>
              </table:table-cell>
              <table:table-cell office:value-type="float" office:value="5.52560646900268">
                <text:p>5.52560646900268</text:p>
              </table:table-cell>
              <table:table-cell office:value-type="float" office:value="1.61725067385446">
                <text:p>1.61725067385446</text:p>
              </table:table-cell>
              <table:table-cell office:value-type="float" office:value="6.91823899371069">
                <text:p>6.918238993710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73">
                <text:p>2273</text:p>
              </table:table-cell>
              <table:table-cell office:value-type="float" office:value="3.91553013638364">
                <text:p>3.91553013638364</text:p>
              </table:table-cell>
              <table:table-cell office:value-type="float" office:value="3.47558293004839">
                <text:p>3.47558293004839</text:p>
              </table:table-cell>
              <table:table-cell office:value-type="float" office:value="6.73119225692918">
                <text:p>6.73119225692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0">
                <text:p>2200</text:p>
              </table:table-cell>
              <table:table-cell office:value-type="float" office:value="2.22727272727272">
                <text:p>2.22727272727272</text:p>
              </table:table-cell>
              <table:table-cell office:value-type="float" office:value="2.86363636363636">
                <text:p>2.86363636363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7">
                <text:p>2237</text:p>
              </table:table-cell>
              <table:table-cell office:value-type="float" office:value="3.08448815377737">
                <text:p>3.08448815377737</text:p>
              </table:table-cell>
              <table:table-cell office:value-type="float" office:value="2.77156906571301">
                <text:p>2.77156906571301</text:p>
              </table:table-cell>
              <table:table-cell office:value-type="float" office:value="11.1309789897184">
                <text:p>11.1309789897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8">
                <text:p>2178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.65289256198346">
                <text:p>1.65289256198346</text:p>
              </table:table-cell>
              <table:table-cell office:value-type="float" office:value="8.08080808080808">
                <text:p>8.08080808080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4">
                <text:p>2724</text:p>
              </table:table-cell>
              <table:table-cell office:value-type="float" office:value="0.330396475770939">
                <text:p>0.330396475770939</text:p>
              </table:table-cell>
              <table:table-cell office:value-type="float" office:value="0.183553597650516">
                <text:p>0.183553597650516</text:p>
              </table:table-cell>
              <table:table-cell office:value-type="float" office:value="0.330396475770939">
                <text:p>0.330396475770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6">
                <text:p>2836</text:p>
              </table:table-cell>
              <table:table-cell office:value-type="float" office:value="0.24682651622004">
                <text:p>0.24682651622004</text:p>
              </table:table-cell>
              <table:table-cell office:value-type="float" office:value="0.0705218617771664">
                <text:p>0.0705218617771664</text:p>
              </table:table-cell>
              <table:table-cell office:value-type="float" office:value="0.24682651622004">
                <text:p>0.24682651622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21">
                <text:p>2621</text:p>
              </table:table-cell>
              <table:table-cell office:value-type="float" office:value="0.152613506295324">
                <text:p>0.152613506295324</text:p>
              </table:table-cell>
              <table:table-cell office:value-type="float" office:value="0.152613506295324">
                <text:p>0.152613506295324</text:p>
              </table:table-cell>
              <table:table-cell office:value-type="float" office:value="1.06829454406716">
                <text:p>1.06829454406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51">
                <text:p>2751</text:p>
              </table:table-cell>
              <table:table-cell office:value-type="float" office:value="1.16321337695385">
                <text:p>1.16321337695385</text:p>
              </table:table-cell>
              <table:table-cell office:value-type="float" office:value="1.16321337695385">
                <text:p>1.16321337695385</text:p>
              </table:table-cell>
              <table:table-cell office:value-type="float" office:value="1.16321337695385">
                <text:p>1.16321337695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3">
                <text:p>2863</text:p>
              </table:table-cell>
              <table:table-cell office:value-type="float" office:value="0.174641983932929">
                <text:p>0.174641983932929</text:p>
              </table:table-cell>
              <table:table-cell office:value-type="float" office:value="0.174641983932929">
                <text:p>0.174641983932929</text:p>
              </table:table-cell>
              <table:table-cell office:value-type="float" office:value="0.174641983932929">
                <text:p>0.174641983932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9">
                <text:p>2829</text:p>
              </table:table-cell>
              <table:table-cell office:value-type="float" office:value="0.318133616118772">
                <text:p>0.318133616118772</text:p>
              </table:table-cell>
              <table:table-cell office:value-type="float" office:value="0.318133616118772">
                <text:p>0.318133616118772</text:p>
              </table:table-cell>
              <table:table-cell office:value-type="float" office:value="0.600919052668786">
                <text:p>0.600919052668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5">
                <text:p>2725</text:p>
              </table:table-cell>
              <table:table-cell office:value-type="float" office:value="0.9908256880734">
                <text:p>0.9908256880734</text:p>
              </table:table-cell>
              <table:table-cell office:value-type="float" office:value="0.9908256880734">
                <text:p>0.9908256880734</text:p>
              </table:table-cell>
              <table:table-cell office:value-type="float" office:value="0.844036697247702">
                <text:p>0.844036697247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3">
                <text:p>2683</text:p>
              </table:table-cell>
              <table:table-cell office:value-type="float" office:value="0.409988818486767">
                <text:p>0.409988818486767</text:p>
              </table:table-cell>
              <table:table-cell office:value-type="float" office:value="0.409988818486767">
                <text:p>0.409988818486767</text:p>
              </table:table-cell>
              <table:table-cell office:value-type="float" office:value="0.782705926202027">
                <text:p>0.782705926202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4">
                <text:p>2554</text:p>
              </table:table-cell>
              <table:table-cell office:value-type="float" office:value="0.783085356303843">
                <text:p>0.783085356303843</text:p>
              </table:table-cell>
              <table:table-cell office:value-type="float" office:value="0.783085356303843">
                <text:p>0.783085356303843</text:p>
              </table:table-cell>
              <table:table-cell office:value-type="float" office:value="1.05716523101019">
                <text:p>1.05716523101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82">
                <text:p>2782</text:p>
              </table:table-cell>
              <table:table-cell office:value-type="float" office:value="0.359453630481667">
                <text:p>0.359453630481667</text:p>
              </table:table-cell>
              <table:table-cell office:value-type="float" office:value="0.359453630481667">
                <text:p>0.359453630481667</text:p>
              </table:table-cell>
              <table:table-cell office:value-type="float" office:value="0.359453630481667">
                <text:p>0.359453630481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7">
                <text:p>3037</text:p>
              </table:table-cell>
              <table:table-cell office:value-type="float" office:value="4.31346723740533">
                <text:p>4.31346723740533</text:p>
              </table:table-cell>
              <table:table-cell office:value-type="float" office:value="4.14883108330591">
                <text:p>4.14883108330591</text:p>
              </table:table-cell>
              <table:table-cell office:value-type="float" office:value="6.42081000987818">
                <text:p>6.42081000987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11">
                <text:p>2911</text:p>
              </table:table-cell>
              <table:table-cell office:value-type="float" office:value="3.77877018206803">
                <text:p>3.77877018206803</text:p>
              </table:table-cell>
              <table:table-cell office:value-type="float" office:value="3.77877018206803">
                <text:p>3.77877018206803</text:p>
              </table:table-cell>
              <table:table-cell office:value-type="float" office:value="3.77877018206803">
                <text:p>3.77877018206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1">
                <text:p>2871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4.77185649599443">
                <text:p>4.77185649599443</text:p>
              </table:table-cell>
              <table:table-cell office:value-type="float" office:value="4.98084291187739">
                <text:p>4.98084291187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7">
                <text:p>3067</text:p>
              </table:table-cell>
              <table:table-cell office:value-type="float" office:value="4.14085425497228">
                <text:p>4.14085425497228</text:p>
              </table:table-cell>
              <table:table-cell office:value-type="float" office:value="3.48875122269318">
                <text:p>3.48875122269318</text:p>
              </table:table-cell>
              <table:table-cell office:value-type="float" office:value="3.48875122269318">
                <text:p>3.48875122269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1">
                <text:p>3011</text:p>
              </table:table-cell>
              <table:table-cell office:value-type="float" office:value="4.91531052806377">
                <text:p>4.91531052806377</text:p>
              </table:table-cell>
              <table:table-cell office:value-type="float" office:value="4.61640650946529">
                <text:p>4.61640650946529</text:p>
              </table:table-cell>
              <table:table-cell office:value-type="float" office:value="5.77881102623714">
                <text:p>5.778811026237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21">
                <text:p>3021</text:p>
              </table:table-cell>
              <table:table-cell office:value-type="float" office:value="5.1969546507779">
                <text:p>5.1969546507779</text:p>
              </table:table-cell>
              <table:table-cell office:value-type="float" office:value="4.99834491890103">
                <text:p>4.99834491890103</text:p>
              </table:table-cell>
              <table:table-cell office:value-type="float" office:value="4.99834491890103">
                <text:p>4.99834491890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24">
                <text:p>3124</text:p>
              </table:table-cell>
              <table:table-cell office:value-type="float" office:value="4.89756722151088">
                <text:p>4.89756722151088</text:p>
              </table:table-cell>
              <table:table-cell office:value-type="float" office:value="4.89756722151088">
                <text:p>4.89756722151088</text:p>
              </table:table-cell>
              <table:table-cell office:value-type="float" office:value="4.92957746478872">
                <text:p>4.92957746478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8">
                <text:p>3048</text:p>
              </table:table-cell>
              <table:table-cell office:value-type="float" office:value="4.75721784776904">
                <text:p>4.75721784776904</text:p>
              </table:table-cell>
              <table:table-cell office:value-type="float" office:value="4.72440944881889">
                <text:p>4.72440944881889</text:p>
              </table:table-cell>
              <table:table-cell office:value-type="float" office:value="5.77427821522309">
                <text:p>5.77427821522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10">
                <text:p>2910</text:p>
              </table:table-cell>
              <table:table-cell office:value-type="float" office:value="3.60824742268042">
                <text:p>3.60824742268042</text:p>
              </table:table-cell>
              <table:table-cell office:value-type="float" office:value="3.60824742268042">
                <text:p>3.60824742268042</text:p>
              </table:table-cell>
              <table:table-cell office:value-type="float" office:value="3.95189003436427">
                <text:p>3.95189003436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0">
                <text:p>3100</text:p>
              </table:table-cell>
              <table:table-cell office:value-type="float" office:value="5.06451612903224">
                <text:p>5.06451612903224</text:p>
              </table:table-cell>
              <table:table-cell office:value-type="float" office:value="5.06451612903224">
                <text:p>5.06451612903224</text:p>
              </table:table-cell>
              <table:table-cell office:value-type="float" office:value="5.29032258064517">
                <text:p>5.29032258064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86">
                <text:p>3886</text:p>
              </table:table-cell>
              <table:table-cell office:value-type="float" office:value="3.55120946989192">
                <text:p>3.55120946989192</text:p>
              </table:table-cell>
              <table:table-cell office:value-type="float" office:value="3.86001029336079">
                <text:p>3.86001029336079</text:p>
              </table:table-cell>
              <table:table-cell office:value-type="float" office:value="5.42974781266084">
                <text:p>5.42974781266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33">
                <text:p>3733</text:p>
              </table:table-cell>
              <table:table-cell office:value-type="float" office:value="5.0361639432092">
                <text:p>5.0361639432092</text:p>
              </table:table-cell>
              <table:table-cell office:value-type="float" office:value="5.27725689793732">
                <text:p>5.27725689793732</text:p>
              </table:table-cell>
              <table:table-cell office:value-type="float" office:value="7.76855076346101">
                <text:p>7.76855076346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73">
                <text:p>3673</text:p>
              </table:table-cell>
              <table:table-cell office:value-type="float" office:value="5.90797713041111">
                <text:p>5.90797713041111</text:p>
              </table:table-cell>
              <table:table-cell office:value-type="float" office:value="5.14565750068063">
                <text:p>5.14565750068063</text:p>
              </table:table-cell>
              <table:table-cell office:value-type="float" office:value="7.24203648243942">
                <text:p>7.24203648243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5">
                <text:p>3755</text:p>
              </table:table-cell>
              <table:table-cell office:value-type="float" office:value="6.17842876165113">
                <text:p>6.17842876165113</text:p>
              </table:table-cell>
              <table:table-cell office:value-type="float" office:value="5.40612516644474">
                <text:p>5.40612516644474</text:p>
              </table:table-cell>
              <table:table-cell office:value-type="float" office:value="7.43009320905459">
                <text:p>7.4300932090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48">
                <text:p>3648</text:p>
              </table:table-cell>
              <table:table-cell office:value-type="float" office:value="5.12609649122805">
                <text:p>5.12609649122805</text:p>
              </table:table-cell>
              <table:table-cell office:value-type="float" office:value="5.42763157894737">
                <text:p>5.42763157894737</text:p>
              </table:table-cell>
              <table:table-cell office:value-type="float" office:value="6.9078947368421">
                <text:p>6.9078947368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19">
                <text:p>3719</text:p>
              </table:table-cell>
              <table:table-cell office:value-type="float" office:value="5.40467867706373">
                <text:p>5.40467867706373</text:p>
              </table:table-cell>
              <table:table-cell office:value-type="float" office:value="3.979564399032">
                <text:p>3.979564399032</text:p>
              </table:table-cell>
              <table:table-cell office:value-type="float" office:value="6.02312449583222">
                <text:p>6.02312449583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0">
                <text:p>3730</text:p>
              </table:table-cell>
              <table:table-cell office:value-type="float" office:value="5.95174262734584">
                <text:p>5.95174262734584</text:p>
              </table:table-cell>
              <table:table-cell office:value-type="float" office:value="5.95174262734584">
                <text:p>5.95174262734584</text:p>
              </table:table-cell>
              <table:table-cell office:value-type="float" office:value="8.04289544235925">
                <text:p>8.0428954423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37">
                <text:p>3737</text:p>
              </table:table-cell>
              <table:table-cell office:value-type="float" office:value="5.16457051110517">
                <text:p>5.16457051110517</text:p>
              </table:table-cell>
              <table:table-cell office:value-type="float" office:value="5.24484880920524">
                <text:p>5.24484880920524</text:p>
              </table:table-cell>
              <table:table-cell office:value-type="float" office:value="7.65319775220765">
                <text:p>7.65319775220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72">
                <text:p>3772</text:p>
              </table:table-cell>
              <table:table-cell office:value-type="float" office:value="4.77200424178155">
                <text:p>4.77200424178155</text:p>
              </table:table-cell>
              <table:table-cell office:value-type="float" office:value="4.66595970307529">
                <text:p>4.66595970307529</text:p>
              </table:table-cell>
              <table:table-cell office:value-type="float" office:value="7.44962884411453">
                <text:p>7.44962884411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91">
                <text:p>3791</text:p>
              </table:table-cell>
              <table:table-cell office:value-type="float" office:value="7.59694012134003">
                <text:p>7.59694012134003</text:p>
              </table:table-cell>
              <table:table-cell office:value-type="float" office:value="6.17251384858876">
                <text:p>6.17251384858876</text:p>
              </table:table-cell>
              <table:table-cell office:value-type="float" office:value="9.94460564494857">
                <text:p>9.94460564494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93">
                <text:p>5493</text:p>
              </table:table-cell>
              <table:table-cell office:value-type="float" office:value="0.473329692335682">
                <text:p>0.473329692335682</text:p>
              </table:table-cell>
              <table:table-cell office:value-type="float" office:value="0.473329692335682">
                <text:p>0.473329692335682</text:p>
              </table:table-cell>
              <table:table-cell office:value-type="float" office:value="0.473329692335682">
                <text:p>0.473329692335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74">
                <text:p>5274</text:p>
              </table:table-cell>
              <table:table-cell office:value-type="float" office:value="0.189609404626466">
                <text:p>0.189609404626466</text:p>
              </table:table-cell>
              <table:table-cell office:value-type="float" office:value="0.265453166477059">
                <text:p>0.265453166477059</text:p>
              </table:table-cell>
              <table:table-cell office:value-type="float" office:value="0.265453166477059">
                <text:p>0.265453166477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75">
                <text:p>5175</text:p>
              </table:table-cell>
              <table:table-cell office:value-type="float" office:value="0.657004830917884">
                <text:p>0.657004830917884</text:p>
              </table:table-cell>
              <table:table-cell office:value-type="float" office:value="0.657004830917884">
                <text:p>0.657004830917884</text:p>
              </table:table-cell>
              <table:table-cell office:value-type="float" office:value="0.579710144927532">
                <text:p>0.579710144927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18">
                <text:p>5018</text:p>
              </table:table-cell>
              <table:table-cell office:value-type="float" office:value="0.0996412913511335">
                <text:p>0.0996412913511335</text:p>
              </table:table-cell>
              <table:table-cell office:value-type="float" office:value="0.0996412913511335">
                <text:p>0.0996412913511335</text:p>
              </table:table-cell>
              <table:table-cell office:value-type="float" office:value="0.0996412913511335">
                <text:p>0.0996412913511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0">
                <text:p>5250</text:p>
              </table:table-cell>
              <table:table-cell office:value-type="float" office:value="0.209523809523816">
                <text:p>0.209523809523816</text:p>
              </table:table-cell>
              <table:table-cell office:value-type="float" office:value="0.209523809523816">
                <text:p>0.209523809523816</text:p>
              </table:table-cell>
              <table:table-cell office:value-type="float" office:value="0.266666666666666">
                <text:p>0.266666666666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35">
                <text:p>5135</text:p>
              </table:table-cell>
              <table:table-cell office:value-type="float" office:value="0.0778967867575346">
                <text:p>0.0778967867575346</text:p>
              </table:table-cell>
              <table:table-cell office:value-type="float" office:value="0.0778967867575346">
                <text:p>0.0778967867575346</text:p>
              </table:table-cell>
              <table:table-cell office:value-type="float" office:value="0.0778967867575346">
                <text:p>0.0778967867575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47">
                <text:p>5247</text:p>
              </table:table-cell>
              <table:table-cell office:value-type="float" office:value="0.171526586620914">
                <text:p>0.171526586620914</text:p>
              </table:table-cell>
              <table:table-cell office:value-type="float" office:value="0.171526586620914">
                <text:p>0.171526586620914</text:p>
              </table:table-cell>
              <table:table-cell office:value-type="float" office:value="0.26681913474367">
                <text:p>0.266819134743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94">
                <text:p>5094</text:p>
              </table:table-cell>
              <table:table-cell office:value-type="float" office:value="0.628190027483313">
                <text:p>0.628190027483313</text:p>
              </table:table-cell>
              <table:table-cell office:value-type="float" office:value="0.608559089124455">
                <text:p>0.608559089124455</text:p>
              </table:table-cell>
              <table:table-cell office:value-type="float" office:value="0.608559089124455">
                <text:p>0.608559089124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8">
                <text:p>5448</text:p>
              </table:table-cell>
              <table:table-cell office:value-type="float" office:value="0.752569750367101">
                <text:p>0.752569750367101</text:p>
              </table:table-cell>
              <table:table-cell office:value-type="float" office:value="0.752569750367101">
                <text:p>0.752569750367101</text:p>
              </table:table-cell>
              <table:table-cell office:value-type="float" office:value="1.10132158590308">
                <text:p>1.10132158590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28">
                <text:p>5328</text:p>
              </table:table-cell>
              <table:table-cell office:value-type="float" office:value="0.262762762762762">
                <text:p>0.262762762762762</text:p>
              </table:table-cell>
              <table:table-cell office:value-type="float" office:value="0.262762762762762">
                <text:p>0.262762762762762</text:p>
              </table:table-cell>
              <table:table-cell office:value-type="float" office:value="0.262762762762762">
                <text:p>0.262762762762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76">
                <text:p>5776</text:p>
              </table:table-cell>
              <table:table-cell office:value-type="float" office:value="1.81786703601108">
                <text:p>1.81786703601108</text:p>
              </table:table-cell>
              <table:table-cell office:value-type="float" office:value="1.81786703601108">
                <text:p>1.81786703601108</text:p>
              </table:table-cell>
              <table:table-cell office:value-type="float" office:value="1.81786703601108">
                <text:p>1.81786703601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62">
                <text:p>5362</text:p>
              </table:table-cell>
              <table:table-cell office:value-type="float" office:value="1.58522939201791">
                <text:p>1.58522939201791</text:p>
              </table:table-cell>
              <table:table-cell office:value-type="float" office:value="1.56657963446476">
                <text:p>1.56657963446476</text:p>
              </table:table-cell>
              <table:table-cell office:value-type="float" office:value="1.82767624020887">
                <text:p>1.82767624020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79">
                <text:p>5679</text:p>
              </table:table-cell>
              <table:table-cell office:value-type="float" office:value="1.56717731995069">
                <text:p>1.56717731995069</text:p>
              </table:table-cell>
              <table:table-cell office:value-type="float" office:value="1.67282972354288">
                <text:p>1.67282972354288</text:p>
              </table:table-cell>
              <table:table-cell office:value-type="float" office:value="1.93696073252335">
                <text:p>1.93696073252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20">
                <text:p>5820</text:p>
              </table:table-cell>
              <table:table-cell office:value-type="float" office:value="2.90378006872851">
                <text:p>2.90378006872851</text:p>
              </table:table-cell>
              <table:table-cell office:value-type="float" office:value="2.90378006872851">
                <text:p>2.90378006872851</text:p>
              </table:table-cell>
              <table:table-cell office:value-type="float" office:value="2.97250859106528">
                <text:p>2.97250859106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91">
                <text:p>5491</text:p>
              </table:table-cell>
              <table:table-cell office:value-type="float" office:value="3.31451466035331">
                <text:p>3.31451466035331</text:p>
              </table:table-cell>
              <table:table-cell office:value-type="float" office:value="3.25987980331452">
                <text:p>3.25987980331452</text:p>
              </table:table-cell>
              <table:table-cell office:value-type="float" office:value="3.71517027863777">
                <text:p>3.715170278637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03">
                <text:p>5303</text:p>
              </table:table-cell>
              <table:table-cell office:value-type="float" office:value="2.20629832170469">
                <text:p>2.20629832170469</text:p>
              </table:table-cell>
              <table:table-cell office:value-type="float" office:value="2.18744107109184">
                <text:p>2.18744107109184</text:p>
              </table:table-cell>
              <table:table-cell office:value-type="float" office:value="2.300584574769">
                <text:p>2.300584574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00">
                <text:p>5600</text:p>
              </table:table-cell>
              <table:table-cell office:value-type="float" office:value="2.60714285714285">
                <text:p>2.60714285714285</text:p>
              </table:table-cell>
              <table:table-cell office:value-type="float" office:value="2.44642857142856">
                <text:p>2.44642857142856</text:p>
              </table:table-cell>
              <table:table-cell office:value-type="float" office:value="2.80357142857145">
                <text:p>2.80357142857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40">
                <text:p>5640</text:p>
              </table:table-cell>
              <table:table-cell office:value-type="float" office:value="1.80851063829788">
                <text:p>1.80851063829788</text:p>
              </table:table-cell>
              <table:table-cell office:value-type="float" office:value="1.52482269503547">
                <text:p>1.52482269503547</text:p>
              </table:table-cell>
              <table:table-cell office:value-type="float" office:value="1.86170212765957">
                <text:p>1.86170212765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91">
                <text:p>5891</text:p>
              </table:table-cell>
              <table:table-cell office:value-type="float" office:value="2.13885588185367">
                <text:p>2.13885588185367</text:p>
              </table:table-cell>
              <table:table-cell office:value-type="float" office:value="2.13885588185367">
                <text:p>2.13885588185367</text:p>
              </table:table-cell>
              <table:table-cell office:value-type="float" office:value="2.13885588185367">
                <text:p>2.138855881853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56">
                <text:p>5856</text:p>
              </table:table-cell>
              <table:table-cell office:value-type="float" office:value="1.77595628415301">
                <text:p>1.77595628415301</text:p>
              </table:table-cell>
              <table:table-cell office:value-type="float" office:value="1.38319672131149">
                <text:p>1.38319672131149</text:p>
              </table:table-cell>
              <table:table-cell office:value-type="float" office:value="2.20286885245902">
                <text:p>2.20286885245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30">
                <text:p>6330</text:p>
              </table:table-cell>
              <table:table-cell office:value-type="float" office:value="4.17061611374407">
                <text:p>4.17061611374407</text:p>
              </table:table-cell>
              <table:table-cell office:value-type="float" office:value="4.23380726698261">
                <text:p>4.23380726698261</text:p>
              </table:table-cell>
              <table:table-cell office:value-type="float" office:value="4.18641390205372">
                <text:p>4.18641390205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20">
                <text:p>6320</text:p>
              </table:table-cell>
              <table:table-cell office:value-type="float" office:value="3.87658227848102">
                <text:p>3.87658227848102</text:p>
              </table:table-cell>
              <table:table-cell office:value-type="float" office:value="3.30696202531647">
                <text:p>3.30696202531647</text:p>
              </table:table-cell>
              <table:table-cell office:value-type="float" office:value="4.84177215189874">
                <text:p>4.841772151898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64">
                <text:p>6364</text:p>
              </table:table-cell>
              <table:table-cell office:value-type="float" office:value="4.32118164676305">
                <text:p>4.32118164676305</text:p>
              </table:table-cell>
              <table:table-cell office:value-type="float" office:value="3.81835323695789">
                <text:p>3.81835323695789</text:p>
              </table:table-cell>
              <table:table-cell office:value-type="float" office:value="4.47831552482715">
                <text:p>4.47831552482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31">
                <text:p>6331</text:p>
              </table:table-cell>
              <table:table-cell office:value-type="float" office:value="4.12257147370083">
                <text:p>4.12257147370083</text:p>
              </table:table-cell>
              <table:table-cell office:value-type="float" office:value="3.58553151160955">
                <text:p>3.58553151160955</text:p>
              </table:table-cell>
              <table:table-cell office:value-type="float" office:value="4.70699731480021">
                <text:p>4.70699731480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05">
                <text:p>6405</text:p>
              </table:table-cell>
              <table:table-cell office:value-type="float" office:value="3.98126463700234">
                <text:p>3.98126463700234</text:p>
              </table:table-cell>
              <table:table-cell office:value-type="float" office:value="4.41842310694769">
                <text:p>4.41842310694769</text:p>
              </table:table-cell>
              <table:table-cell office:value-type="float" office:value="6.775956284153">
                <text:p>6.775956284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87">
                <text:p>6487</text:p>
              </table:table-cell>
              <table:table-cell office:value-type="float" office:value="4.5321412054879">
                <text:p>4.5321412054879</text:p>
              </table:table-cell>
              <table:table-cell office:value-type="float" office:value="3.9771851395098">
                <text:p>3.9771851395098</text:p>
              </table:table-cell>
              <table:table-cell office:value-type="float" office:value="4.8866964698628">
                <text:p>4.8866964698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79">
                <text:p>6379</text:p>
              </table:table-cell>
              <table:table-cell office:value-type="float" office:value="4.65590217902492">
                <text:p>4.65590217902492</text:p>
              </table:table-cell>
              <table:table-cell office:value-type="float" office:value="4.37372628938707">
                <text:p>4.37372628938707</text:p>
              </table:table-cell>
              <table:table-cell office:value-type="float" office:value="5.54945916287819">
                <text:p>5.54945916287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14">
                <text:p>6514</text:p>
              </table:table-cell>
              <table:table-cell office:value-type="float" office:value="3.45409886398527">
                <text:p>3.45409886398527</text:p>
              </table:table-cell>
              <table:table-cell office:value-type="float" office:value="3.37734111145225">
                <text:p>3.37734111145225</text:p>
              </table:table-cell>
              <table:table-cell office:value-type="float" office:value="3.89929382867669">
                <text:p>3.89929382867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86">
                <text:p>6386</text:p>
              </table:table-cell>
              <table:table-cell office:value-type="float" office:value="4.25931725649859">
                <text:p>4.25931725649859</text:p>
              </table:table-cell>
              <table:table-cell office:value-type="float" office:value="4.25931725649859">
                <text:p>4.25931725649859</text:p>
              </table:table-cell>
              <table:table-cell office:value-type="float" office:value="5.05793924209208">
                <text:p>5.05793924209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34">
                <text:p>6534</text:p>
              </table:table-cell>
              <table:table-cell office:value-type="float" office:value="2.81603917967554">
                <text:p>2.81603917967554</text:p>
              </table:table-cell>
              <table:table-cell office:value-type="float" office:value="2.50994796449342">
                <text:p>2.50994796449342</text:p>
              </table:table-cell>
              <table:table-cell office:value-type="float" office:value="2.70890725436179">
                <text:p>2.708907254361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72">
                <text:p>10872</text:p>
              </table:table-cell>
              <table:table-cell office:value-type="float" office:value="0.643855776306097">
                <text:p>0.643855776306097</text:p>
              </table:table-cell>
              <table:table-cell office:value-type="float" office:value="0.643855776306097">
                <text:p>0.643855776306097</text:p>
              </table:table-cell>
              <table:table-cell office:value-type="float" office:value="0.735835172921256">
                <text:p>0.735835172921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00">
                <text:p>10500</text:p>
              </table:table-cell>
              <table:table-cell office:value-type="float" office:value="2.04761904761905">
                <text:p>2.04761904761905</text:p>
              </table:table-cell>
              <table:table-cell office:value-type="float" office:value="2.04761904761905">
                <text:p>2.04761904761905</text:p>
              </table:table-cell>
              <table:table-cell office:value-type="float" office:value="2.07619047619048">
                <text:p>2.07619047619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56">
                <text:p>10956</text:p>
              </table:table-cell>
              <table:table-cell office:value-type="float" office:value="1.04052573932091">
                <text:p>1.04052573932091</text:p>
              </table:table-cell>
              <table:table-cell office:value-type="float" office:value="1.04052573932091">
                <text:p>1.04052573932091</text:p>
              </table:table-cell>
              <table:table-cell office:value-type="float" office:value="1.05878057685287">
                <text:p>1.05878057685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93">
                <text:p>10893</text:p>
              </table:table-cell>
              <table:table-cell office:value-type="float" office:value="1.50555402552098">
                <text:p>1.50555402552098</text:p>
              </table:table-cell>
              <table:table-cell office:value-type="float" office:value="1.27604883870376">
                <text:p>1.27604883870376</text:p>
              </table:table-cell>
              <table:table-cell office:value-type="float" office:value="1.52391444046636">
                <text:p>1.52391444046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37">
                <text:p>10537</text:p>
              </table:table-cell>
              <table:table-cell office:value-type="float" office:value="0.673816076682172">
                <text:p>0.673816076682172</text:p>
              </table:table-cell>
              <table:table-cell office:value-type="float" office:value="0.493499098415114">
                <text:p>0.493499098415114</text:p>
              </table:table-cell>
              <table:table-cell office:value-type="float" office:value="0.60738350574168">
                <text:p>0.607383505741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47">
                <text:p>10347</text:p>
              </table:table-cell>
              <table:table-cell office:value-type="float" office:value="1.3530491930028">
                <text:p>1.3530491930028</text:p>
              </table:table-cell>
              <table:table-cell office:value-type="float" office:value="1.3530491930028">
                <text:p>1.3530491930028</text:p>
              </table:table-cell>
              <table:table-cell office:value-type="float" office:value="1.42070165265294">
                <text:p>1.42070165265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82">
                <text:p>10882</text:p>
              </table:table-cell>
              <table:table-cell office:value-type="float" office:value="0.946517184341104">
                <text:p>0.946517184341104</text:p>
              </table:table-cell>
              <table:table-cell office:value-type="float" office:value="0.781106414262084">
                <text:p>0.781106414262084</text:p>
              </table:table-cell>
              <table:table-cell office:value-type="float" office:value="0.873001286528208">
                <text:p>0.873001286528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54">
                <text:p>10754</text:p>
              </table:table-cell>
              <table:table-cell office:value-type="float" office:value="0.623023991073083">
                <text:p>0.623023991073083</text:p>
              </table:table-cell>
              <table:table-cell office:value-type="float" office:value="0.557931932304271">
                <text:p>0.557931932304271</text:p>
              </table:table-cell>
              <table:table-cell office:value-type="float" office:value="1.09726613353172">
                <text:p>1.09726613353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65">
                <text:p>10465</text:p>
              </table:table-cell>
              <table:table-cell office:value-type="float" office:value="0.869565217391298">
                <text:p>0.869565217391298</text:p>
              </table:table-cell>
              <table:table-cell office:value-type="float" office:value="0.840898232202562">
                <text:p>0.840898232202562</text:p>
              </table:table-cell>
              <table:table-cell office:value-type="float" office:value="0.869565217391298">
                <text:p>0.8695652173912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27">
                <text:p>10727</text:p>
              </table:table-cell>
              <table:table-cell office:value-type="float" office:value="1.14663932133867">
                <text:p>1.14663932133867</text:p>
              </table:table-cell>
              <table:table-cell office:value-type="float" office:value="1.10935023771791">
                <text:p>1.10935023771791</text:p>
              </table:table-cell>
              <table:table-cell office:value-type="float" office:value="1.14663932133867">
                <text:p>1.146639321338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">
                <text:p>11393</text:p>
              </table:table-cell>
              <table:table-cell office:value-type="float" office:value="2.55419994733607">
                <text:p>2.55419994733607</text:p>
              </table:table-cell>
              <table:table-cell office:value-type="float" office:value="2.55419994733607">
                <text:p>2.55419994733607</text:p>
              </table:table-cell>
              <table:table-cell office:value-type="float" office:value="2.62441850258929">
                <text:p>2.624418502589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45">
                <text:p>11445</text:p>
              </table:table-cell>
              <table:table-cell office:value-type="float" office:value="2.05329838357362">
                <text:p>2.05329838357362</text:p>
              </table:table-cell>
              <table:table-cell office:value-type="float" office:value="2.01834862385321">
                <text:p>2.01834862385321</text:p>
              </table:table-cell>
              <table:table-cell office:value-type="float" office:value="2.41153342070773">
                <text:p>2.41153342070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22">
                <text:p>11522</text:p>
              </table:table-cell>
              <table:table-cell office:value-type="float" office:value="2.8727651449401">
                <text:p>2.8727651449401</text:p>
              </table:table-cell>
              <table:table-cell office:value-type="float" office:value="3.15049470578023">
                <text:p>3.15049470578023</text:p>
              </table:table-cell>
              <table:table-cell office:value-type="float" office:value="3.45426141294914">
                <text:p>3.454261412949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61">
                <text:p>11461</text:p>
              </table:table-cell>
              <table:table-cell office:value-type="float" office:value="2.68737457464445">
                <text:p>2.68737457464445</text:p>
              </table:table-cell>
              <table:table-cell office:value-type="float" office:value="2.68737457464445">
                <text:p>2.68737457464445</text:p>
              </table:table-cell>
              <table:table-cell office:value-type="float" office:value="2.91423086990663">
                <text:p>2.91423086990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27">
                <text:p>11427</text:p>
              </table:table-cell>
              <table:table-cell office:value-type="float" office:value="1.54896298241007">
                <text:p>1.54896298241007</text:p>
              </table:table-cell>
              <table:table-cell office:value-type="float" office:value="1.39144132318194">
                <text:p>1.39144132318194</text:p>
              </table:table-cell>
              <table:table-cell office:value-type="float" office:value="2.09153758641814">
                <text:p>2.091537586418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68">
                <text:p>11368</text:p>
              </table:table-cell>
              <table:table-cell office:value-type="float" office:value="2.55102040816327">
                <text:p>2.55102040816327</text:p>
              </table:table-cell>
              <table:table-cell office:value-type="float" office:value="2.19915552427867">
                <text:p>2.19915552427867</text:p>
              </table:table-cell>
              <table:table-cell office:value-type="float" office:value="2.77093596059113">
                <text:p>2.77093596059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36">
                <text:p>11536</text:p>
              </table:table-cell>
              <table:table-cell office:value-type="float" office:value="2.21914008321775">
                <text:p>2.21914008321775</text:p>
              </table:table-cell>
              <table:table-cell office:value-type="float" office:value="1.99375866851594">
                <text:p>1.99375866851594</text:p>
              </table:table-cell>
              <table:table-cell office:value-type="float" office:value="3.17267683772538">
                <text:p>3.172676837725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44">
                <text:p>11544</text:p>
              </table:table-cell>
              <table:table-cell office:value-type="float" office:value="2.6940401940402">
                <text:p>2.6940401940402</text:p>
              </table:table-cell>
              <table:table-cell office:value-type="float" office:value="2.47747747747749">
                <text:p>2.47747747747749</text:p>
              </table:table-cell>
              <table:table-cell office:value-type="float" office:value="2.76334026334027">
                <text:p>2.763340263340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24">
                <text:p>11424</text:p>
              </table:table-cell>
              <table:table-cell office:value-type="float" office:value="2.24964985994399">
                <text:p>2.24964985994399</text:p>
              </table:table-cell>
              <table:table-cell office:value-type="float" office:value="2.21463585434174">
                <text:p>2.21463585434174</text:p>
              </table:table-cell>
              <table:table-cell office:value-type="float" office:value="2.77485994397759">
                <text:p>2.77485994397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48">
                <text:p>11548</text:p>
              </table:table-cell>
              <table:table-cell office:value-type="float" office:value="1.81849670938689">
                <text:p>1.81849670938689</text:p>
              </table:table-cell>
              <table:table-cell office:value-type="float" office:value="1.64530654658815">
                <text:p>1.64530654658815</text:p>
              </table:table-cell>
              <table:table-cell office:value-type="float" office:value="2.24281260824387">
                <text:p>2.24281260824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316">
                <text:p>26316</text:p>
              </table:table-cell>
              <table:table-cell office:value-type="float" office:value="1.65678674570604">
                <text:p>1.65678674570604</text:p>
              </table:table-cell>
              <table:table-cell office:value-type="float" office:value="1.5579875360997">
                <text:p>1.5579875360997</text:p>
              </table:table-cell>
              <table:table-cell office:value-type="float" office:value="1.71378628970969">
                <text:p>1.713786289709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807">
                <text:p>26807</text:p>
              </table:table-cell>
              <table:table-cell office:value-type="float" office:value="1.26832543738576">
                <text:p>1.26832543738576</text:p>
              </table:table-cell>
              <table:table-cell office:value-type="float" office:value="1.26832543738576">
                <text:p>1.26832543738576</text:p>
              </table:table-cell>
              <table:table-cell office:value-type="float" office:value="1.68985712686984">
                <text:p>1.689857126869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626">
                <text:p>26626</text:p>
              </table:table-cell>
              <table:table-cell office:value-type="float" office:value="1.11920679035529">
                <text:p>1.11920679035529</text:p>
              </table:table-cell>
              <table:table-cell office:value-type="float" office:value="1.07038233305792">
                <text:p>1.07038233305792</text:p>
              </table:table-cell>
              <table:table-cell office:value-type="float" office:value="1.32952752948245">
                <text:p>1.32952752948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42">
                <text:p>26642</text:p>
              </table:table-cell>
              <table:table-cell office:value-type="float" office:value="1.62900683131898">
                <text:p>1.62900683131898</text:p>
              </table:table-cell>
              <table:table-cell office:value-type="float" office:value="1.55393739208769">
                <text:p>1.55393739208769</text:p>
              </table:table-cell>
              <table:table-cell office:value-type="float" office:value="1.65528113504992">
                <text:p>1.65528113504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509">
                <text:p>26509</text:p>
              </table:table-cell>
              <table:table-cell office:value-type="float" office:value="1.22222641367082">
                <text:p>1.22222641367082</text:p>
              </table:table-cell>
              <table:table-cell office:value-type="float" office:value="1.22222641367082">
                <text:p>1.22222641367082</text:p>
              </table:table-cell>
              <table:table-cell office:value-type="float" office:value="1.29012788109699">
                <text:p>1.290127881096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654">
                <text:p>26654</text:p>
              </table:table-cell>
              <table:table-cell office:value-type="float" office:value="1.56074135214226">
                <text:p>1.56074135214226</text:p>
              </table:table-cell>
              <table:table-cell office:value-type="float" office:value="1.45569145344038">
                <text:p>1.45569145344038</text:p>
              </table:table-cell>
              <table:table-cell office:value-type="float" office:value="1.71831620019509">
                <text:p>1.71831620019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575">
                <text:p>26575</text:p>
              </table:table-cell>
              <table:table-cell office:value-type="float" office:value="1.04985888993414">
                <text:p>1.04985888993414</text:p>
              </table:table-cell>
              <table:table-cell office:value-type="float" office:value="1.04985888993414">
                <text:p>1.04985888993414</text:p>
              </table:table-cell>
              <table:table-cell office:value-type="float" office:value="1.1288805268109">
                <text:p>1.1288805268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794">
                <text:p>26794</text:p>
              </table:table-cell>
              <table:table-cell office:value-type="float" office:value="1.57497947301634">
                <text:p>1.57497947301634</text:p>
              </table:table-cell>
              <table:table-cell office:value-type="float" office:value="1.51899679032618">
                <text:p>1.51899679032618</text:p>
              </table:table-cell>
              <table:table-cell office:value-type="float" office:value="1.61976561916848">
                <text:p>1.61976561916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41">
                <text:p>26241</text:p>
              </table:table-cell>
              <table:table-cell office:value-type="float" office:value="1.1966007393011">
                <text:p>1.1966007393011</text:p>
              </table:table-cell>
              <table:table-cell office:value-type="float" office:value="1.1966007393011">
                <text:p>1.1966007393011</text:p>
              </table:table-cell>
              <table:table-cell office:value-type="float" office:value="1.20422240006097">
                <text:p>1.204222400060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662">
                <text:p>26662</text:p>
              </table:table-cell>
              <table:table-cell office:value-type="float" office:value="1.38774285499963">
                <text:p>1.38774285499963</text:p>
              </table:table-cell>
              <table:table-cell office:value-type="float" office:value="1.26022053859425">
                <text:p>1.26022053859425</text:p>
              </table:table-cell>
              <table:table-cell office:value-type="float" office:value="1.5865276423374">
                <text:p>1.5865276423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Czas trwania NEH</text:p>
        </chart:title>
        <chart:legend chart:legend-position="end" svg:x="13.915cm" svg:y="3.952cm" style:legend-expansion="high" chart:style-name="ch3"/>
        <chart:plot-area chart:style-name="ch4" table:cell-range-address="masz_2_2.C4:masz_2_2.C123 masz_2_2.F4:masz_2_2.F123 masz_2_2.H4:masz_2_2.H123" chart:data-source-has-labels="row" svg:x="1.331cm" svg:y="1.275cm" svg:width="12.264cm" svg:height="6.564cm">
          <chart:coordinate-region svg:x="3.064cm" svg:y="1.474cm" svg:width="10.251cm" svg:height="5.718cm"/>
          <chart:axis chart:dimension="x" chart:name="primary-x" chart:style-name="ch5">
            <chart:title svg:x="6.48cm" svg:y="8.019cm" chart:style-name="ch6">
              <text:p>Liczba zadań</text:p>
            </chart:title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masz_2_2.F4:masz_2_2.F123" loext:label-string="neh" chart:class="chart:scatter">
            <chart:domain table:cell-range-address="masz_2_2.C4:masz_2_2.C123"/>
            <chart:data-point chart:repeated="120"/>
          </chart:series>
          <chart:series chart:style-name="ch11" chart:values-cell-range-address="masz_2_2.H4:masz_2_2.H123" loext:label-string="qneh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eh</text:p>
              </table:table-cell>
              <table:table-cell office:value-type="string">
                <text:p>qne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asz_2_2.C4:masz_2_2.C123</svg:desc>
                </draw:g>
              </table:table-cell>
              <table:table-cell office:value-type="float" office:value="0.000826898">
                <text:p>0.000826898</text:p>
                <draw:g>
                  <svg:desc>masz_2_2.F4:masz_2_2.F123</svg:desc>
                </draw:g>
              </table:table-cell>
              <table:table-cell office:value-type="float" office:value="0.000325816">
                <text:p>0.000325816</text:p>
                <draw:g>
                  <svg:desc>masz_2_2.H4:masz_2_2.H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824682">
                <text:p>0.000824682</text:p>
              </table:table-cell>
              <table:table-cell office:value-type="float" office:value="0.000333105">
                <text:p>0.000333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778464">
                <text:p>0.000778464</text:p>
              </table:table-cell>
              <table:table-cell office:value-type="float" office:value="0.000308174">
                <text:p>0.00030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760888">
                <text:p>0.000760888</text:p>
              </table:table-cell>
              <table:table-cell office:value-type="float" office:value="0.000300864">
                <text:p>0.00030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782745">
                <text:p>0.000782745</text:p>
              </table:table-cell>
              <table:table-cell office:value-type="float" office:value="0.000293746">
                <text:p>0.000293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0758169">
                <text:p>0.000758169</text:p>
              </table:table-cell>
              <table:table-cell office:value-type="float" office:value="0.000301241">
                <text:p>0.00030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00749912">
                <text:p>0.000749912</text:p>
              </table:table-cell>
              <table:table-cell office:value-type="float" office:value="0.000301748">
                <text:p>0.000301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0791854">
                <text:p>0.000791854</text:p>
              </table:table-cell>
              <table:table-cell office:value-type="float" office:value="0.000317451">
                <text:p>0.000317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763505">
                <text:p>0.000763505</text:p>
              </table:table-cell>
              <table:table-cell office:value-type="float" office:value="0.000296977">
                <text:p>0.000296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00758796">
                <text:p>0.000758796</text:p>
              </table:table-cell>
              <table:table-cell office:value-type="float" office:value="0.000307487">
                <text:p>0.00030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19207">
                <text:p>0.00119207</text:p>
              </table:table-cell>
              <table:table-cell office:value-type="float" office:value="0.000474901">
                <text:p>0.000474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114228">
                <text:p>0.00114228</text:p>
              </table:table-cell>
              <table:table-cell office:value-type="float" office:value="0.00047245">
                <text:p>0.00047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115599">
                <text:p>0.00115599</text:p>
              </table:table-cell>
              <table:table-cell office:value-type="float" office:value="0.00048811">
                <text:p>0.00048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0105041">
                <text:p>0.00105041</text:p>
              </table:table-cell>
              <table:table-cell office:value-type="float" office:value="0.000443083">
                <text:p>0.000443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0115259">
                <text:p>0.00115259</text:p>
              </table:table-cell>
              <table:table-cell office:value-type="float" office:value="0.000413601">
                <text:p>0.000413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110013">
                <text:p>0.00110013</text:p>
              </table:table-cell>
              <table:table-cell office:value-type="float" office:value="0.000462495">
                <text:p>0.000462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115502">
                <text:p>0.00115502</text:p>
              </table:table-cell>
              <table:table-cell office:value-type="float" office:value="0.000393704">
                <text:p>0.00039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0113554">
                <text:p>0.00113554</text:p>
              </table:table-cell>
              <table:table-cell office:value-type="float" office:value="0.000460446">
                <text:p>0.000460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125788">
                <text:p>0.00125788</text:p>
              </table:table-cell>
              <table:table-cell office:value-type="float" office:value="0.000427653">
                <text:p>0.000427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19346">
                <text:p>0.00119346</text:p>
              </table:table-cell>
              <table:table-cell office:value-type="float" office:value="0.000412328">
                <text:p>0.00041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173472">
                <text:p>0.00173472</text:p>
              </table:table-cell>
              <table:table-cell office:value-type="float" office:value="0.000569995">
                <text:p>0.000569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00185031">
                <text:p>0.00185031</text:p>
              </table:table-cell>
              <table:table-cell office:value-type="float" office:value="0.00070533">
                <text:p>0.00070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00195622">
                <text:p>0.00195622</text:p>
              </table:table-cell>
              <table:table-cell office:value-type="float" office:value="0.000637789">
                <text:p>0.000637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0.00191734">
                <text:p>0.00191734</text:p>
              </table:table-cell>
              <table:table-cell office:value-type="float" office:value="0.000594487">
                <text:p>0.000594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0175325">
                <text:p>0.00175325</text:p>
              </table:table-cell>
              <table:table-cell office:value-type="float" office:value="0.000582838">
                <text:p>0.000582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.0018606">
                <text:p>0.0018606</text:p>
              </table:table-cell>
              <table:table-cell office:value-type="float" office:value="0.000569177">
                <text:p>0.000569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0.00192531">
                <text:p>0.00192531</text:p>
              </table:table-cell>
              <table:table-cell office:value-type="float" office:value="0.000581464">
                <text:p>0.00058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.00181569">
                <text:p>0.00181569</text:p>
              </table:table-cell>
              <table:table-cell office:value-type="float" office:value="0.000578899">
                <text:p>0.000578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0018211">
                <text:p>0.0018211</text:p>
              </table:table-cell>
              <table:table-cell office:value-type="float" office:value="0.000613344">
                <text:p>0.000613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.00176975">
                <text:p>0.00176975</text:p>
              </table:table-cell>
              <table:table-cell office:value-type="float" office:value="0.000572906">
                <text:p>0.000572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0110126">
                <text:p>0.0110126</text:p>
              </table:table-cell>
              <table:table-cell office:value-type="float" office:value="0.00171044">
                <text:p>0.00171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0110324">
                <text:p>0.0110324</text:p>
              </table:table-cell>
              <table:table-cell office:value-type="float" office:value="0.0018513">
                <text:p>0.0018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0.0106987">
                <text:p>0.0106987</text:p>
              </table:table-cell>
              <table:table-cell office:value-type="float" office:value="0.00173646">
                <text:p>0.00173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.0102849">
                <text:p>0.0102849</text:p>
              </table:table-cell>
              <table:table-cell office:value-type="float" office:value="0.00163812">
                <text:p>0.00163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0.0106695">
                <text:p>0.0106695</text:p>
              </table:table-cell>
              <table:table-cell office:value-type="float" office:value="0.00165118">
                <text:p>0.00165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0.0105514">
                <text:p>0.0105514</text:p>
              </table:table-cell>
              <table:table-cell office:value-type="float" office:value="0.00158743">
                <text:p>0.00158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0.0105353">
                <text:p>0.0105353</text:p>
              </table:table-cell>
              <table:table-cell office:value-type="float" office:value="0.00163208">
                <text:p>0.00163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0.0103357">
                <text:p>0.0103357</text:p>
              </table:table-cell>
              <table:table-cell office:value-type="float" office:value="0.00160901">
                <text:p>0.00160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0.0107182">
                <text:p>0.0107182</text:p>
              </table:table-cell>
              <table:table-cell office:value-type="float" office:value="0.00178566">
                <text:p>0.00178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.0105347">
                <text:p>0.0105347</text:p>
              </table:table-cell>
              <table:table-cell office:value-type="float" office:value="0.00163931">
                <text:p>0.00163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0164254">
                <text:p>0.0164254</text:p>
              </table:table-cell>
              <table:table-cell office:value-type="float" office:value="0.00256195">
                <text:p>0.00256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0163804">
                <text:p>0.0163804</text:p>
              </table:table-cell>
              <table:table-cell office:value-type="float" office:value="0.00231645">
                <text:p>0.0023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0237218">
                <text:p>0.00237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0247362">
                <text:p>0.00247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0165512">
                <text:p>0.0165512</text:p>
              </table:table-cell>
              <table:table-cell office:value-type="float" office:value="0.00226293">
                <text:p>0.0022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171159">
                <text:p>0.0171159</text:p>
              </table:table-cell>
              <table:table-cell office:value-type="float" office:value="0.00251938">
                <text:p>0.00251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163922">
                <text:p>0.0163922</text:p>
              </table:table-cell>
              <table:table-cell office:value-type="float" office:value="0.00217502">
                <text:p>0.00217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0159489">
                <text:p>0.0159489</text:p>
              </table:table-cell>
              <table:table-cell office:value-type="float" office:value="0.00222801">
                <text:p>0.00222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162315">
                <text:p>0.0162315</text:p>
              </table:table-cell>
              <table:table-cell office:value-type="float" office:value="0.00221066">
                <text:p>0.00221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625">
                <text:p>0.01625</text:p>
              </table:table-cell>
              <table:table-cell office:value-type="float" office:value="0.0024261">
                <text:p>0.0024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68164">
                <text:p>0.0268164</text:p>
              </table:table-cell>
              <table:table-cell office:value-type="float" office:value="0.00350503">
                <text:p>0.00350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0.0263293">
                <text:p>0.0263293</text:p>
              </table:table-cell>
              <table:table-cell office:value-type="float" office:value="0.0032347">
                <text:p>0.0032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.0264788">
                <text:p>0.0264788</text:p>
              </table:table-cell>
              <table:table-cell office:value-type="float" office:value="0.00327099">
                <text:p>0.00327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0.0265375">
                <text:p>0.0265375</text:p>
              </table:table-cell>
              <table:table-cell office:value-type="float" office:value="0.0033592">
                <text:p>0.0033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0.0263112">
                <text:p>0.0263112</text:p>
              </table:table-cell>
              <table:table-cell office:value-type="float" office:value="0.00350558">
                <text:p>0.0035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0.0258203">
                <text:p>0.0258203</text:p>
              </table:table-cell>
              <table:table-cell office:value-type="float" office:value="0.00332205">
                <text:p>0.0033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0.0266811">
                <text:p>0.0266811</text:p>
              </table:table-cell>
              <table:table-cell office:value-type="float" office:value="0.00342707">
                <text:p>0.00342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0.0266141">
                <text:p>0.0266141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0.0259362">
                <text:p>0.0259362</text:p>
              </table:table-cell>
              <table:table-cell office:value-type="float" office:value="0.00334719">
                <text:p>0.00334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0268427">
                <text:p>0.0268427</text:p>
              </table:table-cell>
              <table:table-cell office:value-type="float" office:value="0.00350155">
                <text:p>0.00350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0.0856423">
                <text:p>0.0856423</text:p>
              </table:table-cell>
              <table:table-cell office:value-type="float" office:value="0.00683819">
                <text:p>0.00683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0.0860108">
                <text:p>0.0860108</text:p>
              </table:table-cell>
              <table:table-cell office:value-type="float" office:value="0.00630683">
                <text:p>0.00630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0.0849709">
                <text:p>0.0849709</text:p>
              </table:table-cell>
              <table:table-cell office:value-type="float" office:value="0.00620164">
                <text:p>0.0062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0.0847871">
                <text:p>0.0847871</text:p>
              </table:table-cell>
              <table:table-cell office:value-type="float" office:value="0.00623566">
                <text:p>0.00623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0.0849879">
                <text:p>0.0849879</text:p>
              </table:table-cell>
              <table:table-cell office:value-type="float" office:value="0.00657483">
                <text:p>0.00657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0.0831584">
                <text:p>0.0831584</text:p>
              </table:table-cell>
              <table:table-cell office:value-type="float" office:value="0.00632003">
                <text:p>0.00632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0.0827333">
                <text:p>0.0827333</text:p>
              </table:table-cell>
              <table:table-cell office:value-type="float" office:value="0.00597168">
                <text:p>0.00597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0.0823426">
                <text:p>0.0823426</text:p>
              </table:table-cell>
              <table:table-cell office:value-type="float" office:value="0.00640379">
                <text:p>0.00640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0.0840499">
                <text:p>0.0840499</text:p>
              </table:table-cell>
              <table:table-cell office:value-type="float" office:value="0.00688638">
                <text:p>0.00688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0.0851768">
                <text:p>0.0851768</text:p>
              </table:table-cell>
              <table:table-cell office:value-type="float" office:value="0.00605959">
                <text:p>0.00605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0.125539">
                <text:p>0.125539</text:p>
              </table:table-cell>
              <table:table-cell office:value-type="float" office:value="0.00897654">
                <text:p>0.00897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0.125577">
                <text:p>0.125577</text:p>
              </table:table-cell>
              <table:table-cell office:value-type="float" office:value="0.00885709">
                <text:p>0.00885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0.127855">
                <text:p>0.127855</text:p>
              </table:table-cell>
              <table:table-cell office:value-type="float" office:value="0.00933996">
                <text:p>0.00933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0.126465">
                <text:p>0.126465</text:p>
              </table:table-cell>
              <table:table-cell office:value-type="float" office:value="0.00931389">
                <text:p>0.00931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0.127636">
                <text:p>0.127636</text:p>
              </table:table-cell>
              <table:table-cell office:value-type="float" office:value="0.00926653">
                <text:p>0.0092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.127436">
                <text:p>0.127436</text:p>
              </table:table-cell>
              <table:table-cell office:value-type="float" office:value="0.00851306">
                <text:p>0.00851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0.126076">
                <text:p>0.126076</text:p>
              </table:table-cell>
              <table:table-cell office:value-type="float" office:value="0.0085787">
                <text:p>0.0085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0.127005">
                <text:p>0.127005</text:p>
              </table:table-cell>
              <table:table-cell office:value-type="float" office:value="0.0100557">
                <text:p>0.0100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0.127039">
                <text:p>0.127039</text:p>
              </table:table-cell>
              <table:table-cell office:value-type="float" office:value="0.00876232">
                <text:p>0.00876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0.126756">
                <text:p>0.126756</text:p>
              </table:table-cell>
              <table:table-cell office:value-type="float" office:value="0.00917476">
                <text:p>0.00917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0.200525">
                <text:p>0.200525</text:p>
              </table:table-cell>
              <table:table-cell office:value-type="float" office:value="0.0141799">
                <text:p>0.0141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0.203121">
                <text:p>0.203121</text:p>
              </table:table-cell>
              <table:table-cell office:value-type="float" office:value="0.0145567">
                <text:p>0.0145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0.200957">
                <text:p>0.200957</text:p>
              </table:table-cell>
              <table:table-cell office:value-type="float" office:value="0.01421">
                <text:p>0.01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0.203008">
                <text:p>0.203008</text:p>
              </table:table-cell>
              <table:table-cell office:value-type="float" office:value="0.0144875">
                <text:p>0.0144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0.208041">
                <text:p>0.208041</text:p>
              </table:table-cell>
              <table:table-cell office:value-type="float" office:value="0.0142613">
                <text:p>0.01426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0.204671">
                <text:p>0.204671</text:p>
              </table:table-cell>
              <table:table-cell office:value-type="float" office:value="0.0142976">
                <text:p>0.0142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0.204029">
                <text:p>0.204029</text:p>
              </table:table-cell>
              <table:table-cell office:value-type="float" office:value="0.0139757">
                <text:p>0.0139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0.20257">
                <text:p>0.20257</text:p>
              </table:table-cell>
              <table:table-cell office:value-type="float" office:value="0.0143851">
                <text:p>0.0143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0.202283">
                <text:p>0.202283</text:p>
              </table:table-cell>
              <table:table-cell office:value-type="float" office:value="0.0142085">
                <text:p>0.0142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205636">
                <text:p>0.205636</text:p>
              </table:table-cell>
              <table:table-cell office:value-type="float" office:value="0.0142599">
                <text:p>0.01425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0.972275">
                <text:p>0.972275</text:p>
              </table:table-cell>
              <table:table-cell office:value-type="float" office:value="0.0358134">
                <text:p>0.0358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0.978669">
                <text:p>0.978669</text:p>
              </table:table-cell>
              <table:table-cell office:value-type="float" office:value="0.0360575">
                <text:p>0.0360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0.972015">
                <text:p>0.972015</text:p>
              </table:table-cell>
              <table:table-cell office:value-type="float" office:value="0.0347304">
                <text:p>0.0347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0.979742">
                <text:p>0.979742</text:p>
              </table:table-cell>
              <table:table-cell office:value-type="float" office:value="0.0342943">
                <text:p>0.0342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0.973042">
                <text:p>0.973042</text:p>
              </table:table-cell>
              <table:table-cell office:value-type="float" office:value="0.0353444">
                <text:p>0.0353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0.980091">
                <text:p>0.980091</text:p>
              </table:table-cell>
              <table:table-cell office:value-type="float" office:value="0.0341932">
                <text:p>0.0341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0.994131">
                <text:p>0.994131</text:p>
              </table:table-cell>
              <table:table-cell office:value-type="float" office:value="0.0342884">
                <text:p>0.0342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0.982771">
                <text:p>0.982771</text:p>
              </table:table-cell>
              <table:table-cell office:value-type="float" office:value="0.0325152">
                <text:p>0.0325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">
                <text:p>200</text:p>
              </table:table-cell>
              <table:table-cell office:value-type="float" office:value="0.971013">
                <text:p>0.971013</text:p>
              </table:table-cell>
              <table:table-cell office:value-type="float" office:value="0.0341593">
                <text:p>0.034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974827">
                <text:p>0.974827</text:p>
              </table:table-cell>
              <table:table-cell office:value-type="float" office:value="0.0338569">
                <text:p>0.0338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1.55518">
                <text:p>1.55518</text:p>
              </table:table-cell>
              <table:table-cell office:value-type="float" office:value="0.0489764">
                <text:p>0.0489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.5499">
                <text:p>1.5499</text:p>
              </table:table-cell>
              <table:table-cell office:value-type="float" office:value="0.0482475">
                <text:p>0.048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1.54812">
                <text:p>1.54812</text:p>
              </table:table-cell>
              <table:table-cell office:value-type="float" office:value="0.0493822">
                <text:p>0.0493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1.54733">
                <text:p>1.54733</text:p>
              </table:table-cell>
              <table:table-cell office:value-type="float" office:value="0.0505025">
                <text:p>0.0505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">
                <text:p>200</text:p>
              </table:table-cell>
              <table:table-cell office:value-type="float" office:value="1.56564">
                <text:p>1.56564</text:p>
              </table:table-cell>
              <table:table-cell office:value-type="float" office:value="0.0516014">
                <text:p>0.0516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1.57096">
                <text:p>1.57096</text:p>
              </table:table-cell>
              <table:table-cell office:value-type="float" office:value="0.0500469">
                <text:p>0.0500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1.55673">
                <text:p>1.55673</text:p>
              </table:table-cell>
              <table:table-cell office:value-type="float" office:value="0.0509937">
                <text:p>0.0509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">
                <text:p>200</text:p>
              </table:table-cell>
              <table:table-cell office:value-type="float" office:value="1.55167">
                <text:p>1.55167</text:p>
              </table:table-cell>
              <table:table-cell office:value-type="float" office:value="0.0522884">
                <text:p>0.05228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">
                <text:p>200</text:p>
              </table:table-cell>
              <table:table-cell office:value-type="float" office:value="1.55368">
                <text:p>1.55368</text:p>
              </table:table-cell>
              <table:table-cell office:value-type="float" office:value="0.0507485">
                <text:p>0.0507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1.55958">
                <text:p>1.55958</text:p>
              </table:table-cell>
              <table:table-cell office:value-type="float" office:value="0.0509871">
                <text:p>0.0509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">
                <text:p>500</text:p>
              </table:table-cell>
              <table:table-cell office:value-type="float" office:value="22.6431">
                <text:p>22.6431</text:p>
              </table:table-cell>
              <table:table-cell office:value-type="float" office:value="0.292443">
                <text:p>0.292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0">
                <text:p>500</text:p>
              </table:table-cell>
              <table:table-cell office:value-type="float" office:value="22.8593">
                <text:p>22.8593</text:p>
              </table:table-cell>
              <table:table-cell office:value-type="float" office:value="0.295864">
                <text:p>0.295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">
                <text:p>500</text:p>
              </table:table-cell>
              <table:table-cell office:value-type="float" office:value="22.7458">
                <text:p>22.7458</text:p>
              </table:table-cell>
              <table:table-cell office:value-type="float" office:value="0.292288">
                <text:p>0.292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  <table:table-cell office:value-type="float" office:value="22.8578">
                <text:p>22.8578</text:p>
              </table:table-cell>
              <table:table-cell office:value-type="float" office:value="0.301204">
                <text:p>0.301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0">
                <text:p>500</text:p>
              </table:table-cell>
              <table:table-cell office:value-type="float" office:value="22.6087">
                <text:p>22.6087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0">
                <text:p>500</text:p>
              </table:table-cell>
              <table:table-cell office:value-type="float" office:value="22.6371">
                <text:p>22.6371</text:p>
              </table:table-cell>
              <table:table-cell office:value-type="float" office:value="0.293233">
                <text:p>0.293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0">
                <text:p>500</text:p>
              </table:table-cell>
              <table:table-cell office:value-type="float" office:value="22.8755">
                <text:p>22.8755</text:p>
              </table:table-cell>
              <table:table-cell office:value-type="float" office:value="0.292727">
                <text:p>0.2927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">
                <text:p>500</text:p>
              </table:table-cell>
              <table:table-cell office:value-type="float" office:value="22.8764">
                <text:p>22.8764</text:p>
              </table:table-cell>
              <table:table-cell office:value-type="float" office:value="0.300325">
                <text:p>0.300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0">
                <text:p>500</text:p>
              </table:table-cell>
              <table:table-cell office:value-type="float" office:value="22.7731">
                <text:p>22.7731</text:p>
              </table:table-cell>
              <table:table-cell office:value-type="float" office:value="0.295424">
                <text:p>0.295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0">
                <text:p>500</text:p>
              </table:table-cell>
              <table:table-cell office:value-type="float" office:value="22.6462">
                <text:p>22.6462</text:p>
              </table:table-cell>
              <table:table-cell office:value-type="float" office:value="0.295037">
                <text:p>0.295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Czas trwania NEH</text:p>
        </chart:title>
        <chart:legend chart:legend-position="end" svg:x="13.915cm" svg:y="3.952cm" style:legend-expansion="high" chart:style-name="ch3"/>
        <chart:plot-area chart:style-name="ch4" table:cell-range-address="masz_2_2.D4:masz_2_2.D123 masz_2_2.F4:masz_2_2.F123 masz_2_2.H4:masz_2_2.H123" chart:data-source-has-labels="row" svg:x="1.331cm" svg:y="1.275cm" svg:width="12.264cm" svg:height="6.564cm">
          <chart:coordinate-region svg:x="3.064cm" svg:y="1.474cm" svg:width="10.344cm" svg:height="5.718cm"/>
          <chart:axis chart:dimension="x" chart:name="primary-x" chart:style-name="ch5">
            <chart:title svg:x="6.361cm" svg:y="8.019cm" chart:style-name="ch6">
              <text:p>Liczba maszyn</text:p>
            </chart:title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masz_2_2.F4:masz_2_2.F123" loext:label-string="neh" chart:class="chart:scatter">
            <chart:domain table:cell-range-address="masz_2_2.D4:masz_2_2.D123"/>
            <chart:data-point chart:repeated="120"/>
          </chart:series>
          <chart:series chart:style-name="ch11" chart:values-cell-range-address="masz_2_2.H4:masz_2_2.H123" loext:label-string="qneh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eh</text:p>
              </table:table-cell>
              <table:table-cell office:value-type="string">
                <text:p>qne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masz_2_2.D4:masz_2_2.D123</svg:desc>
                </draw:g>
              </table:table-cell>
              <table:table-cell office:value-type="float" office:value="0.000826898">
                <text:p>0.000826898</text:p>
                <draw:g>
                  <svg:desc>masz_2_2.F4:masz_2_2.F123</svg:desc>
                </draw:g>
              </table:table-cell>
              <table:table-cell office:value-type="float" office:value="0.000325816">
                <text:p>0.000325816</text:p>
                <draw:g>
                  <svg:desc>masz_2_2.H4:masz_2_2.H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824682">
                <text:p>0.000824682</text:p>
              </table:table-cell>
              <table:table-cell office:value-type="float" office:value="0.000333105">
                <text:p>0.000333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778464">
                <text:p>0.000778464</text:p>
              </table:table-cell>
              <table:table-cell office:value-type="float" office:value="0.000308174">
                <text:p>0.00030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0760888">
                <text:p>0.000760888</text:p>
              </table:table-cell>
              <table:table-cell office:value-type="float" office:value="0.000300864">
                <text:p>0.00030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782745">
                <text:p>0.000782745</text:p>
              </table:table-cell>
              <table:table-cell office:value-type="float" office:value="0.000293746">
                <text:p>0.000293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758169">
                <text:p>0.000758169</text:p>
              </table:table-cell>
              <table:table-cell office:value-type="float" office:value="0.000301241">
                <text:p>0.00030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749912">
                <text:p>0.000749912</text:p>
              </table:table-cell>
              <table:table-cell office:value-type="float" office:value="0.000301748">
                <text:p>0.000301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0791854">
                <text:p>0.000791854</text:p>
              </table:table-cell>
              <table:table-cell office:value-type="float" office:value="0.000317451">
                <text:p>0.000317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763505">
                <text:p>0.000763505</text:p>
              </table:table-cell>
              <table:table-cell office:value-type="float" office:value="0.000296977">
                <text:p>0.000296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758796">
                <text:p>0.000758796</text:p>
              </table:table-cell>
              <table:table-cell office:value-type="float" office:value="0.000307487">
                <text:p>0.00030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119207">
                <text:p>0.00119207</text:p>
              </table:table-cell>
              <table:table-cell office:value-type="float" office:value="0.000474901">
                <text:p>0.000474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0114228">
                <text:p>0.00114228</text:p>
              </table:table-cell>
              <table:table-cell office:value-type="float" office:value="0.00047245">
                <text:p>0.00047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0115599">
                <text:p>0.00115599</text:p>
              </table:table-cell>
              <table:table-cell office:value-type="float" office:value="0.00048811">
                <text:p>0.00048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0105041">
                <text:p>0.00105041</text:p>
              </table:table-cell>
              <table:table-cell office:value-type="float" office:value="0.000443083">
                <text:p>0.000443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0115259">
                <text:p>0.00115259</text:p>
              </table:table-cell>
              <table:table-cell office:value-type="float" office:value="0.000413601">
                <text:p>0.000413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0110013">
                <text:p>0.00110013</text:p>
              </table:table-cell>
              <table:table-cell office:value-type="float" office:value="0.000462495">
                <text:p>0.000462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0115502">
                <text:p>0.00115502</text:p>
              </table:table-cell>
              <table:table-cell office:value-type="float" office:value="0.000393704">
                <text:p>0.00039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0113554">
                <text:p>0.00113554</text:p>
              </table:table-cell>
              <table:table-cell office:value-type="float" office:value="0.000460446">
                <text:p>0.000460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0125788">
                <text:p>0.00125788</text:p>
              </table:table-cell>
              <table:table-cell office:value-type="float" office:value="0.000427653">
                <text:p>0.000427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119346">
                <text:p>0.00119346</text:p>
              </table:table-cell>
              <table:table-cell office:value-type="float" office:value="0.000412328">
                <text:p>0.00041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173472">
                <text:p>0.00173472</text:p>
              </table:table-cell>
              <table:table-cell office:value-type="float" office:value="0.000569995">
                <text:p>0.000569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00185031">
                <text:p>0.00185031</text:p>
              </table:table-cell>
              <table:table-cell office:value-type="float" office:value="0.00070533">
                <text:p>0.00070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00195622">
                <text:p>0.00195622</text:p>
              </table:table-cell>
              <table:table-cell office:value-type="float" office:value="0.000637789">
                <text:p>0.000637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0.00191734">
                <text:p>0.00191734</text:p>
              </table:table-cell>
              <table:table-cell office:value-type="float" office:value="0.000594487">
                <text:p>0.000594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0175325">
                <text:p>0.00175325</text:p>
              </table:table-cell>
              <table:table-cell office:value-type="float" office:value="0.000582838">
                <text:p>0.000582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.0018606">
                <text:p>0.0018606</text:p>
              </table:table-cell>
              <table:table-cell office:value-type="float" office:value="0.000569177">
                <text:p>0.000569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0.00192531">
                <text:p>0.00192531</text:p>
              </table:table-cell>
              <table:table-cell office:value-type="float" office:value="0.000581464">
                <text:p>0.00058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.00181569">
                <text:p>0.00181569</text:p>
              </table:table-cell>
              <table:table-cell office:value-type="float" office:value="0.000578899">
                <text:p>0.000578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0018211">
                <text:p>0.0018211</text:p>
              </table:table-cell>
              <table:table-cell office:value-type="float" office:value="0.000613344">
                <text:p>0.000613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.00176975">
                <text:p>0.00176975</text:p>
              </table:table-cell>
              <table:table-cell office:value-type="float" office:value="0.000572906">
                <text:p>0.000572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110126">
                <text:p>0.0110126</text:p>
              </table:table-cell>
              <table:table-cell office:value-type="float" office:value="0.00171044">
                <text:p>0.00171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110324">
                <text:p>0.0110324</text:p>
              </table:table-cell>
              <table:table-cell office:value-type="float" office:value="0.0018513">
                <text:p>0.0018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0106987">
                <text:p>0.0106987</text:p>
              </table:table-cell>
              <table:table-cell office:value-type="float" office:value="0.00173646">
                <text:p>0.00173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102849">
                <text:p>0.0102849</text:p>
              </table:table-cell>
              <table:table-cell office:value-type="float" office:value="0.00163812">
                <text:p>0.00163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0106695">
                <text:p>0.0106695</text:p>
              </table:table-cell>
              <table:table-cell office:value-type="float" office:value="0.00165118">
                <text:p>0.00165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0105514">
                <text:p>0.0105514</text:p>
              </table:table-cell>
              <table:table-cell office:value-type="float" office:value="0.00158743">
                <text:p>0.00158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105353">
                <text:p>0.0105353</text:p>
              </table:table-cell>
              <table:table-cell office:value-type="float" office:value="0.00163208">
                <text:p>0.00163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103357">
                <text:p>0.0103357</text:p>
              </table:table-cell>
              <table:table-cell office:value-type="float" office:value="0.00160901">
                <text:p>0.00160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107182">
                <text:p>0.0107182</text:p>
              </table:table-cell>
              <table:table-cell office:value-type="float" office:value="0.00178566">
                <text:p>0.00178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105347">
                <text:p>0.0105347</text:p>
              </table:table-cell>
              <table:table-cell office:value-type="float" office:value="0.00163931">
                <text:p>0.00163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164254">
                <text:p>0.0164254</text:p>
              </table:table-cell>
              <table:table-cell office:value-type="float" office:value="0.00256195">
                <text:p>0.00256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163804">
                <text:p>0.0163804</text:p>
              </table:table-cell>
              <table:table-cell office:value-type="float" office:value="0.00231645">
                <text:p>0.0023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0237218">
                <text:p>0.00237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0247362">
                <text:p>0.00247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165512">
                <text:p>0.0165512</text:p>
              </table:table-cell>
              <table:table-cell office:value-type="float" office:value="0.00226293">
                <text:p>0.0022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171159">
                <text:p>0.0171159</text:p>
              </table:table-cell>
              <table:table-cell office:value-type="float" office:value="0.00251938">
                <text:p>0.00251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163922">
                <text:p>0.0163922</text:p>
              </table:table-cell>
              <table:table-cell office:value-type="float" office:value="0.00217502">
                <text:p>0.00217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159489">
                <text:p>0.0159489</text:p>
              </table:table-cell>
              <table:table-cell office:value-type="float" office:value="0.00222801">
                <text:p>0.00222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162315">
                <text:p>0.0162315</text:p>
              </table:table-cell>
              <table:table-cell office:value-type="float" office:value="0.00221066">
                <text:p>0.00221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1625">
                <text:p>0.01625</text:p>
              </table:table-cell>
              <table:table-cell office:value-type="float" office:value="0.0024261">
                <text:p>0.0024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268164">
                <text:p>0.0268164</text:p>
              </table:table-cell>
              <table:table-cell office:value-type="float" office:value="0.00350503">
                <text:p>0.00350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263293">
                <text:p>0.0263293</text:p>
              </table:table-cell>
              <table:table-cell office:value-type="float" office:value="0.0032347">
                <text:p>0.0032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264788">
                <text:p>0.0264788</text:p>
              </table:table-cell>
              <table:table-cell office:value-type="float" office:value="0.00327099">
                <text:p>0.00327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265375">
                <text:p>0.0265375</text:p>
              </table:table-cell>
              <table:table-cell office:value-type="float" office:value="0.0033592">
                <text:p>0.0033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263112">
                <text:p>0.0263112</text:p>
              </table:table-cell>
              <table:table-cell office:value-type="float" office:value="0.00350558">
                <text:p>0.0035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258203">
                <text:p>0.0258203</text:p>
              </table:table-cell>
              <table:table-cell office:value-type="float" office:value="0.00332205">
                <text:p>0.0033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266811">
                <text:p>0.0266811</text:p>
              </table:table-cell>
              <table:table-cell office:value-type="float" office:value="0.00342707">
                <text:p>0.00342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266141">
                <text:p>0.0266141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259362">
                <text:p>0.0259362</text:p>
              </table:table-cell>
              <table:table-cell office:value-type="float" office:value="0.00334719">
                <text:p>0.00334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268427">
                <text:p>0.0268427</text:p>
              </table:table-cell>
              <table:table-cell office:value-type="float" office:value="0.00350155">
                <text:p>0.00350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0.0856423">
                <text:p>0.0856423</text:p>
              </table:table-cell>
              <table:table-cell office:value-type="float" office:value="0.00683819">
                <text:p>0.00683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0.0860108">
                <text:p>0.0860108</text:p>
              </table:table-cell>
              <table:table-cell office:value-type="float" office:value="0.00630683">
                <text:p>0.00630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0.0849709">
                <text:p>0.0849709</text:p>
              </table:table-cell>
              <table:table-cell office:value-type="float" office:value="0.00620164">
                <text:p>0.0062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0847871">
                <text:p>0.0847871</text:p>
              </table:table-cell>
              <table:table-cell office:value-type="float" office:value="0.00623566">
                <text:p>0.00623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.0849879">
                <text:p>0.0849879</text:p>
              </table:table-cell>
              <table:table-cell office:value-type="float" office:value="0.00657483">
                <text:p>0.00657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.0831584">
                <text:p>0.0831584</text:p>
              </table:table-cell>
              <table:table-cell office:value-type="float" office:value="0.00632003">
                <text:p>0.00632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.0827333">
                <text:p>0.0827333</text:p>
              </table:table-cell>
              <table:table-cell office:value-type="float" office:value="0.00597168">
                <text:p>0.00597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0.0823426">
                <text:p>0.0823426</text:p>
              </table:table-cell>
              <table:table-cell office:value-type="float" office:value="0.00640379">
                <text:p>0.00640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0840499">
                <text:p>0.0840499</text:p>
              </table:table-cell>
              <table:table-cell office:value-type="float" office:value="0.00688638">
                <text:p>0.00688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851768">
                <text:p>0.0851768</text:p>
              </table:table-cell>
              <table:table-cell office:value-type="float" office:value="0.00605959">
                <text:p>0.00605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125539">
                <text:p>0.125539</text:p>
              </table:table-cell>
              <table:table-cell office:value-type="float" office:value="0.00897654">
                <text:p>0.00897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125577">
                <text:p>0.125577</text:p>
              </table:table-cell>
              <table:table-cell office:value-type="float" office:value="0.00885709">
                <text:p>0.00885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127855">
                <text:p>0.127855</text:p>
              </table:table-cell>
              <table:table-cell office:value-type="float" office:value="0.00933996">
                <text:p>0.00933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126465">
                <text:p>0.126465</text:p>
              </table:table-cell>
              <table:table-cell office:value-type="float" office:value="0.00931389">
                <text:p>0.00931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27636">
                <text:p>0.127636</text:p>
              </table:table-cell>
              <table:table-cell office:value-type="float" office:value="0.00926653">
                <text:p>0.0092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.127436">
                <text:p>0.127436</text:p>
              </table:table-cell>
              <table:table-cell office:value-type="float" office:value="0.00851306">
                <text:p>0.00851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.126076">
                <text:p>0.126076</text:p>
              </table:table-cell>
              <table:table-cell office:value-type="float" office:value="0.0085787">
                <text:p>0.0085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0.127005">
                <text:p>0.127005</text:p>
              </table:table-cell>
              <table:table-cell office:value-type="float" office:value="0.0100557">
                <text:p>0.0100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127039">
                <text:p>0.127039</text:p>
              </table:table-cell>
              <table:table-cell office:value-type="float" office:value="0.00876232">
                <text:p>0.00876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126756">
                <text:p>0.126756</text:p>
              </table:table-cell>
              <table:table-cell office:value-type="float" office:value="0.00917476">
                <text:p>0.00917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200525">
                <text:p>0.200525</text:p>
              </table:table-cell>
              <table:table-cell office:value-type="float" office:value="0.0141799">
                <text:p>0.0141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203121">
                <text:p>0.203121</text:p>
              </table:table-cell>
              <table:table-cell office:value-type="float" office:value="0.0145567">
                <text:p>0.0145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200957">
                <text:p>0.200957</text:p>
              </table:table-cell>
              <table:table-cell office:value-type="float" office:value="0.01421">
                <text:p>0.01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203008">
                <text:p>0.203008</text:p>
              </table:table-cell>
              <table:table-cell office:value-type="float" office:value="0.0144875">
                <text:p>0.0144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208041">
                <text:p>0.208041</text:p>
              </table:table-cell>
              <table:table-cell office:value-type="float" office:value="0.0142613">
                <text:p>0.01426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204671">
                <text:p>0.204671</text:p>
              </table:table-cell>
              <table:table-cell office:value-type="float" office:value="0.0142976">
                <text:p>0.0142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204029">
                <text:p>0.204029</text:p>
              </table:table-cell>
              <table:table-cell office:value-type="float" office:value="0.0139757">
                <text:p>0.0139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20257">
                <text:p>0.20257</text:p>
              </table:table-cell>
              <table:table-cell office:value-type="float" office:value="0.0143851">
                <text:p>0.0143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202283">
                <text:p>0.202283</text:p>
              </table:table-cell>
              <table:table-cell office:value-type="float" office:value="0.0142085">
                <text:p>0.0142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205636">
                <text:p>0.205636</text:p>
              </table:table-cell>
              <table:table-cell office:value-type="float" office:value="0.0142599">
                <text:p>0.01425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972275">
                <text:p>0.972275</text:p>
              </table:table-cell>
              <table:table-cell office:value-type="float" office:value="0.0358134">
                <text:p>0.0358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978669">
                <text:p>0.978669</text:p>
              </table:table-cell>
              <table:table-cell office:value-type="float" office:value="0.0360575">
                <text:p>0.0360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972015">
                <text:p>0.972015</text:p>
              </table:table-cell>
              <table:table-cell office:value-type="float" office:value="0.0347304">
                <text:p>0.0347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979742">
                <text:p>0.979742</text:p>
              </table:table-cell>
              <table:table-cell office:value-type="float" office:value="0.0342943">
                <text:p>0.0342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973042">
                <text:p>0.973042</text:p>
              </table:table-cell>
              <table:table-cell office:value-type="float" office:value="0.0353444">
                <text:p>0.0353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980091">
                <text:p>0.980091</text:p>
              </table:table-cell>
              <table:table-cell office:value-type="float" office:value="0.0341932">
                <text:p>0.0341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994131">
                <text:p>0.994131</text:p>
              </table:table-cell>
              <table:table-cell office:value-type="float" office:value="0.0342884">
                <text:p>0.0342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982771">
                <text:p>0.982771</text:p>
              </table:table-cell>
              <table:table-cell office:value-type="float" office:value="0.0325152">
                <text:p>0.0325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971013">
                <text:p>0.971013</text:p>
              </table:table-cell>
              <table:table-cell office:value-type="float" office:value="0.0341593">
                <text:p>0.034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974827">
                <text:p>0.974827</text:p>
              </table:table-cell>
              <table:table-cell office:value-type="float" office:value="0.0338569">
                <text:p>0.0338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.55518">
                <text:p>1.55518</text:p>
              </table:table-cell>
              <table:table-cell office:value-type="float" office:value="0.0489764">
                <text:p>0.0489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">
                <text:p>20</text:p>
              </table:table-cell>
              <table:table-cell office:value-type="float" office:value="1.5499">
                <text:p>1.5499</text:p>
              </table:table-cell>
              <table:table-cell office:value-type="float" office:value="0.0482475">
                <text:p>0.048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1.54812">
                <text:p>1.54812</text:p>
              </table:table-cell>
              <table:table-cell office:value-type="float" office:value="0.0493822">
                <text:p>0.0493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1.54733">
                <text:p>1.54733</text:p>
              </table:table-cell>
              <table:table-cell office:value-type="float" office:value="0.0505025">
                <text:p>0.0505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">
                <text:p>20</text:p>
              </table:table-cell>
              <table:table-cell office:value-type="float" office:value="1.56564">
                <text:p>1.56564</text:p>
              </table:table-cell>
              <table:table-cell office:value-type="float" office:value="0.0516014">
                <text:p>0.0516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1.57096">
                <text:p>1.57096</text:p>
              </table:table-cell>
              <table:table-cell office:value-type="float" office:value="0.0500469">
                <text:p>0.0500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1.55673">
                <text:p>1.55673</text:p>
              </table:table-cell>
              <table:table-cell office:value-type="float" office:value="0.0509937">
                <text:p>0.0509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">
                <text:p>20</text:p>
              </table:table-cell>
              <table:table-cell office:value-type="float" office:value="1.55167">
                <text:p>1.55167</text:p>
              </table:table-cell>
              <table:table-cell office:value-type="float" office:value="0.0522884">
                <text:p>0.05228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1.55368">
                <text:p>1.55368</text:p>
              </table:table-cell>
              <table:table-cell office:value-type="float" office:value="0.0507485">
                <text:p>0.0507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.55958">
                <text:p>1.55958</text:p>
              </table:table-cell>
              <table:table-cell office:value-type="float" office:value="0.0509871">
                <text:p>0.0509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22.6431">
                <text:p>22.6431</text:p>
              </table:table-cell>
              <table:table-cell office:value-type="float" office:value="0.292443">
                <text:p>0.292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22.8593">
                <text:p>22.8593</text:p>
              </table:table-cell>
              <table:table-cell office:value-type="float" office:value="0.295864">
                <text:p>0.295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">
                <text:p>20</text:p>
              </table:table-cell>
              <table:table-cell office:value-type="float" office:value="22.7458">
                <text:p>22.7458</text:p>
              </table:table-cell>
              <table:table-cell office:value-type="float" office:value="0.292288">
                <text:p>0.292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22.8578">
                <text:p>22.8578</text:p>
              </table:table-cell>
              <table:table-cell office:value-type="float" office:value="0.301204">
                <text:p>0.301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  <table:table-cell office:value-type="float" office:value="22.6087">
                <text:p>22.6087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  <table:table-cell office:value-type="float" office:value="22.6371">
                <text:p>22.6371</text:p>
              </table:table-cell>
              <table:table-cell office:value-type="float" office:value="0.293233">
                <text:p>0.293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22.8755">
                <text:p>22.8755</text:p>
              </table:table-cell>
              <table:table-cell office:value-type="float" office:value="0.292727">
                <text:p>0.2927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22.8764">
                <text:p>22.8764</text:p>
              </table:table-cell>
              <table:table-cell office:value-type="float" office:value="0.300325">
                <text:p>0.300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">
                <text:p>20</text:p>
              </table:table-cell>
              <table:table-cell office:value-type="float" office:value="22.7731">
                <text:p>22.7731</text:p>
              </table:table-cell>
              <table:table-cell office:value-type="float" office:value="0.295424">
                <text:p>0.295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22.6462">
                <text:p>22.6462</text:p>
              </table:table-cell>
              <table:table-cell office:value-type="float" office:value="0.295037">
                <text:p>0.295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Czas działania alg. Johnsona</text:p>
        </chart:title>
        <chart:plot-area chart:style-name="ch3" table:cell-range-address="masz_2_4.B4:masz_2_4.B10 masz_2_4.E4:masz_2_4.E10" svg:x="1.331cm" svg:y="1.275cm" svg:width="14.349cm" svg:height="6.564cm">
          <chart:coordinate-region svg:x="3.064cm" svg:y="1.474cm" svg:width="12.336cm" svg:height="5.718cm"/>
          <chart:axis chart:dimension="x" chart:name="primary-x" chart:style-name="ch4">
            <chart:title svg:x="7.469cm" svg:y="8.019cm" chart:style-name="ch5">
              <text:p>Liczba zadań </text:p>
            </chart:title>
          </chart:axis>
          <chart:axis chart:dimension="y" chart:name="primary-y" chart:style-name="ch6">
            <chart:title svg:x="0.451cm" svg:y="5.223cm" chart:style-name="ch7">
              <text:p>Czas  [s]</text:p>
            </chart:title>
            <chart:grid chart:style-name="ch8" chart:class="major"/>
          </chart:axis>
          <chart:series chart:style-name="ch9" chart:values-cell-range-address="masz_2_4.E4:masz_2_4.E10" chart:class="chart:scatter">
            <chart:domain table:cell-range-address="masz_2_4.B4:masz_2_4.B1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masz_2_4.B4:masz_2_4.B10</svg:desc>
                </draw:g>
              </table:table-cell>
              <table:table-cell office:value-type="float" office:value="0.000019264">
                <text:p>0.000019264</text:p>
                <draw:g>
                  <svg:desc>masz_2_4.E4:masz_2_4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0015391">
                <text:p>0.000015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0036331">
                <text:p>0.000036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65862">
                <text:p>0.000065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125548">
                <text:p>0.000125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209524">
                <text:p>0.000209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00318696">
                <text:p>0.0003186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